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-Apple-System" svg:font-family="-Apple-System"/>
    <style:font-face style:name="Arial" svg:font-family="Arial"/>
    <style:font-face style:name="Calibri1" svg:font-family="Calibri"/>
    <style:font-face style:name="Google Sans" svg:font-family="'Google Sans'"/>
    <style:font-face style:name="Open Sans" svg:font-family="'Open Sans'"/>
    <style:font-face style:name="Arial1" svg:font-family="Arial" style:font-family-generic="swiss"/>
    <style:font-face style:name="Calibri" svg:font-family="Calibri" style:font-family-generic="swiss"/>
    <style:font-face style:name="Montserrat" svg:font-family="Montserrat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7cm"/>
    </style:style>
    <style:style style:name="co2" style:family="table-column">
      <style:table-column-properties fo:break-before="auto" style:column-width="3.611cm"/>
    </style:style>
    <style:style style:name="co3" style:family="table-column">
      <style:table-column-properties fo:break-before="auto" style:column-width="9.327cm"/>
    </style:style>
    <style:style style:name="co4" style:family="table-column">
      <style:table-column-properties fo:break-before="auto" style:column-width="4.787cm"/>
    </style:style>
    <style:style style:name="co5" style:family="table-column">
      <style:table-column-properties fo:break-before="auto" style:column-width="5.7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434cm"/>
    </style:style>
    <style:style style:name="co9" style:family="table-column">
      <style:table-column-properties fo:break-before="auto" style:column-width="8.065cm"/>
    </style:style>
    <style:style style:name="co10" style:family="table-column">
      <style:table-column-properties fo:break-before="auto" style:column-width="7.421cm"/>
    </style:style>
    <style:style style:name="co11" style:family="table-column">
      <style:table-column-properties fo:break-before="auto" style:column-width="8.204cm"/>
    </style:style>
    <style:style style:name="co12" style:family="table-column">
      <style:table-column-properties fo:break-before="auto" style:column-width="6.105cm"/>
    </style:style>
    <style:style style:name="co13" style:family="table-column">
      <style:table-column-properties fo:break-before="auto" style:column-width="4.143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3.806cm"/>
    </style:style>
    <style:style style:name="co16" style:family="table-column">
      <style:table-column-properties fo:break-before="auto" style:column-width="3.36cm"/>
    </style:style>
    <style:style style:name="co17" style:family="table-column">
      <style:table-column-properties fo:break-before="auto" style:column-width="3.023cm"/>
    </style:style>
    <style:style style:name="co18" style:family="table-column">
      <style:table-column-properties fo:break-before="auto" style:column-width="4.115cm"/>
    </style:style>
    <style:style style:name="co19" style:family="table-column">
      <style:table-column-properties fo:break-before="auto" style:column-width="4.731cm"/>
    </style:style>
    <style:style style:name="co20" style:family="table-column">
      <style:table-column-properties fo:break-before="auto" style:column-width="6.161cm"/>
    </style:style>
    <style:style style:name="co21" style:family="table-column">
      <style:table-column-properties fo:break-before="auto" style:column-width="2.408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3.332cm"/>
    </style:style>
    <style:style style:name="co24" style:family="table-column">
      <style:table-column-properties fo:break-before="auto" style:column-width="2.828cm"/>
    </style:style>
    <style:style style:name="co25" style:family="table-column">
      <style:table-column-properties fo:break-before="auto" style:column-width="1.707cm"/>
    </style:style>
    <style:style style:name="co26" style:family="table-column">
      <style:table-column-properties fo:break-before="auto" style:column-width="5.74cm"/>
    </style:style>
    <style:style style:name="co27" style:family="table-column">
      <style:table-column-properties fo:break-before="auto" style:column-width="3.388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8.147cm"/>
    </style:style>
    <style:style style:name="co30" style:family="table-column">
      <style:table-column-properties fo:break-before="auto" style:column-width="5.292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8.4cm"/>
    </style:style>
    <style:style style:name="co33" style:family="table-column">
      <style:table-column-properties fo:break-before="auto" style:column-width="1.177cm"/>
    </style:style>
    <style:style style:name="co34" style:family="table-column">
      <style:table-column-properties fo:break-before="auto" style:column-width="9.185cm"/>
    </style:style>
    <style:style style:name="co35" style:family="table-column">
      <style:table-column-properties fo:break-before="auto" style:column-width="3.193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2.127cm"/>
    </style:style>
    <style:style style:name="co38" style:family="table-column">
      <style:table-column-properties fo:break-before="auto" style:column-width="2.184cm"/>
    </style:style>
    <style:style style:name="co39" style:family="table-column">
      <style:table-column-properties fo:break-before="auto" style:column-width="6.214cm"/>
    </style:style>
    <style:style style:name="co40" style:family="table-column">
      <style:table-column-properties fo:break-before="auto" style:column-width="3.108cm"/>
    </style:style>
    <style:style style:name="co41" style:family="table-column">
      <style:table-column-properties fo:break-before="auto" style:column-width="2.295cm"/>
    </style:style>
    <style:style style:name="co42" style:family="table-column">
      <style:table-column-properties fo:break-before="auto" style:column-width="5.57cm"/>
    </style:style>
    <style:style style:name="co43" style:family="table-column">
      <style:table-column-properties fo:break-before="auto" style:column-width="4.957cm"/>
    </style:style>
    <style:style style:name="co44" style:family="table-column">
      <style:table-column-properties fo:break-before="auto" style:column-width="12.908cm"/>
    </style:style>
    <style:style style:name="co45" style:family="table-column">
      <style:table-column-properties fo:break-before="auto" style:column-width="8.595cm"/>
    </style:style>
    <style:style style:name="co46" style:family="table-column">
      <style:table-column-properties fo:break-before="auto" style:column-width="2.882cm"/>
    </style:style>
    <style:style style:name="co47" style:family="table-column">
      <style:table-column-properties fo:break-before="auto" style:column-width="5.544cm"/>
    </style:style>
    <style:style style:name="co48" style:family="table-column">
      <style:table-column-properties fo:break-before="auto" style:column-width="3.08cm"/>
    </style:style>
    <style:style style:name="co49" style:family="table-column">
      <style:table-column-properties fo:break-before="auto" style:column-width="1.372cm"/>
    </style:style>
    <style:style style:name="co50" style:family="table-column">
      <style:table-column-properties fo:break-before="auto" style:column-width="3.528cm"/>
    </style:style>
    <style:style style:name="co51" style:family="table-column">
      <style:table-column-properties fo:break-before="auto" style:column-width="1.792cm"/>
    </style:style>
    <style:style style:name="co52" style:family="table-column">
      <style:table-column-properties fo:break-before="auto" style:column-width="5.935cm"/>
    </style:style>
    <style:style style:name="co53" style:family="table-column">
      <style:table-column-properties fo:break-before="auto" style:column-width="1.764cm"/>
    </style:style>
    <style:style style:name="co54" style:family="table-column">
      <style:table-column-properties fo:break-before="auto" style:column-width="3.415cm"/>
    </style:style>
    <style:style style:name="co55" style:family="table-column">
      <style:table-column-properties fo:break-before="auto" style:column-width="2.379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537cm"/>
    </style:style>
    <style:style style:name="co58" style:family="table-column">
      <style:table-column-properties fo:break-before="auto" style:column-width="1.035cm"/>
    </style:style>
    <style:style style:name="co59" style:family="table-column">
      <style:table-column-properties fo:break-before="auto" style:column-width="10.864cm"/>
    </style:style>
    <style:style style:name="co60" style:family="table-column">
      <style:table-column-properties fo:break-before="auto" style:column-width="3.276cm"/>
    </style:style>
    <style:style style:name="co61" style:family="table-column">
      <style:table-column-properties fo:break-before="auto" style:column-width="7.475cm"/>
    </style:style>
    <style:style style:name="co62" style:family="table-column">
      <style:table-column-properties fo:break-before="auto" style:column-width="8.036cm"/>
    </style:style>
    <style:style style:name="co63" style:family="table-column">
      <style:table-column-properties fo:break-before="auto" style:column-width="7.084cm"/>
    </style:style>
    <style:style style:name="co64" style:family="table-column">
      <style:table-column-properties fo:break-before="auto" style:column-width="7.782cm"/>
    </style:style>
    <style:style style:name="co65" style:family="table-column">
      <style:table-column-properties fo:break-before="auto" style:column-width="8.093cm"/>
    </style:style>
    <style:style style:name="co66" style:family="table-column">
      <style:table-column-properties fo:break-before="auto" style:column-width="4.509cm"/>
    </style:style>
    <style:style style:name="co67" style:family="table-column">
      <style:table-column-properties fo:break-before="auto" style:column-width="4.872cm"/>
    </style:style>
    <style:style style:name="co68" style:family="table-column">
      <style:table-column-properties fo:break-before="auto" style:column-width="3.78cm"/>
    </style:style>
    <style:style style:name="co69" style:family="table-column">
      <style:table-column-properties fo:break-before="auto" style:column-width="10.359cm"/>
    </style:style>
    <style:style style:name="co70" style:family="table-column">
      <style:table-column-properties fo:break-before="auto" style:column-width="4.313cm"/>
    </style:style>
    <style:style style:name="co71" style:family="table-column">
      <style:table-column-properties fo:break-before="auto" style:column-width="4.733cm"/>
    </style:style>
    <style:style style:name="co72" style:family="table-column">
      <style:table-column-properties fo:break-before="auto" style:column-width="4.284cm"/>
    </style:style>
    <style:style style:name="co73" style:family="table-column">
      <style:table-column-properties fo:break-before="auto" style:column-width="6.048cm"/>
    </style:style>
    <style:style style:name="co74" style:family="table-column">
      <style:table-column-properties fo:break-before="auto" style:column-width="2.912cm"/>
    </style:style>
    <style:style style:name="co75" style:family="table-column">
      <style:table-column-properties fo:break-before="auto" style:column-width="2.799cm"/>
    </style:style>
    <style:style style:name="co76" style:family="table-column">
      <style:table-column-properties fo:break-before="auto" style:column-width="3.724cm"/>
    </style:style>
    <style:style style:name="co77" style:family="table-column">
      <style:table-column-properties fo:break-before="auto" style:column-width="3.136cm"/>
    </style:style>
    <style:style style:name="co78" style:family="table-column">
      <style:table-column-properties fo:break-before="auto" style:column-width="4.761cm"/>
    </style:style>
    <style:style style:name="co79" style:family="table-column">
      <style:table-column-properties fo:break-before="auto" style:column-width="6.803cm"/>
    </style:style>
    <style:style style:name="co80" style:family="table-column">
      <style:table-column-properties fo:break-before="auto" style:column-width="1.007cm"/>
    </style:style>
    <style:style style:name="co81" style:family="table-column">
      <style:table-column-properties fo:break-before="auto" style:column-width="2.604cm"/>
    </style:style>
    <style:style style:name="co82" style:family="table-column">
      <style:table-column-properties fo:break-before="auto" style:column-width="5.853cm"/>
    </style:style>
    <style:style style:name="co83" style:family="table-column">
      <style:table-column-properties fo:break-before="auto" style:column-width="2.969cm"/>
    </style:style>
    <style:style style:name="co84" style:family="table-column">
      <style:table-column-properties fo:break-before="auto" style:column-width="1.205cm"/>
    </style:style>
    <style:style style:name="co85" style:family="table-column">
      <style:table-column-properties fo:break-before="auto" style:column-width="8.876cm"/>
    </style:style>
    <style:style style:name="co86" style:family="table-column">
      <style:table-column-properties fo:break-before="auto" style:column-width="1.064cm"/>
    </style:style>
    <style:style style:name="co87" style:family="table-column">
      <style:table-column-properties fo:break-before="auto" style:column-width="3.919cm"/>
    </style:style>
    <style:style style:name="co88" style:family="table-column">
      <style:table-column-properties fo:break-before="auto" style:column-width="1.847cm"/>
    </style:style>
    <style:style style:name="co89" style:family="table-column">
      <style:table-column-properties fo:break-before="auto" style:column-width="6.747cm"/>
    </style:style>
    <style:style style:name="co90" style:family="table-column">
      <style:table-column-properties fo:break-before="auto" style:column-width="6.131cm"/>
    </style:style>
    <style:style style:name="ro1" style:family="table-row">
      <style:table-row-properties style:row-height="1.10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PageStyle_5f_Cçaroule">
      <style:table-properties table:display="true" style:writing-mode="lr-tb" table:tab-color="#f79646"/>
    </style:style>
    <style:style style:name="ta2" style:family="table" style:master-page-name="PageStyle_5f_identification">
      <style:table-properties table:display="true" style:writing-mode="lr-tb" table:tab-color="#f79646"/>
    </style:style>
    <style:style style:name="ta3" style:family="table" style:master-page-name="PageStyle_5f_adh">
      <style:table-properties table:display="false" style:writing-mode="lr-tb" table:tab-color="#808080"/>
    </style:style>
    <style:style style:name="ta4" style:family="table" style:master-page-name="PageStyle_5f_durée_20_arret">
      <style:table-properties table:display="true" style:writing-mode="lr-tb" table:tab-color="#4bacc6"/>
    </style:style>
    <style:style style:name="ta5" style:family="table" style:master-page-name="PageStyle_5f_durée_20_trajet">
      <style:table-properties table:display="true" style:writing-mode="lr-tb" table:tab-color="#4bacc6"/>
    </style:style>
    <style:style style:name="ta6" style:family="table" style:master-page-name="PageStyle_5f_Vitesse">
      <style:table-properties table:display="true" style:writing-mode="lr-tb" table:tab-color="#4bacc6"/>
    </style:style>
    <style:style style:name="ta7" style:family="table" style:master-page-name="PageStyle_5f_distance_20_moyenne">
      <style:table-properties table:display="true" style:writing-mode="lr-tb" table:tab-color="#4bacc6"/>
    </style:style>
    <style:style style:name="ta8" style:family="table" style:master-page-name="PageStyle_5f_Bilan_20_Carbone">
      <style:table-properties table:display="true" style:writing-mode="lr-tb" table:tab-color="#7f7f7f"/>
    </style:style>
    <number:number-style style:name="N3">
      <number:number number:decimal-places="0" number:min-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ackground-color="#f7964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8064a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" style:family="table-cell" style:parent-style-name="Default">
      <style:table-cell-properties fo:background-color="#4bac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fo:background-color="#8064a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d9e1f2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d9e1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ackground-color="#00b0f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 style:data-style-name="N3">
      <style:table-cell-properties fo:background-color="#d9e1f2" style:rotation-align="none"/>
      <style:text-properties fo:color="#202124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1" style:family="table-cell" style:parent-style-name="Default">
      <style:table-cell-properties fo:border-bottom="none" fo:background-color="#8064a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145" style:family="table-cell" style:parent-style-name="Default">
      <style:table-cell-properties fo:border-bottom="none" fo:background-color="#c0504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cccccc" fo:background-color="#dbe5f1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cccccc" fo:background-color="#dbe5f1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cccccc" fo:background-color="#dbe5f1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dbe5f1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0" style:family="table-cell" style:parent-style-name="Default">
      <style:table-cell-properties fo:border-bottom="none" fo:background-color="#c0504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5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5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5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6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6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6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6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6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5" style:family="table-cell" style:parent-style-name="Pivot_20_Table_20_Category" style:data-style-name="N3">
      <style:table-cell-properties fo:border="0.99pt solid #000000"/>
    </style:style>
    <style:style style:name="ce166" style:family="table-cell" style:parent-style-name="Pivot_20_Table_20_Category" style:data-style-name="N3">
      <style:table-cell-properties fo:border-bottom="none" fo:border-left="0.99pt solid #000000" fo:border-right="0.99pt solid #000000" fo:border-top="0.99pt solid #000000"/>
    </style:style>
    <style:style style:name="ce167" style:family="table-cell" style:parent-style-name="Pivot_20_Table_20_Category" style:data-style-name="N3">
      <style:table-cell-properties fo:border-bottom="0.99pt solid #000000" fo:border-left="0.99pt solid #000000" fo:border-right="0.99pt solid #000000" fo:border-top="none"/>
    </style:style>
    <style:style style:name="ce168" style:family="table-cell" style:parent-style-name="Pivot_20_Table_20_Title" style:data-style-name="N3">
      <style:table-cell-properties fo:border-bottom="2.01pt solid #000000" fo:border-left="none" fo:border-right="0.99pt solid #000000" fo:border-top="0.99pt solid #000000"/>
    </style:style>
    <style:style style:name="ce16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70" style:family="table-cell" style:parent-style-name="Pivot_20_Table_20_Corner">
      <style:table-cell-properties fo:border-bottom="0.99pt solid #000000" fo:border-left="2.01pt solid #000000" fo:border-right="none" fo:border-top="2.01pt solid #000000"/>
    </style:style>
    <style:style style:name="ce171" style:family="table-cell" style:parent-style-name="Pivot_20_Table_20_Value">
      <style:table-cell-properties fo:border-bottom="2.01pt solid #000000" fo:border-left="2.01pt solid #000000" fo:border-right="none" fo:border-top="0.99pt solid #000000"/>
    </style:style>
    <style:style style:name="ce172" style:family="table-cell" style:parent-style-name="Default">
      <style:table-cell-properties fo:border="0.99pt solid #000000"/>
    </style:style>
    <style:style style:name="ce17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4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ce175" style:family="table-cell" style:parent-style-name="Default">
      <style:table-cell-properties fo:background-color="#a9d0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02124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6" style:family="table-cell" style:parent-style-name="Default">
      <style:table-cell-properties fo:background-color="#d9e1f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0757a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02122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68" style:family="table-cell" style:parent-style-name="Default">
      <style:table-cell-properties fo:background-color="#d9e1f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0303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d5156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Default">
      <style:table-cell-properties fo:background-color="#d9e1f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02124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0303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72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order-bottom="0.74pt solid #8ea9db" fo:background-color="#d9e1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css3t:text-justify="auto" fo:margin-left="0cm" style:writing-mode="page"/>
      <style:text-properties fo:color="#30303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74" style:family="table-cell" style:parent-style-name="Default">
      <style:table-cell-properties fo:background-color="#d9e1f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f6368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5" style:family="table-cell" style:parent-style-name="Default">
      <style:table-cell-properties fo:background-color="#d9e1f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d5156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0757a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style:rotation-align="none"/>
    </style:style>
    <style:style style:name="ce8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02124" style:text-outline="false" style:text-line-through-style="none" style:text-line-through-type="none" style:font-name="Google Sans" fo:font-size="12pt" fo:font-style="normal" fo:text-shadow="none" style:text-underline-style="none" fo:font-weight="normal" style:font-size-asian="12pt" style:font-style-asian="normal" style:font-weight-asian="normal" style:font-name-complex="Google Sans" style:font-size-complex="12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25457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84" style:family="table-cell" style:parent-style-name="Default">
      <style:table-cell-properties fo:background-color="#d9e1f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02124" style:text-outline="false" style:text-line-through-style="none" style:text-line-through-type="none" style:font-name="Google Sans" fo:font-size="12pt" fo:font-style="normal" fo:text-shadow="none" style:text-underline-style="none" fo:font-weight="normal" style:font-size-asian="12pt" style:font-style-asian="normal" style:font-weight-asian="normal" style:font-name-complex="Google Sans" style:font-size-complex="12pt" style:font-style-complex="normal" style:font-weight-complex="normal"/>
    </style:style>
    <style:style style:name="ce85" style:family="table-cell" style:parent-style-name="Default">
      <style:table-cell-properties fo:background-color="#d9e1f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02124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02124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>
      <style:table-cell-properties fo:background-color="#d9e1f2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9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ackground-color="#00b0f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fo:border-bottom="0.74pt solid #8ea9db" fo:background-color="#d9e1f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6" style:family="table-cell" style:parent-style-name="Default">
      <style:table-cell-properties fo:background-color="#ffc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7" style:family="table-cell" style:parent-style-name="Default">
      <style:table-cell-properties fo:background-color="#ed7d3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8" style:family="table-cell" style:parent-style-name="Default">
      <style:table-cell-properties style:rotation-align="none"/>
      <style:text-properties fo:color="#70757a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fo:background-color="#d9e1f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fo:background-color="#d9e1f2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48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çaro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1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6" table:default-cell-style-name="Default"/>
        <table:table-column table:style-name="co24" table:number-columns-repeated="990" table:default-cell-style-name="Default"/>
        <table:table-row table:style-name="ro1">
          <table:table-cell table:style-name="ce112" office:value-type="string" calcext:value-type="string">
            <text:p>area</text:p>
          </table:table-cell>
          <table:table-cell table:style-name="ce120" office:value-type="string" calcext:value-type="string">
            <text:p>ID (SIREN OU INSEE)</text:p>
          </table:table-cell>
          <table:table-cell table:style-name="ce130" office:value-type="string" calcext:value-type="string">
            <text:p>REGION</text:p>
          </table:table-cell>
          <table:table-cell table:style-name="ce120" office:value-type="string" calcext:value-type="string">
            <text:p>Validé par le Club ?</text:p>
          </table:table-cell>
          <table:table-cell table:style-name="ce120" office:value-type="string" calcext:value-type="string">
            <text:p>verification </text:p>
          </table:table-cell>
          <table:table-cell table:style-name="ce131" office:value-type="string" calcext:value-type="string">
            <text:p>type de structure</text:p>
          </table:table-cell>
          <table:table-cell table:style-name="ce132" office:value-type="string" calcext:value-type="string">
            <text:p>Date de début</text:p>
          </table:table-cell>
          <table:table-cell table:style-name="ce135" office:value-type="string" calcext:value-type="string">
            <text:p>Date de fin</text:p>
          </table:table-cell>
          <table:table-cell table:style-name="ce112" office:value-type="string" calcext:value-type="string">
            <text:p>classement_1</text:p>
          </table:table-cell>
          <table:table-cell table:style-name="ce112" office:value-type="string" calcext:value-type="string">
            <text:p>classement_2</text:p>
          </table:table-cell>
          <table:table-cell table:style-name="ce112" office:value-type="string" calcext:value-type="string">
            <text:p>classement_3</text:p>
          </table:table-cell>
          <table:table-cell table:style-name="ce112" office:value-type="string" calcext:value-type="string">
            <text:p>classement_4</text:p>
          </table:table-cell>
          <table:table-cell table:style-name="ce112" office:value-type="string" calcext:value-type="string">
            <text:p>classement_5</text:p>
          </table:table-cell>
          <table:table-cell table:style-name="ce138" office:value-type="string" calcext:value-type="string">
            <text:p>Durée d'arrêt moyenne par km [s]</text:p>
          </table:table-cell>
          <table:table-cell table:style-name="ce138" office:value-type="string" calcext:value-type="string">
            <text:p>Durée moyen </text:p>
            <text:p>du trajet [min]</text:p>
          </table:table-cell>
          <table:table-cell table:style-name="ce138" office:value-type="string" calcext:value-type="string">
            <text:p>Vitesse moyenne</text:p>
            <text:p> [km/h]</text:p>
          </table:table-cell>
          <table:table-cell table:style-name="ce138" office:value-type="string" calcext:value-type="string">
            <text:p>Distance moyenne</text:p>
            <text:p> en semaine [km]</text:p>
          </table:table-cell>
          <table:table-cell table:style-name="ce138" office:value-type="string" calcext:value-type="string">
            <text:p>Distance moyenne</text:p>
            <text:p> en week-end [km]</text:p>
          </table:table-cell>
          <table:table-cell table:style-name="ce138" office:value-type="string" calcext:value-type="string">
            <text:p>Distance moyenne [km]</text:p>
          </table:table-cell>
          <table:table-cell table:style-name="ce138" office:value-type="string" calcext:value-type="string">
            <text:p>Emissions de </text:p>
            <text:p>CO2 économisés [kg]</text:p>
          </table:table-cell>
          <table:table-cell table:style-name="ce145" office:value-type="string" calcext:value-type="string">
            <text:p>Taux de confiance </text:p>
          </table:table-cell>
          <table:table-cell table:style-name="ce150" office:value-type="string" calcext:value-type="string">
            <text:p>Population </text:p>
          </table:table-cell>
          <table:table-cell table:style-name="ce150" office:value-type="string" calcext:value-type="string">
            <text:p>Classe</text:p>
          </table:table-cell>
          <table:table-cell table:style-name="ce150" office:value-type="string" calcext:value-type="string">
            <text:p>DOUBLE-COMPTE POP</text:p>
          </table:table-cell>
          <table:table-cell table:style-name="ce150" office:value-type="string" calcext:value-type="string">
            <text:p>superficie</text:p>
          </table:table-cell>
          <table:table-cell table:style-name="ce150" office:value-type="string" calcext:value-type="string">
            <text:p>Km d'aménagement </text:p>
          </table:table-cell>
          <table:table-cell table:style-name="ce40" table:number-columns-repeated="997"/>
          <table:table-cell/>
        </table:table-row>
        <table:table-row table:style-name="ro2">
          <table:table-cell table:style-name="ce2" office:value-type="string" calcext:value-type="string">
            <text:p>Communauté de communes de Flandre intérieure</text:p>
          </table:table-cell>
          <table:table-cell table:style-name="ce10" office:value-type="float" office:value="200040947" calcext:value-type="float">
            <text:p>200040947</text:p>
          </table:table-cell>
          <table:table-cell table:style-name="ce13" office:value-type="string" calcext:value-type="string">
            <text:p>32 - Hauts-de-France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C de Flandre Intérieure</text:p>
          </table:table-cell>
          <table:table-cell office:value-type="string" calcext:value-type="string">
            <text:p>CC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oute de Lille</text:p>
          </table:table-cell>
          <table:table-cell table:style-name="ce25" office:value-type="string" calcext:value-type="string">
            <text:p>Rue Notre-Dame</text:p>
          </table:table-cell>
          <table:table-cell table:style-name="ce25" office:value-type="string" calcext:value-type="string">
            <text:p>Rue Carnot</text:p>
          </table:table-cell>
          <table:table-cell table:style-name="ce25" office:value-type="string" calcext:value-type="string">
            <text:p>Rue de Cassel</text:p>
          </table:table-cell>
          <table:table-cell table:style-name="ce25" office:value-type="string" calcext:value-type="string">
            <text:p>Rue d'Armentières</text:p>
          </table:table-cell>
          <table:table-cell table:style-name="ce28" office:value-type="float" office:value="25.2" calcext:value-type="float">
            <text:p>25,2</text:p>
          </table:table-cell>
          <table:table-cell table:style-name="ce29" office:value-type="float" office:value="76.32" calcext:value-type="float">
            <text:p>76,32</text:p>
          </table:table-cell>
          <table:table-cell table:style-name="ce30" office:value-type="float" office:value="19.05" calcext:value-type="float">
            <text:p>19,05</text:p>
          </table:table-cell>
          <table:table-cell table:style-name="ce31" office:value-type="float" office:value="22.27" calcext:value-type="float">
            <text:p>22,27</text:p>
          </table:table-cell>
          <table:table-cell table:style-name="ce32" office:value-type="float" office:value="31.82" calcext:value-type="float">
            <text:p>31,82</text:p>
          </table:table-cell>
          <table:table-cell table:style-name="ce33" office:value-type="float" office:value="26.13" calcext:value-type="float">
            <text:p>26,13</text:p>
          </table:table-cell>
          <table:table-cell table:style-name="ce25" office:value-type="float" office:value="3515.51" calcext:value-type="float">
            <text:p>3515,51</text:p>
          </table:table-cell>
          <table:table-cell table:style-name="ce35" office:value-type="string" calcext:value-type="string">
            <text:p>E</text:p>
          </table:table-cell>
          <table:table-cell office:value-type="float" office:value="102391" calcext:value-type="float">
            <text:p>102391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Béziers Méditerranée agglomération</text:p>
          </table:table-cell>
          <table:table-cell table:style-name="ce11" office:value-type="float" office:value="243400769" calcext:value-type="float">
            <text:p>243400769</text:p>
          </table:table-cell>
          <table:table-cell table:style-name="ce13" office:value-type="string" calcext:value-type="string">
            <text:p>76 - Occitanie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A de Béziers-Méditerranée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Boulevard Pasteur</text:p>
          </table:table-cell>
          <table:table-cell table:style-name="ce25" office:value-type="string" calcext:value-type="string">
            <text:p>Avenue Fernand Sastre</text:p>
          </table:table-cell>
          <table:table-cell table:style-name="ce25" office:value-type="string" calcext:value-type="string">
            <text:p>Avenue Joseph Lazare</text:p>
          </table:table-cell>
          <table:table-cell table:style-name="ce25" office:value-type="string" calcext:value-type="string">
            <text:p>Avenue Colonel d'Ornano</text:p>
          </table:table-cell>
          <table:table-cell table:style-name="ce25" office:value-type="string" calcext:value-type="string">
            <text:p>Chemin de Halage du Port Neuf</text:p>
          </table:table-cell>
          <table:table-cell table:style-name="ce28" office:value-type="float" office:value="48.6" calcext:value-type="float">
            <text:p>48,6</text:p>
          </table:table-cell>
          <table:table-cell table:style-name="ce29" office:value-type="float" office:value="67.16" calcext:value-type="float">
            <text:p>67,16</text:p>
          </table:table-cell>
          <table:table-cell table:style-name="ce30" office:value-type="float" office:value="14.5" calcext:value-type="float">
            <text:p>14,5</text:p>
          </table:table-cell>
          <table:table-cell table:style-name="ce31" office:value-type="float" office:value="15.65" calcext:value-type="float">
            <text:p>15,65</text:p>
          </table:table-cell>
          <table:table-cell table:style-name="ce32" office:value-type="float" office:value="17.82" calcext:value-type="float">
            <text:p>17,82</text:p>
          </table:table-cell>
          <table:table-cell table:style-name="ce33" office:value-type="float" office:value="16.33" calcext:value-type="float">
            <text:p>16,33</text:p>
          </table:table-cell>
          <table:table-cell table:style-name="ce25" office:value-type="float" office:value="2219.08" calcext:value-type="float">
            <text:p>2219,08</text:p>
          </table:table-cell>
          <table:table-cell table:style-name="ce36" office:value-type="string" calcext:value-type="string">
            <text:p>E</text:p>
          </table:table-cell>
          <table:table-cell office:value-type="float" office:value="125648" calcext:value-type="float">
            <text:p>125648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Nîmes Métropole</text:p>
          </table:table-cell>
          <table:table-cell table:style-name="ce12" office:value-type="float" office:value="243000643" calcext:value-type="float">
            <text:p>243000643</text:p>
          </table:table-cell>
          <table:table-cell table:style-name="ce13" office:value-type="string" calcext:value-type="string">
            <text:p>76 - Occitani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A de Nîmes Métropole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oute d'Arles</text:p>
          </table:table-cell>
          <table:table-cell table:style-name="ce25" office:value-type="string" calcext:value-type="string">
            <text:p>Grand'Rue</text:p>
          </table:table-cell>
          <table:table-cell table:style-name="ce25" office:value-type="string" calcext:value-type="string">
            <text:p>Boulevard Chanzy</text:p>
          </table:table-cell>
          <table:table-cell table:style-name="ce25" office:value-type="string" calcext:value-type="string">
            <text:p>Via Rhôna</text:p>
          </table:table-cell>
          <table:table-cell table:style-name="ce25" office:value-type="string" calcext:value-type="string">
            <text:p>Rue du Moulin</text:p>
          </table:table-cell>
          <table:table-cell table:style-name="ce28" office:value-type="float" office:value="43.2" calcext:value-type="float">
            <text:p>43,2</text:p>
          </table:table-cell>
          <table:table-cell table:style-name="ce29" office:value-type="float" office:value="67" calcext:value-type="float">
            <text:p>67</text:p>
          </table:table-cell>
          <table:table-cell table:style-name="ce30" office:value-type="float" office:value="16.68" calcext:value-type="float">
            <text:p>16,68</text:p>
          </table:table-cell>
          <table:table-cell table:style-name="ce31" office:value-type="float" office:value="17.68" calcext:value-type="float">
            <text:p>17,68</text:p>
          </table:table-cell>
          <table:table-cell table:style-name="ce32" office:value-type="float" office:value="28.16" calcext:value-type="float">
            <text:p>28,16</text:p>
          </table:table-cell>
          <table:table-cell table:style-name="ce33" office:value-type="float" office:value="19.88" calcext:value-type="float">
            <text:p>19,88</text:p>
          </table:table-cell>
          <table:table-cell table:style-name="ce25" office:value-type="float" office:value="3837.53" calcext:value-type="float">
            <text:p>3837,53</text:p>
          </table:table-cell>
          <table:table-cell table:style-name="ce37" office:value-type="string" calcext:value-type="string">
            <text:p>D</text:p>
          </table:table-cell>
          <table:table-cell office:value-type="float" office:value="257987" calcext:value-type="float">
            <text:p>257987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gglopolys - communauté d'agglomération de Blois</text:p>
          </table:table-cell>
          <table:table-cell table:style-name="ce13" office:value-type="float" office:value="200030385" calcext:value-type="float">
            <text:p>200030385</text:p>
          </table:table-cell>
          <table:table-cell table:style-name="ce13" office:value-type="string" calcext:value-type="string">
            <text:p>24 - Centre-Val de Loire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A de Blois Agglopolys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ont Jacques Gabriel</text:p>
          </table:table-cell>
          <table:table-cell table:style-name="ce25" office:value-type="string" calcext:value-type="string">
            <text:p>Promenade de Trouillat</text:p>
          </table:table-cell>
          <table:table-cell table:style-name="ce25" office:value-type="string" calcext:value-type="string">
            <text:p>Rue de Saint-Gildas</text:p>
          </table:table-cell>
          <table:table-cell table:style-name="ce25" office:value-type="string" calcext:value-type="string">
            <text:p>Chemin des Grands Réages</text:p>
          </table:table-cell>
          <table:table-cell table:style-name="ce25" office:value-type="string" calcext:value-type="string">
            <text:p>Rue Denis Papin</text:p>
          </table:table-cell>
          <table:table-cell table:style-name="ce28" office:value-type="float" office:value="53.4" calcext:value-type="float">
            <text:p>53,4</text:p>
          </table:table-cell>
          <table:table-cell table:style-name="ce29" office:value-type="float" office:value="64.12" calcext:value-type="float">
            <text:p>64,12</text:p>
          </table:table-cell>
          <table:table-cell table:style-name="ce30" office:value-type="float" office:value="13.68" calcext:value-type="float">
            <text:p>13,68</text:p>
          </table:table-cell>
          <table:table-cell table:style-name="ce31" office:value-type="float" office:value="13.93" calcext:value-type="float">
            <text:p>13,93</text:p>
          </table:table-cell>
          <table:table-cell table:style-name="ce32" office:value-type="float" office:value="16.4" calcext:value-type="float">
            <text:p>16,4</text:p>
          </table:table-cell>
          <table:table-cell table:style-name="ce33" office:value-type="float" office:value="14.83" calcext:value-type="float">
            <text:p>14,83</text:p>
          </table:table-cell>
          <table:table-cell table:style-name="ce25" office:value-type="float" office:value="4484.1" calcext:value-type="float">
            <text:p>4484,1</text:p>
          </table:table-cell>
          <table:table-cell table:style-name="ce36" office:value-type="string" calcext:value-type="string">
            <text:p>C</text:p>
          </table:table-cell>
          <table:table-cell office:value-type="float" office:value="105286" calcext:value-type="float">
            <text:p>105286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mmunauté d'agglomération de Cergy-Pontoise</text:p>
          </table:table-cell>
          <table:table-cell table:style-name="ce14" office:value-type="float" office:value="249500109" calcext:value-type="float">
            <text:p>249500109</text:p>
          </table:table-cell>
          <table:table-cell table:style-name="ce13" office:value-type="string" calcext:value-type="string">
            <text:p>11 - Île-de-France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A de Cergy-Pontoise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Boulevard Charles de Gaulle</text:p>
          </table:table-cell>
          <table:table-cell table:style-name="ce25" office:value-type="string" calcext:value-type="string">
            <text:p>Boulevard de l'Oise</text:p>
          </table:table-cell>
          <table:table-cell table:style-name="ce25" office:value-type="string" calcext:value-type="string">
            <text:p>Quai du Pothuis</text:p>
          </table:table-cell>
          <table:table-cell table:style-name="ce25" office:value-type="string" calcext:value-type="string">
            <text:p>Chemin de Halage</text:p>
          </table:table-cell>
          <table:table-cell table:style-name="ce25" office:value-type="string" calcext:value-type="string">
            <text:p>Quai de l'écluse</text:p>
          </table:table-cell>
          <table:table-cell table:style-name="ce28" office:value-type="float" office:value="40.8" calcext:value-type="float">
            <text:p>40,8</text:p>
          </table:table-cell>
          <table:table-cell table:style-name="ce29" office:value-type="float" office:value="55.27" calcext:value-type="float">
            <text:p>55,27</text:p>
          </table:table-cell>
          <table:table-cell table:style-name="ce30" office:value-type="float" office:value="15.12" calcext:value-type="float">
            <text:p>15,12</text:p>
          </table:table-cell>
          <table:table-cell table:style-name="ce31" office:value-type="float" office:value="12.08" calcext:value-type="float">
            <text:p>12,08</text:p>
          </table:table-cell>
          <table:table-cell table:style-name="ce32" office:value-type="float" office:value="21.52" calcext:value-type="float">
            <text:p>21,52</text:p>
          </table:table-cell>
          <table:table-cell table:style-name="ce33" office:value-type="float" office:value="15.24" calcext:value-type="float">
            <text:p>15,24</text:p>
          </table:table-cell>
          <table:table-cell table:style-name="ce25" office:value-type="float" office:value="4437.68" calcext:value-type="float">
            <text:p>4437,68</text:p>
          </table:table-cell>
          <table:table-cell table:style-name="ce36" office:value-type="string" calcext:value-type="string">
            <text:p>B</text:p>
          </table:table-cell>
          <table:table-cell office:value-type="float" office:value="210633" calcext:value-type="float">
            <text:p>210633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mmunauté urbaine d'Arras</text:p>
          </table:table-cell>
          <table:table-cell table:style-name="ce10" office:value-type="float" office:value="200033579" calcext:value-type="float">
            <text:p>200033579</text:p>
          </table:table-cell>
          <table:table-cell table:style-name="ce13" office:value-type="string" calcext:value-type="string">
            <text:p>32 - Hauts-de-Franc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U d'Arras</text:p>
          </table:table-cell>
          <table:table-cell office:value-type="string" calcext:value-type="string">
            <text:p>CU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ont Saint-Sauveur</text:p>
          </table:table-cell>
          <table:table-cell table:style-name="ce25" office:value-type="string" calcext:value-type="string">
            <text:p>Rue Saint-Michel</text:p>
          </table:table-cell>
          <table:table-cell table:style-name="ce25" office:value-type="string" calcext:value-type="string">
            <text:p>Rue Robespierre</text:p>
          </table:table-cell>
          <table:table-cell table:style-name="ce25" office:value-type="string" calcext:value-type="string">
            <text:p>Rue Pierre Curie</text:p>
          </table:table-cell>
          <table:table-cell table:style-name="ce25" office:value-type="string" calcext:value-type="string">
            <text:p>Avenue du Mémorial des Fusillés</text:p>
          </table:table-cell>
          <table:table-cell table:style-name="ce28" office:value-type="float" office:value="37.2" calcext:value-type="float">
            <text:p>37,2</text:p>
          </table:table-cell>
          <table:table-cell table:style-name="ce29" office:value-type="float" office:value="53.13" calcext:value-type="float">
            <text:p>53,13</text:p>
          </table:table-cell>
          <table:table-cell table:style-name="ce30" office:value-type="float" office:value="15.27" calcext:value-type="float">
            <text:p>15,27</text:p>
          </table:table-cell>
          <table:table-cell table:style-name="ce31" office:value-type="float" office:value="11.58" calcext:value-type="float">
            <text:p>11,58</text:p>
          </table:table-cell>
          <table:table-cell table:style-name="ce32" office:value-type="float" office:value="25.63" calcext:value-type="float">
            <text:p>25,63</text:p>
          </table:table-cell>
          <table:table-cell table:style-name="ce33" office:value-type="float" office:value="16.02" calcext:value-type="float">
            <text:p>16,02</text:p>
          </table:table-cell>
          <table:table-cell table:style-name="ce25" office:value-type="float" office:value="1947.74" calcext:value-type="float">
            <text:p>1947,74</text:p>
          </table:table-cell>
          <table:table-cell table:style-name="ce37" office:value-type="string" calcext:value-type="string">
            <text:p>D</text:p>
          </table:table-cell>
          <table:table-cell office:value-type="float" office:value="108347" calcext:value-type="float">
            <text:p>10834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Niort agglo - communauté d'agglomération du Niortais</text:p>
          </table:table-cell>
          <table:table-cell table:style-name="ce12" office:value-type="float" office:value="200041317" calcext:value-type="float">
            <text:p>200041317</text:p>
          </table:table-cell>
          <table:table-cell table:style-name="ce13" office:value-type="string" calcext:value-type="string">
            <text:p>75 - Nouvelle-Aquitain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A du Niortais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de Limoges</text:p>
          </table:table-cell>
          <table:table-cell table:style-name="ce25" office:value-type="string" calcext:value-type="string">
            <text:p>Rue de la Fée-Mélusine</text:p>
          </table:table-cell>
          <table:table-cell table:style-name="ce25" office:value-type="string" calcext:value-type="string">
            <text:p>Place du Roulage</text:p>
          </table:table-cell>
          <table:table-cell table:style-name="ce25" office:value-type="string" calcext:value-type="string">
            <text:p>Place Saint-Jean</text:p>
          </table:table-cell>
          <table:table-cell table:style-name="ce25" office:value-type="string" calcext:value-type="string">
            <text:p>Rue Pierre Chantelauze</text:p>
          </table:table-cell>
          <table:table-cell table:style-name="ce28" office:value-type="float" office:value="46.8" calcext:value-type="float">
            <text:p>46,8</text:p>
          </table:table-cell>
          <table:table-cell table:style-name="ce29" office:value-type="float" office:value="51.6" calcext:value-type="float">
            <text:p>51,6</text:p>
          </table:table-cell>
          <table:table-cell table:style-name="ce30" office:value-type="float" office:value="14.02" calcext:value-type="float">
            <text:p>14,02</text:p>
          </table:table-cell>
          <table:table-cell table:style-name="ce31" office:value-type="float" office:value="12.02" calcext:value-type="float">
            <text:p>12,02</text:p>
          </table:table-cell>
          <table:table-cell table:style-name="ce32" office:value-type="float" office:value="13.65" calcext:value-type="float">
            <text:p>13,65</text:p>
          </table:table-cell>
          <table:table-cell table:style-name="ce33" office:value-type="float" office:value="12.48" calcext:value-type="float">
            <text:p>12,48</text:p>
          </table:table-cell>
          <table:table-cell table:style-name="ce25" office:value-type="float" office:value="2026.16" calcext:value-type="float">
            <text:p>2026,16</text:p>
          </table:table-cell>
          <table:table-cell table:style-name="ce37" office:value-type="string" calcext:value-type="string">
            <text:p>E</text:p>
          </table:table-cell>
          <table:table-cell office:value-type="float" office:value="121220" calcext:value-type="float">
            <text:p>121220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and Angoulême</text:p>
          </table:table-cell>
          <table:table-cell table:style-name="ce12" office:value-type="float" office:value="200071827" calcext:value-type="float">
            <text:p>200071827</text:p>
          </table:table-cell>
          <table:table-cell table:style-name="ce13" office:value-type="string" calcext:value-type="string">
            <text:p>75 - Nouvelle-Aquitain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A du Grand Angoulême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Boulevard d'Auvergne</text:p>
          </table:table-cell>
          <table:table-cell table:style-name="ce25" office:value-type="string" calcext:value-type="string">
            <text:p>Route de Bordeaux</text:p>
          </table:table-cell>
          <table:table-cell table:style-name="ce25" office:value-type="string" calcext:value-type="string">
            <text:p>Quai de la Charente</text:p>
          </table:table-cell>
          <table:table-cell table:style-name="ce25" office:value-type="string" calcext:value-type="string">
            <text:p>Boulevard du 8 Mai 1945</text:p>
          </table:table-cell>
          <table:table-cell table:style-name="ce25" office:value-type="string" calcext:value-type="string">
            <text:p>Rond-Point de Girac</text:p>
          </table:table-cell>
          <table:table-cell table:style-name="ce28" office:value-type="float" office:value="48" calcext:value-type="float">
            <text:p>48</text:p>
          </table:table-cell>
          <table:table-cell table:style-name="ce29" office:value-type="float" office:value="50.84" calcext:value-type="float">
            <text:p>50,84</text:p>
          </table:table-cell>
          <table:table-cell table:style-name="ce30" office:value-type="float" office:value="15.7" calcext:value-type="float">
            <text:p>15,7</text:p>
          </table:table-cell>
          <table:table-cell table:style-name="ce31" office:value-type="float" office:value="12.8" calcext:value-type="float">
            <text:p>12,8</text:p>
          </table:table-cell>
          <table:table-cell table:style-name="ce32" office:value-type="float" office:value="18.3" calcext:value-type="float">
            <text:p>18,3</text:p>
          </table:table-cell>
          <table:table-cell table:style-name="ce33" office:value-type="float" office:value="14.11" calcext:value-type="float">
            <text:p>14,11</text:p>
          </table:table-cell>
          <table:table-cell table:style-name="ce25" office:value-type="float" office:value="1391.67" calcext:value-type="float">
            <text:p>1391,67</text:p>
          </table:table-cell>
          <table:table-cell table:style-name="ce37" office:value-type="string" calcext:value-type="string">
            <text:p>C</text:p>
          </table:table-cell>
          <table:table-cell office:value-type="float" office:value="141776" calcext:value-type="float">
            <text:p>141776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and Troyes</text:p>
          </table:table-cell>
          <table:table-cell table:style-name="ce10" office:value-type="float" office:value="200069250" calcext:value-type="float">
            <text:p>200069250</text:p>
          </table:table-cell>
          <table:table-cell table:style-name="ce13" office:value-type="string" calcext:value-type="string">
            <text:p>44 - Grand Est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A Troyes Champagne Métropole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Général Patton</text:p>
          </table:table-cell>
          <table:table-cell table:style-name="ce25" office:value-type="string" calcext:value-type="string">
            <text:p>Rue Georges Clemenceau</text:p>
          </table:table-cell>
          <table:table-cell table:style-name="ce25" office:value-type="string" calcext:value-type="string">
            <text:p>Rue de la Cité</text:p>
          </table:table-cell>
          <table:table-cell table:style-name="ce25" office:value-type="string" calcext:value-type="string">
            <text:p>Quai des Comtes de Champagne</text:p>
          </table:table-cell>
          <table:table-cell table:style-name="ce25" office:value-type="string" calcext:value-type="string">
            <text:p>Rue émile Zola</text:p>
          </table:table-cell>
          <table:table-cell table:style-name="ce28" office:value-type="float" office:value="69.6" calcext:value-type="float">
            <text:p>69,6</text:p>
          </table:table-cell>
          <table:table-cell table:style-name="ce29" office:value-type="float" office:value="48.65" calcext:value-type="float">
            <text:p>48,65</text:p>
          </table:table-cell>
          <table:table-cell table:style-name="ce30" office:value-type="float" office:value="13.22" calcext:value-type="float">
            <text:p>13,22</text:p>
          </table:table-cell>
          <table:table-cell table:style-name="ce31" office:value-type="float" office:value="9.96" calcext:value-type="float">
            <text:p>9,96</text:p>
          </table:table-cell>
          <table:table-cell table:style-name="ce32" office:value-type="float" office:value="15.6" calcext:value-type="float">
            <text:p>15,6</text:p>
          </table:table-cell>
          <table:table-cell table:style-name="ce33" office:value-type="float" office:value="11.9" calcext:value-type="float">
            <text:p>11,9</text:p>
          </table:table-cell>
          <table:table-cell table:style-name="ce25" office:value-type="float" office:value="601.51" calcext:value-type="float">
            <text:p>601,51</text:p>
          </table:table-cell>
          <table:table-cell table:style-name="ce37" office:value-type="string" calcext:value-type="string">
            <text:p>D</text:p>
          </table:table-cell>
          <table:table-cell office:value-type="float" office:value="172329" calcext:value-type="float">
            <text:p>172329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Communauté d'agglomération Paris-Saclay</text:p>
          </table:table-cell>
          <table:table-cell table:style-name="ce12" office:value-type="float" office:value="200056232" calcext:value-type="float">
            <text:p>200056232</text:p>
          </table:table-cell>
          <table:table-cell table:style-name="ce13" office:value-type="string" calcext:value-type="string">
            <text:p>11 - Île-de-France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A Communauté Paris-Saclay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La Coulée Verte</text:p>
          </table:table-cell>
          <table:table-cell table:style-name="ce25" office:value-type="string" calcext:value-type="string">
            <text:p>Route de Vauhallan</text:p>
          </table:table-cell>
          <table:table-cell table:style-name="ce25" office:value-type="string" calcext:value-type="string">
            <text:p>Avenue du Président Kennedy</text:p>
          </table:table-cell>
          <table:table-cell table:style-name="ce25" office:value-type="string" calcext:value-type="string">
            <text:p>Rond-Point Salvador Allende</text:p>
          </table:table-cell>
          <table:table-cell table:style-name="ce25" office:value-type="string" calcext:value-type="string">
            <text:p>Rond-Point Nelson Mandela</text:p>
          </table:table-cell>
          <table:table-cell table:style-name="ce28" office:value-type="float" office:value="35.4" calcext:value-type="float">
            <text:p>35,4</text:p>
          </table:table-cell>
          <table:table-cell table:style-name="ce29" office:value-type="float" office:value="48.18" calcext:value-type="float">
            <text:p>48,18</text:p>
          </table:table-cell>
          <table:table-cell table:style-name="ce30" office:value-type="float" office:value="16.15" calcext:value-type="float">
            <text:p>16,15</text:p>
          </table:table-cell>
          <table:table-cell table:style-name="ce31" office:value-type="float" office:value="12.56" calcext:value-type="float">
            <text:p>12,56</text:p>
          </table:table-cell>
          <table:table-cell table:style-name="ce32" office:value-type="float" office:value="17.3" calcext:value-type="float">
            <text:p>17,3</text:p>
          </table:table-cell>
          <table:table-cell table:style-name="ce33" office:value-type="float" office:value="13.8" calcext:value-type="float">
            <text:p>13,8</text:p>
          </table:table-cell>
          <table:table-cell table:style-name="ce25" office:value-type="float" office:value="22690.73" calcext:value-type="float">
            <text:p>22690,73</text:p>
          </table:table-cell>
          <table:table-cell table:style-name="ce36" office:value-type="string" calcext:value-type="string">
            <text:p>B</text:p>
          </table:table-cell>
          <table:table-cell office:value-type="float" office:value="314169" calcext:value-type="float">
            <text:p>314169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Nîmes</text:p>
          </table:table-cell>
          <table:table-cell table:style-name="ce10" office:value-type="float" office:value="30189" calcext:value-type="float">
            <text:p>30189</text:p>
          </table:table-cell>
          <table:table-cell table:style-name="ce3" office:value-type="string" calcext:value-type="string">
            <text:p>76 - Occitani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des Arènes</text:p>
          </table:table-cell>
          <table:table-cell table:style-name="ce25" office:value-type="string" calcext:value-type="string">
            <text:p>Rue de la Cité Foulc</text:p>
          </table:table-cell>
          <table:table-cell table:style-name="ce25" office:value-type="string" calcext:value-type="string">
            <text:p>Avenue du Général Leclerc</text:p>
          </table:table-cell>
          <table:table-cell table:style-name="ce25" office:value-type="string" calcext:value-type="string">
            <text:p>Rue de la République</text:p>
          </table:table-cell>
          <table:table-cell table:style-name="ce25" office:value-type="string" calcext:value-type="string">
            <text:p>Boulevard Victor Hugo</text:p>
          </table:table-cell>
          <table:table-cell table:style-name="ce28" office:value-type="float" office:value="49.8" calcext:value-type="float">
            <text:p>49,8</text:p>
          </table:table-cell>
          <table:table-cell table:style-name="ce29" office:value-type="float" office:value="47.52" calcext:value-type="float">
            <text:p>47,52</text:p>
          </table:table-cell>
          <table:table-cell table:style-name="ce30" office:value-type="float" office:value="15.5" calcext:value-type="float">
            <text:p>15,5</text:p>
          </table:table-cell>
          <table:table-cell table:style-name="ce31" office:value-type="float" office:value="12.31" calcext:value-type="float">
            <text:p>12,31</text:p>
          </table:table-cell>
          <table:table-cell table:style-name="ce32" office:value-type="float" office:value="25.05" calcext:value-type="float">
            <text:p>25,05</text:p>
          </table:table-cell>
          <table:table-cell table:style-name="ce33" office:value-type="float" office:value="14.69" calcext:value-type="float">
            <text:p>14,69</text:p>
          </table:table-cell>
          <table:table-cell table:style-name="ce25" office:value-type="float" office:value="1122.59" calcext:value-type="float">
            <text:p>1122,59</text:p>
          </table:table-cell>
          <table:table-cell table:style-name="ce37" office:value-type="string" calcext:value-type="string">
            <text:p>D</text:p>
          </table:table-cell>
          <table:table-cell office:value-type="float" office:value="149633" calcext:value-type="float">
            <text:p>149633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Région Bourgogne-Franche-Comté</text:p>
          </table:table-cell>
          <table:table-cell table:style-name="ce15"/>
          <table:table-cell table:style-name="ce13" office:value-type="string" calcext:value-type="string">
            <text:p>27 - Bourgogne-Franche-Comté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REGION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Bossuet</text:p>
          </table:table-cell>
          <table:table-cell table:style-name="ce25" office:value-type="string" calcext:value-type="string">
            <text:p>Place du 30 Octobre et de la Légion d'Honneur</text:p>
          </table:table-cell>
          <table:table-cell table:style-name="ce25" office:value-type="string" calcext:value-type="string">
            <text:p>Avenue Jean Jaurès</text:p>
          </table:table-cell>
          <table:table-cell table:style-name="ce25" office:value-type="string" calcext:value-type="string">
            <text:p>Rue Bossuet</text:p>
          </table:table-cell>
          <table:table-cell table:style-name="ce25" office:value-type="string" calcext:value-type="string">
            <text:p>Place du Premier Mai</text:p>
          </table:table-cell>
          <table:table-cell table:style-name="ce28" office:value-type="float" office:value="49.2" calcext:value-type="float">
            <text:p>49,2</text:p>
          </table:table-cell>
          <table:table-cell table:style-name="ce29" office:value-type="float" office:value="47.43" calcext:value-type="float">
            <text:p>47,43</text:p>
          </table:table-cell>
          <table:table-cell table:style-name="ce30" office:value-type="float" office:value="14.9" calcext:value-type="float">
            <text:p>14,9</text:p>
          </table:table-cell>
          <table:table-cell table:style-name="ce31" office:value-type="float" office:value="11.01" calcext:value-type="float">
            <text:p>11,01</text:p>
          </table:table-cell>
          <table:table-cell table:style-name="ce32" office:value-type="float" office:value="15.58" calcext:value-type="float">
            <text:p>15,58</text:p>
          </table:table-cell>
          <table:table-cell table:style-name="ce33" office:value-type="float" office:value="12.37" calcext:value-type="float">
            <text:p>12,37</text:p>
          </table:table-cell>
          <table:table-cell table:style-name="ce25" office:value-type="float" office:value="23721.42" calcext:value-type="float">
            <text:p>23721,42</text:p>
          </table:table-cell>
          <table:table-cell table:style-name="ce37" office:value-type="string" calcext:value-type="string">
            <text:p>C</text:p>
          </table:table-cell>
          <table:table-cell table:style-name="ce10" office:value-type="float" office:value="2807807" calcext:value-type="float">
            <text:p>2807807</text:p>
          </table:table-cell>
          <table:table-cell office:value-type="string" calcext:value-type="string">
            <text:p>Plus de 500 000 hab</text:p>
          </table:table-cell>
          <table:table-cell table:style-name="ce10"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Communauté d'agglomération du Grand Avignon</text:p>
          </table:table-cell>
          <table:table-cell table:style-name="ce12" office:value-type="float" office:value="248400251" calcext:value-type="float">
            <text:p>248400251</text:p>
          </table:table-cell>
          <table:table-cell table:style-name="ce13" office:value-type="string" calcext:value-type="string">
            <text:p>93 - Provence-Alpes-Côte d'Azur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A du Grand Avignon (COGA)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ont édouard Daladier</text:p>
          </table:table-cell>
          <table:table-cell table:style-name="ce25" office:value-type="string" calcext:value-type="string">
            <text:p>Chemin des Canaux</text:p>
          </table:table-cell>
          <table:table-cell table:style-name="ce25" office:value-type="string" calcext:value-type="string">
            <text:p>Avenue de Saint-Jean</text:p>
          </table:table-cell>
          <table:table-cell table:style-name="ce25" office:value-type="string" calcext:value-type="string">
            <text:p>Rue Jean-Claude Cundier</text:p>
          </table:table-cell>
          <table:table-cell table:style-name="ce25" office:value-type="string" calcext:value-type="string">
            <text:p>Avenue du Général Leclerc</text:p>
          </table:table-cell>
          <table:table-cell table:style-name="ce28" office:value-type="float" office:value="45" calcext:value-type="float">
            <text:p>45</text:p>
          </table:table-cell>
          <table:table-cell table:style-name="ce29" office:value-type="float" office:value="45.67" calcext:value-type="float">
            <text:p>45,67</text:p>
          </table:table-cell>
          <table:table-cell table:style-name="ce30" office:value-type="float" office:value="14.71" calcext:value-type="float">
            <text:p>14,71</text:p>
          </table:table-cell>
          <table:table-cell table:style-name="ce31" office:value-type="float" office:value="11.37" calcext:value-type="float">
            <text:p>11,37</text:p>
          </table:table-cell>
          <table:table-cell table:style-name="ce32" office:value-type="float" office:value="17.89" calcext:value-type="float">
            <text:p>17,89</text:p>
          </table:table-cell>
          <table:table-cell table:style-name="ce33" office:value-type="float" office:value="12.73" calcext:value-type="float">
            <text:p>12,73</text:p>
          </table:table-cell>
          <table:table-cell table:style-name="ce25" office:value-type="float" office:value="5181.08" calcext:value-type="float">
            <text:p>5181,08</text:p>
          </table:table-cell>
          <table:table-cell table:style-name="ce36" office:value-type="string" calcext:value-type="string">
            <text:p>B</text:p>
          </table:table-cell>
          <table:table-cell office:value-type="float" office:value="192785" calcext:value-type="float">
            <text:p>192785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Carene - communauté d'agglomération Nazairienne et de l'Estuaire</text:p>
          </table:table-cell>
          <table:table-cell table:style-name="ce16" office:value-type="float" office:value="244400644" calcext:value-type="float">
            <text:p>244400644</text:p>
          </table:table-cell>
          <table:table-cell table:style-name="ce3" office:value-type="string" calcext:value-type="string">
            <text:p>52 - Pays de la Loire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ARENE / AGGLO DE SAINT-NAZAIRE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Boulevard des Océanides</text:p>
          </table:table-cell>
          <table:table-cell table:style-name="ce25" office:value-type="string" calcext:value-type="string">
            <text:p>Boulevard de l'Océan</text:p>
          </table:table-cell>
          <table:table-cell table:style-name="ce25" office:value-type="string" calcext:value-type="string">
            <text:p>Rond-Point de l'Europe</text:p>
          </table:table-cell>
          <table:table-cell table:style-name="ce25" office:value-type="string" calcext:value-type="string">
            <text:p>Boulevard de la République</text:p>
          </table:table-cell>
          <table:table-cell table:style-name="ce25" office:value-type="string" calcext:value-type="string">
            <text:p>Rond-Point du Chemin-Vert</text:p>
          </table:table-cell>
          <table:table-cell table:style-name="ce28" office:value-type="float" office:value="42.6" calcext:value-type="float">
            <text:p>42,6</text:p>
          </table:table-cell>
          <table:table-cell table:style-name="ce29" office:value-type="float" office:value="45.23" calcext:value-type="float">
            <text:p>45,23</text:p>
          </table:table-cell>
          <table:table-cell table:style-name="ce30" office:value-type="float" office:value="14.95" calcext:value-type="float">
            <text:p>14,95</text:p>
          </table:table-cell>
          <table:table-cell table:style-name="ce31" office:value-type="float" office:value="10.87" calcext:value-type="float">
            <text:p>10,87</text:p>
          </table:table-cell>
          <table:table-cell table:style-name="ce32" office:value-type="float" office:value="13.76" calcext:value-type="float">
            <text:p>13,76</text:p>
          </table:table-cell>
          <table:table-cell table:style-name="ce33" office:value-type="float" office:value="11.71" calcext:value-type="float">
            <text:p>11,71</text:p>
          </table:table-cell>
          <table:table-cell table:style-name="ce25" office:value-type="float" office:value="2524.05" calcext:value-type="float">
            <text:p>2524,05</text:p>
          </table:table-cell>
          <table:table-cell table:style-name="ce36" office:value-type="string" calcext:value-type="string">
            <text:p>B</text:p>
          </table:table-cell>
          <table:table-cell office:value-type="float" office:value="125883" calcext:value-type="float">
            <text:p>125883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Région Centre-Val de Loire</text:p>
          </table:table-cell>
          <table:table-cell table:style-name="ce15"/>
          <table:table-cell table:style-name="ce13" office:value-type="string" calcext:value-type="string">
            <text:p>24 - Centre-Val de Loir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REGION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de la Liberté</text:p>
          </table:table-cell>
          <table:table-cell table:style-name="ce25" office:value-type="string" calcext:value-type="string">
            <text:p>Avenue de Grammont</text:p>
          </table:table-cell>
          <table:table-cell table:style-name="ce25" office:value-type="string" calcext:value-type="string">
            <text:p>Carrefour de Verdun</text:p>
          </table:table-cell>
          <table:table-cell table:style-name="ce25" office:value-type="string" calcext:value-type="string">
            <text:p>Rue Jeanne d'Arc</text:p>
          </table:table-cell>
          <table:table-cell table:style-name="ce25" office:value-type="string" calcext:value-type="string">
            <text:p>Place Jean Jaurès</text:p>
          </table:table-cell>
          <table:table-cell table:style-name="ce28" office:value-type="float" office:value="47.4" calcext:value-type="float">
            <text:p>47,4</text:p>
          </table:table-cell>
          <table:table-cell table:style-name="ce29" office:value-type="float" office:value="43.58" calcext:value-type="float">
            <text:p>43,58</text:p>
          </table:table-cell>
          <table:table-cell table:style-name="ce30" office:value-type="float" office:value="14.49" calcext:value-type="float">
            <text:p>14,49</text:p>
          </table:table-cell>
          <table:table-cell table:style-name="ce31" office:value-type="float" office:value="10.01" calcext:value-type="float">
            <text:p>10,01</text:p>
          </table:table-cell>
          <table:table-cell table:style-name="ce32" office:value-type="float" office:value="13.79" calcext:value-type="float">
            <text:p>13,79</text:p>
          </table:table-cell>
          <table:table-cell table:style-name="ce33" office:value-type="float" office:value="11.14" calcext:value-type="float">
            <text:p>11,14</text:p>
          </table:table-cell>
          <table:table-cell table:style-name="ce25" office:value-type="float" office:value="44994.4" calcext:value-type="float">
            <text:p>44994,4</text:p>
          </table:table-cell>
          <table:table-cell table:style-name="ce37" office:value-type="string" calcext:value-type="string">
            <text:p>C</text:p>
          </table:table-cell>
          <table:table-cell table:style-name="ce10" office:value-type="float" office:value="2572853" calcext:value-type="float">
            <text:p>2572853</text:p>
          </table:table-cell>
          <table:table-cell office:value-type="string" calcext:value-type="string">
            <text:p>Plus de 500 000 hab</text:p>
          </table:table-cell>
          <table:table-cell table:style-name="ce10"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e Grand Chalon</text:p>
          </table:table-cell>
          <table:table-cell table:style-name="ce10" office:value-type="float" office:value="247100589" calcext:value-type="float">
            <text:p>247100589</text:p>
          </table:table-cell>
          <table:table-cell table:style-name="ce13" office:value-type="string" calcext:value-type="string">
            <text:p>27 - Bourgogne-Franche-Comté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A Le Grand Chalon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Jean Jaurès</text:p>
          </table:table-cell>
          <table:table-cell table:style-name="ce25" office:value-type="string" calcext:value-type="string">
            <text:p>Rue Pierre Mendes France</text:p>
          </table:table-cell>
          <table:table-cell table:style-name="ce25" office:value-type="string" calcext:value-type="string">
            <text:p>Rue des Hortensias</text:p>
          </table:table-cell>
          <table:table-cell table:style-name="ce25" office:value-type="string" calcext:value-type="string">
            <text:p>Rue du Capitaine Drillien</text:p>
          </table:table-cell>
          <table:table-cell table:style-name="ce25" office:value-type="string" calcext:value-type="string">
            <text:p>Place de Beaune</text:p>
          </table:table-cell>
          <table:table-cell table:style-name="ce28" office:value-type="float" office:value="56.4" calcext:value-type="float">
            <text:p>56,4</text:p>
          </table:table-cell>
          <table:table-cell table:style-name="ce29" office:value-type="float" office:value="42.59" calcext:value-type="float">
            <text:p>42,59</text:p>
          </table:table-cell>
          <table:table-cell table:style-name="ce30" office:value-type="float" office:value="14.25" calcext:value-type="float">
            <text:p>14,25</text:p>
          </table:table-cell>
          <table:table-cell table:style-name="ce31" office:value-type="float" office:value="9.52" calcext:value-type="float">
            <text:p>9,52</text:p>
          </table:table-cell>
          <table:table-cell table:style-name="ce32" office:value-type="float" office:value="14.67" calcext:value-type="float">
            <text:p>14,67</text:p>
          </table:table-cell>
          <table:table-cell table:style-name="ce33" office:value-type="float" office:value="10.95" calcext:value-type="float">
            <text:p>10,95</text:p>
          </table:table-cell>
          <table:table-cell table:style-name="ce25" office:value-type="float" office:value="1985.28" calcext:value-type="float">
            <text:p>1985,28</text:p>
          </table:table-cell>
          <table:table-cell table:style-name="ce37" office:value-type="string" calcext:value-type="string">
            <text:p>E</text:p>
          </table:table-cell>
          <table:table-cell office:value-type="float" office:value="113869" calcext:value-type="float">
            <text:p>113869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mmunauté d'agglomération Sophia Antipolis</text:p>
          </table:table-cell>
          <table:table-cell table:style-name="ce10" office:value-type="float" office:value="240600585" calcext:value-type="float">
            <text:p>240600585</text:p>
          </table:table-cell>
          <table:table-cell table:style-name="ce13" office:value-type="string" calcext:value-type="string">
            <text:p>93 - Provence-Alpes-Côte d'Azur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A de Sophia Antipolis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oute du Bord de Mer</text:p>
          </table:table-cell>
          <table:table-cell table:style-name="ce25" office:value-type="string" calcext:value-type="string">
            <text:p>Voie Julia</text:p>
          </table:table-cell>
          <table:table-cell table:style-name="ce25" office:value-type="string" calcext:value-type="string">
            <text:p>Route des Lucioles</text:p>
          </table:table-cell>
          <table:table-cell table:style-name="ce25" office:value-type="string" calcext:value-type="string">
            <text:p>Avenue du 11 Novembre</text:p>
          </table:table-cell>
          <table:table-cell table:style-name="ce25" office:value-type="string" calcext:value-type="string">
            <text:p>Rond-Point de Super Antibes</text:p>
          </table:table-cell>
          <table:table-cell table:style-name="ce28" office:value-type="float" office:value="29.4" calcext:value-type="float">
            <text:p>29,4</text:p>
          </table:table-cell>
          <table:table-cell table:style-name="ce29" office:value-type="float" office:value="41.5" calcext:value-type="float">
            <text:p>41,5</text:p>
          </table:table-cell>
          <table:table-cell table:style-name="ce30" office:value-type="float" office:value="18.32" calcext:value-type="float">
            <text:p>18,32</text:p>
          </table:table-cell>
          <table:table-cell table:style-name="ce31" office:value-type="float" office:value="11.61" calcext:value-type="float">
            <text:p>11,61</text:p>
          </table:table-cell>
          <table:table-cell table:style-name="ce32" office:value-type="float" office:value="22.67" calcext:value-type="float">
            <text:p>22,67</text:p>
          </table:table-cell>
          <table:table-cell table:style-name="ce33" office:value-type="float" office:value="13.84" calcext:value-type="float">
            <text:p>13,84</text:p>
          </table:table-cell>
          <table:table-cell table:style-name="ce25" office:value-type="float" office:value="4664.47" calcext:value-type="float">
            <text:p>4664,47</text:p>
          </table:table-cell>
          <table:table-cell table:style-name="ce36" office:value-type="string" calcext:value-type="string">
            <text:p>C</text:p>
          </table:table-cell>
          <table:table-cell office:value-type="float" office:value="177077" calcext:value-type="float">
            <text:p>17707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Chartres Métropole</text:p>
          </table:table-cell>
          <table:table-cell table:style-name="ce14" office:value-type="float" office:value="200033181" calcext:value-type="float">
            <text:p>200033181</text:p>
          </table:table-cell>
          <table:table-cell table:style-name="ce13" office:value-type="string" calcext:value-type="string">
            <text:p>24 - Centre-Val de Loire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A Chartres Métropole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des épars</text:p>
          </table:table-cell>
          <table:table-cell table:style-name="ce25" office:value-type="string" calcext:value-type="string">
            <text:p>Rue du Grand Faubourg</text:p>
          </table:table-cell>
          <table:table-cell table:style-name="ce25" office:value-type="string" calcext:value-type="string">
            <text:p>Place Saint-Pierre</text:p>
          </table:table-cell>
          <table:table-cell table:style-name="ce25" office:value-type="string" calcext:value-type="string">
            <text:p>Rue Saint-Pierre</text:p>
          </table:table-cell>
          <table:table-cell table:style-name="ce25" office:value-type="string" calcext:value-type="string">
            <text:p>Rue de la Porte Cendreuse</text:p>
          </table:table-cell>
          <table:table-cell table:style-name="ce28" office:value-type="float" office:value="48" calcext:value-type="float">
            <text:p>48</text:p>
          </table:table-cell>
          <table:table-cell table:style-name="ce29" office:value-type="float" office:value="40.88" calcext:value-type="float">
            <text:p>40,88</text:p>
          </table:table-cell>
          <table:table-cell table:style-name="ce30" office:value-type="float" office:value="14.61" calcext:value-type="float">
            <text:p>14,61</text:p>
          </table:table-cell>
          <table:table-cell table:style-name="ce31" office:value-type="float" office:value="9.65" calcext:value-type="float">
            <text:p>9,65</text:p>
          </table:table-cell>
          <table:table-cell table:style-name="ce32" office:value-type="float" office:value="14.24" calcext:value-type="float">
            <text:p>14,24</text:p>
          </table:table-cell>
          <table:table-cell table:style-name="ce33" office:value-type="float" office:value="11.18" calcext:value-type="float">
            <text:p>11,18</text:p>
          </table:table-cell>
          <table:table-cell table:style-name="ce25" office:value-type="float" office:value="2372.59" calcext:value-type="float">
            <text:p>2372,59</text:p>
          </table:table-cell>
          <table:table-cell table:style-name="ce36" office:value-type="string" calcext:value-type="string">
            <text:p>B</text:p>
          </table:table-cell>
          <table:table-cell office:value-type="float" office:value="136243" calcext:value-type="float">
            <text:p>136243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Dunkerque Grand Littoral</text:p>
          </table:table-cell>
          <table:table-cell table:style-name="ce12" office:value-type="float" office:value="245900428" calcext:value-type="float">
            <text:p>245900428</text:p>
          </table:table-cell>
          <table:table-cell table:style-name="ce13" office:value-type="string" calcext:value-type="string">
            <text:p>32 - Hauts-de-Franc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U de Dunkerque</text:p>
          </table:table-cell>
          <table:table-cell office:value-type="string" calcext:value-type="string">
            <text:p>CU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Voie Interne Arcelor Mittal</text:p>
          </table:table-cell>
          <table:table-cell table:style-name="ce25" office:value-type="string" calcext:value-type="string">
            <text:p>Rue Georges Pompidou</text:p>
          </table:table-cell>
          <table:table-cell table:style-name="ce25" office:value-type="string" calcext:value-type="string">
            <text:p>Rue du Kruysbellaert</text:p>
          </table:table-cell>
          <table:table-cell table:style-name="ce25" office:value-type="string" calcext:value-type="string">
            <text:p>Rue des Forts</text:p>
          </table:table-cell>
          <table:table-cell table:style-name="ce25" office:value-type="string" calcext:value-type="string">
            <text:p>Rue des éparges</text:p>
          </table:table-cell>
          <table:table-cell table:style-name="ce28" office:value-type="float" office:value="46.2" calcext:value-type="float">
            <text:p>46,2</text:p>
          </table:table-cell>
          <table:table-cell table:style-name="ce29" office:value-type="float" office:value="40.77" calcext:value-type="float">
            <text:p>40,77</text:p>
          </table:table-cell>
          <table:table-cell table:style-name="ce30" office:value-type="float" office:value="14.67" calcext:value-type="float">
            <text:p>14,67</text:p>
          </table:table-cell>
          <table:table-cell table:style-name="ce31" office:value-type="float" office:value="9.83" calcext:value-type="float">
            <text:p>9,83</text:p>
          </table:table-cell>
          <table:table-cell table:style-name="ce32" office:value-type="float" office:value="13.48" calcext:value-type="float">
            <text:p>13,48</text:p>
          </table:table-cell>
          <table:table-cell table:style-name="ce33" office:value-type="float" office:value="10.73" calcext:value-type="float">
            <text:p>10,73</text:p>
          </table:table-cell>
          <table:table-cell table:style-name="ce25" office:value-type="float" office:value="2238.88" calcext:value-type="float">
            <text:p>2238,88</text:p>
          </table:table-cell>
          <table:table-cell table:style-name="ce37" office:value-type="string" calcext:value-type="string">
            <text:p>D</text:p>
          </table:table-cell>
          <table:table-cell office:value-type="float" office:value="195917" calcext:value-type="float">
            <text:p>19591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étropole Rouen Normandie</text:p>
          </table:table-cell>
          <table:table-cell table:style-name="ce12" office:value-type="float" office:value="200023414" calcext:value-type="float">
            <text:p>200023414</text:p>
          </table:table-cell>
          <table:table-cell table:style-name="ce13" office:value-type="string" calcext:value-type="string">
            <text:p>28 - Normandi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Métropole Rouen Normandi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Square des Chanes</text:p>
          </table:table-cell>
          <table:table-cell table:style-name="ce25" office:value-type="string" calcext:value-type="string">
            <text:p>Place Saint-Marc</text:p>
          </table:table-cell>
          <table:table-cell table:style-name="ce25" office:value-type="string" calcext:value-type="string">
            <text:p>Rue Robert Schuman</text:p>
          </table:table-cell>
          <table:table-cell table:style-name="ce25" office:value-type="string" calcext:value-type="string">
            <text:p>Rue Lafayette</text:p>
          </table:table-cell>
          <table:table-cell table:style-name="ce25" office:value-type="string" calcext:value-type="string">
            <text:p>Rue du Bois Bagnères</text:p>
          </table:table-cell>
          <table:table-cell table:style-name="ce28" office:value-type="float" office:value="46.8" calcext:value-type="float">
            <text:p>46,8</text:p>
          </table:table-cell>
          <table:table-cell table:style-name="ce29" office:value-type="float" office:value="40.25" calcext:value-type="float">
            <text:p>40,25</text:p>
          </table:table-cell>
          <table:table-cell table:style-name="ce30" office:value-type="float" office:value="15.26" calcext:value-type="float">
            <text:p>15,26</text:p>
          </table:table-cell>
          <table:table-cell table:style-name="ce31" office:value-type="float" office:value="10.09" calcext:value-type="float">
            <text:p>10,09</text:p>
          </table:table-cell>
          <table:table-cell table:style-name="ce32" office:value-type="float" office:value="15.13" calcext:value-type="float">
            <text:p>15,13</text:p>
          </table:table-cell>
          <table:table-cell table:style-name="ce33" office:value-type="float" office:value="11.34" calcext:value-type="float">
            <text:p>11,34</text:p>
          </table:table-cell>
          <table:table-cell table:style-name="ce25" office:value-type="float" office:value="6216.98" calcext:value-type="float">
            <text:p>6216,98</text:p>
          </table:table-cell>
          <table:table-cell table:style-name="ce37" office:value-type="string" calcext:value-type="string">
            <text:p>B</text:p>
          </table:table-cell>
          <table:table-cell office:value-type="float" office:value="492681" calcext:value-type="float">
            <text:p>492681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Besançon</text:p>
          </table:table-cell>
          <table:table-cell table:style-name="ce10" office:value-type="float" office:value="25056" calcext:value-type="float">
            <text:p>25056</text:p>
          </table:table-cell>
          <table:table-cell table:style-name="ce3" office:value-type="string" calcext:value-type="string">
            <text:p>27 - Bourgogne-Franche-Comté</text:p>
          </table:table-cell>
          <table:table-cell table:style-name="ce11" office:value-type="string" calcext:value-type="string">
            <text:p>oui </text:p>
          </table:table-cell>
          <table:table-cell table:style-name="ce11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Jouffroy d'Abbans</text:p>
          </table:table-cell>
          <table:table-cell table:style-name="ce25" office:value-type="string" calcext:value-type="string">
            <text:p>Rue du Petit Charmont</text:p>
          </table:table-cell>
          <table:table-cell table:style-name="ce25" office:value-type="string" calcext:value-type="string">
            <text:p>Rue de la Madeleine</text:p>
          </table:table-cell>
          <table:table-cell table:style-name="ce25" office:value-type="string" calcext:value-type="string">
            <text:p>Rue Pierre Vernier</text:p>
          </table:table-cell>
          <table:table-cell table:style-name="ce25" office:value-type="string" calcext:value-type="string">
            <text:p>Rue du Bougney</text:p>
          </table:table-cell>
          <table:table-cell table:style-name="ce28" office:value-type="float" office:value="48" calcext:value-type="float">
            <text:p>48</text:p>
          </table:table-cell>
          <table:table-cell table:style-name="ce29" office:value-type="float" office:value="39.81" calcext:value-type="float">
            <text:p>39,81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8.44" calcext:value-type="float">
            <text:p>8,44</text:p>
          </table:table-cell>
          <table:table-cell table:style-name="ce32" office:value-type="float" office:value="17.24" calcext:value-type="float">
            <text:p>17,24</text:p>
          </table:table-cell>
          <table:table-cell table:style-name="ce33" office:value-type="float" office:value="10.3" calcext:value-type="float">
            <text:p>10,3</text:p>
          </table:table-cell>
          <table:table-cell table:style-name="ce25" office:value-type="float" office:value="733.48" calcext:value-type="float">
            <text:p>733,48</text:p>
          </table:table-cell>
          <table:table-cell table:style-name="ce36" office:value-type="string" calcext:value-type="string">
            <text:p>C</text:p>
          </table:table-cell>
          <table:table-cell office:value-type="float" office:value="116775" calcext:value-type="float">
            <text:p>116775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Communauté Pays Basque</text:p>
          </table:table-cell>
          <table:table-cell table:style-name="ce10" office:value-type="float" office:value="256401605" calcext:value-type="float">
            <text:p>256401605</text:p>
          </table:table-cell>
          <table:table-cell table:style-name="ce13" office:value-type="string" calcext:value-type="string">
            <text:p>75 - Nouvelle-Aquitaine</text:p>
          </table:table-cell>
          <table:table-cell table:style-name="ce15" office:value-type="string" calcext:value-type="string">
            <text:p>Pour Syndicat des mobilités Pays-Basque Adour (mais ok) </text:p>
          </table:table-cell>
          <table:table-cell table:style-name="ce13" office:value-type="string" calcext:value-type="string">
            <text:p>Syndicat des mobilités Pays-Basque Adour</text:p>
          </table:table-cell>
          <table:table-cell office:value-type="string" calcext:value-type="string">
            <text:p>SMF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ont Henri Grenet</text:p>
          </table:table-cell>
          <table:table-cell table:style-name="ce25" office:value-type="string" calcext:value-type="string">
            <text:p>Rond-Point des Allées Marines</text:p>
          </table:table-cell>
          <table:table-cell table:style-name="ce25" office:value-type="string" calcext:value-type="string">
            <text:p>Rond-Point de la Pièce-Noyée</text:p>
          </table:table-cell>
          <table:table-cell table:style-name="ce25" office:value-type="string" calcext:value-type="string">
            <text:p>Rue Raoul Bramarie</text:p>
          </table:table-cell>
          <table:table-cell table:style-name="ce25" office:value-type="string" calcext:value-type="string">
            <text:p>Allée de la Pièce Noyée</text:p>
          </table:table-cell>
          <table:table-cell table:style-name="ce28" office:value-type="float" office:value="52.2" calcext:value-type="float">
            <text:p>52,2</text:p>
          </table:table-cell>
          <table:table-cell table:style-name="ce29" office:value-type="float" office:value="39.45" calcext:value-type="float">
            <text:p>39,45</text:p>
          </table:table-cell>
          <table:table-cell table:style-name="ce30" office:value-type="float" office:value="14.13" calcext:value-type="float">
            <text:p>14,13</text:p>
          </table:table-cell>
          <table:table-cell table:style-name="ce31" office:value-type="float" office:value="9.67" calcext:value-type="float">
            <text:p>9,67</text:p>
          </table:table-cell>
          <table:table-cell table:style-name="ce32" office:value-type="float" office:value="10.34" calcext:value-type="float">
            <text:p>10,34</text:p>
          </table:table-cell>
          <table:table-cell table:style-name="ce33" office:value-type="float" office:value="9.86" calcext:value-type="float">
            <text:p>9,86</text:p>
          </table:table-cell>
          <table:table-cell table:style-name="ce25" office:value-type="float" office:value="4727.18" calcext:value-type="float">
            <text:p>4727,18</text:p>
          </table:table-cell>
          <table:table-cell table:style-name="ce37" office:value-type="string" calcext:value-type="string">
            <text:p>C</text:p>
          </table:table-cell>
          <table:table-cell office:value-type="float" office:value="330282" calcext:value-type="float">
            <text:p>330282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Perpignan Méditerranée Métropole</text:p>
          </table:table-cell>
          <table:table-cell table:style-name="ce15" office:value-type="float" office:value="200027183" calcext:value-type="float">
            <text:p>200027183</text:p>
          </table:table-cell>
          <table:table-cell table:style-name="ce3" office:value-type="string" calcext:value-type="string">
            <text:p>76 - Occitani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ommunauté Urbaine de Perpignan Méditerranée Métropol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du Maréchal Leclerc</text:p>
          </table:table-cell>
          <table:table-cell table:style-name="ce25" office:value-type="string" calcext:value-type="string">
            <text:p>Rond-Point de l'Appel du 18 Juin 40</text:p>
          </table:table-cell>
          <table:table-cell table:style-name="ce25" office:value-type="string" calcext:value-type="string">
            <text:p>Avenue Annibal</text:p>
          </table:table-cell>
          <table:table-cell table:style-name="ce25" office:value-type="string" calcext:value-type="string">
            <text:p>Boulevard du Port</text:p>
          </table:table-cell>
          <table:table-cell table:style-name="ce25" office:value-type="string" calcext:value-type="string">
            <text:p>Quai de Barcelone</text:p>
          </table:table-cell>
          <table:table-cell table:style-name="ce28" office:value-type="float" office:value="38.4" calcext:value-type="float">
            <text:p>38,4</text:p>
          </table:table-cell>
          <table:table-cell table:style-name="ce29" office:value-type="float" office:value="38.43" calcext:value-type="float">
            <text:p>38,43</text:p>
          </table:table-cell>
          <table:table-cell table:style-name="ce30" office:value-type="float" office:value="14.34" calcext:value-type="float">
            <text:p>14,34</text:p>
          </table:table-cell>
          <table:table-cell table:style-name="ce31" office:value-type="float" office:value="9.69" calcext:value-type="float">
            <text:p>9,69</text:p>
          </table:table-cell>
          <table:table-cell table:style-name="ce32" office:value-type="float" office:value="10.64" calcext:value-type="float">
            <text:p>10,64</text:p>
          </table:table-cell>
          <table:table-cell table:style-name="ce33" office:value-type="float" office:value="9.96" calcext:value-type="float">
            <text:p>9,96</text:p>
          </table:table-cell>
          <table:table-cell table:style-name="ce25" office:value-type="float" office:value="2945.51" calcext:value-type="float">
            <text:p>2945,51</text:p>
          </table:table-cell>
          <table:table-cell table:style-name="ce37" office:value-type="string" calcext:value-type="string">
            <text:p>C</text:p>
          </table:table-cell>
          <table:table-cell office:value-type="float" office:value="268445" calcext:value-type="float">
            <text:p>268445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Mulhouse</text:p>
          </table:table-cell>
          <table:table-cell table:style-name="ce10" office:value-type="float" office:value="68224" calcext:value-type="float">
            <text:p>68224</text:p>
          </table:table-cell>
          <table:table-cell table:style-name="ce3" office:value-type="string" calcext:value-type="string">
            <text:p>44 - Grand Est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de Colmar</text:p>
          </table:table-cell>
          <table:table-cell table:style-name="ce25" office:value-type="string" calcext:value-type="string">
            <text:p>Boulevard du Président Roosevelt</text:p>
          </table:table-cell>
          <table:table-cell table:style-name="ce25" office:value-type="string" calcext:value-type="string">
            <text:p>Rue de l'Arsenal</text:p>
          </table:table-cell>
          <table:table-cell table:style-name="ce25" office:value-type="string" calcext:value-type="string">
            <text:p>Avenue Aristide Briand</text:p>
          </table:table-cell>
          <table:table-cell table:style-name="ce25" office:value-type="string" calcext:value-type="string">
            <text:p>Rue de Kingersheim</text:p>
          </table:table-cell>
          <table:table-cell table:style-name="ce28" office:value-type="float" office:value="42" calcext:value-type="float">
            <text:p>42</text:p>
          </table:table-cell>
          <table:table-cell table:style-name="ce29" office:value-type="float" office:value="37.66" calcext:value-type="float">
            <text:p>37,66</text:p>
          </table:table-cell>
          <table:table-cell table:style-name="ce30" office:value-type="float" office:value="14.05" calcext:value-type="float">
            <text:p>14,05</text:p>
          </table:table-cell>
          <table:table-cell table:style-name="ce31" office:value-type="float" office:value="8.78" calcext:value-type="float">
            <text:p>8,78</text:p>
          </table:table-cell>
          <table:table-cell table:style-name="ce32" office:value-type="float" office:value="13.34" calcext:value-type="float">
            <text:p>13,34</text:p>
          </table:table-cell>
          <table:table-cell table:style-name="ce33" office:value-type="float" office:value="10.03" calcext:value-type="float">
            <text:p>10,03</text:p>
          </table:table-cell>
          <table:table-cell table:style-name="ce25" office:value-type="float" office:value="1559.81" calcext:value-type="float">
            <text:p>1559,81</text:p>
          </table:table-cell>
          <table:table-cell table:style-name="ce37" office:value-type="string" calcext:value-type="string">
            <text:p>B</text:p>
          </table:table-cell>
          <table:table-cell office:value-type="float" office:value="108942" calcext:value-type="float">
            <text:p>108942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and Paris Seine Ouest</text:p>
          </table:table-cell>
          <table:table-cell table:style-name="ce17" office:value-type="float" office:value="200057974" calcext:value-type="float">
            <text:p>200 057 974</text:p>
          </table:table-cell>
          <table:table-cell table:style-name="ce13" office:value-type="string" calcext:value-type="string">
            <text:p>11 - Île-de-Franc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GRAND PARIS SEINE OUEST </text:p>
          </table:table-cell>
          <table:table-cell office:value-type="string" calcext:value-type="string">
            <text:p>EPT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La Coulée Verte</text:p>
          </table:table-cell>
          <table:table-cell table:style-name="ce25" office:value-type="string" calcext:value-type="string">
            <text:p>Carrefour de l'Insurrection</text:p>
          </table:table-cell>
          <table:table-cell table:style-name="ce25" office:value-type="string" calcext:value-type="string">
            <text:p>Rue Rouget de Lisle</text:p>
          </table:table-cell>
          <table:table-cell table:style-name="ce25" office:value-type="string" calcext:value-type="string">
            <text:p>Rond-Point Victor Hugo</text:p>
          </table:table-cell>
          <table:table-cell table:style-name="ce25" office:value-type="string" calcext:value-type="string">
            <text:p>Rue Jeanne d'Arc</text:p>
          </table:table-cell>
          <table:table-cell table:style-name="ce28" office:value-type="float" office:value="46.8" calcext:value-type="float">
            <text:p>46,8</text:p>
          </table:table-cell>
          <table:table-cell table:style-name="ce29" office:value-type="float" office:value="37.56" calcext:value-type="float">
            <text:p>37,56</text:p>
          </table:table-cell>
          <table:table-cell table:style-name="ce30" office:value-type="float" office:value="14.82" calcext:value-type="float">
            <text:p>14,82</text:p>
          </table:table-cell>
          <table:table-cell table:style-name="ce31" office:value-type="float" office:value="9.35" calcext:value-type="float">
            <text:p>9,35</text:p>
          </table:table-cell>
          <table:table-cell table:style-name="ce32" office:value-type="float" office:value="11.13" calcext:value-type="float">
            <text:p>11,13</text:p>
          </table:table-cell>
          <table:table-cell table:style-name="ce33" office:value-type="float" office:value="9.74" calcext:value-type="float">
            <text:p>9,74</text:p>
          </table:table-cell>
          <table:table-cell table:style-name="ce25" office:value-type="float" office:value="44741.47" calcext:value-type="float">
            <text:p>44741,47</text:p>
          </table:table-cell>
          <table:table-cell table:style-name="ce37" office:value-type="string" calcext:value-type="string">
            <text:p>B</text:p>
          </table:table-cell>
          <table:table-cell office:value-type="float" office:value="319603" calcext:value-type="float">
            <text:p>319603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Limoges Métropole</text:p>
          </table:table-cell>
          <table:table-cell table:style-name="ce12" office:value-type="float" office:value="248719312" calcext:value-type="float">
            <text:p>248719312</text:p>
          </table:table-cell>
          <table:table-cell table:style-name="ce13" office:value-type="string" calcext:value-type="string">
            <text:p>75 - Nouvelle-Aquitain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U Limoges Métropole</text:p>
          </table:table-cell>
          <table:table-cell office:value-type="string" calcext:value-type="string">
            <text:p>CU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Joseph Cazautets</text:p>
          </table:table-cell>
          <table:table-cell table:style-name="ce25" office:value-type="string" calcext:value-type="string">
            <text:p>Carrefour Beaupeyrat</text:p>
          </table:table-cell>
          <table:table-cell table:style-name="ce25" office:value-type="string" calcext:value-type="string">
            <text:p>Rue d'Auzette</text:p>
          </table:table-cell>
          <table:table-cell table:style-name="ce25" office:value-type="string" calcext:value-type="string">
            <text:p>Boulevard Bel Air</text:p>
          </table:table-cell>
          <table:table-cell table:style-name="ce25" office:value-type="string" calcext:value-type="string">
            <text:p>Rue des Carriers</text:p>
          </table:table-cell>
          <table:table-cell table:style-name="ce28" office:value-type="float" office:value="72" calcext:value-type="float">
            <text:p>72</text:p>
          </table:table-cell>
          <table:table-cell table:style-name="ce29" office:value-type="float" office:value="36.93" calcext:value-type="float">
            <text:p>36,93</text:p>
          </table:table-cell>
          <table:table-cell table:style-name="ce30" office:value-type="float" office:value="13.86" calcext:value-type="float">
            <text:p>13,86</text:p>
          </table:table-cell>
          <table:table-cell table:style-name="ce31" office:value-type="float" office:value="7.07" calcext:value-type="float">
            <text:p>7,07</text:p>
          </table:table-cell>
          <table:table-cell table:style-name="ce32" office:value-type="float" office:value="17.66" calcext:value-type="float">
            <text:p>17,66</text:p>
          </table:table-cell>
          <table:table-cell table:style-name="ce33" office:value-type="float" office:value="9.87" calcext:value-type="float">
            <text:p>9,87</text:p>
          </table:table-cell>
          <table:table-cell table:style-name="ce25" office:value-type="float" office:value="1182.61" calcext:value-type="float">
            <text:p>1182,61</text:p>
          </table:table-cell>
          <table:table-cell table:style-name="ce37" office:value-type="string" calcext:value-type="string">
            <text:p>C</text:p>
          </table:table-cell>
          <table:table-cell office:value-type="float" office:value="207385" calcext:value-type="float">
            <text:p>207385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aint-Brieuc Armor agglomération</text:p>
          </table:table-cell>
          <table:table-cell table:style-name="ce10" office:value-type="float" office:value="200069409" calcext:value-type="float">
            <text:p>200069409</text:p>
          </table:table-cell>
          <table:table-cell table:style-name="ce13" office:value-type="string" calcext:value-type="string">
            <text:p>53 - Bretagn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A Saint-Brieuc Armor Agglomération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Balzac</text:p>
          </table:table-cell>
          <table:table-cell table:style-name="ce25" office:value-type="string" calcext:value-type="string">
            <text:p>Place du 8 Mai 1945</text:p>
          </table:table-cell>
          <table:table-cell table:style-name="ce25" office:value-type="string" calcext:value-type="string">
            <text:p>Avenue d'Armor</text:p>
          </table:table-cell>
          <table:table-cell table:style-name="ce25" office:value-type="string" calcext:value-type="string">
            <text:p>Rond-Point Clemenceau-Charner</text:p>
          </table:table-cell>
          <table:table-cell table:style-name="ce25" office:value-type="string" calcext:value-type="string">
            <text:p>Boulevard Waldeck-Rousseau</text:p>
          </table:table-cell>
          <table:table-cell table:style-name="ce28" office:value-type="float" office:value="43.2" calcext:value-type="float">
            <text:p>43,2</text:p>
          </table:table-cell>
          <table:table-cell table:style-name="ce29" office:value-type="float" office:value="36.88" calcext:value-type="float">
            <text:p>36,88</text:p>
          </table:table-cell>
          <table:table-cell table:style-name="ce30" office:value-type="float" office:value="14.58" calcext:value-type="float">
            <text:p>14,58</text:p>
          </table:table-cell>
          <table:table-cell table:style-name="ce31" office:value-type="float" office:value="8.58" calcext:value-type="float">
            <text:p>8,58</text:p>
          </table:table-cell>
          <table:table-cell table:style-name="ce32" office:value-type="float" office:value="9.79" calcext:value-type="float">
            <text:p>9,79</text:p>
          </table:table-cell>
          <table:table-cell table:style-name="ce33" office:value-type="float" office:value="8.93" calcext:value-type="float">
            <text:p>8,93</text:p>
          </table:table-cell>
          <table:table-cell table:style-name="ce25" office:value-type="float" office:value="1888.22" calcext:value-type="float">
            <text:p>1888,22</text:p>
          </table:table-cell>
          <table:table-cell table:style-name="ce37" office:value-type="string" calcext:value-type="string">
            <text:p>D</text:p>
          </table:table-cell>
          <table:table-cell office:value-type="float" office:value="151937" calcext:value-type="float">
            <text:p>15193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Paris Ouest La Défense</text:p>
          </table:table-cell>
          <table:table-cell table:style-name="ce12" office:value-type="float" office:value="200057982" calcext:value-type="float">
            <text:p>200057982</text:p>
          </table:table-cell>
          <table:table-cell table:style-name="ce13" office:value-type="string" calcext:value-type="string">
            <text:p>11 - Île-de-Franc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PARIS OUEST LA DEFENSE </text:p>
          </table:table-cell>
          <table:table-cell office:value-type="string" calcext:value-type="string">
            <text:p>EPT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Charles de Gaulle</text:p>
          </table:table-cell>
          <table:table-cell table:style-name="ce25" office:value-type="string" calcext:value-type="string">
            <text:p>Rue d'Orléans</text:p>
          </table:table-cell>
          <table:table-cell table:style-name="ce25" office:value-type="string" calcext:value-type="string">
            <text:p>Rue Victor Hugo</text:p>
          </table:table-cell>
          <table:table-cell table:style-name="ce25" office:value-type="string" calcext:value-type="string">
            <text:p>Avenue de Neuilly</text:p>
          </table:table-cell>
          <table:table-cell table:style-name="ce25" office:value-type="string" calcext:value-type="string">
            <text:p>Avenue de la Porte d'Asnières</text:p>
          </table:table-cell>
          <table:table-cell table:style-name="ce28" office:value-type="float" office:value="49.8" calcext:value-type="float">
            <text:p>49,8</text:p>
          </table:table-cell>
          <table:table-cell table:style-name="ce29" office:value-type="float" office:value="36.37" calcext:value-type="float">
            <text:p>36,37</text:p>
          </table:table-cell>
          <table:table-cell table:style-name="ce30" office:value-type="float" office:value="14.55" calcext:value-type="float">
            <text:p>14,55</text:p>
          </table:table-cell>
          <table:table-cell table:style-name="ce31" office:value-type="float" office:value="8.94" calcext:value-type="float">
            <text:p>8,94</text:p>
          </table:table-cell>
          <table:table-cell table:style-name="ce32" office:value-type="float" office:value="11.21" calcext:value-type="float">
            <text:p>11,21</text:p>
          </table:table-cell>
          <table:table-cell table:style-name="ce33" office:value-type="float" office:value="9.38" calcext:value-type="float">
            <text:p>9,38</text:p>
          </table:table-cell>
          <table:table-cell table:style-name="ce25" office:value-type="float" office:value="53080.12" calcext:value-type="float">
            <text:p>53080,12</text:p>
          </table:table-cell>
          <table:table-cell table:style-name="ce37" office:value-type="string" calcext:value-type="string">
            <text:p>A</text:p>
          </table:table-cell>
          <table:table-cell office:value-type="float" office:value="562238" calcext:value-type="float">
            <text:p>562238</text:p>
          </table:table-cell>
          <table:table-cell office:value-type="string" calcext:value-type="string">
            <text:p>Plus de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Plaine Commune</text:p>
          </table:table-cell>
          <table:table-cell table:style-name="ce10" office:value-type="float" office:value="200057867" calcext:value-type="float">
            <text:p>200057867</text:p>
          </table:table-cell>
          <table:table-cell table:style-name="ce13" office:value-type="string" calcext:value-type="string">
            <text:p>11 - Île-de-Franc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PLAINE COMMUNE GRAND PARIS </text:p>
          </table:table-cell>
          <table:table-cell office:value-type="string" calcext:value-type="string">
            <text:p>EPT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Quai François Mitterrand</text:p>
          </table:table-cell>
          <table:table-cell table:style-name="ce25" office:value-type="string" calcext:value-type="string">
            <text:p>Quai Gambetta</text:p>
          </table:table-cell>
          <table:table-cell table:style-name="ce25" office:value-type="string" calcext:value-type="string">
            <text:p>Quai de l'Allier</text:p>
          </table:table-cell>
          <table:table-cell table:style-name="ce25" office:value-type="string" calcext:value-type="string">
            <text:p>Quai Jean-Marie Tjibaou</text:p>
          </table:table-cell>
          <table:table-cell table:style-name="ce25" office:value-type="string" calcext:value-type="string">
            <text:p>Quai du Canal Saint-Denis</text:p>
          </table:table-cell>
          <table:table-cell table:style-name="ce28" office:value-type="float" office:value="47.4" calcext:value-type="float">
            <text:p>47,4</text:p>
          </table:table-cell>
          <table:table-cell table:style-name="ce29" office:value-type="float" office:value="36.19" calcext:value-type="float">
            <text:p>36,19</text:p>
          </table:table-cell>
          <table:table-cell table:style-name="ce30" office:value-type="float" office:value="14.49" calcext:value-type="float">
            <text:p>14,49</text:p>
          </table:table-cell>
          <table:table-cell table:style-name="ce31" office:value-type="float" office:value="8.95" calcext:value-type="float">
            <text:p>8,95</text:p>
          </table:table-cell>
          <table:table-cell table:style-name="ce32" office:value-type="float" office:value="10.61" calcext:value-type="float">
            <text:p>10,61</text:p>
          </table:table-cell>
          <table:table-cell table:style-name="ce33" office:value-type="float" office:value="9.28" calcext:value-type="float">
            <text:p>9,28</text:p>
          </table:table-cell>
          <table:table-cell table:style-name="ce25" office:value-type="float" office:value="21834.5" calcext:value-type="float">
            <text:p>21834,5</text:p>
          </table:table-cell>
          <table:table-cell table:style-name="ce37" office:value-type="string" calcext:value-type="string">
            <text:p>A</text:p>
          </table:table-cell>
          <table:table-cell office:value-type="float" office:value="440113" calcext:value-type="float">
            <text:p>440113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Val de Marne département</text:p>
          </table:table-cell>
          <table:table-cell table:style-name="ce15"/>
          <table:table-cell table:style-name="ce13" office:value-type="string" calcext:value-type="string">
            <text:p>11 - Île-de-Franc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DEPARTEMENT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de Paris</text:p>
          </table:table-cell>
          <table:table-cell table:style-name="ce25" office:value-type="string" calcext:value-type="string">
            <text:p>Chemin de l'Ancienne écluse</text:p>
          </table:table-cell>
          <table:table-cell table:style-name="ce25" office:value-type="string" calcext:value-type="string">
            <text:p>Quai de Bercy</text:p>
          </table:table-cell>
          <table:table-cell table:style-name="ce25" office:value-type="string" calcext:value-type="string">
            <text:p>Avenue de Liège</text:p>
          </table:table-cell>
          <table:table-cell table:style-name="ce25" office:value-type="string" calcext:value-type="string">
            <text:p>Avenue Lucien Descaves</text:p>
          </table:table-cell>
          <table:table-cell table:style-name="ce28" office:value-type="float" office:value="46.2" calcext:value-type="float">
            <text:p>46,2</text:p>
          </table:table-cell>
          <table:table-cell table:style-name="ce29" office:value-type="float" office:value="35.84" calcext:value-type="float">
            <text:p>35,84</text:p>
          </table:table-cell>
          <table:table-cell table:style-name="ce30" office:value-type="float" office:value="14.89" calcext:value-type="float">
            <text:p>14,89</text:p>
          </table:table-cell>
          <table:table-cell table:style-name="ce31" office:value-type="float" office:value="9.27" calcext:value-type="float">
            <text:p>9,27</text:p>
          </table:table-cell>
          <table:table-cell table:style-name="ce32" office:value-type="float" office:value="9.92" calcext:value-type="float">
            <text:p>9,92</text:p>
          </table:table-cell>
          <table:table-cell table:style-name="ce33" office:value-type="float" office:value="9.42" calcext:value-type="float">
            <text:p>9,42</text:p>
          </table:table-cell>
          <table:table-cell table:style-name="ce25" office:value-type="float" office:value="72880.64" calcext:value-type="float">
            <text:p>72880,64</text:p>
          </table:table-cell>
          <table:table-cell table:style-name="ce37" office:value-type="string" calcext:value-type="string">
            <text:p>B</text:p>
          </table:table-cell>
          <table:table-cell table:style-name="ce12" office:value-type="float" office:value="1396913" calcext:value-type="float">
            <text:p>1396913</text:p>
          </table:table-cell>
          <table:table-cell office:value-type="string" calcext:value-type="string">
            <text:p>Plus de 500 000 hab</text:p>
          </table:table-cell>
          <table:table-cell table:style-name="ce12"/>
          <table:table-cell table:number-columns-repeated="1000"/>
        </table:table-row>
        <table:table-row table:style-name="ro2">
          <table:table-cell table:style-name="ce2" office:value-type="string" calcext:value-type="string">
            <text:p>Région Occitanie Pyrénées-Méditerranée</text:p>
          </table:table-cell>
          <table:table-cell table:style-name="ce15"/>
          <table:table-cell table:style-name="ce3" office:value-type="string" calcext:value-type="string">
            <text:p>76 - Occitani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REGION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ond-Point Jane Atché</text:p>
          </table:table-cell>
          <table:table-cell table:style-name="ce25" office:value-type="string" calcext:value-type="string">
            <text:p>Avenue Charles Flahault</text:p>
          </table:table-cell>
          <table:table-cell table:style-name="ce25" office:value-type="string" calcext:value-type="string">
            <text:p>Place émile Martin</text:p>
          </table:table-cell>
          <table:table-cell table:style-name="ce25" office:value-type="string" calcext:value-type="string">
            <text:p>Route de Ganges</text:p>
          </table:table-cell>
          <table:table-cell table:style-name="ce25" office:value-type="string" calcext:value-type="string">
            <text:p>Avenue Pierre d'Adhémar</text:p>
          </table:table-cell>
          <table:table-cell table:style-name="ce28" office:value-type="float" office:value="45" calcext:value-type="float">
            <text:p>45</text:p>
          </table:table-cell>
          <table:table-cell table:style-name="ce29" office:value-type="float" office:value="35.75" calcext:value-type="float">
            <text:p>35,75</text:p>
          </table:table-cell>
          <table:table-cell table:style-name="ce30" office:value-type="float" office:value="14.79" calcext:value-type="float">
            <text:p>14,79</text:p>
          </table:table-cell>
          <table:table-cell table:style-name="ce31" office:value-type="float" office:value="8.58" calcext:value-type="float">
            <text:p>8,58</text:p>
          </table:table-cell>
          <table:table-cell table:style-name="ce32" office:value-type="float" office:value="11.77" calcext:value-type="float">
            <text:p>11,77</text:p>
          </table:table-cell>
          <table:table-cell table:style-name="ce33" office:value-type="float" office:value="9.31" calcext:value-type="float">
            <text:p>9,31</text:p>
          </table:table-cell>
          <table:table-cell table:style-name="ce25" office:value-type="float" office:value="83884.83" calcext:value-type="float">
            <text:p>83884,83</text:p>
          </table:table-cell>
          <table:table-cell table:style-name="ce37" office:value-type="string" calcext:value-type="string">
            <text:p>B</text:p>
          </table:table-cell>
          <table:table-cell table:style-name="ce12" office:value-type="float" office:value="5885496" calcext:value-type="float">
            <text:p>5885496</text:p>
          </table:table-cell>
          <table:table-cell office:value-type="string" calcext:value-type="string">
            <text:p>Plus de 500 000 hab</text:p>
          </table:table-cell>
          <table:table-cell table:style-name="ce12"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and Annecy agglomération</text:p>
          </table:table-cell>
          <table:table-cell table:style-name="ce10" office:value-type="float" office:value="200066793" calcext:value-type="float">
            <text:p>200066793</text:p>
          </table:table-cell>
          <table:table-cell table:style-name="ce13" office:value-type="string" calcext:value-type="string">
            <text:p>84 - Auvergne-Rhône-Alpes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A du Grand Annecy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Carnot</text:p>
          </table:table-cell>
          <table:table-cell table:style-name="ce25" office:value-type="string" calcext:value-type="string">
            <text:p>Rue de Frontenex</text:p>
          </table:table-cell>
          <table:table-cell table:style-name="ce25" office:value-type="string" calcext:value-type="string">
            <text:p>Rue du Bel Air</text:p>
          </table:table-cell>
          <table:table-cell table:style-name="ce25" office:value-type="string" calcext:value-type="string">
            <text:p>Rue Marc Leroux</text:p>
          </table:table-cell>
          <table:table-cell table:style-name="ce25" office:value-type="string" calcext:value-type="string">
            <text:p>Voie Verte</text:p>
          </table:table-cell>
          <table:table-cell table:style-name="ce28" office:value-type="float" office:value="49.2" calcext:value-type="float">
            <text:p>49,2</text:p>
          </table:table-cell>
          <table:table-cell table:style-name="ce29" office:value-type="float" office:value="35.16" calcext:value-type="float">
            <text:p>35,16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7.78" calcext:value-type="float">
            <text:p>7,78</text:p>
          </table:table-cell>
          <table:table-cell table:style-name="ce32" office:value-type="float" office:value="15.67" calcext:value-type="float">
            <text:p>15,67</text:p>
          </table:table-cell>
          <table:table-cell table:style-name="ce33" office:value-type="float" office:value="9.93" calcext:value-type="float">
            <text:p>9,93</text:p>
          </table:table-cell>
          <table:table-cell table:style-name="ce25" office:value-type="float" office:value="3245.55" calcext:value-type="float">
            <text:p>3245,55</text:p>
          </table:table-cell>
          <table:table-cell table:style-name="ce37" office:value-type="string" calcext:value-type="string">
            <text:p>C</text:p>
          </table:table-cell>
          <table:table-cell office:value-type="float" office:value="203784" calcext:value-type="float">
            <text:p>203784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Aix-Marseille Provence Métropole</text:p>
          </table:table-cell>
          <table:table-cell table:style-name="ce13" office:value-type="float" office:value="200054807" calcext:value-type="float">
            <text:p>200054807</text:p>
          </table:table-cell>
          <table:table-cell table:style-name="ce13" office:value-type="string" calcext:value-type="string">
            <text:p>93 - Provence-Alpes-Côte d'Azur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Métropole d'Aix-Marseille-Provenc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Castellane</text:p>
          </table:table-cell>
          <table:table-cell table:style-name="ce25" office:value-type="string" calcext:value-type="string">
            <text:p>Rue Rouvière</text:p>
          </table:table-cell>
          <table:table-cell table:style-name="ce25" office:value-type="string" calcext:value-type="string">
            <text:p>Boulevard Baille</text:p>
          </table:table-cell>
          <table:table-cell table:style-name="ce25" office:value-type="string" calcext:value-type="string">
            <text:p>Rue de Rome</text:p>
          </table:table-cell>
          <table:table-cell table:style-name="ce25" office:value-type="string" calcext:value-type="string">
            <text:p>Place de l'Hôtel des Postes</text:p>
          </table:table-cell>
          <table:table-cell table:style-name="ce28" office:value-type="float" office:value="57" calcext:value-type="float">
            <text:p>57</text:p>
          </table:table-cell>
          <table:table-cell table:style-name="ce29" office:value-type="float" office:value="35.04" calcext:value-type="float">
            <text:p>35,04</text:p>
          </table:table-cell>
          <table:table-cell table:style-name="ce30" office:value-type="float" office:value="13.91" calcext:value-type="float">
            <text:p>13,91</text:p>
          </table:table-cell>
          <table:table-cell table:style-name="ce31" office:value-type="float" office:value="7.78" calcext:value-type="float">
            <text:p>7,78</text:p>
          </table:table-cell>
          <table:table-cell table:style-name="ce32" office:value-type="float" office:value="15.84" calcext:value-type="float">
            <text:p>15,84</text:p>
          </table:table-cell>
          <table:table-cell table:style-name="ce33" office:value-type="float" office:value="9.36" calcext:value-type="float">
            <text:p>9,36</text:p>
          </table:table-cell>
          <table:table-cell table:style-name="ce25" office:value-type="float" office:value="10756.47" calcext:value-type="float">
            <text:p>10756,47</text:p>
          </table:table-cell>
          <table:table-cell table:style-name="ce36" office:value-type="string" calcext:value-type="string">
            <text:p>C</text:p>
          </table:table-cell>
          <table:table-cell office:value-type="float" office:value="1889666" calcext:value-type="float">
            <text:p>1889666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Aix-en-Provence</text:p>
          </table:table-cell>
          <table:table-cell table:style-name="ce12" office:value-type="float" office:value="13001" calcext:value-type="float">
            <text:p>13001</text:p>
          </table:table-cell>
          <table:table-cell table:style-name="ce3" office:value-type="string" calcext:value-type="string">
            <text:p>93 - Provence-Alpes-Côte d'Azur</text:p>
          </table:table-cell>
          <table:table-cell table:style-name="ce11" office:value-type="string" calcext:value-type="string">
            <text:p>oui </text:p>
          </table:table-cell>
          <table:table-cell table:style-name="ce11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du Val-Saint-André</text:p>
          </table:table-cell>
          <table:table-cell table:style-name="ce25" office:value-type="string" calcext:value-type="string">
            <text:p>Avenue René Cassin</text:p>
          </table:table-cell>
          <table:table-cell table:style-name="ce25" office:value-type="string" calcext:value-type="string">
            <text:p>Place du Général de Gaulle</text:p>
          </table:table-cell>
          <table:table-cell table:style-name="ce25" office:value-type="string" calcext:value-type="string">
            <text:p>Avenue Victor Hugo</text:p>
          </table:table-cell>
          <table:table-cell table:style-name="ce25" office:value-type="string" calcext:value-type="string">
            <text:p>Chemin du Belvédère</text:p>
          </table:table-cell>
          <table:table-cell table:style-name="ce28" office:value-type="float" office:value="46.8" calcext:value-type="float">
            <text:p>46,8</text:p>
          </table:table-cell>
          <table:table-cell table:style-name="ce29" office:value-type="float" office:value="34.82" calcext:value-type="float">
            <text:p>34,82</text:p>
          </table:table-cell>
          <table:table-cell table:style-name="ce30" office:value-type="float" office:value="15.5" calcext:value-type="float">
            <text:p>15,5</text:p>
          </table:table-cell>
          <table:table-cell table:style-name="ce31" office:value-type="float" office:value="9.08" calcext:value-type="float">
            <text:p>9,08</text:p>
          </table:table-cell>
          <table:table-cell table:style-name="ce32" office:value-type="float" office:value="15.85" calcext:value-type="float">
            <text:p>15,85</text:p>
          </table:table-cell>
          <table:table-cell table:style-name="ce33" office:value-type="float" office:value="10.44" calcext:value-type="float">
            <text:p>10,44</text:p>
          </table:table-cell>
          <table:table-cell table:style-name="ce25" office:value-type="float" office:value="1602.5" calcext:value-type="float">
            <text:p>1602,5</text:p>
          </table:table-cell>
          <table:table-cell table:style-name="ce36" office:value-type="string" calcext:value-type="string">
            <text:p>C</text:p>
          </table:table-cell>
          <table:table-cell office:value-type="float" office:value="143097" calcext:value-type="float">
            <text:p>143097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Orléans Métropole</text:p>
          </table:table-cell>
          <table:table-cell table:style-name="ce10" office:value-type="float" office:value="244500468" calcext:value-type="float">
            <text:p>244500468</text:p>
          </table:table-cell>
          <table:table-cell table:style-name="ce13" office:value-type="string" calcext:value-type="string">
            <text:p>24 - Centre-Val de Loir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Orléans Métropol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Jeanne d'Arc</text:p>
          </table:table-cell>
          <table:table-cell table:style-name="ce25" office:value-type="string" calcext:value-type="string">
            <text:p>Quai Saint-Laurent</text:p>
          </table:table-cell>
          <table:table-cell table:style-name="ce25" office:value-type="string" calcext:value-type="string">
            <text:p>Quai Barentin</text:p>
          </table:table-cell>
          <table:table-cell table:style-name="ce25" office:value-type="string" calcext:value-type="string">
            <text:p>Pont George V</text:p>
          </table:table-cell>
          <table:table-cell table:style-name="ce25" office:value-type="string" calcext:value-type="string">
            <text:p>Quai Cypierre</text:p>
          </table:table-cell>
          <table:table-cell table:style-name="ce28" office:value-type="float" office:value="45" calcext:value-type="float">
            <text:p>45</text:p>
          </table:table-cell>
          <table:table-cell table:style-name="ce29" office:value-type="float" office:value="34.61" calcext:value-type="float">
            <text:p>34,61</text:p>
          </table:table-cell>
          <table:table-cell table:style-name="ce30" office:value-type="float" office:value="14.71" calcext:value-type="float">
            <text:p>14,71</text:p>
          </table:table-cell>
          <table:table-cell table:style-name="ce31" office:value-type="float" office:value="8.25" calcext:value-type="float">
            <text:p>8,25</text:p>
          </table:table-cell>
          <table:table-cell table:style-name="ce32" office:value-type="float" office:value="12.41" calcext:value-type="float">
            <text:p>12,41</text:p>
          </table:table-cell>
          <table:table-cell table:style-name="ce33" office:value-type="float" office:value="9.35" calcext:value-type="float">
            <text:p>9,35</text:p>
          </table:table-cell>
          <table:table-cell table:style-name="ce25" office:value-type="float" office:value="8636.26" calcext:value-type="float">
            <text:p>8636,26</text:p>
          </table:table-cell>
          <table:table-cell table:style-name="ce37" office:value-type="string" calcext:value-type="string">
            <text:p>B</text:p>
          </table:table-cell>
          <table:table-cell office:value-type="float" office:value="287019" calcext:value-type="float">
            <text:p>287019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Métropole Toulon Provence Méditerranée</text:p>
          </table:table-cell>
          <table:table-cell table:style-name="ce10" office:value-type="float" office:value="248300543" calcext:value-type="float">
            <text:p>248300543</text:p>
          </table:table-cell>
          <table:table-cell table:style-name="ce13" office:value-type="string" calcext:value-type="string">
            <text:p>93 - Provence-Alpes-Côte d'Azur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Métropole Toulon-Provence-Méditerrané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du Docteur Louis Puy</text:p>
          </table:table-cell>
          <table:table-cell table:style-name="ce25" office:value-type="string" calcext:value-type="string">
            <text:p>Rue Ernest Reyer</text:p>
          </table:table-cell>
          <table:table-cell table:style-name="ce25" office:value-type="string" calcext:value-type="string">
            <text:p>Avenue Roger Decouvoux</text:p>
          </table:table-cell>
          <table:table-cell table:style-name="ce25" office:value-type="string" calcext:value-type="string">
            <text:p>Boulevard étienne Peyre</text:p>
          </table:table-cell>
          <table:table-cell table:style-name="ce25" office:value-type="string" calcext:value-type="string">
            <text:p>Avenue du Docteur Mazen</text:p>
          </table:table-cell>
          <table:table-cell table:style-name="ce28" office:value-type="float" office:value="43.2" calcext:value-type="float">
            <text:p>43,2</text:p>
          </table:table-cell>
          <table:table-cell table:style-name="ce29" office:value-type="float" office:value="34.57" calcext:value-type="float">
            <text:p>34,57</text:p>
          </table:table-cell>
          <table:table-cell table:style-name="ce30" office:value-type="float" office:value="16" calcext:value-type="float">
            <text:p>16</text:p>
          </table:table-cell>
          <table:table-cell table:style-name="ce31" office:value-type="float" office:value="9.05" calcext:value-type="float">
            <text:p>9,05</text:p>
          </table:table-cell>
          <table:table-cell table:style-name="ce32" office:value-type="float" office:value="12.79" calcext:value-type="float">
            <text:p>12,79</text:p>
          </table:table-cell>
          <table:table-cell table:style-name="ce33" office:value-type="float" office:value="10.1" calcext:value-type="float">
            <text:p>10,1</text:p>
          </table:table-cell>
          <table:table-cell table:style-name="ce25" office:value-type="float" office:value="3437.68" calcext:value-type="float">
            <text:p>3437,68</text:p>
          </table:table-cell>
          <table:table-cell table:style-name="ce37" office:value-type="string" calcext:value-type="string">
            <text:p>B</text:p>
          </table:table-cell>
          <table:table-cell office:value-type="float" office:value="438985" calcext:value-type="float">
            <text:p>438985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orient agglomération</text:p>
          </table:table-cell>
          <table:table-cell table:style-name="ce10" office:value-type="float" office:value="200042174" calcext:value-type="float">
            <text:p>200042174</text:p>
          </table:table-cell>
          <table:table-cell table:style-name="ce13" office:value-type="string" calcext:value-type="string">
            <text:p>53 - Bretagn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A Lorient Agglomération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Stang Er Réo</text:p>
          </table:table-cell>
          <table:table-cell table:style-name="ce25" office:value-type="string" calcext:value-type="string">
            <text:p>Rue des Pins</text:p>
          </table:table-cell>
          <table:table-cell table:style-name="ce25" office:value-type="string" calcext:value-type="string">
            <text:p>Rue du Scorff</text:p>
          </table:table-cell>
          <table:table-cell table:style-name="ce25" office:value-type="string" calcext:value-type="string">
            <text:p>Rue Amiral Favereau</text:p>
          </table:table-cell>
          <table:table-cell table:style-name="ce25" office:value-type="string" calcext:value-type="string">
            <text:p>Rue Le Métayer</text:p>
          </table:table-cell>
          <table:table-cell table:style-name="ce28" office:value-type="float" office:value="42.6" calcext:value-type="float">
            <text:p>42,6</text:p>
          </table:table-cell>
          <table:table-cell table:style-name="ce29" office:value-type="float" office:value="34.38" calcext:value-type="float">
            <text:p>34,38</text:p>
          </table:table-cell>
          <table:table-cell table:style-name="ce30" office:value-type="float" office:value="15.44" calcext:value-type="float">
            <text:p>15,44</text:p>
          </table:table-cell>
          <table:table-cell table:style-name="ce31" office:value-type="float" office:value="9.75" calcext:value-type="float">
            <text:p>9,75</text:p>
          </table:table-cell>
          <table:table-cell table:style-name="ce32" office:value-type="float" office:value="8.71" calcext:value-type="float">
            <text:p>8,71</text:p>
          </table:table-cell>
          <table:table-cell table:style-name="ce33" office:value-type="float" office:value="9.51" calcext:value-type="float">
            <text:p>9,51</text:p>
          </table:table-cell>
          <table:table-cell table:style-name="ce25" office:value-type="float" office:value="2950.34" calcext:value-type="float">
            <text:p>2950,34</text:p>
          </table:table-cell>
          <table:table-cell table:style-name="ce37" office:value-type="string" calcext:value-type="string">
            <text:p>E</text:p>
          </table:table-cell>
          <table:table-cell office:value-type="float" office:value="204107" calcext:value-type="float">
            <text:p>204107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eine-Saint-Denis - Le département</text:p>
          </table:table-cell>
          <table:table-cell table:style-name="ce15"/>
          <table:table-cell table:style-name="ce13" office:value-type="string" calcext:value-type="string">
            <text:p>11 - Île-de-Franc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DEPARTEMENT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Quai de l'Ourcq</text:p>
          </table:table-cell>
          <table:table-cell table:style-name="ce25" office:value-type="string" calcext:value-type="string">
            <text:p>Chemin de Halage</text:p>
          </table:table-cell>
          <table:table-cell table:style-name="ce25" office:value-type="string" calcext:value-type="string">
            <text:p>Passerelle de l'Hôtel de Ville</text:p>
          </table:table-cell>
          <table:table-cell table:style-name="ce25" office:value-type="string" calcext:value-type="string">
            <text:p>Avenue Gabriel Péri</text:p>
          </table:table-cell>
          <table:table-cell table:style-name="ce25" office:value-type="string" calcext:value-type="string">
            <text:p>Chemin Latéral au Chemin de Fer</text:p>
          </table:table-cell>
          <table:table-cell table:style-name="ce28" office:value-type="float" office:value="48" calcext:value-type="float">
            <text:p>48</text:p>
          </table:table-cell>
          <table:table-cell table:style-name="ce29" office:value-type="float" office:value="33.79" calcext:value-type="float">
            <text:p>33,79</text:p>
          </table:table-cell>
          <table:table-cell table:style-name="ce30" office:value-type="float" office:value="14.46" calcext:value-type="float">
            <text:p>14,46</text:p>
          </table:table-cell>
          <table:table-cell table:style-name="ce31" office:value-type="float" office:value="8.43" calcext:value-type="float">
            <text:p>8,43</text:p>
          </table:table-cell>
          <table:table-cell table:style-name="ce32" office:value-type="float" office:value="9.65" calcext:value-type="float">
            <text:p>9,65</text:p>
          </table:table-cell>
          <table:table-cell table:style-name="ce33" office:value-type="float" office:value="8.7" calcext:value-type="float">
            <text:p>8,7</text:p>
          </table:table-cell>
          <table:table-cell table:style-name="ce25" office:value-type="float" office:value="63348.48" calcext:value-type="float">
            <text:p>63348,48</text:p>
          </table:table-cell>
          <table:table-cell table:style-name="ce37" office:value-type="string" calcext:value-type="string">
            <text:p>A</text:p>
          </table:table-cell>
          <table:table-cell table:style-name="ce12" office:value-type="float" office:value="1632677" calcext:value-type="float">
            <text:p>1632677</text:p>
          </table:table-cell>
          <table:table-cell office:value-type="string" calcext:value-type="string">
            <text:p>Plus de 500 000 hab</text:p>
          </table:table-cell>
          <table:table-cell table:style-name="ce12"/>
          <table:table-cell table:number-columns-repeated="1000"/>
        </table:table-row>
        <table:table-row table:style-name="ro2">
          <table:table-cell table:style-name="ce2" office:value-type="string" calcext:value-type="string">
            <text:p>Pau</text:p>
          </table:table-cell>
          <table:table-cell table:style-name="ce10" office:value-type="float" office:value="64445" calcext:value-type="float">
            <text:p>64445</text:p>
          </table:table-cell>
          <table:table-cell table:style-name="ce3" office:value-type="string" calcext:value-type="string">
            <text:p>75 - Nouvelle-Aquitain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ond-Point du Souvenir Français</text:p>
          </table:table-cell>
          <table:table-cell table:style-name="ce25" office:value-type="string" calcext:value-type="string">
            <text:p>Route de Bayonne</text:p>
          </table:table-cell>
          <table:table-cell table:style-name="ce25" office:value-type="string" calcext:value-type="string">
            <text:p>Rond-Point des Combattants d'Indochine</text:p>
          </table:table-cell>
          <table:table-cell table:style-name="ce25" office:value-type="string" calcext:value-type="string">
            <text:p>Rue Marca</text:p>
          </table:table-cell>
          <table:table-cell table:style-name="ce25" office:value-type="string" calcext:value-type="string">
            <text:p>Rue Bayard</text:p>
          </table:table-cell>
          <table:table-cell table:style-name="ce28" office:value-type="float" office:value="42.6" calcext:value-type="float">
            <text:p>42,6</text:p>
          </table:table-cell>
          <table:table-cell table:style-name="ce29" office:value-type="float" office:value="33.69" calcext:value-type="float">
            <text:p>33,69</text:p>
          </table:table-cell>
          <table:table-cell table:style-name="ce30" office:value-type="float" office:value="14.79" calcext:value-type="float">
            <text:p>14,79</text:p>
          </table:table-cell>
          <table:table-cell table:style-name="ce31" office:value-type="float" office:value="7.3" calcext:value-type="float">
            <text:p>7,3</text:p>
          </table:table-cell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9.84" calcext:value-type="float">
            <text:p>9,84</text:p>
          </table:table-cell>
          <table:table-cell table:style-name="ce25" office:value-type="float" office:value="2368.93" calcext:value-type="float">
            <text:p>2368,93</text:p>
          </table:table-cell>
          <table:table-cell table:style-name="ce37" office:value-type="string" calcext:value-type="string">
            <text:p>B</text:p>
          </table:table-cell>
          <table:table-cell office:value-type="float" office:value="76275" calcext:value-type="float">
            <text:p>76275</text:p>
          </table:table-cell>
          <table:table-cell office:value-type="string" calcext:value-type="string">
            <text:p>Moins de 1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and Poitiers</text:p>
          </table:table-cell>
          <table:table-cell table:style-name="ce10" office:value-type="float" office:value="200069854" calcext:value-type="float">
            <text:p>200069854</text:p>
          </table:table-cell>
          <table:table-cell table:style-name="ce13" office:value-type="string" calcext:value-type="string">
            <text:p>75 - Nouvelle-Aquitain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U du Grand Poitiers</text:p>
          </table:table-cell>
          <table:table-cell office:value-type="string" calcext:value-type="string">
            <text:p>CU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Boulevard Solférino</text:p>
          </table:table-cell>
          <table:table-cell table:style-name="ce25" office:value-type="string" calcext:value-type="string">
            <text:p>Viaduc Léon-Blum</text:p>
          </table:table-cell>
          <table:table-cell table:style-name="ce25" office:value-type="string" calcext:value-type="string">
            <text:p>Rue Henri Oudin</text:p>
          </table:table-cell>
          <table:table-cell table:style-name="ce25" office:value-type="string" calcext:value-type="string">
            <text:p>Rue Sadi Carnot</text:p>
          </table:table-cell>
          <table:table-cell table:style-name="ce25" office:value-type="string" calcext:value-type="string">
            <text:p>Rue du Puygarreau</text:p>
          </table:table-cell>
          <table:table-cell table:style-name="ce28" office:value-type="float" office:value="50.4" calcext:value-type="float">
            <text:p>50,4</text:p>
          </table:table-cell>
          <table:table-cell table:style-name="ce29" office:value-type="float" office:value="33.52" calcext:value-type="float">
            <text:p>33,52</text:p>
          </table:table-cell>
          <table:table-cell table:style-name="ce30" office:value-type="float" office:value="15.04" calcext:value-type="float">
            <text:p>15,04</text:p>
          </table:table-cell>
          <table:table-cell table:style-name="ce31" office:value-type="float" office:value="8.3" calcext:value-type="float">
            <text:p>8,3</text:p>
          </table:table-cell>
          <table:table-cell table:style-name="ce32" office:value-type="float" office:value="15.07" calcext:value-type="float">
            <text:p>15,07</text:p>
          </table:table-cell>
          <table:table-cell table:style-name="ce33" office:value-type="float" office:value="9.58" calcext:value-type="float">
            <text:p>9,58</text:p>
          </table:table-cell>
          <table:table-cell table:style-name="ce25" office:value-type="float" office:value="7641.14" calcext:value-type="float">
            <text:p>7641,14</text:p>
          </table:table-cell>
          <table:table-cell table:style-name="ce37" office:value-type="string" calcext:value-type="string">
            <text:p>B</text:p>
          </table:table-cell>
          <table:table-cell office:value-type="float" office:value="194068" calcext:value-type="float">
            <text:p>194068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ours</text:p>
          </table:table-cell>
          <table:table-cell table:style-name="ce12" office:value-type="float" office:value="37261" calcext:value-type="float">
            <text:p>37261</text:p>
          </table:table-cell>
          <table:table-cell table:style-name="ce3" office:value-type="string" calcext:value-type="string">
            <text:p>24 - Centre-Val de Loir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de la Liberté</text:p>
          </table:table-cell>
          <table:table-cell table:style-name="ce25" office:value-type="string" calcext:value-type="string">
            <text:p>Avenue de Grammont</text:p>
          </table:table-cell>
          <table:table-cell table:style-name="ce25" office:value-type="string" calcext:value-type="string">
            <text:p>Carrefour de Verdun</text:p>
          </table:table-cell>
          <table:table-cell table:style-name="ce25" office:value-type="string" calcext:value-type="string">
            <text:p>Place Jean Jaurès</text:p>
          </table:table-cell>
          <table:table-cell table:style-name="ce25" office:value-type="string" calcext:value-type="string">
            <text:p>Pont Wilson</text:p>
          </table:table-cell>
          <table:table-cell table:style-name="ce28" office:value-type="float" office:value="40.8" calcext:value-type="float">
            <text:p>40,8</text:p>
          </table:table-cell>
          <table:table-cell table:style-name="ce29" office:value-type="float" office:value="33.28" calcext:value-type="float">
            <text:p>33,28</text:p>
          </table:table-cell>
          <table:table-cell table:style-name="ce30" office:value-type="float" office:value="14.54" calcext:value-type="float">
            <text:p>14,54</text:p>
          </table:table-cell>
          <table:table-cell table:style-name="ce31" office:value-type="float" office:value="7.7" calcext:value-type="float">
            <text:p>7,7</text:p>
          </table:table-cell>
          <table:table-cell table:style-name="ce32" office:value-type="float" office:value="12.22" calcext:value-type="float">
            <text:p>12,22</text:p>
          </table:table-cell>
          <table:table-cell table:style-name="ce33" office:value-type="float" office:value="8.7" calcext:value-type="float">
            <text:p>8,7</text:p>
          </table:table-cell>
          <table:table-cell table:style-name="ce25" office:value-type="float" office:value="7466.95" calcext:value-type="float">
            <text:p>7466,95</text:p>
          </table:table-cell>
          <table:table-cell table:style-name="ce37" office:value-type="string" calcext:value-type="string">
            <text:p>A</text:p>
          </table:table-cell>
          <table:table-cell office:value-type="float" office:value="136463" calcext:value-type="float">
            <text:p>136463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Tours métropole Val de Loire</text:p>
          </table:table-cell>
          <table:table-cell table:style-name="ce12" office:value-type="float" office:value="200085108" calcext:value-type="float">
            <text:p>200085108</text:p>
          </table:table-cell>
          <table:table-cell table:style-name="ce13" office:value-type="string" calcext:value-type="string">
            <text:p>24 - Centre-Val de Loire</text:p>
          </table:table-cell>
          <table:table-cell table:style-name="ce15" office:value-type="string" calcext:value-type="string">
            <text:p>Pour syndicat des mobilités de Tours mais ok </text:p>
          </table:table-cell>
          <table:table-cell table:style-name="ce13" office:value-type="string" calcext:value-type="string">
            <text:p>SYNDICAT DES MOBILIT√âS DE TOURAINE</text:p>
          </table:table-cell>
          <table:table-cell office:value-type="string" calcext:value-type="string">
            <text:p>SMF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de la Liberté</text:p>
          </table:table-cell>
          <table:table-cell table:style-name="ce25" office:value-type="string" calcext:value-type="string">
            <text:p>Avenue de Grammont</text:p>
          </table:table-cell>
          <table:table-cell table:style-name="ce25" office:value-type="string" calcext:value-type="string">
            <text:p>Carrefour de Verdun</text:p>
          </table:table-cell>
          <table:table-cell table:style-name="ce25" office:value-type="string" calcext:value-type="string">
            <text:p>Place Jean Jaurès</text:p>
          </table:table-cell>
          <table:table-cell table:style-name="ce25" office:value-type="string" calcext:value-type="string">
            <text:p>Pont Wilson</text:p>
          </table:table-cell>
          <table:table-cell table:style-name="ce28" office:value-type="float" office:value="42.6" calcext:value-type="float">
            <text:p>42,6</text:p>
          </table:table-cell>
          <table:table-cell table:style-name="ce29" office:value-type="float" office:value="33.26" calcext:value-type="float">
            <text:p>33,26</text:p>
          </table:table-cell>
          <table:table-cell table:style-name="ce30" office:value-type="float" office:value="14.66" calcext:value-type="float">
            <text:p>14,66</text:p>
          </table:table-cell>
          <table:table-cell table:style-name="ce31" office:value-type="float" office:value="7.72" calcext:value-type="float">
            <text:p>7,72</text:p>
          </table:table-cell>
          <table:table-cell table:style-name="ce32" office:value-type="float" office:value="11.7" calcext:value-type="float">
            <text:p>11,7</text:p>
          </table:table-cell>
          <table:table-cell table:style-name="ce33" office:value-type="float" office:value="8.69" calcext:value-type="float">
            <text:p>8,69</text:p>
          </table:table-cell>
          <table:table-cell table:style-name="ce25" office:value-type="float" office:value="9951.33" calcext:value-type="float">
            <text:p>9951,33</text:p>
          </table:table-cell>
          <table:table-cell table:style-name="ce37" office:value-type="string" calcext:value-type="string">
            <text:p>A</text:p>
          </table:table-cell>
          <table:table-cell office:value-type="float" office:value="310527" calcext:value-type="float">
            <text:p>310527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Perpignan</text:p>
          </table:table-cell>
          <table:table-cell table:style-name="ce12" office:value-type="float" office:value="66136" calcext:value-type="float">
            <text:p>66136</text:p>
          </table:table-cell>
          <table:table-cell table:style-name="ce3" office:value-type="string" calcext:value-type="string">
            <text:p>76 - Occitani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du Maréchal Leclerc</text:p>
          </table:table-cell>
          <table:table-cell table:style-name="ce25" office:value-type="string" calcext:value-type="string">
            <text:p>Quai de Barcelone</text:p>
          </table:table-cell>
          <table:table-cell table:style-name="ce25" office:value-type="string" calcext:value-type="string">
            <text:p>Rue Pierre Cartelet</text:p>
          </table:table-cell>
          <table:table-cell table:style-name="ce25" office:value-type="string" calcext:value-type="string">
            <text:p>Rue des Mimosas</text:p>
          </table:table-cell>
          <table:table-cell table:style-name="ce25" office:value-type="string" calcext:value-type="string">
            <text:p>Pont de Guerre</text:p>
          </table:table-cell>
          <table:table-cell table:style-name="ce28" office:value-type="float" office:value="39" calcext:value-type="float">
            <text:p>39</text:p>
          </table:table-cell>
          <table:table-cell table:style-name="ce29" office:value-type="float" office:value="33.23" calcext:value-type="float">
            <text:p>33,23</text:p>
          </table:table-cell>
          <table:table-cell table:style-name="ce30" office:value-type="float" office:value="14.53" calcext:value-type="float">
            <text:p>14,53</text:p>
          </table:table-cell>
          <table:table-cell table:style-name="ce31" office:value-type="float" office:value="8.24" calcext:value-type="float">
            <text:p>8,24</text:p>
          </table:table-cell>
          <table:table-cell table:style-name="ce32" office:value-type="float" office:value="10.27" calcext:value-type="float">
            <text:p>10,27</text:p>
          </table:table-cell>
          <table:table-cell table:style-name="ce33" office:value-type="float" office:value="8.65" calcext:value-type="float">
            <text:p>8,65</text:p>
          </table:table-cell>
          <table:table-cell table:style-name="ce25" office:value-type="float" office:value="1223.65" calcext:value-type="float">
            <text:p>1223,65</text:p>
          </table:table-cell>
          <table:table-cell table:style-name="ce37" office:value-type="string" calcext:value-type="string">
            <text:p>C</text:p>
          </table:table-cell>
          <table:table-cell office:value-type="string" calcext:value-type="string">
            <text:p>121 934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Brest Métropole Océane</text:p>
          </table:table-cell>
          <table:table-cell table:style-name="ce13" office:value-type="float" office:value="242900314" calcext:value-type="float">
            <text:p>242900314</text:p>
          </table:table-cell>
          <table:table-cell table:style-name="ce13" office:value-type="string" calcext:value-type="string">
            <text:p>53 - Bretagne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Brest Métropol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de la Porte</text:p>
          </table:table-cell>
          <table:table-cell table:style-name="ce25" office:value-type="string" calcext:value-type="string">
            <text:p>Rue de Siam</text:p>
          </table:table-cell>
          <table:table-cell table:style-name="ce25" office:value-type="string" calcext:value-type="string">
            <text:p>Place Albert 1er</text:p>
          </table:table-cell>
          <table:table-cell table:style-name="ce25" office:value-type="string" calcext:value-type="string">
            <text:p>Boulevard Jean Moulin</text:p>
          </table:table-cell>
          <table:table-cell table:style-name="ce25" office:value-type="string" calcext:value-type="string">
            <text:p>Boulevard des Français Libres</text:p>
          </table:table-cell>
          <table:table-cell table:style-name="ce28" office:value-type="float" office:value="49.8" calcext:value-type="float">
            <text:p>49,8</text:p>
          </table:table-cell>
          <table:table-cell table:style-name="ce29" office:value-type="float" office:value="33.12" calcext:value-type="float">
            <text:p>33,12</text:p>
          </table:table-cell>
          <table:table-cell table:style-name="ce30" office:value-type="float" office:value="14.27" calcext:value-type="float">
            <text:p>14,27</text:p>
          </table:table-cell>
          <table:table-cell table:style-name="ce31" office:value-type="float" office:value="8.08" calcext:value-type="float">
            <text:p>8,08</text:p>
          </table:table-cell>
          <table:table-cell table:style-name="ce32" office:value-type="float" office:value="9.77" calcext:value-type="float">
            <text:p>9,77</text:p>
          </table:table-cell>
          <table:table-cell table:style-name="ce33" office:value-type="float" office:value="8.49" calcext:value-type="float">
            <text:p>8,49</text:p>
          </table:table-cell>
          <table:table-cell table:style-name="ce25" office:value-type="float" office:value="1253.59" calcext:value-type="float">
            <text:p>1253,59</text:p>
          </table:table-cell>
          <table:table-cell table:style-name="ce36" office:value-type="string" calcext:value-type="string">
            <text:p>C</text:p>
          </table:table-cell>
          <table:table-cell office:value-type="float" office:value="210047" calcext:value-type="float">
            <text:p>210047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Caen</text:p>
          </table:table-cell>
          <table:table-cell table:style-name="ce12" office:value-type="float" office:value="14118" calcext:value-type="float">
            <text:p>14118</text:p>
          </table:table-cell>
          <table:table-cell table:style-name="ce3" office:value-type="string" calcext:value-type="string">
            <text:p>28 - Normandie</text:p>
          </table:table-cell>
          <table:table-cell table:style-name="ce11" office:value-type="string" calcext:value-type="string">
            <text:p>oui </text:p>
          </table:table-cell>
          <table:table-cell table:style-name="ce11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Voie verte Caen-Ouistreham</text:p>
          </table:table-cell>
          <table:table-cell table:style-name="ce25" office:value-type="string" calcext:value-type="string">
            <text:p>Pont de la Fonderie</text:p>
          </table:table-cell>
          <table:table-cell table:style-name="ce25" office:value-type="string" calcext:value-type="string">
            <text:p>Quai François Mitterrand</text:p>
          </table:table-cell>
          <table:table-cell table:style-name="ce25" office:value-type="string" calcext:value-type="string">
            <text:p>Cours Koenig</text:p>
          </table:table-cell>
          <table:table-cell table:style-name="ce25" office:value-type="string" calcext:value-type="string">
            <text:p>Avenue Albert Sorel</text:p>
          </table:table-cell>
          <table:table-cell table:style-name="ce28" office:value-type="float" office:value="40.8" calcext:value-type="float">
            <text:p>40,8</text:p>
          </table:table-cell>
          <table:table-cell table:style-name="ce29" office:value-type="float" office:value="32.95" calcext:value-type="float">
            <text:p>32,95</text:p>
          </table:table-cell>
          <table:table-cell table:style-name="ce30" office:value-type="float" office:value="15.6" calcext:value-type="float">
            <text:p>15,6</text:p>
          </table:table-cell>
          <table:table-cell table:style-name="ce31" office:value-type="float" office:value="8.69" calcext:value-type="float">
            <text:p>8,69</text:p>
          </table:table-cell>
          <table:table-cell table:style-name="ce32" office:value-type="float" office:value="11.9" calcext:value-type="float">
            <text:p>11,9</text:p>
          </table:table-cell>
          <table:table-cell table:style-name="ce33" office:value-type="float" office:value="9.38" calcext:value-type="float">
            <text:p>9,38</text:p>
          </table:table-cell>
          <table:table-cell table:style-name="ce25" office:value-type="float" office:value="4568.87" calcext:value-type="float">
            <text:p>4568,87</text:p>
          </table:table-cell>
          <table:table-cell table:style-name="ce36" office:value-type="string" calcext:value-type="string">
            <text:p>B</text:p>
          </table:table-cell>
          <table:table-cell office:value-type="float" office:value="105512" calcext:value-type="float">
            <text:p>105512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Communauté d'agglomération de La Rochelle</text:p>
          </table:table-cell>
          <table:table-cell table:style-name="ce14" office:value-type="float" office:value="241700434" calcext:value-type="float">
            <text:p>241700434</text:p>
          </table:table-cell>
          <table:table-cell table:style-name="ce13" office:value-type="string" calcext:value-type="string">
            <text:p>75 - Nouvelle-Aquitaine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A de la Rochelle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Quai Duperré</text:p>
          </table:table-cell>
          <table:table-cell table:style-name="ce25" office:value-type="string" calcext:value-type="string">
            <text:p>Rue de la Fabrique</text:p>
          </table:table-cell>
          <table:table-cell table:style-name="ce25" office:value-type="string" calcext:value-type="string">
            <text:p>Rue Léonce Vieljeux</text:p>
          </table:table-cell>
          <table:table-cell table:style-name="ce25" office:value-type="string" calcext:value-type="string">
            <text:p>Quai Valin</text:p>
          </table:table-cell>
          <table:table-cell table:style-name="ce25" office:value-type="string" calcext:value-type="string">
            <text:p>Quai du Carénage</text:p>
          </table:table-cell>
          <table:table-cell table:style-name="ce28" office:value-type="float" office:value="42.6" calcext:value-type="float">
            <text:p>42,6</text:p>
          </table:table-cell>
          <table:table-cell table:style-name="ce29" office:value-type="float" office:value="32.93" calcext:value-type="float">
            <text:p>32,93</text:p>
          </table:table-cell>
          <table:table-cell table:style-name="ce30" office:value-type="float" office:value="14.06" calcext:value-type="float">
            <text:p>14,06</text:p>
          </table:table-cell>
          <table:table-cell table:style-name="ce31" office:value-type="float" office:value="7.64" calcext:value-type="float">
            <text:p>7,64</text:p>
          </table:table-cell>
          <table:table-cell table:style-name="ce32" office:value-type="float" office:value="9.75" calcext:value-type="float">
            <text:p>9,75</text:p>
          </table:table-cell>
          <table:table-cell table:style-name="ce33" office:value-type="float" office:value="8.18" calcext:value-type="float">
            <text:p>8,18</text:p>
          </table:table-cell>
          <table:table-cell table:style-name="ce25" office:value-type="float" office:value="8110.17" calcext:value-type="float">
            <text:p>8110,17</text:p>
          </table:table-cell>
          <table:table-cell table:style-name="ce36" office:value-type="string" calcext:value-type="string">
            <text:p>A</text:p>
          </table:table-cell>
          <table:table-cell office:value-type="float" office:value="171811" calcext:value-type="float">
            <text:p>171811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Est Ensemble - Grand Paris</text:p>
          </table:table-cell>
          <table:table-cell table:style-name="ce15"/>
          <table:table-cell table:style-name="ce13" office:value-type="string" calcext:value-type="string">
            <text:p>11 - Île-de-France</text:p>
          </table:table-cell>
          <table:table-cell table:style-name="ce15" office:value-type="string" calcext:value-type="string">
            <text:p>oui </text:p>
          </table:table-cell>
          <table:table-cell table:style-name="ce13" table:formula="of:=#N/A" office:value-type="string" office:string-value="" calcext:value-type="error">
            <text:p>#N/D</text:p>
          </table:table-cell>
          <table:table-cell office:value-type="string" calcext:value-type="string">
            <text:p>EPT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Quai de l'Ourcq</text:p>
          </table:table-cell>
          <table:table-cell table:style-name="ce25" office:value-type="string" calcext:value-type="string">
            <text:p>Chemin de Halage</text:p>
          </table:table-cell>
          <table:table-cell table:style-name="ce25" office:value-type="string" calcext:value-type="string">
            <text:p>Passerelle de l'Hôtel de Ville</text:p>
          </table:table-cell>
          <table:table-cell table:style-name="ce25" office:value-type="string" calcext:value-type="string">
            <text:p>Avenue Gabriel Péri</text:p>
          </table:table-cell>
          <table:table-cell table:style-name="ce25" office:value-type="string" calcext:value-type="string">
            <text:p>Chemin Latéral au Chemin de Fer</text:p>
          </table:table-cell>
          <table:table-cell table:style-name="ce28" office:value-type="float" office:value="48" calcext:value-type="float">
            <text:p>48</text:p>
          </table:table-cell>
          <table:table-cell table:style-name="ce29" office:value-type="float" office:value="32.73" calcext:value-type="float">
            <text:p>32,73</text:p>
          </table:table-cell>
          <table:table-cell table:style-name="ce30" office:value-type="float" office:value="14.46" calcext:value-type="float">
            <text:p>14,46</text:p>
          </table:table-cell>
          <table:table-cell table:style-name="ce31" office:value-type="float" office:value="8.26" calcext:value-type="float">
            <text:p>8,26</text:p>
          </table:table-cell>
          <table:table-cell table:style-name="ce32" office:value-type="float" office:value="8.97" calcext:value-type="float">
            <text:p>8,97</text:p>
          </table:table-cell>
          <table:table-cell table:style-name="ce33" office:value-type="float" office:value="8.41" calcext:value-type="float">
            <text:p>8,41</text:p>
          </table:table-cell>
          <table:table-cell table:style-name="ce25" office:value-type="float" office:value="40000.16" calcext:value-type="float">
            <text:p>40000,16</text:p>
          </table:table-cell>
          <table:table-cell table:style-name="ce37" office:value-type="string" calcext:value-type="string">
            <text:p>A</text:p>
          </table:table-cell>
          <table:table-cell office:value-type="float" office:value="407717" calcext:value-type="float">
            <text:p>407717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Bourges Plus</text:p>
          </table:table-cell>
          <table:table-cell table:style-name="ce13" office:value-type="float" office:value="241800507" calcext:value-type="float">
            <text:p>241800507</text:p>
          </table:table-cell>
          <table:table-cell table:style-name="ce13" office:value-type="string" calcext:value-type="string">
            <text:p>24 - Centre-Val de Loire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A Bourges Plus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du Docteur Prunet</text:p>
          </table:table-cell>
          <table:table-cell table:style-name="ce25" office:value-type="string" calcext:value-type="string">
            <text:p>Avenue Marcel HaÃ«gelen</text:p>
          </table:table-cell>
          <table:table-cell table:style-name="ce25" office:value-type="string" calcext:value-type="string">
            <text:p>Boulevard de l'Industrie</text:p>
          </table:table-cell>
          <table:table-cell table:style-name="ce25" office:value-type="string" calcext:value-type="string">
            <text:p>Avenue des Frères Voisin</text:p>
          </table:table-cell>
          <table:table-cell table:style-name="ce25" office:value-type="string" calcext:value-type="string">
            <text:p>Boulevard Alberto Santos-Dumont</text:p>
          </table:table-cell>
          <table:table-cell table:style-name="ce28" office:value-type="float" office:value="80.4" calcext:value-type="float">
            <text:p>80,4</text:p>
          </table:table-cell>
          <table:table-cell table:style-name="ce29" office:value-type="float" office:value="32.65" calcext:value-type="float">
            <text:p>32,65</text:p>
          </table:table-cell>
          <table:table-cell table:style-name="ce30" office:value-type="float" office:value="13.69" calcext:value-type="float">
            <text:p>13,69</text:p>
          </table:table-cell>
          <table:table-cell table:style-name="ce31" office:value-type="float" office:value="5.81" calcext:value-type="float">
            <text:p>5,81</text:p>
          </table:table-cell>
          <table:table-cell table:style-name="ce32" office:value-type="float" office:value="16.21" calcext:value-type="float">
            <text:p>16,21</text:p>
          </table:table-cell>
          <table:table-cell table:style-name="ce33" office:value-type="float" office:value="7.64" calcext:value-type="float">
            <text:p>7,64</text:p>
          </table:table-cell>
          <table:table-cell table:style-name="ce25" office:value-type="float" office:value="284.58" calcext:value-type="float">
            <text:p>284,58</text:p>
          </table:table-cell>
          <table:table-cell table:style-name="ce36" office:value-type="string" calcext:value-type="string">
            <text:p>C</text:p>
          </table:table-cell>
          <table:table-cell office:value-type="float" office:value="102679" calcext:value-type="float">
            <text:p>102679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Grand Chambéry</text:p>
          </table:table-cell>
          <table:table-cell table:style-name="ce10" office:value-type="float" office:value="200069110" calcext:value-type="float">
            <text:p>200069110</text:p>
          </table:table-cell>
          <table:table-cell table:style-name="ce13" office:value-type="string" calcext:value-type="string">
            <text:p>84 - Auvergne-Rhône-Alpes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A du Grand Chambéry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des Ducs de Savoie</text:p>
          </table:table-cell>
          <table:table-cell table:style-name="ce25" office:value-type="string" calcext:value-type="string">
            <text:p>Voie verte de la Leysse</text:p>
          </table:table-cell>
          <table:table-cell table:style-name="ce25" office:value-type="string" calcext:value-type="string">
            <text:p>Place du Stade</text:p>
          </table:table-cell>
          <table:table-cell table:style-name="ce25" office:value-type="string" calcext:value-type="string">
            <text:p>Quai Charles Ravet</text:p>
          </table:table-cell>
          <table:table-cell table:style-name="ce25" office:value-type="string" calcext:value-type="string">
            <text:p>Quai de la Rize</text:p>
          </table:table-cell>
          <table:table-cell table:style-name="ce28" office:value-type="float" office:value="45.6" calcext:value-type="float">
            <text:p>45,6</text:p>
          </table:table-cell>
          <table:table-cell table:style-name="ce29" office:value-type="float" office:value="31.71" calcext:value-type="float">
            <text:p>31,71</text:p>
          </table:table-cell>
          <table:table-cell table:style-name="ce30" office:value-type="float" office:value="15.36" calcext:value-type="float">
            <text:p>15,36</text:p>
          </table:table-cell>
          <table:table-cell table:style-name="ce31" office:value-type="float" office:value="8.15" calcext:value-type="float">
            <text:p>8,15</text:p>
          </table:table-cell>
          <table:table-cell table:style-name="ce32" office:value-type="float" office:value="14.09" calcext:value-type="float">
            <text:p>14,09</text:p>
          </table:table-cell>
          <table:table-cell table:style-name="ce33" office:value-type="float" office:value="9.43" calcext:value-type="float">
            <text:p>9,43</text:p>
          </table:table-cell>
          <table:table-cell table:style-name="ce25" office:value-type="float" office:value="6200.05" calcext:value-type="float">
            <text:p>6200,05</text:p>
          </table:table-cell>
          <table:table-cell table:style-name="ce37" office:value-type="string" calcext:value-type="string">
            <text:p>B</text:p>
          </table:table-cell>
          <table:table-cell office:value-type="float" office:value="135290" calcext:value-type="float">
            <text:p>135290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etz Métropole</text:p>
          </table:table-cell>
          <table:table-cell table:style-name="ce10" office:value-type="float" office:value="200039865" calcext:value-type="float">
            <text:p>200039865</text:p>
          </table:table-cell>
          <table:table-cell table:style-name="ce13" office:value-type="string" calcext:value-type="string">
            <text:p>44 - Grand Est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Metz Métropol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de Lattre de Tassigny</text:p>
          </table:table-cell>
          <table:table-cell table:style-name="ce25" office:value-type="string" calcext:value-type="string">
            <text:p>Rue de Bouteiller</text:p>
          </table:table-cell>
          <table:table-cell table:style-name="ce25" office:value-type="string" calcext:value-type="string">
            <text:p>Rue Mangin</text:p>
          </table:table-cell>
          <table:table-cell table:style-name="ce25" office:value-type="string" calcext:value-type="string">
            <text:p>Rue de la Marne</text:p>
          </table:table-cell>
          <table:table-cell table:style-name="ce25" office:value-type="string" calcext:value-type="string">
            <text:p>Pont des Morts</text:p>
          </table:table-cell>
          <table:table-cell table:style-name="ce28" office:value-type="float" office:value="44.4" calcext:value-type="float">
            <text:p>44,4</text:p>
          </table:table-cell>
          <table:table-cell table:style-name="ce29" office:value-type="float" office:value="31.48" calcext:value-type="float">
            <text:p>31,48</text:p>
          </table:table-cell>
          <table:table-cell table:style-name="ce30" office:value-type="float" office:value="14.63" calcext:value-type="float">
            <text:p>14,63</text:p>
          </table:table-cell>
          <table:table-cell table:style-name="ce31" office:value-type="float" office:value="7.07" calcext:value-type="float">
            <text:p>7,07</text:p>
          </table:table-cell>
          <table:table-cell table:style-name="ce32" office:value-type="float" office:value="13.72" calcext:value-type="float">
            <text:p>13,72</text:p>
          </table:table-cell>
          <table:table-cell table:style-name="ce33" office:value-type="float" office:value="9.12" calcext:value-type="float">
            <text:p>9,12</text:p>
          </table:table-cell>
          <table:table-cell table:style-name="ce25" office:value-type="float" office:value="1212.33" calcext:value-type="float">
            <text:p>1212,33</text:p>
          </table:table-cell>
          <table:table-cell table:style-name="ce37" office:value-type="string" calcext:value-type="string">
            <text:p>C</text:p>
          </table:table-cell>
          <table:table-cell office:value-type="float" office:value="221484" calcext:value-type="float">
            <text:p>221484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Grenoble Alpes Métropole - La Métro</text:p>
          </table:table-cell>
          <table:table-cell table:style-name="ce12" office:value-type="float" office:value="253800825" calcext:value-type="float">
            <text:p>253800825</text:p>
          </table:table-cell>
          <table:table-cell table:style-name="ce13" office:value-type="string" calcext:value-type="string">
            <text:p>84 - Auvergne-Rhône-Alpes</text:p>
          </table:table-cell>
          <table:table-cell table:style-name="ce15" office:value-type="string" calcext:value-type="string">
            <text:p>Pour Syndicat des mobilités de l'aire urbaine de Grenobel (SMAAG)</text:p>
          </table:table-cell>
          <table:table-cell table:style-name="ce13" office:value-type="string" calcext:value-type="string">
            <text:p>SM DES MOBILITÉS DE L'AIRE URBAINE GRENOBLOISE</text:p>
          </table:table-cell>
          <table:table-cell office:value-type="string" calcext:value-type="string">
            <text:p>SM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Boulevard Jean Pain</text:p>
          </table:table-cell>
          <table:table-cell table:style-name="ce25" office:value-type="string" calcext:value-type="string">
            <text:p>Place Paul Mistral</text:p>
          </table:table-cell>
          <table:table-cell table:style-name="ce25" office:value-type="string" calcext:value-type="string">
            <text:p>Chemin de la Digue</text:p>
          </table:table-cell>
          <table:table-cell table:style-name="ce25" office:value-type="string" calcext:value-type="string">
            <text:p>Rue Berthe de Boissieux</text:p>
          </table:table-cell>
          <table:table-cell table:style-name="ce25" office:value-type="string" calcext:value-type="string">
            <text:p>Place Eugène Chavant</text:p>
          </table:table-cell>
          <table:table-cell table:style-name="ce28" office:value-type="float" office:value="45" calcext:value-type="float">
            <text:p>45</text:p>
          </table:table-cell>
          <table:table-cell table:style-name="ce29" office:value-type="float" office:value="31.47" calcext:value-type="float">
            <text:p>31,47</text:p>
          </table:table-cell>
          <table:table-cell table:style-name="ce30" office:value-type="float" office:value="14.66" calcext:value-type="float">
            <text:p>14,66</text:p>
          </table:table-cell>
          <table:table-cell table:style-name="ce31" office:value-type="float" office:value="7.03" calcext:value-type="float">
            <text:p>7,03</text:p>
          </table:table-cell>
          <table:table-cell table:style-name="ce32" office:value-type="float" office:value="12.68" calcext:value-type="float">
            <text:p>12,68</text:p>
          </table:table-cell>
          <table:table-cell table:style-name="ce33" office:value-type="float" office:value="8.27" calcext:value-type="float">
            <text:p>8,27</text:p>
          </table:table-cell>
          <table:table-cell table:style-name="ce25" office:value-type="float" office:value="3659.79" calcext:value-type="float">
            <text:p>3659,79</text:p>
          </table:table-cell>
          <table:table-cell table:style-name="ce37" office:value-type="string" calcext:value-type="string">
            <text:p>B</text:p>
          </table:table-cell>
          <table:table-cell office:value-type="float" office:value="650820" calcext:value-type="float">
            <text:p>650820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and Montauban</text:p>
          </table:table-cell>
          <table:table-cell table:style-name="ce10" office:value-type="float" office:value="248200099" calcext:value-type="float">
            <text:p>248200099</text:p>
          </table:table-cell>
          <table:table-cell table:style-name="ce13" office:value-type="string" calcext:value-type="string">
            <text:p>76 - Occitani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A Grand Montauban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Alexandre 1er</text:p>
          </table:table-cell>
          <table:table-cell table:style-name="ce25" office:value-type="string" calcext:value-type="string">
            <text:p>Faubourg Lacapelle</text:p>
          </table:table-cell>
          <table:table-cell table:style-name="ce25" office:value-type="string" calcext:value-type="string">
            <text:p>Allée du Consul Dupuy</text:p>
          </table:table-cell>
          <table:table-cell table:style-name="ce25" office:value-type="string" calcext:value-type="string">
            <text:p>Place du Maréchal Foch</text:p>
          </table:table-cell>
          <table:table-cell table:style-name="ce25" office:value-type="string" calcext:value-type="string">
            <text:p>Rue Marie Lafon</text:p>
          </table:table-cell>
          <table:table-cell table:style-name="ce28" office:value-type="float" office:value="58.8" calcext:value-type="float">
            <text:p>58,8</text:p>
          </table:table-cell>
          <table:table-cell table:style-name="ce29" office:value-type="float" office:value="31.35" calcext:value-type="float">
            <text:p>31,35</text:p>
          </table:table-cell>
          <table:table-cell table:style-name="ce30" office:value-type="float" office:value="13.54" calcext:value-type="float">
            <text:p>13,54</text:p>
          </table:table-cell>
          <table:table-cell table:style-name="ce31" office:value-type="float" office:value="6.86" calcext:value-type="float">
            <text:p>6,86</text:p>
          </table:table-cell>
          <table:table-cell table:style-name="ce32" office:value-type="float" office:value="12.69" calcext:value-type="float">
            <text:p>12,69</text:p>
          </table:table-cell>
          <table:table-cell table:style-name="ce33" office:value-type="float" office:value="7.94" calcext:value-type="float">
            <text:p>7,94</text:p>
          </table:table-cell>
          <table:table-cell table:style-name="ce25" office:value-type="float" office:value="3164.31" calcext:value-type="float">
            <text:p>3164,31</text:p>
          </table:table-cell>
          <table:table-cell table:style-name="ce37" office:value-type="string" calcext:value-type="string">
            <text:p>B</text:p>
          </table:table-cell>
          <table:table-cell office:value-type="float" office:value="78048" calcext:value-type="float">
            <text:p>78048</text:p>
          </table:table-cell>
          <table:table-cell office:value-type="string" calcext:value-type="string">
            <text:p>Moins de 1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Metz</text:p>
          </table:table-cell>
          <table:table-cell table:style-name="ce12" office:value-type="float" office:value="57463" calcext:value-type="float">
            <text:p>57463</text:p>
          </table:table-cell>
          <table:table-cell table:style-name="ce3" office:value-type="string" calcext:value-type="string">
            <text:p>44 - Grand Est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de Lattre de Tassigny</text:p>
          </table:table-cell>
          <table:table-cell table:style-name="ce25" office:value-type="string" calcext:value-type="string">
            <text:p>Rue de Bouteiller</text:p>
          </table:table-cell>
          <table:table-cell table:style-name="ce25" office:value-type="string" calcext:value-type="string">
            <text:p>Rue Mangin</text:p>
          </table:table-cell>
          <table:table-cell table:style-name="ce25" office:value-type="string" calcext:value-type="string">
            <text:p>Rue de la Marne</text:p>
          </table:table-cell>
          <table:table-cell table:style-name="ce25" office:value-type="string" calcext:value-type="string">
            <text:p>Pont des Morts</text:p>
          </table:table-cell>
          <table:table-cell table:style-name="ce28" office:value-type="float" office:value="47.4" calcext:value-type="float">
            <text:p>47,4</text:p>
          </table:table-cell>
          <table:table-cell table:style-name="ce29" office:value-type="float" office:value="31.16" calcext:value-type="float">
            <text:p>31,16</text:p>
          </table:table-cell>
          <table:table-cell table:style-name="ce30" office:value-type="float" office:value="14.38" calcext:value-type="float">
            <text:p>14,38</text:p>
          </table:table-cell>
          <table:table-cell table:style-name="ce31" office:value-type="float" office:value="6.87" calcext:value-type="float">
            <text:p>6,87</text:p>
          </table:table-cell>
          <table:table-cell table:style-name="ce32" office:value-type="float" office:value="14.72" calcext:value-type="float">
            <text:p>14,72</text:p>
          </table:table-cell>
          <table:table-cell table:style-name="ce33" office:value-type="float" office:value="9.09" calcext:value-type="float">
            <text:p>9,09</text:p>
          </table:table-cell>
          <table:table-cell table:style-name="ce25" office:value-type="float" office:value="1017.2" calcext:value-type="float">
            <text:p>1017,2</text:p>
          </table:table-cell>
          <table:table-cell table:style-name="ce37" office:value-type="string" calcext:value-type="string">
            <text:p>C</text:p>
          </table:table-cell>
          <table:table-cell office:value-type="float" office:value="116581" calcext:value-type="float">
            <text:p>116581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Montreuil</text:p>
          </table:table-cell>
          <table:table-cell table:style-name="ce10" office:value-type="float" office:value="93048" calcext:value-type="float">
            <text:p>93048</text:p>
          </table:table-cell>
          <table:table-cell table:style-name="ce3" office:value-type="string" calcext:value-type="string">
            <text:p>11 - Île-de-Franc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Gabriel Péri</text:p>
          </table:table-cell>
          <table:table-cell table:style-name="ce25" office:value-type="string" calcext:value-type="string">
            <text:p>Boulevard Chanzy</text:p>
          </table:table-cell>
          <table:table-cell table:style-name="ce25" office:value-type="string" calcext:value-type="string">
            <text:p>Rue de Lagny</text:p>
          </table:table-cell>
          <table:table-cell table:style-name="ce25" office:value-type="string" calcext:value-type="string">
            <text:p>Boulevard Rouget de Lisle</text:p>
          </table:table-cell>
          <table:table-cell table:style-name="ce25" office:value-type="string" calcext:value-type="string">
            <text:p>Place de la Porte de Montreuil</text:p>
          </table:table-cell>
          <table:table-cell table:style-name="ce28" office:value-type="float" office:value="50.4" calcext:value-type="float">
            <text:p>50,4</text:p>
          </table:table-cell>
          <table:table-cell table:style-name="ce29" office:value-type="float" office:value="31.02" calcext:value-type="float">
            <text:p>31,02</text:p>
          </table:table-cell>
          <table:table-cell table:style-name="ce30" office:value-type="float" office:value="14.12" calcext:value-type="float">
            <text:p>14,12</text:p>
          </table:table-cell>
          <table:table-cell table:style-name="ce31" office:value-type="float" office:value="7.78" calcext:value-type="float">
            <text:p>7,78</text:p>
          </table:table-cell>
          <table:table-cell table:style-name="ce32" office:value-type="float" office:value="7.66" calcext:value-type="float">
            <text:p>7,66</text:p>
          </table:table-cell>
          <table:table-cell table:style-name="ce33" office:value-type="float" office:value="7.76" calcext:value-type="float">
            <text:p>7,76</text:p>
          </table:table-cell>
          <table:table-cell table:style-name="ce25" office:value-type="float" office:value="17402.97" calcext:value-type="float">
            <text:p>17402,97</text:p>
          </table:table-cell>
          <table:table-cell table:style-name="ce37" office:value-type="string" calcext:value-type="string">
            <text:p>A</text:p>
          </table:table-cell>
          <table:table-cell office:value-type="float" office:value="109914" calcext:value-type="float">
            <text:p>109914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lermont-Ferrand</text:p>
          </table:table-cell>
          <table:table-cell table:style-name="ce10" office:value-type="float" office:value="63113" calcext:value-type="float">
            <text:p>63113</text:p>
          </table:table-cell>
          <table:table-cell table:style-name="ce3" office:value-type="string" calcext:value-type="string">
            <text:p>84 - Auvergne-Rhône-Alpes</text:p>
          </table:table-cell>
          <table:table-cell table:style-name="ce11" office:value-type="string" calcext:value-type="string">
            <text:p>oui </text:p>
          </table:table-cell>
          <table:table-cell table:style-name="ce11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Boulevard Lafayette</text:p>
          </table:table-cell>
          <table:table-cell table:style-name="ce25" office:value-type="string" calcext:value-type="string">
            <text:p>Rue de la Pradelle</text:p>
          </table:table-cell>
          <table:table-cell table:style-name="ce25" office:value-type="string" calcext:value-type="string">
            <text:p>Boulevard Côte-Blatin</text:p>
          </table:table-cell>
          <table:table-cell table:style-name="ce25" office:value-type="string" calcext:value-type="string">
            <text:p>Boulevard Jean Jaurès</text:p>
          </table:table-cell>
          <table:table-cell table:style-name="ce25" office:value-type="string" calcext:value-type="string">
            <text:p>Rue de l'Oradou</text:p>
          </table:table-cell>
          <table:table-cell table:style-name="ce28" office:value-type="float" office:value="42" calcext:value-type="float">
            <text:p>42</text:p>
          </table:table-cell>
          <table:table-cell table:style-name="ce29" office:value-type="float" office:value="30.57" calcext:value-type="float">
            <text:p>30,57</text:p>
          </table:table-cell>
          <table:table-cell table:style-name="ce30" office:value-type="float" office:value="16.42" calcext:value-type="float">
            <text:p>16,42</text:p>
          </table:table-cell>
          <table:table-cell table:style-name="ce31" office:value-type="float" office:value="8.57" calcext:value-type="float">
            <text:p>8,57</text:p>
          </table:table-cell>
          <table:table-cell table:style-name="ce32" office:value-type="float" office:value="16.05" calcext:value-type="float">
            <text:p>16,05</text:p>
          </table:table-cell>
          <table:table-cell table:style-name="ce33" office:value-type="float" office:value="10.04" calcext:value-type="float">
            <text:p>10,04</text:p>
          </table:table-cell>
          <table:table-cell table:style-name="ce25" office:value-type="float" office:value="1648.98" calcext:value-type="float">
            <text:p>1648,98</text:p>
          </table:table-cell>
          <table:table-cell table:style-name="ce36" office:value-type="string" calcext:value-type="string">
            <text:p>B</text:p>
          </table:table-cell>
          <table:table-cell office:value-type="float" office:value="146734" calcext:value-type="float">
            <text:p>146734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Métropole européenne de Lille (MEL)</text:p>
          </table:table-cell>
          <table:table-cell table:style-name="ce10" office:value-type="float" office:value="200093201" calcext:value-type="float">
            <text:p>200093201</text:p>
          </table:table-cell>
          <table:table-cell table:style-name="ce13" office:value-type="string" calcext:value-type="string">
            <text:p>32 - Hauts-de-Franc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Métropole Européenne de Lill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ont de la Citadelle</text:p>
          </table:table-cell>
          <table:table-cell table:style-name="ce25" office:value-type="string" calcext:value-type="string">
            <text:p>Avenue Le Corbusier</text:p>
          </table:table-cell>
          <table:table-cell table:style-name="ce25" office:value-type="string" calcext:value-type="string">
            <text:p>Boulevard de la Liberté</text:p>
          </table:table-cell>
          <table:table-cell table:style-name="ce25" office:value-type="string" calcext:value-type="string">
            <text:p>Place de la Gare</text:p>
          </table:table-cell>
          <table:table-cell table:style-name="ce25" office:value-type="string" calcext:value-type="string">
            <text:p>Avenue Mathias Delobel</text:p>
          </table:table-cell>
          <table:table-cell table:style-name="ce28" office:value-type="float" office:value="42" calcext:value-type="float">
            <text:p>42</text:p>
          </table:table-cell>
          <table:table-cell table:style-name="ce29" office:value-type="float" office:value="30.43" calcext:value-type="float">
            <text:p>30,43</text:p>
          </table:table-cell>
          <table:table-cell table:style-name="ce30" office:value-type="float" office:value="15.25" calcext:value-type="float">
            <text:p>15,25</text:p>
          </table:table-cell>
          <table:table-cell table:style-name="ce31" office:value-type="float" office:value="7.44" calcext:value-type="float">
            <text:p>7,44</text:p>
          </table:table-cell>
          <table:table-cell table:style-name="ce32" office:value-type="float" office:value="11.68" calcext:value-type="float">
            <text:p>11,68</text:p>
          </table:table-cell>
          <table:table-cell table:style-name="ce33" office:value-type="float" office:value="8.49" calcext:value-type="float">
            <text:p>8,49</text:p>
          </table:table-cell>
          <table:table-cell table:style-name="ce25" office:value-type="float" office:value="21839.29" calcext:value-type="float">
            <text:p>21839,29</text:p>
          </table:table-cell>
          <table:table-cell table:style-name="ce37" office:value-type="string" calcext:value-type="string">
            <text:p>B</text:p>
          </table:table-cell>
          <table:table-cell office:value-type="float" office:value="1174273" calcext:value-type="float">
            <text:p>1174273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Angers</text:p>
          </table:table-cell>
          <table:table-cell table:style-name="ce12" office:value-type="float" office:value="49007" calcext:value-type="float">
            <text:p>49007</text:p>
          </table:table-cell>
          <table:table-cell table:style-name="ce3" office:value-type="string" calcext:value-type="string">
            <text:p>52 - Pays de la Loire</text:p>
          </table:table-cell>
          <table:table-cell table:style-name="ce11" office:value-type="string" calcext:value-type="string">
            <text:p>oui </text:p>
          </table:table-cell>
          <table:table-cell table:style-name="ce11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de la Visitation</text:p>
          </table:table-cell>
          <table:table-cell table:style-name="ce25" office:value-type="string" calcext:value-type="string">
            <text:p>Boulevard du Général de Gaulle</text:p>
          </table:table-cell>
          <table:table-cell table:style-name="ce25" office:value-type="string" calcext:value-type="string">
            <text:p>Avenue Turpin de Crissé</text:p>
          </table:table-cell>
          <table:table-cell table:style-name="ce25" office:value-type="string" calcext:value-type="string">
            <text:p>Rue Paul Bert</text:p>
          </table:table-cell>
          <table:table-cell table:style-name="ce25" office:value-type="string" calcext:value-type="string">
            <text:p>Rue Talot</text:p>
          </table:table-cell>
          <table:table-cell table:style-name="ce28" office:value-type="float" office:value="42.6" calcext:value-type="float">
            <text:p>42,6</text:p>
          </table:table-cell>
          <table:table-cell table:style-name="ce29" office:value-type="float" office:value="29.42" calcext:value-type="float">
            <text:p>29,42</text:p>
          </table:table-cell>
          <table:table-cell table:style-name="ce30" office:value-type="float" office:value="14.94" calcext:value-type="float">
            <text:p>14,94</text:p>
          </table:table-cell>
          <table:table-cell table:style-name="ce31" office:value-type="float" office:value="7.01" calcext:value-type="float">
            <text:p>7,01</text:p>
          </table:table-cell>
          <table:table-cell table:style-name="ce32" office:value-type="float" office:value="9.95" calcext:value-type="float">
            <text:p>9,95</text:p>
          </table:table-cell>
          <table:table-cell table:style-name="ce33" office:value-type="float" office:value="7.6" calcext:value-type="float">
            <text:p>7,6</text:p>
          </table:table-cell>
          <table:table-cell table:style-name="ce25" office:value-type="float" office:value="5034.5" calcext:value-type="float">
            <text:p>5034,5</text:p>
          </table:table-cell>
          <table:table-cell table:style-name="ce36" office:value-type="string" calcext:value-type="string">
            <text:p>B</text:p>
          </table:table-cell>
          <table:table-cell office:value-type="float" office:value="154508" calcext:value-type="float">
            <text:p>154508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Communauté urbaine du Havre Seine Métropole</text:p>
          </table:table-cell>
          <table:table-cell table:style-name="ce12" office:value-type="float" office:value="200084952" calcext:value-type="float">
            <text:p>200084952</text:p>
          </table:table-cell>
          <table:table-cell table:style-name="ce13" office:value-type="string" calcext:value-type="string">
            <text:p>28 - Normandi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CU du Havre Seine Métropole</text:p>
          </table:table-cell>
          <table:table-cell office:value-type="string" calcext:value-type="string">
            <text:p>CU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Boulevard de Strasbourg</text:p>
          </table:table-cell>
          <table:table-cell table:style-name="ce25" office:value-type="string" calcext:value-type="string">
            <text:p>Quai Frissard</text:p>
          </table:table-cell>
          <table:table-cell table:style-name="ce25" office:value-type="string" calcext:value-type="string">
            <text:p>Place de l'Hôtel de Ville</text:p>
          </table:table-cell>
          <table:table-cell table:style-name="ce25" office:value-type="string" calcext:value-type="string">
            <text:p>Pont de l'Eure</text:p>
          </table:table-cell>
          <table:table-cell table:style-name="ce25" office:value-type="string" calcext:value-type="string">
            <text:p>Pont des Docks</text:p>
          </table:table-cell>
          <table:table-cell table:style-name="ce28" office:value-type="float" office:value="55.2" calcext:value-type="float">
            <text:p>55,2</text:p>
          </table:table-cell>
          <table:table-cell table:style-name="ce29" office:value-type="float" office:value="29.18" calcext:value-type="float">
            <text:p>29,18</text:p>
          </table:table-cell>
          <table:table-cell table:style-name="ce30" office:value-type="float" office:value="13.52" calcext:value-type="float">
            <text:p>13,52</text:p>
          </table:table-cell>
          <table:table-cell table:style-name="ce31" office:value-type="float" office:value="6.32" calcext:value-type="float">
            <text:p>6,32</text:p>
          </table:table-cell>
          <table:table-cell table:style-name="ce32" office:value-type="float" office:value="9.75" calcext:value-type="float">
            <text:p>9,75</text:p>
          </table:table-cell>
          <table:table-cell table:style-name="ce33" office:value-type="float" office:value="7.2" calcext:value-type="float">
            <text:p>7,2</text:p>
          </table:table-cell>
          <table:table-cell table:style-name="ce25" office:value-type="float" office:value="2932.77" calcext:value-type="float">
            <text:p>2932,77</text:p>
          </table:table-cell>
          <table:table-cell table:style-name="ce37" office:value-type="string" calcext:value-type="string">
            <text:p>C</text:p>
          </table:table-cell>
          <table:table-cell office:value-type="float" office:value="268912" calcext:value-type="float">
            <text:p>268912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Région Île-de-France</text:p>
          </table:table-cell>
          <table:table-cell table:style-name="ce15"/>
          <table:table-cell table:style-name="ce13" office:value-type="string" calcext:value-type="string">
            <text:p>11 - Île-de-Franc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REGION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de Rivoli</text:p>
          </table:table-cell>
          <table:table-cell table:style-name="ce25" office:value-type="string" calcext:value-type="string">
            <text:p>Place de la Bastille</text:p>
          </table:table-cell>
          <table:table-cell table:style-name="ce25" office:value-type="string" calcext:value-type="string">
            <text:p>Boulevard de Sébastopol</text:p>
          </table:table-cell>
          <table:table-cell table:style-name="ce25" office:value-type="string" calcext:value-type="string">
            <text:p>Place de la Concorde</text:p>
          </table:table-cell>
          <table:table-cell table:style-name="ce25" office:value-type="string" calcext:value-type="string">
            <text:p>Pont au Change</text:p>
          </table:table-cell>
          <table:table-cell table:style-name="ce28" office:value-type="float" office:value="57" calcext:value-type="float">
            <text:p>57</text:p>
          </table:table-cell>
          <table:table-cell table:style-name="ce29" office:value-type="float" office:value="28.66" calcext:value-type="float">
            <text:p>28,66</text:p>
          </table:table-cell>
          <table:table-cell table:style-name="ce30" office:value-type="float" office:value="13.79" calcext:value-type="float">
            <text:p>13,79</text:p>
          </table:table-cell>
          <table:table-cell table:style-name="ce31" office:value-type="float" office:value="6.8" calcext:value-type="float">
            <text:p>6,8</text:p>
          </table:table-cell>
          <table:table-cell table:style-name="ce32" office:value-type="float" office:value="8.05" calcext:value-type="float">
            <text:p>8,05</text:p>
          </table:table-cell>
          <table:table-cell table:style-name="ce33" office:value-type="float" office:value="7.09" calcext:value-type="float">
            <text:p>7,09</text:p>
          </table:table-cell>
          <table:table-cell table:style-name="ce25" office:value-type="float" office:value="331010.23" calcext:value-type="float">
            <text:p>331010,23</text:p>
          </table:table-cell>
          <table:table-cell table:style-name="ce37" office:value-type="string" calcext:value-type="string">
            <text:p>B</text:p>
          </table:table-cell>
          <table:table-cell table:style-name="ce12" office:value-type="float" office:value="12213447" calcext:value-type="float">
            <text:p>12213447</text:p>
          </table:table-cell>
          <table:table-cell office:value-type="string" calcext:value-type="string">
            <text:p>Plus de 500 000 hab</text:p>
          </table:table-cell>
          <table:table-cell table:style-name="ce12"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Le Mans Métropole</text:p>
          </table:table-cell>
          <table:table-cell table:style-name="ce15"/>
          <table:table-cell table:style-name="ce13" office:value-type="string" calcext:value-type="string">
            <text:p>28 - Normandie</text:p>
          </table:table-cell>
          <table:table-cell table:style-name="ce15" office:value-type="string" calcext:value-type="string">
            <text:p>doublon ? </text:p>
          </table:table-cell>
          <table:table-cell table:style-name="ce13"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de Malpalu</text:p>
          </table:table-cell>
          <table:table-cell table:style-name="ce25" office:value-type="string" calcext:value-type="string">
            <text:p>Avenue de Paderborn</text:p>
          </table:table-cell>
          <table:table-cell table:style-name="ce25" office:value-type="string" calcext:value-type="string">
            <text:p>Quai Louis Blanc</text:p>
          </table:table-cell>
          <table:table-cell table:style-name="ce25" office:value-type="string" calcext:value-type="string">
            <text:p>Rue de Buenos-Aires</text:p>
          </table:table-cell>
          <table:table-cell table:style-name="ce25" office:value-type="string" calcext:value-type="string">
            <text:p>Rue de l'Arche</text:p>
          </table:table-cell>
          <table:table-cell table:style-name="ce28" office:value-type="float" office:value="42.6" calcext:value-type="float">
            <text:p>42,6</text:p>
          </table:table-cell>
          <table:table-cell table:style-name="ce29" office:value-type="float" office:value="28.45" calcext:value-type="float">
            <text:p>28,45</text:p>
          </table:table-cell>
          <table:table-cell table:style-name="ce30" office:value-type="float" office:value="15.13" calcext:value-type="float">
            <text:p>15,13</text:p>
          </table:table-cell>
          <table:table-cell table:style-name="ce31" office:value-type="float" office:value="6.85" calcext:value-type="float">
            <text:p>6,85</text:p>
          </table:table-cell>
          <table:table-cell table:style-name="ce32" office:value-type="float" office:value="10.27" calcext:value-type="float">
            <text:p>10,27</text:p>
          </table:table-cell>
          <table:table-cell table:style-name="ce33" office:value-type="float" office:value="7.73" calcext:value-type="float">
            <text:p>7,73</text:p>
          </table:table-cell>
          <table:table-cell table:style-name="ce25" office:value-type="float" office:value="2608.82" calcext:value-type="float">
            <text:p>2608,82</text:p>
          </table:table-cell>
          <table:table-cell table:style-name="ce37" office:value-type="string" calcext:value-type="string">
            <text:p>C</text:p>
          </table:table-cell>
          <table:table-cell table:formula="of:=#N/A" office:value-type="string" office:string-value="" calcext:value-type="error">
            <text:p>#N/D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Toulouse Métropole</text:p>
          </table:table-cell>
          <table:table-cell table:style-name="ce10" office:value-type="float" office:value="243100518" calcext:value-type="float">
            <text:p>243100518</text:p>
          </table:table-cell>
          <table:table-cell table:style-name="ce13" office:value-type="string" calcext:value-type="string">
            <text:p>76 - Occitani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Toulouse Métropol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ond-Point Jane Atché</text:p>
          </table:table-cell>
          <table:table-cell table:style-name="ce25" office:value-type="string" calcext:value-type="string">
            <text:p>Promenade du Docteur Albert Sallet</text:p>
          </table:table-cell>
          <table:table-cell table:style-name="ce25" office:value-type="string" calcext:value-type="string">
            <text:p>Place de la Patte d'Oie</text:p>
          </table:table-cell>
          <table:table-cell table:style-name="ce25" office:value-type="string" calcext:value-type="string">
            <text:p>Place du Pont Neuf</text:p>
          </table:table-cell>
          <table:table-cell table:style-name="ce25" office:value-type="string" calcext:value-type="string">
            <text:p>Barrière de Bayonne</text:p>
          </table:table-cell>
          <table:table-cell table:style-name="ce28" office:value-type="float" office:value="40.8" calcext:value-type="float">
            <text:p>40,8</text:p>
          </table:table-cell>
          <table:table-cell table:style-name="ce29" office:value-type="float" office:value="28.33" calcext:value-type="float">
            <text:p>28,33</text:p>
          </table:table-cell>
          <table:table-cell table:style-name="ce30" office:value-type="float" office:value="15.34" calcext:value-type="float">
            <text:p>15,34</text:p>
          </table:table-cell>
          <table:table-cell table:style-name="ce31" office:value-type="float" office:value="7.33" calcext:value-type="float">
            <text:p>7,33</text:p>
          </table:table-cell>
          <table:table-cell table:style-name="ce32" office:value-type="float" office:value="9.49" calcext:value-type="float">
            <text:p>9,49</text:p>
          </table:table-cell>
          <table:table-cell table:style-name="ce33" office:value-type="float" office:value="7.76" calcext:value-type="float">
            <text:p>7,76</text:p>
          </table:table-cell>
          <table:table-cell table:style-name="ce25" office:value-type="float" office:value="23375" calcext:value-type="float">
            <text:p>23375</text:p>
          </table:table-cell>
          <table:table-cell table:style-name="ce37" office:value-type="string" calcext:value-type="string">
            <text:p>A</text:p>
          </table:table-cell>
          <table:table-cell office:value-type="float" office:value="783353" calcext:value-type="float">
            <text:p>783353</text:p>
          </table:table-cell>
          <table:table-cell office:value-type="string" calcext:value-type="string">
            <text:p>Plus de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Rennes Métropole</text:p>
          </table:table-cell>
          <table:table-cell table:style-name="ce12" office:value-type="float" office:value="243500139" calcext:value-type="float">
            <text:p>243500139</text:p>
          </table:table-cell>
          <table:table-cell table:style-name="ce13" office:value-type="string" calcext:value-type="string">
            <text:p>53 - Bretagn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Rennes Métropol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Quai Duguay Trouin</text:p>
          </table:table-cell>
          <table:table-cell table:style-name="ce25" office:value-type="string" calcext:value-type="string">
            <text:p>Quai Lamartine</text:p>
          </table:table-cell>
          <table:table-cell table:style-name="ce25" office:value-type="string" calcext:value-type="string">
            <text:p>Avenue du Sergent Maginot</text:p>
          </table:table-cell>
          <table:table-cell table:style-name="ce25" office:value-type="string" calcext:value-type="string">
            <text:p>Quai Chateaubriand</text:p>
          </table:table-cell>
          <table:table-cell table:style-name="ce25" office:value-type="string" calcext:value-type="string">
            <text:p>Avenue Aristide Briand</text:p>
          </table:table-cell>
          <table:table-cell table:style-name="ce28" office:value-type="float" office:value="45" calcext:value-type="float">
            <text:p>45</text:p>
          </table:table-cell>
          <table:table-cell table:style-name="ce29" office:value-type="float" office:value="28.09" calcext:value-type="float">
            <text:p>28,09</text:p>
          </table:table-cell>
          <table:table-cell table:style-name="ce30" office:value-type="float" office:value="14.72" calcext:value-type="float">
            <text:p>14,72</text:p>
          </table:table-cell>
          <table:table-cell table:style-name="ce31" office:value-type="float" office:value="6.63" calcext:value-type="float">
            <text:p>6,63</text:p>
          </table:table-cell>
          <table:table-cell table:style-name="ce32" office:value-type="float" office:value="11.64" calcext:value-type="float">
            <text:p>11,64</text:p>
          </table:table-cell>
          <table:table-cell table:style-name="ce33" office:value-type="float" office:value="7.7" calcext:value-type="float">
            <text:p>7,7</text:p>
          </table:table-cell>
          <table:table-cell table:style-name="ce25" office:value-type="float" office:value="13859.23" calcext:value-type="float">
            <text:p>13859,23</text:p>
          </table:table-cell>
          <table:table-cell table:style-name="ce37" office:value-type="string" calcext:value-type="string">
            <text:p>A</text:p>
          </table:table-cell>
          <table:table-cell office:value-type="float" office:value="451762" calcext:value-type="float">
            <text:p>451762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Paris</text:p>
          </table:table-cell>
          <table:table-cell table:style-name="ce10" office:value-type="float" office:value="75056" calcext:value-type="float">
            <text:p>75056</text:p>
          </table:table-cell>
          <table:table-cell table:style-name="ce3" office:value-type="string" calcext:value-type="string">
            <text:p>11 - Île-de-Franc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de Rivoli</text:p>
          </table:table-cell>
          <table:table-cell table:style-name="ce25" office:value-type="string" calcext:value-type="string">
            <text:p>Place de la Bastille</text:p>
          </table:table-cell>
          <table:table-cell table:style-name="ce25" office:value-type="string" calcext:value-type="string">
            <text:p>Boulevard de Sébastopol</text:p>
          </table:table-cell>
          <table:table-cell table:style-name="ce25" office:value-type="string" calcext:value-type="string">
            <text:p>Place de la Concorde</text:p>
          </table:table-cell>
          <table:table-cell table:style-name="ce25" office:value-type="string" calcext:value-type="string">
            <text:p>Pont au Change</text:p>
          </table:table-cell>
          <table:table-cell table:style-name="ce28" office:value-type="float" office:value="58.8" calcext:value-type="float">
            <text:p>58,8</text:p>
          </table:table-cell>
          <table:table-cell table:style-name="ce29" office:value-type="float" office:value="27.93" calcext:value-type="float">
            <text:p>27,93</text:p>
          </table:table-cell>
          <table:table-cell table:style-name="ce30" office:value-type="float" office:value="13.58" calcext:value-type="float">
            <text:p>13,58</text:p>
          </table:table-cell>
          <table:table-cell table:style-name="ce31" office:value-type="float" office:value="6.67" calcext:value-type="float">
            <text:p>6,67</text:p>
          </table:table-cell>
          <table:table-cell table:style-name="ce32" office:value-type="float" office:value="7.04" calcext:value-type="float">
            <text:p>7,04</text:p>
          </table:table-cell>
          <table:table-cell table:style-name="ce33" office:value-type="float" office:value="6.75" calcext:value-type="float">
            <text:p>6,75</text:p>
          </table:table-cell>
          <table:table-cell table:style-name="ce25" office:value-type="float" office:value="217455.24" calcext:value-type="float">
            <text:p>217455,24</text:p>
          </table:table-cell>
          <table:table-cell table:style-name="ce37" office:value-type="string" calcext:value-type="string">
            <text:p>A</text:p>
          </table:table-cell>
          <table:table-cell office:value-type="float" office:value="2175601" calcext:value-type="float">
            <text:p>2175601</text:p>
          </table:table-cell>
          <table:table-cell office:value-type="string" calcext:value-type="string">
            <text:p>Plus de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Bordeaux</text:p>
          </table:table-cell>
          <table:table-cell table:style-name="ce11"/>
          <table:table-cell table:style-name="ce13" office:value-type="string" calcext:value-type="string">
            <text:p>75 - Nouvelle-Aquitaine</text:p>
          </table:table-cell>
          <table:table-cell table:style-name="ce11" office:value-type="string" calcext:value-type="string">
            <text:p>oui </text:p>
          </table:table-cell>
          <table:table-cell table:style-name="ce11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ont de Pierre</text:p>
          </table:table-cell>
          <table:table-cell table:style-name="ce25" office:value-type="string" calcext:value-type="string">
            <text:p>Place de Stalingrad</text:p>
          </table:table-cell>
          <table:table-cell table:style-name="ce25" office:value-type="string" calcext:value-type="string">
            <text:p>Cours du Maréchal Juin</text:p>
          </table:table-cell>
          <table:table-cell table:style-name="ce25" office:value-type="string" calcext:value-type="string">
            <text:p>Place Bir-Hakeim</text:p>
          </table:table-cell>
          <table:table-cell table:style-name="ce25" office:value-type="string" calcext:value-type="string">
            <text:p>Cours Victor Hugo</text:p>
          </table:table-cell>
          <table:table-cell table:style-name="ce28" office:value-type="float" office:value="43.2" calcext:value-type="float">
            <text:p>43,2</text:p>
          </table:table-cell>
          <table:table-cell table:style-name="ce29" office:value-type="float" office:value="27.53" calcext:value-type="float">
            <text:p>27,53</text:p>
          </table:table-cell>
          <table:table-cell table:style-name="ce30" office:value-type="float" office:value="14.83" calcext:value-type="float">
            <text:p>14,83</text:p>
          </table:table-cell>
          <table:table-cell table:style-name="ce31" office:value-type="float" office:value="7.08" calcext:value-type="float">
            <text:p>7,08</text:p>
          </table:table-cell>
          <table:table-cell table:style-name="ce32" office:value-type="float" office:value="9.43" calcext:value-type="float">
            <text:p>9,43</text:p>
          </table:table-cell>
          <table:table-cell table:style-name="ce33" office:value-type="float" office:value="7.53" calcext:value-type="float">
            <text:p>7,53</text:p>
          </table:table-cell>
          <table:table-cell table:style-name="ce25" office:value-type="float" office:value="13179.78" calcext:value-type="float">
            <text:p>13179,78</text:p>
          </table:table-cell>
          <table:table-cell table:style-name="ce36" office:value-type="string" calcext:value-type="string">
            <text:p>A</text:p>
          </table:table-cell>
          <table:table-cell office:value-type="float" office:value="257068" calcext:value-type="float">
            <text:p>257068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Le Grand Nancy</text:p>
          </table:table-cell>
          <table:table-cell table:style-name="ce10" office:value-type="float" office:value="245400676" calcext:value-type="float">
            <text:p>245400676</text:p>
          </table:table-cell>
          <table:table-cell table:style-name="ce13" office:value-type="string" calcext:value-type="string">
            <text:p>44 - Grand Est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Métropole du Grand Nancy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Boulevard Georges Clemenceau</text:p>
          </table:table-cell>
          <table:table-cell table:style-name="ce25" office:value-type="string" calcext:value-type="string">
            <text:p>Place Gérard d'Alsace</text:p>
          </table:table-cell>
          <table:table-cell table:style-name="ce25" office:value-type="string" calcext:value-type="string">
            <text:p>Boulevard Louis Barthou</text:p>
          </table:table-cell>
          <table:table-cell table:style-name="ce25" office:value-type="string" calcext:value-type="string">
            <text:p>Place de la Division de Fer</text:p>
          </table:table-cell>
          <table:table-cell table:style-name="ce25" office:value-type="string" calcext:value-type="string">
            <text:p>Avenue Foch</text:p>
          </table:table-cell>
          <table:table-cell table:style-name="ce28" office:value-type="float" office:value="43.2" calcext:value-type="float">
            <text:p>43,2</text:p>
          </table:table-cell>
          <table:table-cell table:style-name="ce29" office:value-type="float" office:value="27.46" calcext:value-type="float">
            <text:p>27,46</text:p>
          </table:table-cell>
          <table:table-cell table:style-name="ce30" office:value-type="float" office:value="14.93" calcext:value-type="float">
            <text:p>14,93</text:p>
          </table:table-cell>
          <table:table-cell table:style-name="ce31" office:value-type="float" office:value="6.93" calcext:value-type="float">
            <text:p>6,93</text:p>
          </table:table-cell>
          <table:table-cell table:style-name="ce32" office:value-type="float" office:value="9.47" calcext:value-type="float">
            <text:p>9,47</text:p>
          </table:table-cell>
          <table:table-cell table:style-name="ce33" office:value-type="float" office:value="7.55" calcext:value-type="float">
            <text:p>7,55</text:p>
          </table:table-cell>
          <table:table-cell table:style-name="ce25" office:value-type="float" office:value="1769.77" calcext:value-type="float">
            <text:p>1769,77</text:p>
          </table:table-cell>
          <table:table-cell table:style-name="ce37" office:value-type="string" calcext:value-type="string">
            <text:p>C</text:p>
          </table:table-cell>
          <table:table-cell office:value-type="float" office:value="257431" calcext:value-type="float">
            <text:p>257431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étropole du Grand Paris</text:p>
          </table:table-cell>
          <table:table-cell table:style-name="ce12" office:value-type="float" office:value="200054781" calcext:value-type="float">
            <text:p>200054781</text:p>
          </table:table-cell>
          <table:table-cell table:style-name="ce13" office:value-type="string" calcext:value-type="string">
            <text:p>11 - Île-de-Franc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Métropole du Grand Paris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Rue de Rivoli</text:p>
          </table:table-cell>
          <table:table-cell table:style-name="ce25" office:value-type="string" calcext:value-type="string">
            <text:p>Place de la Bastille</text:p>
          </table:table-cell>
          <table:table-cell table:style-name="ce25" office:value-type="string" calcext:value-type="string">
            <text:p>Boulevard de Sébastopol</text:p>
          </table:table-cell>
          <table:table-cell table:style-name="ce25" office:value-type="string" calcext:value-type="string">
            <text:p>Place de la Concorde</text:p>
          </table:table-cell>
          <table:table-cell table:style-name="ce25" office:value-type="string" calcext:value-type="string">
            <text:p>Pont au Change</text:p>
          </table:table-cell>
          <table:table-cell table:style-name="ce28" office:value-type="float" office:value="58.2" calcext:value-type="float">
            <text:p>58,2</text:p>
          </table:table-cell>
          <table:table-cell table:style-name="ce29" office:value-type="float" office:value="27.42" calcext:value-type="float">
            <text:p>27,42</text:p>
          </table:table-cell>
          <table:table-cell table:style-name="ce30" office:value-type="float" office:value="13.68" calcext:value-type="float">
            <text:p>13,68</text:p>
          </table:table-cell>
          <table:table-cell table:style-name="ce31" office:value-type="float" office:value="6.57" calcext:value-type="float">
            <text:p>6,57</text:p>
          </table:table-cell>
          <table:table-cell table:style-name="ce32" office:value-type="float" office:value="7.17" calcext:value-type="float">
            <text:p>7,17</text:p>
          </table:table-cell>
          <table:table-cell table:style-name="ce33" office:value-type="float" office:value="6.7" calcext:value-type="float">
            <text:p>6,7</text:p>
          </table:table-cell>
          <table:table-cell table:style-name="ce25" office:value-type="float" office:value="281027.9" calcext:value-type="float">
            <text:p>281027,9</text:p>
          </table:table-cell>
          <table:table-cell table:style-name="ce37" office:value-type="string" calcext:value-type="string">
            <text:p>A</text:p>
          </table:table-cell>
          <table:table-cell office:value-type="float" office:value="7075028" calcext:value-type="float">
            <text:p>7075028</text:p>
          </table:table-cell>
          <table:table-cell office:value-type="string" calcext:value-type="string">
            <text:p>Plus de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Nantes Métropole</text:p>
          </table:table-cell>
          <table:table-cell table:style-name="ce12" office:value-type="float" office:value="244400404" calcext:value-type="float">
            <text:p>244400404</text:p>
          </table:table-cell>
          <table:table-cell table:style-name="ce13" office:value-type="string" calcext:value-type="string">
            <text:p>52 - Pays de la Loire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Nantes Métropol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de l'écluse</text:p>
          </table:table-cell>
          <table:table-cell table:style-name="ce25" office:value-type="string" calcext:value-type="string">
            <text:p>Rond-Point du Pont Morand</text:p>
          </table:table-cell>
          <table:table-cell table:style-name="ce25" office:value-type="string" calcext:value-type="string">
            <text:p>Pont Général Audibert</text:p>
          </table:table-cell>
          <table:table-cell table:style-name="ce25" office:value-type="string" calcext:value-type="string">
            <text:p>Boulevard des Martyrs Nantais de la Résistance</text:p>
          </table:table-cell>
          <table:table-cell table:style-name="ce25" office:value-type="string" calcext:value-type="string">
            <text:p>Boulevard Jean Monnet</text:p>
          </table:table-cell>
          <table:table-cell table:style-name="ce28" office:value-type="float" office:value="42.6" calcext:value-type="float">
            <text:p>42,6</text:p>
          </table:table-cell>
          <table:table-cell table:style-name="ce29" office:value-type="float" office:value="26.95" calcext:value-type="float">
            <text:p>26,95</text:p>
          </table:table-cell>
          <table:table-cell table:style-name="ce30" office:value-type="float" office:value="15.21" calcext:value-type="float">
            <text:p>15,21</text:p>
          </table:table-cell>
          <table:table-cell table:style-name="ce31" office:value-type="float" office:value="6.7" calcext:value-type="float">
            <text:p>6,7</text:p>
          </table:table-cell>
          <table:table-cell table:style-name="ce32" office:value-type="float" office:value="10.62" calcext:value-type="float">
            <text:p>10,62</text:p>
          </table:table-cell>
          <table:table-cell table:style-name="ce33" office:value-type="float" office:value="7.46" calcext:value-type="float">
            <text:p>7,46</text:p>
          </table:table-cell>
          <table:table-cell table:style-name="ce25" office:value-type="float" office:value="35426.65" calcext:value-type="float">
            <text:p>35426,65</text:p>
          </table:table-cell>
          <table:table-cell table:style-name="ce37" office:value-type="string" calcext:value-type="string">
            <text:p>A</text:p>
          </table:table-cell>
          <table:table-cell office:value-type="float" office:value="656275" calcext:value-type="float">
            <text:p>656275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Bordeaux Métropole</text:p>
          </table:table-cell>
          <table:table-cell table:style-name="ce13" office:value-type="float" office:value="243300316" calcext:value-type="float">
            <text:p>243300316</text:p>
          </table:table-cell>
          <table:table-cell table:style-name="ce13" office:value-type="string" calcext:value-type="string">
            <text:p>84 - Auvergne-Rhône-Alpes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Bordeaux Métropol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ont de Pierre</text:p>
          </table:table-cell>
          <table:table-cell table:style-name="ce25" office:value-type="string" calcext:value-type="string">
            <text:p>Place de Stalingrad</text:p>
          </table:table-cell>
          <table:table-cell table:style-name="ce25" office:value-type="string" calcext:value-type="string">
            <text:p>Cours du Maréchal Juin</text:p>
          </table:table-cell>
          <table:table-cell table:style-name="ce25" office:value-type="string" calcext:value-type="string">
            <text:p>Place Bir-Hakeim</text:p>
          </table:table-cell>
          <table:table-cell table:style-name="ce25" office:value-type="string" calcext:value-type="string">
            <text:p>Cours Victor Hugo</text:p>
          </table:table-cell>
          <table:table-cell table:style-name="ce28" office:value-type="float" office:value="42.6" calcext:value-type="float">
            <text:p>42,6</text:p>
          </table:table-cell>
          <table:table-cell table:style-name="ce29" office:value-type="float" office:value="26.94" calcext:value-type="float">
            <text:p>26,94</text:p>
          </table:table-cell>
          <table:table-cell table:style-name="ce30" office:value-type="float" office:value="15.24" calcext:value-type="float">
            <text:p>15,24</text:p>
          </table:table-cell>
          <table:table-cell table:style-name="ce31" office:value-type="float" office:value="7.01" calcext:value-type="float">
            <text:p>7,01</text:p>
          </table:table-cell>
          <table:table-cell table:style-name="ce32" office:value-type="float" office:value="9.5" calcext:value-type="float">
            <text:p>9,5</text:p>
          </table:table-cell>
          <table:table-cell table:style-name="ce33" office:value-type="float" office:value="7.52" calcext:value-type="float">
            <text:p>7,52</text:p>
          </table:table-cell>
          <table:table-cell table:style-name="ce25" office:value-type="float" office:value="20395.43" calcext:value-type="float">
            <text:p>20395,43</text:p>
          </table:table-cell>
          <table:table-cell table:style-name="ce36" office:value-type="string" calcext:value-type="string">
            <text:p>A</text:p>
          </table:table-cell>
          <table:table-cell office:value-type="float" office:value="801041" calcext:value-type="float">
            <text:p>801041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trasbourg Eurométropole</text:p>
          </table:table-cell>
          <table:table-cell table:style-name="ce12" office:value-type="float" office:value="246700488" calcext:value-type="float">
            <text:p>246700488</text:p>
          </table:table-cell>
          <table:table-cell table:style-name="ce13" office:value-type="string" calcext:value-type="string">
            <text:p>44 - Grand Est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Eurométropole de Strasbourg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iste Maurice Garin</text:p>
          </table:table-cell>
          <table:table-cell table:style-name="ce25" office:value-type="string" calcext:value-type="string">
            <text:p>Rue de la Brigade Alsace-Lorraine</text:p>
          </table:table-cell>
          <table:table-cell table:style-name="ce25" office:value-type="string" calcext:value-type="string">
            <text:p>Pont d'Austerlitz</text:p>
          </table:table-cell>
          <table:table-cell table:style-name="ce25" office:value-type="string" calcext:value-type="string">
            <text:p>Route de Vienne</text:p>
          </table:table-cell>
          <table:table-cell table:style-name="ce25" office:value-type="string" calcext:value-type="string">
            <text:p>Passerelle de la Flassmatt</text:p>
          </table:table-cell>
          <table:table-cell table:style-name="ce28" office:value-type="float" office:value="48" calcext:value-type="float">
            <text:p>48</text:p>
          </table:table-cell>
          <table:table-cell table:style-name="ce29" office:value-type="float" office:value="26.46" calcext:value-type="float">
            <text:p>26,46</text:p>
          </table:table-cell>
          <table:table-cell table:style-name="ce30" office:value-type="float" office:value="14.59" calcext:value-type="float">
            <text:p>14,59</text:p>
          </table:table-cell>
          <table:table-cell table:style-name="ce31" office:value-type="float" office:value="6.6" calcext:value-type="float">
            <text:p>6,6</text:p>
          </table:table-cell>
          <table:table-cell table:style-name="ce32" office:value-type="float" office:value="9.63" calcext:value-type="float">
            <text:p>9,63</text:p>
          </table:table-cell>
          <table:table-cell table:style-name="ce33" office:value-type="float" office:value="7.29" calcext:value-type="float">
            <text:p>7,29</text:p>
          </table:table-cell>
          <table:table-cell table:style-name="ce25" office:value-type="float" office:value="8737.58" calcext:value-type="float">
            <text:p>8737,58</text:p>
          </table:table-cell>
          <table:table-cell table:style-name="ce37" office:value-type="string" calcext:value-type="string">
            <text:p>C</text:p>
          </table:table-cell>
          <table:table-cell office:value-type="float" office:value="500510" calcext:value-type="float">
            <text:p>500510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ontpellier Méditerranée Métropole</text:p>
          </table:table-cell>
          <table:table-cell table:style-name="ce15" office:value-type="float" office:value="243400017" calcext:value-type="float">
            <text:p>243400017</text:p>
          </table:table-cell>
          <table:table-cell table:style-name="ce13" office:value-type="string" calcext:value-type="string">
            <text:p>76 - Occitani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Avenue Charles Flahault</text:p>
          </table:table-cell>
          <table:table-cell table:style-name="ce25" office:value-type="string" calcext:value-type="string">
            <text:p>Place émile Martin</text:p>
          </table:table-cell>
          <table:table-cell table:style-name="ce25" office:value-type="string" calcext:value-type="string">
            <text:p>Route de Ganges</text:p>
          </table:table-cell>
          <table:table-cell table:style-name="ce25" office:value-type="string" calcext:value-type="string">
            <text:p>Avenue Pierre d'Adhémar</text:p>
          </table:table-cell>
          <table:table-cell table:style-name="ce25" office:value-type="string" calcext:value-type="string">
            <text:p>Place Marcel Godechot</text:p>
          </table:table-cell>
          <table:table-cell table:style-name="ce28" office:value-type="float" office:value="41.4" calcext:value-type="float">
            <text:p>41,4</text:p>
          </table:table-cell>
          <table:table-cell table:style-name="ce29" office:value-type="float" office:value="26.42" calcext:value-type="float">
            <text:p>26,42</text:p>
          </table:table-cell>
          <table:table-cell table:style-name="ce30" office:value-type="float" office:value="14.88" calcext:value-type="float">
            <text:p>14,88</text:p>
          </table:table-cell>
          <table:table-cell table:style-name="ce31" office:value-type="float" office:value="6.54" calcext:value-type="float">
            <text:p>6,54</text:p>
          </table:table-cell>
          <table:table-cell table:style-name="ce32" office:value-type="float" office:value="10.45" calcext:value-type="float">
            <text:p>10,45</text:p>
          </table:table-cell>
          <table:table-cell table:style-name="ce33" office:value-type="float" office:value="7.18" calcext:value-type="float">
            <text:p>7,18</text:p>
          </table:table-cell>
          <table:table-cell table:style-name="ce25" office:value-type="float" office:value="15307.1" calcext:value-type="float">
            <text:p>15307,1</text:p>
          </table:table-cell>
          <table:table-cell table:style-name="ce37" office:value-type="string" calcext:value-type="string">
            <text:p>B</text:p>
          </table:table-cell>
          <table:table-cell office:value-type="float" office:value="481279" calcext:value-type="float">
            <text:p>481279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Rennes</text:p>
          </table:table-cell>
          <table:table-cell table:style-name="ce10" office:value-type="float" office:value="35238" calcext:value-type="float">
            <text:p>35238</text:p>
          </table:table-cell>
          <table:table-cell table:style-name="ce3" office:value-type="string" calcext:value-type="string">
            <text:p>53 - Bretagne</text:p>
          </table:table-cell>
          <table:table-cell table:style-name="ce15" office:value-type="string" calcext:value-type="string">
            <text:p>oui </text:p>
          </table:table-cell>
          <table:table-cell table:style-name="ce15"/>
          <table:table-cell office:value-type="string" calcext:value-type="string">
            <text:p>VILLE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Quai Duguay Trouin</text:p>
          </table:table-cell>
          <table:table-cell table:style-name="ce25" office:value-type="string" calcext:value-type="string">
            <text:p>Quai Lamartine</text:p>
          </table:table-cell>
          <table:table-cell table:style-name="ce25" office:value-type="string" calcext:value-type="string">
            <text:p>Avenue du Sergent Maginot</text:p>
          </table:table-cell>
          <table:table-cell table:style-name="ce25" office:value-type="string" calcext:value-type="string">
            <text:p>Quai Chateaubriand</text:p>
          </table:table-cell>
          <table:table-cell table:style-name="ce25" office:value-type="string" calcext:value-type="string">
            <text:p>Avenue Aristide Briand</text:p>
          </table:table-cell>
          <table:table-cell table:style-name="ce28" office:value-type="float" office:value="45" calcext:value-type="float">
            <text:p>45</text:p>
          </table:table-cell>
          <table:table-cell table:style-name="ce29" office:value-type="float" office:value="25.69" calcext:value-type="float">
            <text:p>25,69</text:p>
          </table:table-cell>
          <table:table-cell table:style-name="ce30" office:value-type="float" office:value="14.62" calcext:value-type="float">
            <text:p>14,62</text:p>
          </table:table-cell>
          <table:table-cell table:style-name="ce31" office:value-type="float" office:value="6.22" calcext:value-type="float">
            <text:p>6,22</text:p>
          </table:table-cell>
          <table:table-cell table:style-name="ce32" office:value-type="float" office:value="10.44" calcext:value-type="float">
            <text:p>10,44</text:p>
          </table:table-cell>
          <table:table-cell table:style-name="ce33" office:value-type="float" office:value="6.99" calcext:value-type="float">
            <text:p>6,99</text:p>
          </table:table-cell>
          <table:table-cell table:style-name="ce25" office:value-type="float" office:value="10552.35" calcext:value-type="float">
            <text:p>10552,35</text:p>
          </table:table-cell>
          <table:table-cell table:style-name="ce37" office:value-type="string" calcext:value-type="string">
            <text:p>A</text:p>
          </table:table-cell>
          <table:table-cell office:value-type="float" office:value="217728" calcext:value-type="float">
            <text:p>217728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Dijon Métropole - communauté d'agglomération du Grand Dijon</text:p>
          </table:table-cell>
          <table:table-cell table:style-name="ce10" office:value-type="float" office:value="242100410" calcext:value-type="float">
            <text:p>242100410</text:p>
          </table:table-cell>
          <table:table-cell table:style-name="ce13" office:value-type="string" calcext:value-type="string">
            <text:p>27 - Bourgogne-Franche-Comté</text:p>
          </table:table-cell>
          <table:table-cell table:style-name="ce15" office:value-type="string" calcext:value-type="string">
            <text:p>oui </text:p>
          </table:table-cell>
          <table:table-cell table:style-name="ce13" office:value-type="string" calcext:value-type="string">
            <text:p>Dijon Métropole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Bossuet</text:p>
          </table:table-cell>
          <table:table-cell table:style-name="ce25" office:value-type="string" calcext:value-type="string">
            <text:p>Place du 30 Octobre et de la Légion d'Honneur</text:p>
          </table:table-cell>
          <table:table-cell table:style-name="ce25" office:value-type="string" calcext:value-type="string">
            <text:p>Rue Bossuet</text:p>
          </table:table-cell>
          <table:table-cell table:style-name="ce25" office:value-type="string" calcext:value-type="string">
            <text:p>Avenue Jean Jaurès</text:p>
          </table:table-cell>
          <table:table-cell table:style-name="ce25" office:value-type="string" calcext:value-type="string">
            <text:p>Place du Premier Mai</text:p>
          </table:table-cell>
          <table:table-cell table:style-name="ce28" office:value-type="float" office:value="50.4" calcext:value-type="float">
            <text:p>50,4</text:p>
          </table:table-cell>
          <table:table-cell table:style-name="ce29" office:value-type="float" office:value="25.32" calcext:value-type="float">
            <text:p>25,32</text:p>
          </table:table-cell>
          <table:table-cell table:style-name="ce30" office:value-type="float" office:value="14.29" calcext:value-type="float">
            <text:p>14,29</text:p>
          </table:table-cell>
          <table:table-cell table:style-name="ce31" office:value-type="float" office:value="5.78" calcext:value-type="float">
            <text:p>5,78</text:p>
          </table:table-cell>
          <table:table-cell table:style-name="ce32" office:value-type="float" office:value="9.3" calcext:value-type="float">
            <text:p>9,3</text:p>
          </table:table-cell>
          <table:table-cell table:style-name="ce33" office:value-type="float" office:value="6.53" calcext:value-type="float">
            <text:p>6,53</text:p>
          </table:table-cell>
          <table:table-cell table:style-name="ce25" office:value-type="float" office:value="3179.34" calcext:value-type="float">
            <text:p>3179,34</text:p>
          </table:table-cell>
          <table:table-cell table:style-name="ce37" office:value-type="string" calcext:value-type="string">
            <text:p>B</text:p>
          </table:table-cell>
          <table:table-cell office:value-type="float" office:value="253859" calcext:value-type="float">
            <text:p>253859</text:p>
          </table:table-cell>
          <table:table-cell office:value-type="string" calcext:value-type="string">
            <text:p>Entre 200 000 hab et 500 000 hab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Métropole de Lyon</text:p>
          </table:table-cell>
          <table:table-cell table:style-name="ce15"/>
          <table:table-cell table:style-name="ce13" office:value-type="string" calcext:value-type="string">
            <text:p>84 - Auvergne-Rhône-Alpes</text:p>
          </table:table-cell>
          <table:table-cell table:style-name="ce15" office:value-type="string" calcext:value-type="string">
            <text:p>oui </text:p>
          </table:table-cell>
          <table:table-cell table:style-name="ce13" table:formula="of:=#N/A" office:value-type="string" office:string-value="" calcext:value-type="error">
            <text:p>#N/D</text:p>
          </table:table-cell>
          <table:table-cell office:value-type="string" calcext:value-type="string">
            <text:p>METRO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Cours Gambetta</text:p>
          </table:table-cell>
          <table:table-cell table:style-name="ce25" office:value-type="string" calcext:value-type="string">
            <text:p>Voie Verte des Berges du Rhône</text:p>
          </table:table-cell>
          <table:table-cell table:style-name="ce25" office:value-type="string" calcext:value-type="string">
            <text:p>Piste Cyclable du Pont de Lattre de Tassigny</text:p>
          </table:table-cell>
          <table:table-cell table:style-name="ce25" office:value-type="string" calcext:value-type="string">
            <text:p>Square Julien Gras</text:p>
          </table:table-cell>
          <table:table-cell table:style-name="ce25" office:value-type="string" calcext:value-type="string">
            <text:p>Place Albert Thomas</text:p>
          </table:table-cell>
          <table:table-cell table:style-name="ce28" office:value-type="float" office:value="57" calcext:value-type="float">
            <text:p>57</text:p>
          </table:table-cell>
          <table:table-cell table:style-name="ce29" office:value-type="float" office:value="25.23" calcext:value-type="float">
            <text:p>25,23</text:p>
          </table:table-cell>
          <table:table-cell table:style-name="ce30" office:value-type="float" office:value="14.04" calcext:value-type="float">
            <text:p>14,04</text:p>
          </table:table-cell>
          <table:table-cell table:style-name="ce31" office:value-type="float" office:value="6.05" calcext:value-type="float">
            <text:p>6,05</text:p>
          </table:table-cell>
          <table:table-cell table:style-name="ce32" office:value-type="float" office:value="8.47" calcext:value-type="float">
            <text:p>8,47</text:p>
          </table:table-cell>
          <table:table-cell table:style-name="ce33" office:value-type="float" office:value="6.49" calcext:value-type="float">
            <text:p>6,49</text:p>
          </table:table-cell>
          <table:table-cell table:style-name="ce25" office:value-type="float" office:value="37337.08" calcext:value-type="float">
            <text:p>37337,08</text:p>
          </table:table-cell>
          <table:table-cell table:style-name="ce37" office:value-type="string" calcext:value-type="string">
            <text:p>A</text:p>
          </table:table-cell>
          <table:table-cell office:value-type="float" office:value="1398892" calcext:value-type="float">
            <text:p>1398892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Amiens Métropole</text:p>
          </table:table-cell>
          <table:table-cell table:style-name="ce13" office:value-type="float" office:value="248000531" calcext:value-type="float">
            <text:p>248000531</text:p>
          </table:table-cell>
          <table:table-cell table:style-name="ce13" office:value-type="string" calcext:value-type="string">
            <text:p>32 - Hauts-de-France</text:p>
          </table:table-cell>
          <table:table-cell table:style-name="ce11" office:value-type="string" calcext:value-type="string">
            <text:p>oui </text:p>
          </table:table-cell>
          <table:table-cell table:style-name="ce13" office:value-type="string" calcext:value-type="string">
            <text:p>CA Amiens Métropole</text:p>
          </table:table-cell>
          <table:table-cell office:value-type="string" calcext:value-type="string">
            <text:p>CA</text:p>
          </table:table-cell>
          <table:table-cell table:style-name="ce22" office:value-type="date" office:date-value="2021-05-01" calcext:value-type="date">
            <text:p>01/05/2021</text:p>
          </table:table-cell>
          <table:table-cell table:style-name="ce22" office:value-type="date" office:date-value="2021-07-31" calcext:value-type="date">
            <text:p>31/07/2021</text:p>
          </table:table-cell>
          <table:table-cell table:style-name="ce25" office:value-type="string" calcext:value-type="string">
            <text:p>Place du Maréchal Joffre</text:p>
          </table:table-cell>
          <table:table-cell table:style-name="ce25" office:value-type="string" calcext:value-type="string">
            <text:p>Rue Delambre</text:p>
          </table:table-cell>
          <table:table-cell table:style-name="ce25" office:value-type="string" calcext:value-type="string">
            <text:p>Place de l'Hôtel de Ville</text:p>
          </table:table-cell>
          <table:table-cell table:style-name="ce25" office:value-type="string" calcext:value-type="string">
            <text:p>Rue Gresset</text:p>
          </table:table-cell>
          <table:table-cell table:style-name="ce25" office:value-type="string" calcext:value-type="string">
            <text:p>Place René Goblet</text:p>
          </table:table-cell>
          <table:table-cell table:style-name="ce28" office:value-type="float" office:value="53.4" calcext:value-type="float">
            <text:p>53,4</text:p>
          </table:table-cell>
          <table:table-cell table:style-name="ce29" office:value-type="float" office:value="24.91" calcext:value-type="float">
            <text:p>24,91</text:p>
          </table:table-cell>
          <table:table-cell table:style-name="ce30" office:value-type="float" office:value="14.65" calcext:value-type="float">
            <text:p>14,65</text:p>
          </table:table-cell>
          <table:table-cell table:style-name="ce31" office:value-type="float" office:value="5.24" calcext:value-type="float">
            <text:p>5,24</text:p>
          </table:table-cell>
          <table:table-cell table:style-name="ce32" office:value-type="float" office:value="14.49" calcext:value-type="float">
            <text:p>14,49</text:p>
          </table:table-cell>
          <table:table-cell table:style-name="ce33" office:value-type="float" office:value="6.91" calcext:value-type="float">
            <text:p>6,91</text:p>
          </table:table-cell>
          <table:table-cell table:style-name="ce25" office:value-type="float" office:value="2828.43" calcext:value-type="float">
            <text:p>2828,43</text:p>
          </table:table-cell>
          <table:table-cell table:style-name="ce38" office:value-type="string" calcext:value-type="string">
            <text:p>C</text:p>
          </table:table-cell>
          <table:table-cell office:value-type="float" office:value="180905" calcext:value-type="float">
            <text:p>180905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SMTC DE L'AGGLOMERATION CLERMONTOISE</text:p>
          </table:table-cell>
          <table:table-cell table:style-name="ce10" office:value-type="float" office:value="256300120" calcext:value-type="float">
            <text:p>256300120</text:p>
          </table:table-cell>
          <table:table-cell table:style-name="ce13" office:value-type="string" calcext:value-type="string">
            <text:p>84 - Auvergne-Rhône-Alpes</text:p>
          </table:table-cell>
          <table:table-cell table:style-name="ce15" office:value-type="string" calcext:value-type="string">
            <text:p>A rajouter - Manquant mais plus de 100 000 hab</text:p>
          </table:table-cell>
          <table:table-cell table:style-name="ce13" office:value-type="string" calcext:value-type="string">
            <text:p>SMTC DE L'AGGLOMERATION CLERMONTOISE</text:p>
          </table:table-cell>
          <table:table-cell office:value-type="string" calcext:value-type="string">
            <text:p>SMF</text:p>
          </table:table-cell>
          <table:table-cell table:style-name="ce23" table:number-columns-repeated="2"/>
          <table:table-cell table:style-name="ce26" table:number-columns-repeated="13"/>
          <table:table-cell office:value-type="float" office:value="300923" calcext:value-type="float">
            <text:p>300923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CU Le Mans Métropole</text:p>
          </table:table-cell>
          <table:table-cell table:style-name="ce10" office:value-type="float" office:value="247200132" calcext:value-type="float">
            <text:p>247200132</text:p>
          </table:table-cell>
          <table:table-cell table:style-name="ce13" office:value-type="string" calcext:value-type="string">
            <text:p>52 - Pays de la Loire</text:p>
          </table:table-cell>
          <table:table-cell table:style-name="ce15" office:value-type="string" calcext:value-type="string">
            <text:p>A rajouter - Manquant mais plus de 100 000 hab</text:p>
          </table:table-cell>
          <table:table-cell table:style-name="ce13" office:value-type="string" calcext:value-type="string">
            <text:p>CU Le Mans Métropole</text:p>
          </table:table-cell>
          <table:table-cell office:value-type="string" calcext:value-type="string">
            <text:p>CU</text:p>
          </table:table-cell>
          <table:table-cell table:style-name="ce23" table:number-columns-repeated="2"/>
          <table:table-cell table:number-columns-repeated="13"/>
          <table:table-cell office:value-type="float" office:value="205811" calcext:value-type="float">
            <text:p>205811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Ville de Saint-Denis de la Réunion </text:p>
          </table:table-cell>
          <table:table-cell table:style-name="ce15" office:value-type="float" office:value="97411" calcext:value-type="float">
            <text:p>97411</text:p>
          </table:table-cell>
          <table:table-cell table:style-name="ce3" office:value-type="string" calcext:value-type="string">
            <text:p>04 - La Réunion</text:p>
          </table:table-cell>
          <table:table-cell table:style-name="ce15" office:value-type="string" calcext:value-type="string">
            <text:p>A rajouter - Manquant mais plus de 100 000 hab</text:p>
          </table:table-cell>
          <table:table-cell table:style-name="ce15"/>
          <table:table-cell office:value-type="string" calcext:value-type="string">
            <text:p>VILLE</text:p>
          </table:table-cell>
          <table:table-cell table:style-name="ce23" table:number-columns-repeated="2"/>
          <table:table-cell table:number-columns-repeated="13"/>
          <table:table-cell office:value-type="float" office:value="150535" calcext:value-type="float">
            <text:p>150535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YNDICAT DE TRANSPORTS DES SECTEURS III ET IV DE MARNE LA VALLEE</text:p>
          </table:table-cell>
          <table:table-cell table:style-name="ce15" office:value-type="float" office:value="257705103" calcext:value-type="float">
            <text:p>257705103</text:p>
          </table:table-cell>
          <table:table-cell table:style-name="ce13" office:value-type="string" calcext:value-type="string">
            <text:p>11 - Île-de-France</text:p>
          </table:table-cell>
          <table:table-cell table:style-name="ce15" office:value-type="string" calcext:value-type="string">
            <text:p>A rajouter - Manquant mais plus de 100 000 hab</text:p>
          </table:table-cell>
          <table:table-cell table:style-name="ce13" office:value-type="string" calcext:value-type="string">
            <text:p>SYNDICAT DE TRANSPORTS DES SECTEURS III ET IV DE MARNE LA VALLEE</text:p>
          </table:table-cell>
          <table:table-cell office:value-type="string" calcext:value-type="string">
            <text:p>SMF</text:p>
          </table:table-cell>
          <table:table-cell table:style-name="ce23" table:number-columns-repeated="2"/>
          <table:table-cell table:number-columns-repeated="13"/>
          <table:table-cell office:value-type="float" office:value="142289" calcext:value-type="float">
            <text:p>142289</text:p>
          </table:table-cell>
          <table:table-cell office:value-type="string" calcext:value-type="string">
            <text:p>entre 100 000 hab et 200 000 hab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CA du Bassin de Bourg-en-Bresse</text:p>
          </table:table-cell>
          <table:table-cell table:style-name="ce12" office:value-type="float" office:value="200071751" calcext:value-type="float">
            <text:p>200071751</text:p>
          </table:table-cell>
          <table:table-cell table:style-name="ce13" office:value-type="string" calcext:value-type="string">
            <text:p>84 - Auvergne-Rhône-Alpes</text:p>
          </table:table-cell>
          <table:table-cell table:style-name="ce15" office:value-type="string" calcext:value-type="string">
            <text:p>A rajouter - Manquant mais plus de 100 000 hab</text:p>
          </table:table-cell>
          <table:table-cell table:style-name="ce13" office:value-type="string" calcext:value-type="string">
            <text:p>CA du Bassin de Bourg-en-Bresse</text:p>
          </table:table-cell>
          <table:table-cell office:value-type="string" calcext:value-type="string">
            <text:p>CA</text:p>
          </table:table-cell>
          <table:table-cell table:style-name="ce23" table:number-columns-repeated="2"/>
          <table:table-cell table:number-columns-repeated="13"/>
          <table:table-cell office:value-type="float" office:value="132682" calcext:value-type="float">
            <text:p>132682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Ardennes métropole </text:p>
          </table:table-cell>
          <table:table-cell table:style-name="ce10" office:value-type="float" office:value="200041630" calcext:value-type="float">
            <text:p>200041630</text:p>
          </table:table-cell>
          <table:table-cell table:style-name="ce13" office:value-type="string" calcext:value-type="string">
            <text:p>44 - Grand Est</text:p>
          </table:table-cell>
          <table:table-cell table:style-name="ce15" office:value-type="string" calcext:value-type="string">
            <text:p>A rajouter - Manquant mais plus de 100 000 hab</text:p>
          </table:table-cell>
          <table:table-cell table:style-name="ce13" office:value-type="string" calcext:value-type="string">
            <text:p>ARDENNE MÉTROPOLE</text:p>
          </table:table-cell>
          <table:table-cell office:value-type="string" calcext:value-type="string">
            <text:p>CA</text:p>
          </table:table-cell>
          <table:table-cell table:style-name="ce23" table:number-columns-repeated="2"/>
          <table:table-cell table:number-columns-repeated="13"/>
          <table:table-cell office:value-type="float" office:value="121469" calcext:value-type="float">
            <text:p>121469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CA Porte de l'Isère (C.A.P.I)</text:p>
          </table:table-cell>
          <table:table-cell table:style-name="ce12" office:value-type="float" office:value="243800604" calcext:value-type="float">
            <text:p>243800604</text:p>
          </table:table-cell>
          <table:table-cell table:style-name="ce13" office:value-type="string" calcext:value-type="string">
            <text:p>84 - Auvergne-Rhône-Alpes</text:p>
          </table:table-cell>
          <table:table-cell table:style-name="ce15" office:value-type="string" calcext:value-type="string">
            <text:p>A rajouter - Manquant mais plus de 100 000 hab</text:p>
          </table:table-cell>
          <table:table-cell table:style-name="ce13" office:value-type="string" calcext:value-type="string">
            <text:p>CA Porte de l'Isère (C.A.P.I)</text:p>
          </table:table-cell>
          <table:table-cell office:value-type="string" calcext:value-type="string">
            <text:p>CA</text:p>
          </table:table-cell>
          <table:table-cell table:style-name="ce23" table:number-columns-repeated="2"/>
          <table:table-cell table:number-columns-repeated="13"/>
          <table:table-cell office:value-type="float" office:value="107395" calcext:value-type="float">
            <text:p>107395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Le Grand Périgeux </text:p>
          </table:table-cell>
          <table:table-cell table:style-name="ce12" office:value-type="float" office:value="200040392" calcext:value-type="float">
            <text:p>200040392</text:p>
          </table:table-cell>
          <table:table-cell table:style-name="ce13" office:value-type="string" calcext:value-type="string">
            <text:p>75 - Nouvelle-Aquitaine</text:p>
          </table:table-cell>
          <table:table-cell table:style-name="ce15" office:value-type="string" calcext:value-type="string">
            <text:p>A rajouter - Manquant mais plus de 100 000 hab</text:p>
          </table:table-cell>
          <table:table-cell table:style-name="ce13" office:value-type="string" calcext:value-type="string">
            <text:p>CA Le Grand Périgueux</text:p>
          </table:table-cell>
          <table:table-cell office:value-type="string" calcext:value-type="string">
            <text:p>CA</text:p>
          </table:table-cell>
          <table:table-cell table:style-name="ce23" table:number-columns-repeated="2"/>
          <table:table-cell table:number-columns-repeated="13"/>
          <table:table-cell office:value-type="float" office:value="103757" calcext:value-type="float">
            <text:p>10375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1000"/>
        </table:table-row>
        <table:table-row table:style-name="ro2" table:number-rows-repeated="91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çaroule.N2:Cçaroule.N7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Cçaroule.O2:Cçaroule.O7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Cçaroule.P2:Cçaroule.P7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Cçaroule.Q2:Cçaroule.Q7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Cçaroule.R2:Cçaroule.R7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Cçaroule.S2:Cçaroule.S7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identification" table:style-name="ta2">
        <office:forms form:automatic-focus="false" form:apply-design-mode="false"/>
        <table:table-column table:style-name="co26" table:default-cell-style-name="ce154"/>
        <table:table-column table:style-name="co27" table:default-cell-style-name="ce158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number-columns-repeated="52" table:default-cell-style-name="Default"/>
        <table:table-row table:style-name="ro4">
          <table:table-cell table:style-name="ce152" office:value-type="string" calcext:value-type="string">
            <text:p>REGION</text:p>
          </table:table-cell>
          <table:table-cell table:style-name="ce156" office:value-type="string" calcext:value-type="string">
            <text:p>Nombre de REGION</text:p>
          </table:table-cell>
          <table:table-cell table:number-columns-repeated="2"/>
          <table:table-cell table:style-name="ce152" office:value-type="string" calcext:value-type="string">
            <text:p>type de structure</text:p>
          </table:table-cell>
          <table:table-cell table:style-name="ce164" office:value-type="string" calcext:value-type="string">
            <text:p>ID (SIREN OU INSEE)</text:p>
          </table:table-cell>
          <table:table-cell table:style-name="ce156" office:value-type="string" calcext:value-type="string">
            <text:p>Nombre de type de structure</text:p>
          </table:table-cell>
          <table:table-cell table:style-name="Pivot_20_Table_20_Field" office:value-type="string" calcext:value-type="string">
            <text:p>DOUBLE-COMPTE POP</text:p>
          </table:table-cell>
          <table:table-cell table:style-name="ce172" office:value-type="string" calcext:value-type="string">
            <text:p>AC</text:p>
          </table:table-cell>
          <table:table-cell/>
          <table:table-cell table:style-name="ce152" office:value-type="string" calcext:value-type="string">
            <text:p>Classe</text:p>
          </table:table-cell>
          <table:table-cell table:style-name="ce156" office:value-type="string" calcext:value-type="string">
            <text:p>Nombre de Classe</text:p>
          </table:table-cell>
          <table:table-cell table:number-columns-repeated="52"/>
        </table:table-row>
        <table:table-row table:style-name="ro4">
          <table:table-cell table:style-name="ce153" office:value-type="string" calcext:value-type="string">
            <text:p>04 - La Réunion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/>
          <table:table-cell table:style-name="ce161" office:value-type="string" calcext:value-type="string">
            <text:p>CA</text:p>
          </table:table-cell>
          <table:table-cell table:style-name="ce165"/>
          <table:table-cell table:style-name="ce169" office:value-type="float" office:value="25" calcext:value-type="float">
            <text:p>25</text:p>
          </table:table-cell>
          <table:table-cell table:number-columns-repeated="3"/>
          <table:table-cell table:style-name="ce153" office:value-type="string" calcext:value-type="string">
            <text:p>entre 100 000 hab et 200 000 hab</text:p>
          </table:table-cell>
          <table:table-cell table:style-name="ce157" office:value-type="float" office:value="36" calcext:value-type="float">
            <text:p>36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11 - Île-de-Franc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61" office:value-type="string" calcext:value-type="string">
            <text:p>CC</text:p>
          </table:table-cell>
          <table:table-cell table:style-name="ce165"/>
          <table:table-cell table:style-name="ce169" office:value-type="float" office:value="1" calcext:value-type="float">
            <text:p>1</text:p>
          </table:table-cell>
          <table:table-cell table:style-name="ce170" office:value-type="string" calcext:value-type="string">
            <text:p>Somme de Population </text:p>
          </table:table-cell>
          <table:table-cell table:style-name="ce173"/>
          <table:table-cell/>
          <table:table-cell table:style-name="ce154" office:value-type="string" calcext:value-type="string">
            <text:p>Entre 200 000 hab et 500 000 hab</text:p>
          </table:table-cell>
          <table:table-cell table:style-name="ce158" office:value-type="float" office:value="26" calcext:value-type="float">
            <text:p>26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24 - Centre-Val de Loir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1" office:value-type="string" calcext:value-type="string">
            <text:p>CU</text:p>
          </table:table-cell>
          <table:table-cell table:style-name="ce165"/>
          <table:table-cell table:style-name="ce169" office:value-type="float" office:value="6" calcext:value-type="float">
            <text:p>6</text:p>
          </table:table-cell>
          <table:table-cell table:style-name="ce171" office:value-type="float" office:value="37272442" calcext:value-type="float">
            <text:p>37272442</text:p>
          </table:table-cell>
          <table:table-cell table:style-name="ce174"/>
          <table:table-cell/>
          <table:table-cell table:style-name="ce154" office:value-type="string" calcext:value-type="string">
            <text:p>Moins de 100 000 hab</text:p>
          </table:table-cell>
          <table:table-cell table:style-name="ce158" office:value-type="float" office:value="2" calcext:value-type="float">
            <text:p>2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27 - Bourgogne-Franche-Comté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1" office:value-type="string" calcext:value-type="string">
            <text:p>DEPARTEMENT</text:p>
          </table:table-cell>
          <table:table-cell table:style-name="ce165"/>
          <table:table-cell table:style-name="ce169" office:value-type="float" office:value="2" calcext:value-type="float">
            <text:p>2</text:p>
          </table:table-cell>
          <table:table-cell table:number-columns-repeated="3"/>
          <table:table-cell table:style-name="ce154" office:value-type="string" calcext:value-type="string">
            <text:p>Plus de 500 000 hab</text:p>
          </table:table-cell>
          <table:table-cell table:style-name="ce158" office:value-type="float" office:value="17" calcext:value-type="float">
            <text:p>17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28 - Normandi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1" office:value-type="string" calcext:value-type="string">
            <text:p>EPT</text:p>
          </table:table-cell>
          <table:table-cell table:style-name="ce165"/>
          <table:table-cell table:style-name="ce169" office:value-type="float" office:value="4" calcext:value-type="float">
            <text:p>4</text:p>
          </table:table-cell>
          <table:table-cell table:number-columns-repeated="3"/>
          <table:table-cell table:style-name="ce154" office:value-type="string" calcext:value-type="string">
            <text:p>(vide)</text:p>
          </table:table-cell>
          <table:table-cell table:style-name="ce159"/>
          <table:table-cell table:number-columns-repeated="52"/>
        </table:table-row>
        <table:table-row table:style-name="ro4">
          <table:table-cell office:value-type="string" calcext:value-type="string">
            <text:p>32 - Hauts-de-Franc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1" office:value-type="string" calcext:value-type="string">
            <text:p>METRO</text:p>
          </table:table-cell>
          <table:table-cell table:style-name="ce165"/>
          <table:table-cell table:style-name="ce169" office:value-type="float" office:value="17" calcext:value-type="float">
            <text:p>17</text:p>
          </table:table-cell>
          <table:table-cell table:number-columns-repeated="3"/>
          <table:table-cell table:style-name="ce155" office:value-type="string" calcext:value-type="string">
            <text:p>Total Résultat</text:p>
          </table:table-cell>
          <table:table-cell table:style-name="ce160" office:value-type="float" office:value="81" calcext:value-type="float">
            <text:p>81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44 - Grand Es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1" office:value-type="string" calcext:value-type="string">
            <text:p>REGION</text:p>
          </table:table-cell>
          <table:table-cell table:style-name="ce165"/>
          <table:table-cell table:style-name="ce169" office:value-type="float" office:value="4" calcext:value-type="float">
            <text:p>4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52 - Pays de la Loir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1" office:value-type="string" calcext:value-type="string">
            <text:p>SMF</text:p>
          </table:table-cell>
          <table:table-cell table:style-name="ce165"/>
          <table:table-cell table:style-name="ce169" office:value-type="float" office:value="4" calcext:value-type="float">
            <text:p>4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53 - Bretagn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1" office:value-type="string" calcext:value-type="string">
            <text:p>SMO</text:p>
          </table:table-cell>
          <table:table-cell table:style-name="ce165"/>
          <table:table-cell table:style-name="ce169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75 - Nouvelle-Aquitain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1" office:value-type="string" calcext:value-type="string">
            <text:p>VILLE</text:p>
          </table:table-cell>
          <table:table-cell table:style-name="ce165"/>
          <table:table-cell table:style-name="ce169" office:value-type="float" office:value="17" calcext:value-type="float">
            <text:p>17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76 - Occitani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53" office:value-type="string" calcext:value-type="string">
            <text:p>#N/D</text:p>
          </table:table-cell>
          <table:table-cell table:style-name="ce166"/>
          <table:table-cell table:style-name="ce157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84 - Auvergne-Rhône-Alpe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2"/>
          <table:table-cell table:style-name="ce167" office:value-type="string" calcext:value-type="string">
            <text:p>(vide)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93 - Provence-Alpes-Côte d'Azur</text:p>
          </table:table-cell>
          <table:table-cell table:style-name="ce159" office:value-type="float" office:value="5" calcext:value-type="float">
            <text:p>5</text:p>
          </table:table-cell>
          <table:table-cell table:number-columns-repeated="2"/>
          <table:table-cell table:style-name="ce163" office:value-type="string" calcext:value-type="string">
            <text:p>Total Résultat</text:p>
          </table:table-cell>
          <table:table-cell table:style-name="ce168"/>
          <table:table-cell table:style-name="ce160" office:value-type="float" office:value="82" calcext:value-type="float">
            <text:p>82</text:p>
          </table:table-cell>
          <table:table-cell table:number-columns-repeated="57"/>
        </table:table-row>
        <table:table-row table:style-name="ro4">
          <table:table-cell table:style-name="ce155" office:value-type="string" calcext:value-type="string">
            <text:p>Total Résultat</text:p>
          </table:table-cell>
          <table:table-cell table:style-name="ce160" office:value-type="float" office:value="82" calcext:value-type="float">
            <text:p>82</text:p>
          </table:table-cell>
          <table:table-cell table:number-columns-repeated="62"/>
        </table:table-row>
        <table:table-row table:style-name="ro4" table:number-rows-repeated="7">
          <table:table-cell table:style-name="Default" table:number-columns-repeated="2"/>
          <table:table-cell table:number-columns-repeated="62"/>
        </table:table-row>
        <table:table-row table:style-name="ro4">
          <table:table-cell table:style-name="Default">
            <draw:frame table:end-cell-address="identification.G54" table:end-x="2.998cm" table:end-y="0.175cm" draw:z-index="0" draw:name="Graphique 1" draw:style-name="gr1" draw:text-style-name="P1" svg:width="26.619cm" svg:height="13.785cm" svg:x="3.422cm" svg:y="0.388cm">
              <draw:object draw:notify-on-update-of-ranges="identification.A2:identification.A15 identification.B1:identification.B1 identification.B2:identification.B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5"/>
          <table:table-cell>
            <draw:frame table:end-cell-address="identification.N54" table:end-x="0.458cm" table:end-y="0.281cm" draw:z-index="1" draw:name="Graphique 2" draw:style-name="gr1" draw:text-style-name="P1" svg:width="24.489cm" svg:height="13.891cm" svg:x="2.399cm" svg:y="0.388cm">
              <draw:object draw:notify-on-update-of-ranges="identification.E2:identification.E13 identification.F1:identification.F1 identification.F2:identification.F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number-columns-repeated="62"/>
        </table:table-row>
        <table:table-row table:style-name="ro4">
          <table:table-cell table:style-name="Default" table:number-columns-repeated="2"/>
          <table:table-cell table:number-columns-repeated="12"/>
          <table:table-cell>
            <draw:frame table:end-cell-address="identification.Z54" table:end-x="0.564cm" table:end-y="0.317cm" draw:z-index="2" draw:name="Graphique 3" draw:style-name="gr1" draw:text-style-name="P1" svg:width="24.339cm" svg:height="13.341cm" svg:x="0.847cm" svg:y="0.071cm">
              <draw:object draw:notify-on-update-of-ranges="identification.K2:identification.K7 identification.L1:identification.L1 identification.L2:identification.L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9"/>
        </table:table-row>
      </table:table>
      <table:table table:name="adh" table:style-name="ta3">
        <table:table-column table:style-name="co37" table:default-cell-style-name="ce79"/>
        <table:table-column table:style-name="co38" table:default-cell-style-name="ce79"/>
        <table:table-column table:style-name="co28" table:number-columns-repeated="3" table:default-cell-style-name="Default"/>
        <table:table-column table:style-name="co7" table:default-cell-style-name="ce79"/>
        <table:table-column table:style-name="co28" table:default-cell-style-name="Default"/>
        <table:table-column table:style-name="co37" table:default-cell-style-name="ce79"/>
        <table:table-column table:style-name="co39" table:default-cell-style-name="ce79"/>
        <table:table-column table:style-name="co37" table:default-cell-style-name="ce79"/>
        <table:table-column table:style-name="co24" table:default-cell-style-name="ce79"/>
        <table:table-column table:style-name="co40" table:default-cell-style-name="ce79"/>
        <table:table-column table:style-name="co41" table:default-cell-style-name="ce79"/>
        <table:table-column table:style-name="co42" table:default-cell-style-name="ce79"/>
        <table:table-column table:style-name="co43" table:default-cell-style-name="ce79"/>
        <table:table-column table:style-name="co35" table:default-cell-style-name="ce79"/>
        <table:table-column table:style-name="co16" table:default-cell-style-name="ce79"/>
        <table:table-column table:style-name="co37" table:number-columns-repeated="1007" table:default-cell-style-name="ce79"/>
        <table:table-row table:style-name="ro5">
          <table:table-cell table:style-name="ce175" office:value-type="string" calcext:value-type="string">
            <text:p><text:s/>INSEE</text:p>
          </table:table-cell>
          <table:table-cell table:style-name="ce175" office:value-type="string" calcext:value-type="string">
            <text:p>SIREN</text:p>
          </table:table-cell>
          <table:table-cell table:style-name="ce175" office:value-type="string" calcext:value-type="string">
            <text:p>Code Postal</text:p>
          </table:table-cell>
          <table:table-cell table:style-name="ce199" office:value-type="string" calcext:value-type="string">
            <text:p>TYPE </text:p>
          </table:table-cell>
          <table:table-cell table:style-name="ce199" office:value-type="string" calcext:value-type="string">
            <text:p>NOM</text:p>
          </table:table-cell>
          <table:table-cell table:style-name="ce199" office:value-type="string" calcext:value-type="string">
            <text:p>Région</text:p>
          </table:table-cell>
          <table:table-cell table:style-name="ce199" office:value-type="string" calcext:value-type="string">
            <text:p>Département</text:p>
          </table:table-cell>
          <table:table-cell table:style-name="ce206" office:value-type="string" calcext:value-type="string">
            <text:p>NATURE (EPCI)</text:p>
          </table:table-cell>
          <table:table-cell table:style-name="ce207" office:value-type="string" calcext:value-type="string">
            <text:p>HAB 2018</text:p>
          </table:table-cell>
          <table:table-cell table:style-name="ce207" office:value-type="string" calcext:value-type="string">
            <text:p>TYPE de territoire INSEE (com)</text:p>
          </table:table-cell>
          <table:table-cell table:style-name="ce199" office:value-type="string" calcext:value-type="string">
            <text:p>ADHESION CROISÉE AVEC </text:p>
          </table:table-cell>
          <table:table-cell table:style-name="ce199" office:value-type="string" calcext:value-type="string">
            <text:p>La part modale </text:p>
          </table:table-cell>
          <table:table-cell table:style-name="ce199" office:value-type="string" calcext:value-type="string">
            <text:p>Nombre de QPV </text:p>
          </table:table-cell>
          <table:table-cell table:number-columns-repeated="1011"/>
        </table:table-row>
        <table:table-row table:style-name="ro5">
          <table:table-cell table:style-name="ce10" office:value-type="float" office:value="47001" calcext:value-type="float">
            <text:p>47001</text:p>
          </table:table-cell>
          <table:table-cell table:style-name="ce10"/>
          <table:table-cell table:style-name="ce10" office:value-type="float" office:value="47000" calcext:value-type="float">
            <text:p>470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AGEN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47 - Lot-et-Garonne</text:p>
          </table:table-cell>
          <table:table-cell table:style-name="ce10"/>
          <table:table-cell table:style-name="ce10" office:value-type="float" office:value="33012" calcext:value-type="float">
            <text:p>33012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13001" calcext:value-type="float">
            <text:p>13001</text:p>
          </table:table-cell>
          <table:table-cell table:style-name="ce12"/>
          <table:table-cell table:style-name="ce10" office:value-type="string" calcext:value-type="string">
            <text:p>13080/13090/13100/13290/1354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AIX-EN-PROVENCE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0" office:value-type="string" calcext:value-type="string">
            <text:p>13 - Bouches-du-Rhône</text:p>
          </table:table-cell>
          <table:table-cell table:style-name="ce10"/>
          <table:table-cell table:style-name="ce12" office:value-type="float" office:value="143097" calcext:value-type="float">
            <text:p>143097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73008" calcext:value-type="float">
            <text:p>73008</text:p>
          </table:table-cell>
          <table:table-cell table:style-name="ce10"/>
          <table:table-cell table:style-name="ce10" office:value-type="float" office:value="73100" calcext:value-type="float">
            <text:p>731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AIX-LES-BAINS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office:value-type="string" calcext:value-type="string">
            <text:p>73 - Savoie</text:p>
          </table:table-cell>
          <table:table-cell table:style-name="ce10"/>
          <table:table-cell table:style-name="ce10" office:value-type="float" office:value="29993" calcext:value-type="float">
            <text:p>29993</text:p>
          </table:table-cell>
          <table:table-cell table:style-name="ce10" office:value-type="string" calcext:value-type="string">
            <text:p>3 - 2 - entre 200 000 et 7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85003" calcext:value-type="float">
            <text:p>85003</text:p>
          </table:table-cell>
          <table:table-cell table:style-name="ce12"/>
          <table:table-cell table:style-name="ce10" office:value-type="float" office:value="85190" calcext:value-type="float">
            <text:p>8519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AIZENAY</text:p>
          </table:table-cell>
          <table:table-cell table:style-name="ce10" office:value-type="string" calcext:value-type="string">
            <text:p>52 - Pays de la Loire</text:p>
          </table:table-cell>
          <table:table-cell table:style-name="ce10" office:value-type="string" calcext:value-type="string">
            <text:p>85 - Vendée</text:p>
          </table:table-cell>
          <table:table-cell table:style-name="ce10"/>
          <table:table-cell table:style-name="ce12" office:value-type="float" office:value="9694" calcext:value-type="float">
            <text:p>9694</text:p>
          </table:table-cell>
          <table:table-cell table:style-name="ce12" office:value-type="string" calcext:value-type="string">
            <text:p>2 - 2 - entre 50 000 et 2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61001" calcext:value-type="float">
            <text:p>61001</text:p>
          </table:table-cell>
          <table:table-cell table:style-name="ce10"/>
          <table:table-cell table:style-name="ce10" office:value-type="float" office:value="61000" calcext:value-type="float">
            <text:p>610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ALENCON</text:p>
          </table:table-cell>
          <table:table-cell table:style-name="ce10" office:value-type="string" calcext:value-type="string">
            <text:p>28 - Normandie</text:p>
          </table:table-cell>
          <table:table-cell table:style-name="ce10" office:value-type="string" calcext:value-type="string">
            <text:p>61 - Orne</text:p>
          </table:table-cell>
          <table:table-cell table:style-name="ce10"/>
          <table:table-cell table:style-name="ce10" office:value-type="float" office:value="25775" calcext:value-type="float">
            <text:p>25775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49007" calcext:value-type="float">
            <text:p>49007</text:p>
          </table:table-cell>
          <table:table-cell table:style-name="ce12"/>
          <table:table-cell table:style-name="ce10" office:value-type="string" calcext:value-type="string">
            <text:p>49000/491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ANGERS</text:p>
          </table:table-cell>
          <table:table-cell table:style-name="ce10" office:value-type="string" calcext:value-type="string">
            <text:p>52 - Pays de la Loire</text:p>
          </table:table-cell>
          <table:table-cell table:style-name="ce10" office:value-type="string" calcext:value-type="string">
            <text:p>49 - Maine-et-Loire</text:p>
          </table:table-cell>
          <table:table-cell table:style-name="ce10"/>
          <table:table-cell table:style-name="ce12" office:value-type="float" office:value="154508" calcext:value-type="float">
            <text:p>154508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64024" calcext:value-type="float">
            <text:p>64024</text:p>
          </table:table-cell>
          <table:table-cell table:style-name="ce10"/>
          <table:table-cell table:style-name="ce10" office:value-type="float" office:value="64600" calcext:value-type="float">
            <text:p>646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ANGLET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64 - Pyrénées-Atlantiques</text:p>
          </table:table-cell>
          <table:table-cell table:style-name="ce10"/>
          <table:table-cell table:style-name="ce10" office:value-type="float" office:value="39604" calcext:value-type="float">
            <text:p>39604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92002" calcext:value-type="float">
            <text:p>92002</text:p>
          </table:table-cell>
          <table:table-cell table:style-name="ce12"/>
          <table:table-cell table:style-name="ce10" office:value-type="float" office:value="92160" calcext:value-type="float">
            <text:p>9216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ANTONY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2 - Hauts-de-Seine</text:p>
          </table:table-cell>
          <table:table-cell table:style-name="ce10"/>
          <table:table-cell table:style-name="ce12" office:value-type="float" office:value="62858" calcext:value-type="float">
            <text:p>62858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33009" calcext:value-type="float">
            <text:p>33009</text:p>
          </table:table-cell>
          <table:table-cell table:style-name="ce10"/>
          <table:table-cell table:style-name="ce10" office:value-type="float" office:value="33120" calcext:value-type="float">
            <text:p>3312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ARCACHON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0" office:value-type="float" office:value="11567" calcext:value-type="float">
            <text:p>11567</text:p>
          </table:table-cell>
          <table:table-cell table:style-name="ce10" office:value-type="string" calcext:value-type="string">
            <text:p>1 - 1 - moins de 5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94003" calcext:value-type="float">
            <text:p>94003</text:p>
          </table:table-cell>
          <table:table-cell table:style-name="ce12"/>
          <table:table-cell table:style-name="ce10" office:value-type="float" office:value="94110" calcext:value-type="float">
            <text:p>9411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ARCUEIL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4 - Val-de-Marne</text:p>
          </table:table-cell>
          <table:table-cell table:style-name="ce10"/>
          <table:table-cell table:style-name="ce12" office:value-type="float" office:value="21721" calcext:value-type="float">
            <text:p>21721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6">
          <table:table-cell table:style-name="ce10"/>
          <table:table-cell table:style-name="ce10" office:value-type="float" office:value="200041630" calcext:value-type="float">
            <text:p>200041630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89" office:value-type="string" calcext:value-type="string">
            <text:p>ARDENNE MÉTROPOLE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08 - Ardennes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121469" calcext:value-type="float">
            <text:p>121469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0" office:value-type="float" office:value="33011" calcext:value-type="float">
            <text:p>33011</text:p>
          </table:table-cell>
          <table:table-cell table:style-name="ce12"/>
          <table:table-cell table:style-name="ce10" office:value-type="float" office:value="33740" calcext:value-type="float">
            <text:p>3374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ARES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2" office:value-type="float" office:value="6349" calcext:value-type="float">
            <text:p>6349</text:p>
          </table:table-cell>
          <table:table-cell table:style-name="ce12" office:value-type="string" calcext:value-type="string">
            <text:p>4 - 2 - plus de 7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61006" calcext:value-type="float">
            <text:p>61006</text:p>
          </table:table-cell>
          <table:table-cell table:style-name="ce10"/>
          <table:table-cell table:style-name="ce10" office:value-type="float" office:value="61200" calcext:value-type="float">
            <text:p>612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ARGENTAN</text:p>
          </table:table-cell>
          <table:table-cell table:style-name="ce10" office:value-type="string" calcext:value-type="string">
            <text:p>28 - Normandie</text:p>
          </table:table-cell>
          <table:table-cell table:style-name="ce10" office:value-type="string" calcext:value-type="string">
            <text:p>61 - Orne</text:p>
          </table:table-cell>
          <table:table-cell table:style-name="ce10"/>
          <table:table-cell table:style-name="ce10" office:value-type="float" office:value="13730" calcext:value-type="float">
            <text:p>13730</text:p>
          </table:table-cell>
          <table:table-cell table:style-name="ce10" office:value-type="string" calcext:value-type="string">
            <text:p>1 - 1 - moins de 5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13004" calcext:value-type="float">
            <text:p>13004</text:p>
          </table:table-cell>
          <table:table-cell table:style-name="ce12"/>
          <table:table-cell table:style-name="ce10" office:value-type="float" office:value="13200" calcext:value-type="float">
            <text:p>132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ARLES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0" office:value-type="string" calcext:value-type="string">
            <text:p>13 - Bouches-du-Rhône</text:p>
          </table:table-cell>
          <table:table-cell table:style-name="ce10"/>
          <table:table-cell table:style-name="ce12" office:value-type="float" office:value="51031" calcext:value-type="float">
            <text:p>51031</text:p>
          </table:table-cell>
          <table:table-cell table:style-name="ce12" office:value-type="string" calcext:value-type="string">
            <text:p>2 - 1 - entre 50 000 et 2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84007" calcext:value-type="float">
            <text:p>84007</text:p>
          </table:table-cell>
          <table:table-cell table:style-name="ce10"/>
          <table:table-cell table:style-name="ce10" office:value-type="float" office:value="84000" calcext:value-type="float">
            <text:p>840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AVIGNON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0" office:value-type="string" calcext:value-type="string">
            <text:p>84 - Vaucluse</text:p>
          </table:table-cell>
          <table:table-cell table:style-name="ce10"/>
          <table:table-cell table:style-name="ce10" office:value-type="float" office:value="91729" calcext:value-type="float">
            <text:p>91729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92007" calcext:value-type="float">
            <text:p>92007</text:p>
          </table:table-cell>
          <table:table-cell table:style-name="ce12"/>
          <table:table-cell table:style-name="ce10" office:value-type="float" office:value="92220" calcext:value-type="float">
            <text:p>9222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BAGNEUX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2 - Hauts-de-Seine</text:p>
          </table:table-cell>
          <table:table-cell table:style-name="ce10"/>
          <table:table-cell table:style-name="ce12" office:value-type="float" office:value="40812" calcext:value-type="float">
            <text:p>40812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33032" calcext:value-type="float">
            <text:p>33032</text:p>
          </table:table-cell>
          <table:table-cell table:style-name="ce10"/>
          <table:table-cell table:style-name="ce10" office:value-type="float" office:value="33530" calcext:value-type="float">
            <text:p>3353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BASSENS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0" office:value-type="float" office:value="7404" calcext:value-type="float">
            <text:p>7404</text:p>
          </table:table-cell>
          <table:table-cell table:style-name="ce10" office:value-type="string" calcext:value-type="string">
            <text:p>4 - 2 - plus de 7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33039" calcext:value-type="float">
            <text:p>33039</text:p>
          </table:table-cell>
          <table:table-cell table:style-name="ce12"/>
          <table:table-cell table:style-name="ce10" office:value-type="float" office:value="33130" calcext:value-type="float">
            <text:p>3313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BEGLES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2" office:value-type="float" office:value="29669" calcext:value-type="float">
            <text:p>29669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0010" calcext:value-type="float">
            <text:p>90010</text:p>
          </table:table-cell>
          <table:table-cell table:style-name="ce10"/>
          <table:table-cell table:style-name="ce10" office:value-type="float" office:value="90000" calcext:value-type="float">
            <text:p>900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BELFORT</text:p>
          </table:table-cell>
          <table:table-cell table:style-name="ce10" office:value-type="string" calcext:value-type="string">
            <text:p>27 - Bourgogne-Franche-Comté</text:p>
          </table:table-cell>
          <table:table-cell table:style-name="ce10" office:value-type="string" calcext:value-type="string">
            <text:p>90 - Territoire de Belfort</text:p>
          </table:table-cell>
          <table:table-cell table:style-name="ce10"/>
          <table:table-cell table:style-name="ce10" office:value-type="float" office:value="46954" calcext:value-type="float">
            <text:p>46954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25056" calcext:value-type="float">
            <text:p>25056</text:p>
          </table:table-cell>
          <table:table-cell table:style-name="ce12"/>
          <table:table-cell table:style-name="ce10" office:value-type="float" office:value="25000" calcext:value-type="float">
            <text:p>250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BESANCON</text:p>
          </table:table-cell>
          <table:table-cell table:style-name="ce10" office:value-type="string" calcext:value-type="string">
            <text:p>27 - Bourgogne-Franche-Comté</text:p>
          </table:table-cell>
          <table:table-cell table:style-name="ce10" office:value-type="string" calcext:value-type="string">
            <text:p>25 - Doubs</text:p>
          </table:table-cell>
          <table:table-cell table:style-name="ce10"/>
          <table:table-cell table:style-name="ce12" office:value-type="float" office:value="116775" calcext:value-type="float">
            <text:p>116775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41018" calcext:value-type="float">
            <text:p>41018</text:p>
          </table:table-cell>
          <table:table-cell table:style-name="ce10"/>
          <table:table-cell table:style-name="ce10" office:value-type="float" office:value="41000" calcext:value-type="float">
            <text:p>410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BLOIS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0" office:value-type="string" calcext:value-type="string">
            <text:p>41 - Loir-et-Cher</text:p>
          </table:table-cell>
          <table:table-cell table:style-name="ce10"/>
          <table:table-cell table:style-name="ce10" office:value-type="float" office:value="45871" calcext:value-type="float">
            <text:p>45871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65"/>
          <table:table-cell table:style-name="ce12" office:value-type="float" office:value="243300316" calcext:value-type="float">
            <text:p>243300316</text:p>
          </table:table-cell>
          <table:table-cell table:style-name="ce8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Bordeaux Métropole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2" office:value-type="string" calcext:value-type="string">
            <text:p>33 - Gironde</text:p>
          </table:table-cell>
          <table:table-cell table:style-name="ce12" office:value-type="string" calcext:value-type="string">
            <text:p>METRO</text:p>
          </table:table-cell>
          <table:table-cell table:style-name="ce12" office:value-type="float" office:value="801041" calcext:value-type="float">
            <text:p>801041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66" office:value-type="float" office:value="92014" calcext:value-type="float">
            <text:p>92014</text:p>
          </table:table-cell>
          <table:table-cell table:style-name="ce10"/>
          <table:table-cell table:style-name="ce10" office:value-type="float" office:value="92340" calcext:value-type="float">
            <text:p>9234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BOURG-LA-REINE (ville)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2 - Hauts-de-Seine</text:p>
          </table:table-cell>
          <table:table-cell table:style-name="ce10"/>
          <table:table-cell table:style-name="ce10" office:value-type="float" office:value="20769" calcext:value-type="float">
            <text:p>20769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18033" calcext:value-type="float">
            <text:p>18033</text:p>
          </table:table-cell>
          <table:table-cell table:style-name="ce12"/>
          <table:table-cell table:style-name="ce10" office:value-type="float" office:value="18000" calcext:value-type="float">
            <text:p>180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BOURGES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0" office:value-type="string" calcext:value-type="string">
            <text:p>18 - Cher</text:p>
          </table:table-cell>
          <table:table-cell table:style-name="ce10"/>
          <table:table-cell table:style-name="ce12" office:value-type="float" office:value="64668" calcext:value-type="float">
            <text:p>64668</text:p>
          </table:table-cell>
          <table:table-cell table:style-name="ce12" office:value-type="string" calcext:value-type="string">
            <text:p>2 - 1 - entre 50 000 et 2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table:number-columns-repeated="3"/>
          <table:table-cell table:style-name="ce10" office:value-type="string" calcext:value-type="string">
            <text:p>REGION</text:p>
          </table:table-cell>
          <table:table-cell table:number-columns-repeated="2" table:style-name="ce10" office:value-type="string" calcext:value-type="string">
            <text:p>BOURGOGNE FRANCHE COMTE</text:p>
          </table:table-cell>
          <table:table-cell table:style-name="ce10" table:number-columns-repeated="2"/>
          <table:table-cell table:style-name="ce10" office:value-type="float" office:value="2807807" calcext:value-type="float">
            <text:p>2807807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65"/>
          <table:table-cell table:style-name="ce12" office:value-type="float" office:value="242900314" calcext:value-type="float">
            <text:p>242900314</text:p>
          </table:table-cell>
          <table:table-cell table:style-name="ce65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Brest Métropole</text:p>
          </table:table-cell>
          <table:table-cell table:style-name="ce12" office:value-type="string" calcext:value-type="string">
            <text:p>53 - Bretagne</text:p>
          </table:table-cell>
          <table:table-cell table:style-name="ce12" office:value-type="string" calcext:value-type="string">
            <text:p>29 - FinistËre</text:p>
          </table:table-cell>
          <table:table-cell table:style-name="ce12" office:value-type="string" calcext:value-type="string">
            <text:p>METRO</text:p>
          </table:table-cell>
          <table:table-cell table:style-name="ce12" office:value-type="float" office:value="210047" calcext:value-type="float">
            <text:p>210047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33075" calcext:value-type="float">
            <text:p>33075</text:p>
          </table:table-cell>
          <table:table-cell table:style-name="ce10"/>
          <table:table-cell table:style-name="ce10" office:value-type="float" office:value="33520" calcext:value-type="float">
            <text:p>3352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BRUGES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0" office:value-type="float" office:value="18316" calcext:value-type="float">
            <text:p>18316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91115" calcext:value-type="float">
            <text:p>91115</text:p>
          </table:table-cell>
          <table:table-cell table:style-name="ce12"/>
          <table:table-cell table:style-name="ce10" office:value-type="float" office:value="91680" calcext:value-type="float">
            <text:p>9168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BRUYÈRES LE CHATEL (ville)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1 - Essonne</text:p>
          </table:table-cell>
          <table:table-cell table:style-name="ce10"/>
          <table:table-cell table:style-name="ce12" office:value-type="float" office:value="3399" calcext:value-type="float">
            <text:p>3399</text:p>
          </table:table-cell>
          <table:table-cell table:style-name="ce12" office:value-type="string" calcext:value-type="string">
            <text:p>4 - 2 - plus de 7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4015" calcext:value-type="float">
            <text:p>94015</text:p>
          </table:table-cell>
          <table:table-cell table:style-name="ce10"/>
          <table:table-cell table:style-name="ce10" office:value-type="float" office:value="94360" calcext:value-type="float">
            <text:p>9436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BRY-SUR-MARNE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4 - Val-de-Marne</text:p>
          </table:table-cell>
          <table:table-cell table:style-name="ce10"/>
          <table:table-cell table:style-name="ce10" office:value-type="float" office:value="16919" calcext:value-type="float">
            <text:p>16919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91122" calcext:value-type="float">
            <text:p>91122</text:p>
          </table:table-cell>
          <table:table-cell table:style-name="ce12"/>
          <table:table-cell table:style-name="ce12" office:value-type="float" office:value="91440" calcext:value-type="float">
            <text:p>91440</text:p>
          </table:table-cell>
          <table:table-cell table:style-name="ce12" office:value-type="string" calcext:value-type="string">
            <text:p>COMMUNE</text:p>
          </table:table-cell>
          <table:table-cell table:style-name="ce12" office:value-type="string" calcext:value-type="string">
            <text:p>BURES SUR YVETTE</text:p>
          </table:table-cell>
          <table:table-cell table:style-name="ce12" office:value-type="string" calcext:value-type="string">
            <text:p>91 - Essonne</text:p>
          </table:table-cell>
          <table:table-cell table:style-name="ce12" table:number-columns-repeated="2"/>
          <table:table-cell table:style-name="ce12" office:value-type="string" calcext:value-type="string">
            <text:p>9 577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86041" calcext:value-type="float">
            <text:p>86041</text:p>
          </table:table-cell>
          <table:table-cell table:style-name="ce10"/>
          <table:table-cell table:style-name="ce10" office:value-type="float" office:value="86180" calcext:value-type="float">
            <text:p>8618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BUXEROLLES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86 - Vienne</text:p>
          </table:table-cell>
          <table:table-cell table:style-name="ce10"/>
          <table:table-cell table:style-name="ce10" office:value-type="float" office:value="10042" calcext:value-type="float">
            <text:p>10042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48000531" calcext:value-type="float">
            <text:p>248000531</text:p>
          </table:table-cell>
          <table:table-cell table:style-name="ce69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Amiens Métropole</text:p>
          </table:table-cell>
          <table:table-cell table:style-name="ce12" office:value-type="string" calcext:value-type="string">
            <text:p>32 - Hauts-de-France</text:p>
          </table:table-cell>
          <table:table-cell table:style-name="ce12" office:value-type="string" calcext:value-type="string">
            <text:p>80 - Somm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180905" calcext:value-type="float">
            <text:p>180905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00011773" calcext:value-type="float">
            <text:p>200011773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Annemasse-les Voirons-Agglomération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office:value-type="string" calcext:value-type="string">
            <text:p>74 - Haute-Savoie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90378" calcext:value-type="float">
            <text:p>90378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67"/>
          <table:table-cell table:style-name="ce12" office:value-type="float" office:value="241800507" calcext:value-type="float">
            <text:p>241800507</text:p>
          </table:table-cell>
          <table:table-cell table:style-name="ce67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Bourges Plus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2" office:value-type="string" calcext:value-type="string">
            <text:p>18 - Cher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102679" calcext:value-type="float">
            <text:p>102679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68"/>
          <table:table-cell table:style-name="ce10" office:value-type="float" office:value="200033181" calcext:value-type="float">
            <text:p>200033181</text:p>
          </table:table-cell>
          <table:table-cell table:style-name="ce7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Chartres Métropole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0" office:value-type="string" calcext:value-type="string">
            <text:p>28 - Eure-et-Loir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136243" calcext:value-type="float">
            <text:p>136243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65"/>
          <table:table-cell table:style-name="ce12" office:value-type="float" office:value="200056232" calcext:value-type="float">
            <text:p>200056232</text:p>
          </table:table-cell>
          <table:table-cell table:style-name="ce65"/>
          <table:table-cell table:style-name="ce12" office:value-type="string" calcext:value-type="string">
            <text:p>INTERCO</text:p>
          </table:table-cell>
          <table:table-cell table:style-name="ce90" office:value-type="string" calcext:value-type="string">
            <text:p>CA Communauté Paris-Saclay</text:p>
          </table:table-cell>
          <table:table-cell table:style-name="ce10" office:value-type="string" calcext:value-type="string">
            <text:p>11 - Île-de-France</text:p>
          </table:table-cell>
          <table:table-cell table:style-name="ce12" office:value-type="string" calcext:value-type="string">
            <text:p>91 - Essonn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314169" calcext:value-type="float">
            <text:p>314169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43400769" calcext:value-type="float">
            <text:p>243400769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de Béziers-Méditerranée</text:p>
          </table:table-cell>
          <table:table-cell table:style-name="ce10" office:value-type="string" calcext:value-type="string">
            <text:p>76 - Occitanie</text:p>
          </table:table-cell>
          <table:table-cell table:style-name="ce10" office:value-type="string" calcext:value-type="string">
            <text:p>34 - HÈrault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125648" calcext:value-type="float">
            <text:p>125648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69"/>
          <table:table-cell table:style-name="ce12" office:value-type="float" office:value="200030385" calcext:value-type="float">
            <text:p>200030385</text:p>
          </table:table-cell>
          <table:table-cell table:style-name="ce83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de Blois Agglopolys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2" office:value-type="string" calcext:value-type="string">
            <text:p>41 - Loir-et-Cher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105286" calcext:value-type="float">
            <text:p>105286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66"/>
          <table:table-cell table:style-name="ce10" office:value-type="float" office:value="249500109" calcext:value-type="float">
            <text:p>249500109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de Cergy-Pontoise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5 - Val-d'Oise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210633" calcext:value-type="float">
            <text:p>210633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00066876" calcext:value-type="float">
            <text:p>200066876</text:p>
          </table:table-cell>
          <table:table-cell table:style-name="ce78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de Châlons-en-Champagne</text:p>
          </table:table-cell>
          <table:table-cell table:style-name="ce12" office:value-type="string" calcext:value-type="string">
            <text:p>44 - Grand Est</text:p>
          </table:table-cell>
          <table:table-cell table:style-name="ce12" office:value-type="string" calcext:value-type="string">
            <text:p>51 - Marn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79518" calcext:value-type="float">
            <text:p>79518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41700434" calcext:value-type="float">
            <text:p>241700434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de la Rochelle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17 - Charente-Maritime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171811" calcext:value-type="float">
            <text:p>171811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43000643" calcext:value-type="float">
            <text:p>243000643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de Nîmes Métropole</text:p>
          </table:table-cell>
          <table:table-cell table:style-name="ce12" office:value-type="string" calcext:value-type="string">
            <text:p>76 - Occitanie</text:p>
          </table:table-cell>
          <table:table-cell table:style-name="ce12" office:value-type="string" calcext:value-type="string">
            <text:p>30 - Gard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257987" calcext:value-type="float">
            <text:p>257987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40600585" calcext:value-type="float">
            <text:p>240600585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de Sophia Antipolis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0" office:value-type="string" calcext:value-type="string">
            <text:p>06 - Alpes-Maritimes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177077" calcext:value-type="float">
            <text:p>177077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00071751" calcext:value-type="float">
            <text:p>200071751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du Bassin de Bourg-en-Bresse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2" office:value-type="string" calcext:value-type="string">
            <text:p>01 - Ain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132682" calcext:value-type="float">
            <text:p>132682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70"/>
          <table:table-cell table:style-name="ce10" office:value-type="float" office:value="200067999" calcext:value-type="float">
            <text:p>200067999</text:p>
          </table:table-cell>
          <table:table-cell table:style-name="ce7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du Beauvaisis</text:p>
          </table:table-cell>
          <table:table-cell table:style-name="ce10" office:value-type="string" calcext:value-type="string">
            <text:p>32 - Hauts-de-France</text:p>
          </table:table-cell>
          <table:table-cell table:style-name="ce10" office:value-type="string" calcext:value-type="string">
            <text:p>60 - Oise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103191" calcext:value-type="float">
            <text:p>103191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00071827" calcext:value-type="float">
            <text:p>200071827</text:p>
          </table:table-cell>
          <table:table-cell table:style-name="ce65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du Grand Angoulême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2" office:value-type="string" calcext:value-type="string">
            <text:p>16 - Charent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141776" calcext:value-type="float">
            <text:p>141776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00066793" calcext:value-type="float">
            <text:p>200066793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du Grand Annecy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office:value-type="string" calcext:value-type="string">
            <text:p>74 - Haute-Savoie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203784" calcext:value-type="float">
            <text:p>203784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48400251" calcext:value-type="float">
            <text:p>248400251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du Grand Avignon (COGA)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2" office:value-type="string" calcext:value-type="string">
            <text:p>84 - Vauclus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192785" calcext:value-type="float">
            <text:p>192785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00069110" calcext:value-type="float">
            <text:p>200069110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du Grand Chambéry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office:value-type="string" calcext:value-type="string">
            <text:p>73 - Savoie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135290" calcext:value-type="float">
            <text:p>135290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71"/>
          <table:table-cell table:style-name="ce12" office:value-type="float" office:value="200041317" calcext:value-type="float">
            <text:p>200041317</text:p>
          </table:table-cell>
          <table:table-cell table:style-name="ce65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du Niortais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2" office:value-type="string" calcext:value-type="string">
            <text:p>79 - Deux-SËvres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121220" calcext:value-type="float">
            <text:p>121220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48200099" calcext:value-type="float">
            <text:p>248200099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Grand Montauban</text:p>
          </table:table-cell>
          <table:table-cell table:style-name="ce10" office:value-type="string" calcext:value-type="string">
            <text:p>76 - Occitanie</text:p>
          </table:table-cell>
          <table:table-cell table:style-name="ce10" office:value-type="string" calcext:value-type="string">
            <text:p>82 - Tarn-et-Garonne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78048" calcext:value-type="float">
            <text:p>78048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00065928" calcext:value-type="float">
            <text:p>200065928</text:p>
          </table:table-cell>
          <table:table-cell table:style-name="ce8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Lannion-Trégor Communauté</text:p>
          </table:table-cell>
          <table:table-cell table:style-name="ce12" office:value-type="string" calcext:value-type="string">
            <text:p>53 - Bretagne</text:p>
          </table:table-cell>
          <table:table-cell table:style-name="ce12" office:value-type="string" calcext:value-type="string">
            <text:p>22 - CÙtes-d'Armor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99520" calcext:value-type="float">
            <text:p>99520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47100589" calcext:value-type="float">
            <text:p>247100589</text:p>
          </table:table-cell>
          <table:table-cell table:style-name="ce84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Le Grand Chalon</text:p>
          </table:table-cell>
          <table:table-cell table:style-name="ce10" office:value-type="string" calcext:value-type="string">
            <text:p>27 - Bourgogne-Franche-Comté</text:p>
          </table:table-cell>
          <table:table-cell table:style-name="ce10" office:value-type="string" calcext:value-type="string">
            <text:p>71 - SaÙne-et-Loire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113869" calcext:value-type="float">
            <text:p>113869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65"/>
          <table:table-cell table:style-name="ce12" office:value-type="float" office:value="200040392" calcext:value-type="float">
            <text:p>200040392</text:p>
          </table:table-cell>
          <table:table-cell table:style-name="ce65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Le Grand Périgueux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2" office:value-type="string" calcext:value-type="string">
            <text:p>24 - Dordogn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103757" calcext:value-type="float">
            <text:p>103757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00042174" calcext:value-type="float">
            <text:p>200042174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Lorient Agglomération</text:p>
          </table:table-cell>
          <table:table-cell table:style-name="ce10" office:value-type="string" calcext:value-type="string">
            <text:p>53 - Bretagne</text:p>
          </table:table-cell>
          <table:table-cell table:style-name="ce10" office:value-type="string" calcext:value-type="string">
            <text:p>56 - Morbihan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204107" calcext:value-type="float">
            <text:p>204107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43800604" calcext:value-type="float">
            <text:p>243800604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Porte de l'Isère (C.A.P.I)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2" office:value-type="string" calcext:value-type="string">
            <text:p>38 - IsËr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107395" calcext:value-type="float">
            <text:p>107395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00069409" calcext:value-type="float">
            <text:p>200069409</text:p>
          </table:table-cell>
          <table:table-cell table:style-name="ce7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Saint-Brieuc Armor Agglomération</text:p>
          </table:table-cell>
          <table:table-cell table:style-name="ce10" office:value-type="string" calcext:value-type="string">
            <text:p>53 - Bretagne</text:p>
          </table:table-cell>
          <table:table-cell table:style-name="ce10" office:value-type="string" calcext:value-type="string">
            <text:p>22 - CÙtes-d'Armor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151937" calcext:value-type="float">
            <text:p>151937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00066389" calcext:value-type="float">
            <text:p>200066389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Saint-Lô Agglo</text:p>
          </table:table-cell>
          <table:table-cell table:style-name="ce12" office:value-type="string" calcext:value-type="string">
            <text:p>28 - Normandie</text:p>
          </table:table-cell>
          <table:table-cell table:style-name="ce12" office:value-type="string" calcext:value-type="string">
            <text:p>50 - Manch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75972" calcext:value-type="float">
            <text:p>75972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68"/>
          <table:table-cell table:style-name="ce10" office:value-type="float" office:value="200069250" calcext:value-type="float">
            <text:p>200069250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A Troyes Champagne Métropole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10 - Aube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float" office:value="172329" calcext:value-type="float">
            <text:p>172329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65"/>
          <table:table-cell table:style-name="ce12" office:value-type="float" office:value="247700339" calcext:value-type="float">
            <text:p>247700339</text:p>
          </table:table-cell>
          <table:table-cell table:style-name="ce65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A Val d'Europe Agglomération</text:p>
          </table:table-cell>
          <table:table-cell table:style-name="ce10" office:value-type="string" calcext:value-type="string">
            <text:p>11 - Île-de-France</text:p>
          </table:table-cell>
          <table:table-cell table:style-name="ce12" office:value-type="string" calcext:value-type="string">
            <text:p>77 - Seine-et-Marne</text:p>
          </table:table-cell>
          <table:table-cell table:style-name="ce12" office:value-type="string" calcext:value-type="string">
            <text:p>CA</text:p>
          </table:table-cell>
          <table:table-cell table:style-name="ce12" office:value-type="float" office:value="50922" calcext:value-type="float">
            <text:p>50922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33080" calcext:value-type="float">
            <text:p>33080</text:p>
          </table:table-cell>
          <table:table-cell table:style-name="ce10"/>
          <table:table-cell table:style-name="ce10" office:value-type="float" office:value="33140" calcext:value-type="float">
            <text:p>3314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CADAUJAC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0" office:value-type="float" office:value="6217" calcext:value-type="float">
            <text:p>6217</text:p>
          </table:table-cell>
          <table:table-cell table:style-name="ce10" office:value-type="string" calcext:value-type="string">
            <text:p>4 - 2 - plus de 7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14118" calcext:value-type="float">
            <text:p>14118</text:p>
          </table:table-cell>
          <table:table-cell table:style-name="ce12"/>
          <table:table-cell table:style-name="ce10" office:value-type="float" office:value="14000" calcext:value-type="float">
            <text:p>140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CAEN</text:p>
          </table:table-cell>
          <table:table-cell table:style-name="ce10" office:value-type="string" calcext:value-type="string">
            <text:p>28 - Normandie</text:p>
          </table:table-cell>
          <table:table-cell table:style-name="ce10" office:value-type="string" calcext:value-type="string">
            <text:p>14 - Calvados</text:p>
          </table:table-cell>
          <table:table-cell table:style-name="ce10"/>
          <table:table-cell table:style-name="ce12" office:value-type="float" office:value="105512" calcext:value-type="float">
            <text:p>105512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72"/>
          <table:table-cell table:style-name="ce72" office:value-type="float" office:value="244400644" calcext:value-type="float">
            <text:p>244400644</text:p>
          </table:table-cell>
          <table:table-cell table:style-name="ce72"/>
          <table:table-cell table:style-name="ce72" office:value-type="string" calcext:value-type="string">
            <text:p>INTERCO</text:p>
          </table:table-cell>
          <table:table-cell table:style-name="ce91" office:value-type="string" calcext:value-type="string">
            <text:p>CARENE / AGGLO DE SAINT-NAZAIRE</text:p>
          </table:table-cell>
          <table:table-cell table:style-name="ce72" office:value-type="string" calcext:value-type="string">
            <text:p>44 - Loire-Atlantique</text:p>
          </table:table-cell>
          <table:table-cell table:style-name="ce72" office:value-type="string" calcext:value-type="string">
            <text:p>52 - Pays de la Loire</text:p>
          </table:table-cell>
          <table:table-cell table:style-name="ce72" office:value-type="string" calcext:value-type="string">
            <text:p>CA</text:p>
          </table:table-cell>
          <table:table-cell table:style-name="ce72" office:value-type="float" office:value="125883" calcext:value-type="float">
            <text:p>125883</text:p>
          </table:table-cell>
          <table:table-cell table:style-name="ce72" table:number-columns-repeated="4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43500725" calcext:value-type="float">
            <text:p>243500725</text:p>
          </table:table-cell>
          <table:table-cell table:style-name="ce65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C Côte d'Émeraude</text:p>
          </table:table-cell>
          <table:table-cell table:style-name="ce12" office:value-type="string" calcext:value-type="string">
            <text:p>53 - Bretagne</text:p>
          </table:table-cell>
          <table:table-cell table:style-name="ce12" office:value-type="string" calcext:value-type="string">
            <text:p>35 - Ille-et-Vilaine</text:p>
          </table:table-cell>
          <table:table-cell table:style-name="ce12" office:value-type="string" calcext:value-type="string">
            <text:p>CC</text:p>
          </table:table-cell>
          <table:table-cell table:style-name="ce12" office:value-type="float" office:value="31274" calcext:value-type="float">
            <text:p>31274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73"/>
          <table:table-cell table:style-name="ce10" office:value-type="float" office:value="200040947" calcext:value-type="float">
            <text:p>200040947</text:p>
          </table:table-cell>
          <table:table-cell table:style-name="ce7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C de Flandre Intérieure</text:p>
          </table:table-cell>
          <table:table-cell table:style-name="ce10" office:value-type="string" calcext:value-type="string">
            <text:p>32 - Hauts-de-France</text:p>
          </table:table-cell>
          <table:table-cell table:style-name="ce10" office:value-type="string" calcext:value-type="string">
            <text:p>59 - Nord</text:p>
          </table:table-cell>
          <table:table-cell table:style-name="ce10" office:value-type="string" calcext:value-type="string">
            <text:p>CC</text:p>
          </table:table-cell>
          <table:table-cell table:style-name="ce10" office:value-type="float" office:value="102391" calcext:value-type="float">
            <text:p>102391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71"/>
          <table:table-cell table:style-name="ce12" office:value-type="float" office:value="200070324" calcext:value-type="float">
            <text:p>200070324</text:p>
          </table:table-cell>
          <table:table-cell table:style-name="ce65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C du Territoire de Lunéville à Baccarat</text:p>
          </table:table-cell>
          <table:table-cell table:style-name="ce12" office:value-type="string" calcext:value-type="string">
            <text:p>44 - Grand Est</text:p>
          </table:table-cell>
          <table:table-cell table:style-name="ce12" office:value-type="string" calcext:value-type="string">
            <text:p>54 - Meurthe-et-Moselle</text:p>
          </table:table-cell>
          <table:table-cell table:style-name="ce12" office:value-type="string" calcext:value-type="string">
            <text:p>CC</text:p>
          </table:table-cell>
          <table:table-cell table:style-name="ce12" office:value-type="float" office:value="41143" calcext:value-type="float">
            <text:p>41143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44000865" calcext:value-type="float">
            <text:p>244000865</text:p>
          </table:table-cell>
          <table:table-cell table:style-name="ce7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C Maremne Adour Côte Sud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40 - Landes</text:p>
          </table:table-cell>
          <table:table-cell table:style-name="ce10" office:value-type="string" calcext:value-type="string">
            <text:p>CC</text:p>
          </table:table-cell>
          <table:table-cell table:style-name="ce10" office:value-type="float" office:value="66974" calcext:value-type="float">
            <text:p>66974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0" office:value-type="float" office:value="33119" calcext:value-type="float">
            <text:p>33119</text:p>
          </table:table-cell>
          <table:table-cell table:style-name="ce12"/>
          <table:table-cell table:style-name="ce10" office:value-type="float" office:value="33150" calcext:value-type="float">
            <text:p>3315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CENON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2" office:value-type="float" office:value="25292" calcext:value-type="float">
            <text:p>25292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table:number-columns-repeated="3"/>
          <table:table-cell table:style-name="ce10" office:value-type="string" calcext:value-type="string">
            <text:p>REGION</text:p>
          </table:table-cell>
          <table:table-cell table:number-columns-repeated="2" table:style-name="ce10" office:value-type="string" calcext:value-type="string">
            <text:p>CENTRE VAL DE LOIRE</text:p>
          </table:table-cell>
          <table:table-cell table:style-name="ce10" table:number-columns-repeated="2"/>
          <table:table-cell table:style-name="ce10" office:value-type="float" office:value="2572853" calcext:value-type="float">
            <text:p>2572853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 office:value-type="float" office:value="37050" calcext:value-type="float">
            <text:p>37050</text:p>
          </table:table-cell>
          <table:table-cell table:style-name="ce12"/>
          <table:table-cell table:style-name="ce10" office:value-type="float" office:value="37170" calcext:value-type="float">
            <text:p>3717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CHAMBRAY-LES-TOURS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0" office:value-type="string" calcext:value-type="string">
            <text:p>37 - Indre-et-Loire</text:p>
          </table:table-cell>
          <table:table-cell table:style-name="ce10"/>
          <table:table-cell table:style-name="ce12" office:value-type="float" office:value="11738" calcext:value-type="float">
            <text:p>11738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4017" calcext:value-type="float">
            <text:p>94017</text:p>
          </table:table-cell>
          <table:table-cell table:style-name="ce10"/>
          <table:table-cell table:style-name="ce10" office:value-type="float" office:value="94500" calcext:value-type="float">
            <text:p>945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CHAMPIGNY-SUR-MARNE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4 - Val-de-Marne</text:p>
          </table:table-cell>
          <table:table-cell table:style-name="ce10"/>
          <table:table-cell table:style-name="ce10" office:value-type="float" office:value="77039" calcext:value-type="float">
            <text:p>77039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94018" calcext:value-type="float">
            <text:p>94018</text:p>
          </table:table-cell>
          <table:table-cell table:style-name="ce12"/>
          <table:table-cell table:style-name="ce10" office:value-type="float" office:value="94220" calcext:value-type="float">
            <text:p>9422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CHARENTON-LE-PONT (ville)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4 - Val-de-Marne</text:p>
          </table:table-cell>
          <table:table-cell table:style-name="ce10"/>
          <table:table-cell table:style-name="ce12" office:value-type="float" office:value="30053" calcext:value-type="float">
            <text:p>30053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8105" calcext:value-type="float">
            <text:p>8105</text:p>
          </table:table-cell>
          <table:table-cell table:style-name="ce10"/>
          <table:table-cell table:style-name="ce10" office:value-type="string" calcext:value-type="string">
            <text:p>(080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CHARLEVILLE MÉZIÈRES (ville)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08 - Ardennes</text:p>
          </table:table-cell>
          <table:table-cell table:style-name="ce10"/>
          <table:table-cell table:style-name="ce10" office:value-type="float" office:value="46391" calcext:value-type="float">
            <text:p>46391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28085" calcext:value-type="float">
            <text:p>28085</text:p>
          </table:table-cell>
          <table:table-cell table:style-name="ce12"/>
          <table:table-cell table:style-name="ce10" office:value-type="string" calcext:value-type="string">
            <text:p><text:s/>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CHARTRES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0" office:value-type="string" calcext:value-type="string">
            <text:p>28 - Eure-et-Loir</text:p>
          </table:table-cell>
          <table:table-cell table:style-name="ce10"/>
          <table:table-cell table:style-name="ce12" office:value-type="float" office:value="38426" calcext:value-type="float">
            <text:p>38426</text:p>
          </table:table-cell>
          <table:table-cell table:style-name="ce12" office:value-type="string" calcext:value-type="string">
            <text:p>2 - 1 - entre 50 000 et 2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86066" calcext:value-type="float">
            <text:p>86066</text:p>
          </table:table-cell>
          <table:table-cell table:style-name="ce10"/>
          <table:table-cell table:style-name="ce10" office:value-type="float" office:value="86100" calcext:value-type="float">
            <text:p>861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CHATELLERAULT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86 - Vienne</text:p>
          </table:table-cell>
          <table:table-cell table:style-name="ce10"/>
          <table:table-cell table:style-name="ce10" office:value-type="float" office:value="31733" calcext:value-type="float">
            <text:p>31733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52121" calcext:value-type="float">
            <text:p>52121</text:p>
          </table:table-cell>
          <table:table-cell table:style-name="ce12"/>
          <table:table-cell table:style-name="ce10" office:value-type="float" office:value="52000" calcext:value-type="float">
            <text:p>520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CHAUMONT (ville)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52 - Haute-Marne</text:p>
          </table:table-cell>
          <table:table-cell table:style-name="ce10"/>
          <table:table-cell table:style-name="ce12" office:value-type="float" office:value="21990" calcext:value-type="float">
            <text:p>21990</text:p>
          </table:table-cell>
          <table:table-cell table:style-name="ce12" office:value-type="string" calcext:value-type="string">
            <text:p>2 - 1 - entre 50 000 et 2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50129" calcext:value-type="float">
            <text:p>50129</text:p>
          </table:table-cell>
          <table:table-cell table:style-name="ce10"/>
          <table:table-cell table:style-name="ce10" office:value-type="string" calcext:value-type="string">
            <text:p>50100/5013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CHERBOURG-OCTEVILLE</text:p>
          </table:table-cell>
          <table:table-cell table:style-name="ce10" office:value-type="string" calcext:value-type="string">
            <text:p>28 - Normandie</text:p>
          </table:table-cell>
          <table:table-cell table:style-name="ce10" office:value-type="string" calcext:value-type="string">
            <text:p>50 - Manche</text:p>
          </table:table-cell>
          <table:table-cell table:style-name="ce10"/>
          <table:table-cell table:style-name="ce10" office:value-type="float" office:value="79144" calcext:value-type="float">
            <text:p>79144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91161" calcext:value-type="float">
            <text:p>91161</text:p>
          </table:table-cell>
          <table:table-cell table:style-name="ce12"/>
          <table:table-cell table:style-name="ce10" office:value-type="float" office:value="91380" calcext:value-type="float">
            <text:p>9138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CHILLY-MAZARIN (ville)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1 - Essonne</text:p>
          </table:table-cell>
          <table:table-cell table:style-name="ce10"/>
          <table:table-cell table:style-name="ce12" office:value-type="float" office:value="19858" calcext:value-type="float">
            <text:p>19858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63113" calcext:value-type="float">
            <text:p>63113</text:p>
          </table:table-cell>
          <table:table-cell table:style-name="ce10"/>
          <table:table-cell table:style-name="ce10" office:value-type="string" calcext:value-type="string">
            <text:p>63000/631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CLERMONT-FERRAND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office:value-type="string" calcext:value-type="string">
            <text:p>63 - Puy-de-Dôme</text:p>
          </table:table-cell>
          <table:table-cell table:style-name="ce10"/>
          <table:table-cell table:style-name="ce10" office:value-type="float" office:value="146734" calcext:value-type="float">
            <text:p>146734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7">
          <table:table-cell table:style-name="ce12"/>
          <table:table-cell table:style-name="ce80" office:value-type="float" office:value="200027183" calcext:value-type="float">
            <text:p>200 027 183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92" office:value-type="string" calcext:value-type="string">
            <text:p>Communauté Urbaine de Perpignan Méditerranée Métropole</text:p>
          </table:table-cell>
          <table:table-cell table:style-name="ce12" office:value-type="string" calcext:value-type="string">
            <text:p>Pyrénées-Orientales</text:p>
          </table:table-cell>
          <table:table-cell table:style-name="ce12" office:value-type="string" calcext:value-type="string">
            <text:p>Occitanie</text:p>
          </table:table-cell>
          <table:table-cell table:style-name="ce12"/>
          <table:table-cell table:style-name="ce80" office:value-type="float" office:value="268445" calcext:value-type="float">
            <text:p>268 445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91174" calcext:value-type="float">
            <text:p>91174</text:p>
          </table:table-cell>
          <table:table-cell table:style-name="ce10"/>
          <table:table-cell table:style-name="ce10" office:value-type="float" office:value="91100" calcext:value-type="float">
            <text:p>911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CORBEIL ESSONNES (ville)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1 - Essonne</text:p>
          </table:table-cell>
          <table:table-cell table:style-name="ce10"/>
          <table:table-cell table:style-name="ce10" office:value-type="float" office:value="50954" calcext:value-type="float">
            <text:p>50954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33140" calcext:value-type="float">
            <text:p>33140</text:p>
          </table:table-cell>
          <table:table-cell table:style-name="ce12"/>
          <table:table-cell table:style-name="ce10" office:value-type="float" office:value="33670" calcext:value-type="float">
            <text:p>3367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CREON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2" office:value-type="float" office:value="4764" calcext:value-type="float">
            <text:p>4764</text:p>
          </table:table-cell>
          <table:table-cell table:style-name="ce12" office:value-type="string" calcext:value-type="string">
            <text:p>4 - 2 - plus de 7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70"/>
          <table:table-cell table:style-name="ce10" office:value-type="float" office:value="200033579" calcext:value-type="float">
            <text:p>200033579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U d'Arras</text:p>
          </table:table-cell>
          <table:table-cell table:style-name="ce10" office:value-type="string" calcext:value-type="string">
            <text:p>32 - Hauts-de-France</text:p>
          </table:table-cell>
          <table:table-cell table:style-name="ce10" office:value-type="string" calcext:value-type="string">
            <text:p>62 - Pas-de-Calais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float" office:value="108347" calcext:value-type="float">
            <text:p>108347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71"/>
          <table:table-cell table:style-name="ce12" office:value-type="float" office:value="245900428" calcext:value-type="float">
            <text:p>245900428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U de Dunkerque</text:p>
          </table:table-cell>
          <table:table-cell table:style-name="ce12" office:value-type="string" calcext:value-type="string">
            <text:p>32 - Hauts-de-France</text:p>
          </table:table-cell>
          <table:table-cell table:style-name="ce12" office:value-type="string" calcext:value-type="string">
            <text:p>59 - Nord</text:p>
          </table:table-cell>
          <table:table-cell table:style-name="ce12" office:value-type="string" calcext:value-type="string">
            <text:p>CU</text:p>
          </table:table-cell>
          <table:table-cell table:style-name="ce12" office:value-type="float" office:value="195917" calcext:value-type="float">
            <text:p>195917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00069854" calcext:value-type="float">
            <text:p>200069854</text:p>
          </table:table-cell>
          <table:table-cell table:style-name="ce85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U du Grand Poitiers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86 - Vienne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float" office:value="194068" calcext:value-type="float">
            <text:p>194068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00084952" calcext:value-type="float">
            <text:p>200084952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U du Havre Seine Métropole</text:p>
          </table:table-cell>
          <table:table-cell table:style-name="ce12" office:value-type="string" calcext:value-type="string">
            <text:p>28 - Normandie</text:p>
          </table:table-cell>
          <table:table-cell table:style-name="ce12" office:value-type="string" calcext:value-type="string">
            <text:p>76 - Seine-Maritime</text:p>
          </table:table-cell>
          <table:table-cell table:style-name="ce12" office:value-type="string" calcext:value-type="string">
            <text:p>CU</text:p>
          </table:table-cell>
          <table:table-cell table:style-name="ce12" office:value-type="float" office:value="268912" calcext:value-type="float">
            <text:p>268912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66"/>
          <table:table-cell table:style-name="ce10" office:value-type="float" office:value="247200132" calcext:value-type="float">
            <text:p>247200132</text:p>
          </table:table-cell>
          <table:table-cell table:style-name="ce66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CU Le Mans Métropole</text:p>
          </table:table-cell>
          <table:table-cell table:style-name="ce10" office:value-type="string" calcext:value-type="string">
            <text:p>52 - Pays de la Loire</text:p>
          </table:table-cell>
          <table:table-cell table:style-name="ce10" office:value-type="string" calcext:value-type="string">
            <text:p>72 - Sarthe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float" office:value="205811" calcext:value-type="float">
            <text:p>205811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65"/>
          <table:table-cell table:style-name="ce12" office:value-type="float" office:value="248719312" calcext:value-type="float">
            <text:p>248719312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CU Limoges Métropole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2" office:value-type="string" calcext:value-type="string">
            <text:p>87 - Haute-Vienne</text:p>
          </table:table-cell>
          <table:table-cell table:style-name="ce12" office:value-type="string" calcext:value-type="string">
            <text:p>CU</text:p>
          </table:table-cell>
          <table:table-cell table:style-name="ce12" office:value-type="float" office:value="207385" calcext:value-type="float">
            <text:p>207385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76217" calcext:value-type="float">
            <text:p>76217</text:p>
          </table:table-cell>
          <table:table-cell table:style-name="ce10"/>
          <table:table-cell table:style-name="ce10" office:value-type="float" office:value="76200" calcext:value-type="float">
            <text:p>762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DIEPPE</text:p>
          </table:table-cell>
          <table:table-cell table:style-name="ce10" office:value-type="string" calcext:value-type="string">
            <text:p>28 - Normandie</text:p>
          </table:table-cell>
          <table:table-cell table:style-name="ce10" office:value-type="string" calcext:value-type="string">
            <text:p>76 - Seine-Maritime</text:p>
          </table:table-cell>
          <table:table-cell table:style-name="ce10"/>
          <table:table-cell table:style-name="ce10" office:value-type="float" office:value="28561" calcext:value-type="float">
            <text:p>28561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4070" calcext:value-type="float">
            <text:p>4070</text:p>
          </table:table-cell>
          <table:table-cell table:style-name="ce12"/>
          <table:table-cell table:style-name="ce10" office:value-type="float" office:value="4000" calcext:value-type="float">
            <text:p>40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DIGNE-LES-BAINS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0" office:value-type="string" calcext:value-type="string">
            <text:p>04 - Alpes-de-Haute-Provence</text:p>
          </table:table-cell>
          <table:table-cell table:style-name="ce10"/>
          <table:table-cell table:style-name="ce12" office:value-type="float" office:value="16333" calcext:value-type="float">
            <text:p>16333</text:p>
          </table:table-cell>
          <table:table-cell table:style-name="ce12" office:value-type="string" calcext:value-type="string">
            <text:p>1 - 1 - moins de 5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66"/>
          <table:table-cell table:style-name="ce10" office:value-type="float" office:value="242100410" calcext:value-type="float">
            <text:p>242100410</text:p>
          </table:table-cell>
          <table:table-cell table:style-name="ce75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Dijon Métropole</text:p>
          </table:table-cell>
          <table:table-cell table:style-name="ce10" office:value-type="string" calcext:value-type="string">
            <text:p>27 - Bourgogne-Franche-Comté</text:p>
          </table:table-cell>
          <table:table-cell table:style-name="ce10" office:value-type="string" calcext:value-type="string">
            <text:p>21 - CÙte-d'Or</text:p>
          </table:table-cell>
          <table:table-cell table:style-name="ce10" office:value-type="string" calcext:value-type="string">
            <text:p>METRO</text:p>
          </table:table-cell>
          <table:table-cell table:style-name="ce10" office:value-type="float" office:value="253859" calcext:value-type="float">
            <text:p>253859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 office:value-type="float" office:value="22050" calcext:value-type="float">
            <text:p>22050</text:p>
          </table:table-cell>
          <table:table-cell table:style-name="ce12"/>
          <table:table-cell table:style-name="ce10" office:value-type="float" office:value="22100" calcext:value-type="float">
            <text:p>221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DINAN (ville)</text:p>
          </table:table-cell>
          <table:table-cell table:style-name="ce10" office:value-type="string" calcext:value-type="string">
            <text:p>53 - Bretagne</text:p>
          </table:table-cell>
          <table:table-cell table:style-name="ce10" office:value-type="string" calcext:value-type="string">
            <text:p>22 - Côtes-d'Armor</text:p>
          </table:table-cell>
          <table:table-cell table:style-name="ce10"/>
          <table:table-cell table:style-name="ce12" office:value-type="float" office:value="14281" calcext:value-type="float">
            <text:p>14281</text:p>
          </table:table-cell>
          <table:table-cell table:style-name="ce12" office:value-type="string" calcext:value-type="string">
            <text:p>1 - 1 - moins de 5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59178" calcext:value-type="float">
            <text:p>59178</text:p>
          </table:table-cell>
          <table:table-cell table:style-name="ce10"/>
          <table:table-cell table:style-name="ce10" office:value-type="float" office:value="59500" calcext:value-type="float">
            <text:p>595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DOUAI</text:p>
          </table:table-cell>
          <table:table-cell table:style-name="ce10" office:value-type="string" calcext:value-type="string">
            <text:p>32 - Hauts-de-France</text:p>
          </table:table-cell>
          <table:table-cell table:style-name="ce10" office:value-type="string" calcext:value-type="string">
            <text:p>59 - Nord</text:p>
          </table:table-cell>
          <table:table-cell table:style-name="ce10"/>
          <table:table-cell table:style-name="ce10" office:value-type="float" office:value="39634" calcext:value-type="float">
            <text:p>39634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59183" calcext:value-type="float">
            <text:p>59183</text:p>
          </table:table-cell>
          <table:table-cell table:style-name="ce12"/>
          <table:table-cell table:style-name="ce10" office:value-type="string" calcext:value-type="string">
            <text:p>59140/59240/59430/59640/59279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DUNKERQUE</text:p>
          </table:table-cell>
          <table:table-cell table:style-name="ce10" office:value-type="string" calcext:value-type="string">
            <text:p>32 - Hauts-de-France</text:p>
          </table:table-cell>
          <table:table-cell table:style-name="ce10" office:value-type="string" calcext:value-type="string">
            <text:p>59 - Nord</text:p>
          </table:table-cell>
          <table:table-cell table:style-name="ce10"/>
          <table:table-cell table:style-name="ce12" office:value-type="float" office:value="86865" calcext:value-type="float">
            <text:p>86865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76255" calcext:value-type="float">
            <text:p>76255</text:p>
          </table:table-cell>
          <table:table-cell table:style-name="ce10"/>
          <table:table-cell table:style-name="ce10" office:value-type="float" office:value="76260" calcext:value-type="float">
            <text:p>7626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EU</text:p>
          </table:table-cell>
          <table:table-cell table:style-name="ce10" office:value-type="string" calcext:value-type="string">
            <text:p>28 - Normandie</text:p>
          </table:table-cell>
          <table:table-cell table:style-name="ce10" office:value-type="string" calcext:value-type="string">
            <text:p>76 - Seine-Maritime</text:p>
          </table:table-cell>
          <table:table-cell table:style-name="ce10"/>
          <table:table-cell table:style-name="ce10" office:value-type="float" office:value="6771" calcext:value-type="float">
            <text:p>6771</text:p>
          </table:table-cell>
          <table:table-cell table:style-name="ce10" office:value-type="string" calcext:value-type="string">
            <text:p>1 - 1 - moins de 5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69"/>
          <table:table-cell table:style-name="ce12" office:value-type="float" office:value="246700488" calcext:value-type="float">
            <text:p>246700488</text:p>
          </table:table-cell>
          <table:table-cell table:style-name="ce69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Eurométropole de Strasbourg</text:p>
          </table:table-cell>
          <table:table-cell table:style-name="ce12" office:value-type="string" calcext:value-type="string">
            <text:p>44 - Grand Est</text:p>
          </table:table-cell>
          <table:table-cell table:style-name="ce12" office:value-type="string" calcext:value-type="string">
            <text:p>67 - Bas-Rhin</text:p>
          </table:table-cell>
          <table:table-cell table:style-name="ce12" office:value-type="string" calcext:value-type="string">
            <text:p>METRO</text:p>
          </table:table-cell>
          <table:table-cell table:style-name="ce12" office:value-type="float" office:value="500510" calcext:value-type="float">
            <text:p>500510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33162" calcext:value-type="float">
            <text:p>33162</text:p>
          </table:table-cell>
          <table:table-cell table:style-name="ce10"/>
          <table:table-cell table:style-name="ce10" office:value-type="float" office:value="33320" calcext:value-type="float">
            <text:p>3332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EYSINES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0" office:value-type="float" office:value="24109" calcext:value-type="float">
            <text:p>24109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94033" calcext:value-type="float">
            <text:p>94033</text:p>
          </table:table-cell>
          <table:table-cell table:style-name="ce12"/>
          <table:table-cell table:style-name="ce10" office:value-type="float" office:value="94120" calcext:value-type="float">
            <text:p>9412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FONTENAY-SOUS-BOIS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4 - Val-de-Marne</text:p>
          </table:table-cell>
          <table:table-cell table:style-name="ce10"/>
          <table:table-cell table:style-name="ce12" office:value-type="float" office:value="52256" calcext:value-type="float">
            <text:p>52256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35115" calcext:value-type="float">
            <text:p>35115</text:p>
          </table:table-cell>
          <table:table-cell table:style-name="ce10"/>
          <table:table-cell table:style-name="ce10" office:value-type="string" calcext:value-type="string">
            <text:p>35300 ou 35133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FOUGÈRES (ville)</text:p>
          </table:table-cell>
          <table:table-cell table:style-name="ce10" office:value-type="string" calcext:value-type="string">
            <text:p>53 - Bretagne</text:p>
          </table:table-cell>
          <table:table-cell table:style-name="ce10" office:value-type="string" calcext:value-type="string">
            <text:p>35 - Ille-et-Vilaine</text:p>
          </table:table-cell>
          <table:table-cell table:style-name="ce10"/>
          <table:table-cell table:style-name="ce10" office:value-type="float" office:value="20528" calcext:value-type="float">
            <text:p>20528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92036" calcext:value-type="float">
            <text:p>92036</text:p>
          </table:table-cell>
          <table:table-cell table:style-name="ce12"/>
          <table:table-cell table:style-name="ce10" office:value-type="float" office:value="92230" calcext:value-type="float">
            <text:p>9223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GENNEVILLIERS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2 - Hauts-de-Seine</text:p>
          </table:table-cell>
          <table:table-cell table:style-name="ce10"/>
          <table:table-cell table:style-name="ce12" office:value-type="float" office:value="47702" calcext:value-type="float">
            <text:p>47702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/>
          <table:table-cell table:style-name="ce17" office:value-type="float" office:value="200057974" calcext:value-type="float">
            <text:p>200 057 974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GRAND PARIS SEINE OUEST 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2 - Hauts-de-Seine</text:p>
          </table:table-cell>
          <table:table-cell table:style-name="ce10" office:value-type="string" calcext:value-type="string">
            <text:p>EPT</text:p>
          </table:table-cell>
          <table:table-cell table:style-name="ce10" office:value-type="float" office:value="319603" calcext:value-type="float">
            <text:p>319603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0" office:value-type="float" office:value="78297" calcext:value-type="float">
            <text:p>78297</text:p>
          </table:table-cell>
          <table:table-cell table:style-name="ce12"/>
          <table:table-cell table:style-name="ce10" office:value-type="float" office:value="78280" calcext:value-type="float">
            <text:p>7828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GUYANCOURT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78 - Yvelines</text:p>
          </table:table-cell>
          <table:table-cell table:style-name="ce10"/>
          <table:table-cell table:style-name="ce12" office:value-type="float" office:value="29332" calcext:value-type="float">
            <text:p>29332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67180" calcext:value-type="float">
            <text:p>67180</text:p>
          </table:table-cell>
          <table:table-cell table:style-name="ce10"/>
          <table:table-cell table:style-name="ce10" office:value-type="float" office:value="67500" calcext:value-type="float">
            <text:p>675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HAGUENAU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67 - Bas-Rhin</text:p>
          </table:table-cell>
          <table:table-cell table:style-name="ce10"/>
          <table:table-cell table:style-name="ce10" office:value-type="float" office:value="34789" calcext:value-type="float">
            <text:p>34789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78310" calcext:value-type="float">
            <text:p>78310</text:p>
          </table:table-cell>
          <table:table-cell table:style-name="ce12"/>
          <table:table-cell table:style-name="ce10" office:value-type="float" office:value="78550" calcext:value-type="float">
            <text:p>7855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HOUDAN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78 - Yvelines</text:p>
          </table:table-cell>
          <table:table-cell table:style-name="ce10"/>
          <table:table-cell table:style-name="ce12" office:value-type="float" office:value="3655" calcext:value-type="float">
            <text:p>3655</text:p>
          </table:table-cell>
          <table:table-cell table:style-name="ce12" office:value-type="string" calcext:value-type="string">
            <text:p>4 - 2 - plus de 7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table:number-columns-repeated="3"/>
          <table:table-cell table:style-name="ce10" office:value-type="string" calcext:value-type="string">
            <text:p>REGION</text:p>
          </table:table-cell>
          <table:table-cell table:style-name="ce10" office:value-type="string" calcext:value-type="string">
            <text:p>ILE DE FRANCE</text:p>
          </table:table-cell>
          <table:table-cell table:style-name="ce10" office:value-type="string" calcext:value-type="string">
            <text:p>11 - Île-de-France</text:p>
          </table:table-cell>
          <table:table-cell table:style-name="ce10" table:number-columns-repeated="2"/>
          <table:table-cell table:style-name="ce10" office:value-type="float" office:value="12213447" calcext:value-type="float">
            <text:p>12213447</text:p>
          </table:table-cell>
          <table:table-cell table:style-name="ce10" table:number-columns-repeated="4"/>
          <table:table-cell table:number-columns-repeated="1011"/>
        </table:table-row>
        <table:table-row table:style-name="ro8">
          <table:table-cell table:style-name="ce12"/>
          <table:table-cell table:style-name="ce12" office:value-type="float" office:value="287500078" calcext:value-type="float">
            <text:p>287500078</text:p>
          </table:table-cell>
          <table:table-cell table:style-name="ce12"/>
          <table:table-cell table:style-name="ce69" office:value-type="string" calcext:value-type="string">
            <text:p>SYNDICAT</text:p>
          </table:table-cell>
          <table:table-cell table:style-name="ce12" office:value-type="string" calcext:value-type="string">
            <text:p>ile de france Mobilités </text:p>
          </table:table-cell>
          <table:table-cell table:style-name="ce10" office:value-type="string" calcext:value-type="string">
            <text:p>11 - Île-de-France</text:p>
          </table:table-cell>
          <table:table-cell table:style-name="ce12" table:number-columns-repeated="2"/>
          <table:table-cell table:style-name="ce12" office:value-type="float" office:value="12213447" calcext:value-type="float">
            <text:p>12213447</text:p>
          </table:table-cell>
          <table:table-cell table:style-name="ce98"/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4041" calcext:value-type="float">
            <text:p>94041</text:p>
          </table:table-cell>
          <table:table-cell table:style-name="ce10"/>
          <table:table-cell table:style-name="ce10" office:value-type="float" office:value="94200" calcext:value-type="float">
            <text:p>942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IVRY-SUR-SEINE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4 - Val-de-Marne</text:p>
          </table:table-cell>
          <table:table-cell table:style-name="ce10"/>
          <table:table-cell table:style-name="ce10" office:value-type="float" office:value="63309" calcext:value-type="float">
            <text:p>63309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89206" calcext:value-type="float">
            <text:p>89206</text:p>
          </table:table-cell>
          <table:table-cell table:style-name="ce12"/>
          <table:table-cell table:style-name="ce10" office:value-type="float" office:value="89300" calcext:value-type="float">
            <text:p>893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JOIGNY (ville)</text:p>
          </table:table-cell>
          <table:table-cell table:style-name="ce10" office:value-type="string" calcext:value-type="string">
            <text:p>27 - Bourgogne-Franche-Comté</text:p>
          </table:table-cell>
          <table:table-cell table:style-name="ce10" office:value-type="string" calcext:value-type="string">
            <text:p>89 - Yonne</text:p>
          </table:table-cell>
          <table:table-cell table:style-name="ce10"/>
          <table:table-cell table:style-name="ce12" office:value-type="float" office:value="9479" calcext:value-type="float">
            <text:p>9479</text:p>
          </table:table-cell>
          <table:table-cell table:style-name="ce12" office:value-type="string" calcext:value-type="string">
            <text:p>1 - 1 - moins de 5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68166" calcext:value-type="float">
            <text:p>68166</text:p>
          </table:table-cell>
          <table:table-cell table:style-name="ce10"/>
          <table:table-cell table:style-name="ce10" office:value-type="float" office:value="68260" calcext:value-type="float">
            <text:p>6826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KINGERSHEIM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68 - Haut-Rhin</text:p>
          </table:table-cell>
          <table:table-cell table:style-name="ce10"/>
          <table:table-cell table:style-name="ce10" office:value-type="float" office:value="13267" calcext:value-type="float">
            <text:p>13267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94043" calcext:value-type="float">
            <text:p>94043</text:p>
          </table:table-cell>
          <table:table-cell table:style-name="ce12"/>
          <table:table-cell table:style-name="ce10" office:value-type="float" office:value="94270" calcext:value-type="float">
            <text:p>9427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KREMLIN-BICÊTRE (ville)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4 - Val-de-Marne</text:p>
          </table:table-cell>
          <table:table-cell table:style-name="ce10"/>
          <table:table-cell table:style-name="ce12" office:value-type="float" office:value="24850" calcext:value-type="float">
            <text:p>24850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72154" calcext:value-type="float">
            <text:p>72154</text:p>
          </table:table-cell>
          <table:table-cell table:style-name="ce10"/>
          <table:table-cell table:style-name="ce10" office:value-type="float" office:value="72200" calcext:value-type="float">
            <text:p>722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LA FLECHE</text:p>
          </table:table-cell>
          <table:table-cell table:style-name="ce10" office:value-type="string" calcext:value-type="string">
            <text:p>52 - Pays de la Loire</text:p>
          </table:table-cell>
          <table:table-cell table:style-name="ce10" office:value-type="string" calcext:value-type="string">
            <text:p>72 - Sarthe</text:p>
          </table:table-cell>
          <table:table-cell table:style-name="ce10"/>
          <table:table-cell table:style-name="ce10" office:value-type="float" office:value="14902" calcext:value-type="float">
            <text:p>14902</text:p>
          </table:table-cell>
          <table:table-cell table:style-name="ce10" office:value-type="string" calcext:value-type="string">
            <text:p>1 - 1 - moins de 5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34344" calcext:value-type="float">
            <text:p>34344</text:p>
          </table:table-cell>
          <table:table-cell table:style-name="ce12"/>
          <table:table-cell table:style-name="ce10" office:value-type="float" office:value="34280" calcext:value-type="float">
            <text:p>3428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LA GRANDE-MOTTE</text:p>
          </table:table-cell>
          <table:table-cell table:style-name="ce10" office:value-type="string" calcext:value-type="string">
            <text:p>76 - Occitanie</text:p>
          </table:table-cell>
          <table:table-cell table:style-name="ce10" office:value-type="string" calcext:value-type="string">
            <text:p>34 - Hérault</text:p>
          </table:table-cell>
          <table:table-cell table:style-name="ce10"/>
          <table:table-cell table:style-name="ce12" office:value-type="float" office:value="8755" calcext:value-type="float">
            <text:p>8755</text:p>
          </table:table-cell>
          <table:table-cell table:style-name="ce12" office:value-type="string" calcext:value-type="string">
            <text:p>4 - 2 - plus de 7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37195" calcext:value-type="float">
            <text:p>37195</text:p>
          </table:table-cell>
          <table:table-cell table:style-name="ce10"/>
          <table:table-cell table:style-name="ce10" office:value-type="float" office:value="37520" calcext:value-type="float">
            <text:p>3752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LA RICHE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0" office:value-type="string" calcext:value-type="string">
            <text:p>37 - Indre-et-Loire</text:p>
          </table:table-cell>
          <table:table-cell table:style-name="ce10"/>
          <table:table-cell table:style-name="ce10" office:value-type="float" office:value="10331" calcext:value-type="float">
            <text:p>10331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74224" calcext:value-type="float">
            <text:p>74224</text:p>
          </table:table-cell>
          <table:table-cell table:style-name="ce12"/>
          <table:table-cell table:style-name="ce10" office:value-type="float" office:value="74800" calcext:value-type="float">
            <text:p>748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LA ROCHE-SUR-FORON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office:value-type="string" calcext:value-type="string">
            <text:p>74 - Haute-Savoie</text:p>
          </table:table-cell>
          <table:table-cell table:style-name="ce10"/>
          <table:table-cell table:style-name="ce12" office:value-type="float" office:value="11175" calcext:value-type="float">
            <text:p>11175</text:p>
          </table:table-cell>
          <table:table-cell table:style-name="ce12" office:value-type="string" calcext:value-type="string">
            <text:p>4 - 2 - plus de 7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85191" calcext:value-type="float">
            <text:p>85191</text:p>
          </table:table-cell>
          <table:table-cell table:style-name="ce10"/>
          <table:table-cell table:style-name="ce10" office:value-type="float" office:value="85000" calcext:value-type="float">
            <text:p>850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LA ROCHE-SUR-YON</text:p>
          </table:table-cell>
          <table:table-cell table:style-name="ce10" office:value-type="string" calcext:value-type="string">
            <text:p>52 - Pays de la Loire</text:p>
          </table:table-cell>
          <table:table-cell table:style-name="ce10" office:value-type="string" calcext:value-type="string">
            <text:p>85 - Vendée</text:p>
          </table:table-cell>
          <table:table-cell table:style-name="ce10"/>
          <table:table-cell table:style-name="ce10" office:value-type="float" office:value="54766" calcext:value-type="float">
            <text:p>54766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17300" calcext:value-type="float">
            <text:p>17300</text:p>
          </table:table-cell>
          <table:table-cell table:style-name="ce12"/>
          <table:table-cell table:style-name="ce10" office:value-type="float" office:value="17000" calcext:value-type="float">
            <text:p>170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LA ROCHELLE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17 - Charente-Maritime</text:p>
          </table:table-cell>
          <table:table-cell table:style-name="ce10"/>
          <table:table-cell table:style-name="ce12" office:value-type="float" office:value="76114" calcext:value-type="float">
            <text:p>76114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string" calcext:value-type="string">
            <text:p>NR</text:p>
          </table:table-cell>
          <table:table-cell table:style-name="ce10"/>
          <table:table-cell table:style-name="ce10" office:value-type="string" calcext:value-type="string">
            <text:p>NR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LANNION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NR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66195" calcext:value-type="float">
            <text:p>66195</text:p>
          </table:table-cell>
          <table:table-cell table:style-name="ce12"/>
          <table:table-cell table:style-name="ce10" office:value-type="float" office:value="66270" calcext:value-type="float">
            <text:p>6627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LE SOLER</text:p>
          </table:table-cell>
          <table:table-cell table:style-name="ce10" office:value-type="string" calcext:value-type="string">
            <text:p>76 - Occitanie</text:p>
          </table:table-cell>
          <table:table-cell table:style-name="ce10" office:value-type="string" calcext:value-type="string">
            <text:p>66 - Pyrénées-Orientales</text:p>
          </table:table-cell>
          <table:table-cell table:style-name="ce10"/>
          <table:table-cell table:style-name="ce12" office:value-type="float" office:value="7753" calcext:value-type="float">
            <text:p>7753</text:p>
          </table:table-cell>
          <table:table-cell table:style-name="ce12" office:value-type="string" calcext:value-type="string">
            <text:p>3 - 2 - entre 200 000 et 7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62826" calcext:value-type="float">
            <text:p>62826</text:p>
          </table:table-cell>
          <table:table-cell table:style-name="ce10"/>
          <table:table-cell table:style-name="ce10" office:value-type="float" office:value="62520" calcext:value-type="float">
            <text:p>6252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LE TOUQUET-PARIS-PLAGE</text:p>
          </table:table-cell>
          <table:table-cell table:style-name="ce10" office:value-type="string" calcext:value-type="string">
            <text:p>32 - Hauts-de-France</text:p>
          </table:table-cell>
          <table:table-cell table:style-name="ce10" office:value-type="string" calcext:value-type="string">
            <text:p>62 - Pas-de-Calais</text:p>
          </table:table-cell>
          <table:table-cell table:style-name="ce10"/>
          <table:table-cell table:style-name="ce10" office:value-type="float" office:value="4229" calcext:value-type="float">
            <text:p>4229</text:p>
          </table:table-cell>
          <table:table-cell table:style-name="ce10" office:value-type="string" calcext:value-type="string">
            <text:p>1 - 1 - moins de 5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33238" calcext:value-type="float">
            <text:p>33238</text:p>
          </table:table-cell>
          <table:table-cell table:style-name="ce12"/>
          <table:table-cell table:style-name="ce10" office:value-type="float" office:value="33850" calcext:value-type="float">
            <text:p>3385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LEOGNAN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2" office:value-type="float" office:value="10471" calcext:value-type="float">
            <text:p>10471</text:p>
          </table:table-cell>
          <table:table-cell table:style-name="ce12" office:value-type="string" calcext:value-type="string">
            <text:p>4 - 2 - plus de 7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78440" calcext:value-type="float">
            <text:p>78440</text:p>
          </table:table-cell>
          <table:table-cell table:style-name="ce10"/>
          <table:table-cell table:style-name="ce10" office:value-type="float" office:value="78130" calcext:value-type="float">
            <text:p>7813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LES MUREAUX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78 - Yvelines</text:p>
          </table:table-cell>
          <table:table-cell table:style-name="ce10"/>
          <table:table-cell table:style-name="ce10" office:value-type="float" office:value="32949" calcext:value-type="float">
            <text:p>32949</text:p>
          </table:table-cell>
          <table:table-cell table:style-name="ce10" office:value-type="string" calcext:value-type="string">
            <text:p>4 - 2 - plus de 7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33243" calcext:value-type="float">
            <text:p>33243</text:p>
          </table:table-cell>
          <table:table-cell table:style-name="ce12"/>
          <table:table-cell table:style-name="ce10" office:value-type="float" office:value="33500" calcext:value-type="float">
            <text:p>335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LIBOURNE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2" office:value-type="float" office:value="24511" calcext:value-type="float">
            <text:p>24511</text:p>
          </table:table-cell>
          <table:table-cell table:style-name="ce12" office:value-type="string" calcext:value-type="string">
            <text:p>2 - 1 - entre 50 000 et 2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56118" calcext:value-type="float">
            <text:p>56118</text:p>
          </table:table-cell>
          <table:table-cell table:style-name="ce10"/>
          <table:table-cell table:style-name="ce10" office:value-type="float" office:value="56570" calcext:value-type="float">
            <text:p>5657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LOCMIQUELIC</text:p>
          </table:table-cell>
          <table:table-cell table:style-name="ce10" office:value-type="string" calcext:value-type="string">
            <text:p>53 - Bretagne</text:p>
          </table:table-cell>
          <table:table-cell table:style-name="ce10" office:value-type="string" calcext:value-type="string">
            <text:p>56 - Morbihan</text:p>
          </table:table-cell>
          <table:table-cell table:style-name="ce10"/>
          <table:table-cell table:style-name="ce10" office:value-type="float" office:value="4021" calcext:value-type="float">
            <text:p>4021</text:p>
          </table:table-cell>
          <table:table-cell table:style-name="ce10" office:value-type="string" calcext:value-type="string">
            <text:p>3 - 2 - entre 200 000 et 7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21355" calcext:value-type="float">
            <text:p>21355</text:p>
          </table:table-cell>
          <table:table-cell table:style-name="ce12"/>
          <table:table-cell table:style-name="ce10" office:value-type="float" office:value="21600" calcext:value-type="float">
            <text:p>216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LONGVIC</text:p>
          </table:table-cell>
          <table:table-cell table:style-name="ce10" office:value-type="string" calcext:value-type="string">
            <text:p>27 - Bourgogne-Franche-Comté</text:p>
          </table:table-cell>
          <table:table-cell table:style-name="ce10" office:value-type="string" calcext:value-type="string">
            <text:p>21 - Côte-d'Or</text:p>
          </table:table-cell>
          <table:table-cell table:style-name="ce10"/>
          <table:table-cell table:style-name="ce12" office:value-type="float" office:value="8416" calcext:value-type="float">
            <text:p>8416</text:p>
          </table:table-cell>
          <table:table-cell table:style-name="ce12" office:value-type="string" calcext:value-type="string">
            <text:p>3 - 2 - entre 200 000 et 7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62528" calcext:value-type="float">
            <text:p>62528</text:p>
          </table:table-cell>
          <table:table-cell table:style-name="ce10"/>
          <table:table-cell table:style-name="ce10" office:value-type="float" office:value="62750" calcext:value-type="float">
            <text:p>6275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LOOS-EN-GOHELLE</text:p>
          </table:table-cell>
          <table:table-cell table:style-name="ce10" office:value-type="string" calcext:value-type="string">
            <text:p>32 - Hauts-de-France</text:p>
          </table:table-cell>
          <table:table-cell table:style-name="ce10" office:value-type="string" calcext:value-type="string">
            <text:p>62 - Pas-de-Calais</text:p>
          </table:table-cell>
          <table:table-cell table:style-name="ce10"/>
          <table:table-cell table:style-name="ce10" office:value-type="float" office:value="6855" calcext:value-type="float">
            <text:p>6855</text:p>
          </table:table-cell>
          <table:table-cell table:style-name="ce10" office:value-type="string" calcext:value-type="string">
            <text:p>3 - 2 - entre 200 000 et 7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56121" calcext:value-type="float">
            <text:p>56121</text:p>
          </table:table-cell>
          <table:table-cell table:style-name="ce12"/>
          <table:table-cell table:style-name="ce10" office:value-type="float" office:value="56100" calcext:value-type="float">
            <text:p>561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LORIENT</text:p>
          </table:table-cell>
          <table:table-cell table:style-name="ce10" office:value-type="string" calcext:value-type="string">
            <text:p>53 - Bretagne</text:p>
          </table:table-cell>
          <table:table-cell table:style-name="ce10" office:value-type="string" calcext:value-type="string">
            <text:p>56 - Morbihan</text:p>
          </table:table-cell>
          <table:table-cell table:style-name="ce10"/>
          <table:table-cell table:style-name="ce12" office:value-type="float" office:value="57084" calcext:value-type="float">
            <text:p>57084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33249" calcext:value-type="float">
            <text:p>33249</text:p>
          </table:table-cell>
          <table:table-cell table:style-name="ce10"/>
          <table:table-cell table:style-name="ce10" office:value-type="float" office:value="33310" calcext:value-type="float">
            <text:p>3331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LORMONT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0" office:value-type="float" office:value="23128" calcext:value-type="float">
            <text:p>23128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71270" calcext:value-type="float">
            <text:p>71270</text:p>
          </table:table-cell>
          <table:table-cell table:style-name="ce12"/>
          <table:table-cell table:style-name="ce10" office:value-type="float" office:value="71000" calcext:value-type="float">
            <text:p>710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MACON</text:p>
          </table:table-cell>
          <table:table-cell table:style-name="ce10" office:value-type="string" calcext:value-type="string">
            <text:p>27 - Bourgogne-Franche-Comté</text:p>
          </table:table-cell>
          <table:table-cell table:style-name="ce10" office:value-type="string" calcext:value-type="string">
            <text:p>71 - Saône-et-Loire</text:p>
          </table:table-cell>
          <table:table-cell table:style-name="ce10"/>
          <table:table-cell table:style-name="ce97" office:value-type="float" office:value="33810" calcext:value-type="float">
            <text:p>33810</text:p>
          </table:table-cell>
          <table:table-cell table:style-name="ce12" office:value-type="string" calcext:value-type="string">
            <text:p>2 - 1 - entre 50 000 et 2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2046" calcext:value-type="float">
            <text:p>92046</text:p>
          </table:table-cell>
          <table:table-cell table:style-name="ce10"/>
          <table:table-cell table:style-name="ce10" office:value-type="float" office:value="92240" calcext:value-type="float">
            <text:p>9224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MALAKOFF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2 - Hauts-de-Seine</text:p>
          </table:table-cell>
          <table:table-cell table:style-name="ce10"/>
          <table:table-cell table:style-name="ce10" office:value-type="float" office:value="30711" calcext:value-type="float">
            <text:p>30711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13056" calcext:value-type="float">
            <text:p>13056</text:p>
          </table:table-cell>
          <table:table-cell table:style-name="ce12"/>
          <table:table-cell table:style-name="ce10" office:value-type="string" calcext:value-type="string">
            <text:p>13117 / 135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MARTIGUES (ville)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0" office:value-type="string" calcext:value-type="string">
            <text:p>13 - Bouches-du-Rhône</text:p>
          </table:table-cell>
          <table:table-cell table:style-name="ce10"/>
          <table:table-cell table:style-name="ce12" office:value-type="float" office:value="48420" calcext:value-type="float">
            <text:p>48420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33281" calcext:value-type="float">
            <text:p>33281</text:p>
          </table:table-cell>
          <table:table-cell table:style-name="ce10"/>
          <table:table-cell table:style-name="ce10" office:value-type="float" office:value="33700" calcext:value-type="float">
            <text:p>337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MERIGNAC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0" office:value-type="float" office:value="70813" calcext:value-type="float">
            <text:p>70813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00054807" calcext:value-type="float">
            <text:p>200054807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Métropole d'Aix-Marseille-Provence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2" office:value-type="string" calcext:value-type="string">
            <text:p>13 - Bouches-du-RhÙne</text:p>
          </table:table-cell>
          <table:table-cell table:style-name="ce12" office:value-type="string" calcext:value-type="string">
            <text:p>METRO</text:p>
          </table:table-cell>
          <table:table-cell table:style-name="ce12" office:value-type="float" office:value="1889666" calcext:value-type="float">
            <text:p>1889666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74"/>
          <table:table-cell table:style-name="ce10" office:value-type="float" office:value="245400676" calcext:value-type="float">
            <text:p>245400676</text:p>
          </table:table-cell>
          <table:table-cell table:style-name="ce75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Métropole du Grand Nancy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54 - Meurthe-et-Moselle</text:p>
          </table:table-cell>
          <table:table-cell table:style-name="ce10" office:value-type="string" calcext:value-type="string">
            <text:p>METRO</text:p>
          </table:table-cell>
          <table:table-cell table:style-name="ce10" office:value-type="float" office:value="257431" calcext:value-type="float">
            <text:p>257431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00054781" calcext:value-type="float">
            <text:p>200054781</text:p>
          </table:table-cell>
          <table:table-cell table:style-name="ce86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Métropole du Grand Paris</text:p>
          </table:table-cell>
          <table:table-cell table:style-name="ce10" office:value-type="string" calcext:value-type="string">
            <text:p>11 - Île-de-France</text:p>
          </table:table-cell>
          <table:table-cell table:style-name="ce12" office:value-type="string" calcext:value-type="string">
            <text:p>75 - Paris</text:p>
          </table:table-cell>
          <table:table-cell table:style-name="ce12" office:value-type="string" calcext:value-type="string">
            <text:p>METRO</text:p>
          </table:table-cell>
          <table:table-cell table:style-name="ce12" office:value-type="float" office:value="7075028" calcext:value-type="float">
            <text:p>7075028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00093201" calcext:value-type="float">
            <text:p>200093201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Métropole Européenne de Lille</text:p>
          </table:table-cell>
          <table:table-cell table:style-name="ce10" office:value-type="string" calcext:value-type="string">
            <text:p>32 - Hauts-de-France</text:p>
          </table:table-cell>
          <table:table-cell table:style-name="ce10" office:value-type="string" calcext:value-type="string">
            <text:p>59 - Nord</text:p>
          </table:table-cell>
          <table:table-cell table:style-name="ce10" office:value-type="string" calcext:value-type="string">
            <text:p>METRO</text:p>
          </table:table-cell>
          <table:table-cell table:style-name="ce10" office:value-type="float" office:value="1174273" calcext:value-type="float">
            <text:p>1174273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65"/>
          <table:table-cell table:style-name="ce12" office:value-type="float" office:value="200023414" calcext:value-type="float">
            <text:p>200023414</text:p>
          </table:table-cell>
          <table:table-cell table:style-name="ce69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Métropole Rouen Normandie</text:p>
          </table:table-cell>
          <table:table-cell table:style-name="ce12" office:value-type="string" calcext:value-type="string">
            <text:p>28 - Normandie</text:p>
          </table:table-cell>
          <table:table-cell table:style-name="ce12" office:value-type="string" calcext:value-type="string">
            <text:p>76 - Seine-Maritime</text:p>
          </table:table-cell>
          <table:table-cell table:style-name="ce12" office:value-type="string" calcext:value-type="string">
            <text:p>METRO</text:p>
          </table:table-cell>
          <table:table-cell table:style-name="ce12" office:value-type="float" office:value="492681" calcext:value-type="float">
            <text:p>492681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48300543" calcext:value-type="float">
            <text:p>248300543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Métropole Toulon-Provence-Méditerranée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0" office:value-type="string" calcext:value-type="string">
            <text:p>83 - Var</text:p>
          </table:table-cell>
          <table:table-cell table:style-name="ce10" office:value-type="string" calcext:value-type="string">
            <text:p>METRO</text:p>
          </table:table-cell>
          <table:table-cell table:style-name="ce10" office:value-type="float" office:value="438985" calcext:value-type="float">
            <text:p>438985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 office:value-type="float" office:value="57463" calcext:value-type="float">
            <text:p>57463</text:p>
          </table:table-cell>
          <table:table-cell table:style-name="ce12"/>
          <table:table-cell table:style-name="ce10" office:value-type="string" calcext:value-type="string">
            <text:p>57000/57050/5707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METZ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57 - Moselle</text:p>
          </table:table-cell>
          <table:table-cell table:style-name="ce10"/>
          <table:table-cell table:style-name="ce12" office:value-type="float" office:value="116581" calcext:value-type="float">
            <text:p>116581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00039865" calcext:value-type="float">
            <text:p>200039865</text:p>
          </table:table-cell>
          <table:table-cell table:style-name="ce75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Metz Métropole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57 - Moselle</text:p>
          </table:table-cell>
          <table:table-cell table:style-name="ce10" office:value-type="string" calcext:value-type="string">
            <text:p>METRO</text:p>
          </table:table-cell>
          <table:table-cell table:style-name="ce10" office:value-type="float" office:value="221484" calcext:value-type="float">
            <text:p>221484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0" office:value-type="float" office:value="69282" calcext:value-type="float">
            <text:p>69282</text:p>
          </table:table-cell>
          <table:table-cell table:style-name="ce12"/>
          <table:table-cell table:style-name="ce10" office:value-type="float" office:value="69330" calcext:value-type="float">
            <text:p>6933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MEYZIEU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office:value-type="string" calcext:value-type="string">
            <text:p>69 - Rhône</text:p>
          </table:table-cell>
          <table:table-cell table:style-name="ce10"/>
          <table:table-cell table:style-name="ce12" office:value-type="float" office:value="34151" calcext:value-type="float">
            <text:p>34151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33284" calcext:value-type="float">
            <text:p>33284</text:p>
          </table:table-cell>
          <table:table-cell table:style-name="ce10"/>
          <table:table-cell table:style-name="ce10" office:value-type="float" office:value="33380" calcext:value-type="float">
            <text:p>3338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MIOS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0" office:value-type="float" office:value="10398" calcext:value-type="float">
            <text:p>10398</text:p>
          </table:table-cell>
          <table:table-cell table:style-name="ce10" office:value-type="string" calcext:value-type="string">
            <text:p>4 - 2 - plus de 7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77294" calcext:value-type="float">
            <text:p>77294</text:p>
          </table:table-cell>
          <table:table-cell table:style-name="ce12"/>
          <table:table-cell table:style-name="ce10" office:value-type="float" office:value="77290" calcext:value-type="float">
            <text:p>7729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MITRY-MORY (ville)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77 - Seine-et-Marne</text:p>
          </table:table-cell>
          <table:table-cell table:style-name="ce10"/>
          <table:table-cell table:style-name="ce12" office:value-type="float" office:value="20353" calcext:value-type="float">
            <text:p>20353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14437" calcext:value-type="float">
            <text:p>14437</text:p>
          </table:table-cell>
          <table:table-cell table:style-name="ce10"/>
          <table:table-cell table:style-name="ce10" office:value-type="float" office:value="14120" calcext:value-type="float">
            <text:p>1412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MONDEVILLE</text:p>
          </table:table-cell>
          <table:table-cell table:style-name="ce10" office:value-type="string" calcext:value-type="string">
            <text:p>28 - Normandie</text:p>
          </table:table-cell>
          <table:table-cell table:style-name="ce10" office:value-type="string" calcext:value-type="string">
            <text:p>14 - Calvados</text:p>
          </table:table-cell>
          <table:table-cell table:style-name="ce10"/>
          <table:table-cell table:style-name="ce10" office:value-type="float" office:value="9893" calcext:value-type="float">
            <text:p>9893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95424" calcext:value-type="float">
            <text:p>95424</text:p>
          </table:table-cell>
          <table:table-cell table:style-name="ce12"/>
          <table:table-cell table:style-name="ce10" office:value-type="float" office:value="95370" calcext:value-type="float">
            <text:p>9537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MONTIGNY-LES-CORMEILLES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5 - Val-d'Oise</text:p>
          </table:table-cell>
          <table:table-cell table:style-name="ce10"/>
          <table:table-cell table:style-name="ce12" office:value-type="float" office:value="21638" calcext:value-type="float">
            <text:p>21638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43400017" calcext:value-type="float">
            <text:p>243400017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Montpellier Méditerranée Métropole</text:p>
          </table:table-cell>
          <table:table-cell table:style-name="ce10" office:value-type="string" calcext:value-type="string">
            <text:p>76 - Occitanie</text:p>
          </table:table-cell>
          <table:table-cell table:style-name="ce10" office:value-type="string" calcext:value-type="string">
            <text:p>34 - HÈrault</text:p>
          </table:table-cell>
          <table:table-cell table:style-name="ce10" office:value-type="string" calcext:value-type="string">
            <text:p>METRO</text:p>
          </table:table-cell>
          <table:table-cell table:style-name="ce10" office:value-type="float" office:value="481276" calcext:value-type="float">
            <text:p>481276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0" office:value-type="float" office:value="93048" calcext:value-type="float">
            <text:p>93048</text:p>
          </table:table-cell>
          <table:table-cell table:style-name="ce12"/>
          <table:table-cell table:style-name="ce10" office:value-type="float" office:value="93100" calcext:value-type="float">
            <text:p>931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MONTREUIL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3 - Seine-Saint-Denis</text:p>
          </table:table-cell>
          <table:table-cell table:style-name="ce10"/>
          <table:table-cell table:style-name="ce12" office:value-type="float" office:value="109914" calcext:value-type="float">
            <text:p>109914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6084" calcext:value-type="float">
            <text:p>6084</text:p>
          </table:table-cell>
          <table:table-cell table:style-name="ce10"/>
          <table:table-cell table:style-name="ce10" office:value-type="float" office:value="6370" calcext:value-type="float">
            <text:p>637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MOUANS-SARTOUX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0" office:value-type="string" calcext:value-type="string">
            <text:p>06 - Alpes-Maritimes</text:p>
          </table:table-cell>
          <table:table-cell table:style-name="ce10"/>
          <table:table-cell table:style-name="ce10" office:value-type="float" office:value="9911" calcext:value-type="float">
            <text:p>9911</text:p>
          </table:table-cell>
          <table:table-cell table:style-name="ce10" office:value-type="string" calcext:value-type="string">
            <text:p>3 - 2 - entre 200 000 et 7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59421" calcext:value-type="float">
            <text:p>59421</text:p>
          </table:table-cell>
          <table:table-cell table:style-name="ce12"/>
          <table:table-cell table:style-name="ce10" office:value-type="float" office:value="59420" calcext:value-type="float">
            <text:p>5942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MOUVAUX</text:p>
          </table:table-cell>
          <table:table-cell table:style-name="ce10" office:value-type="string" calcext:value-type="string">
            <text:p>32 - Hauts-de-France</text:p>
          </table:table-cell>
          <table:table-cell table:style-name="ce10" office:value-type="string" calcext:value-type="string">
            <text:p>59 - Nord</text:p>
          </table:table-cell>
          <table:table-cell table:style-name="ce10"/>
          <table:table-cell table:style-name="ce12" office:value-type="float" office:value="13173" calcext:value-type="float">
            <text:p>13173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68224" calcext:value-type="float">
            <text:p>68224</text:p>
          </table:table-cell>
          <table:table-cell table:style-name="ce10"/>
          <table:table-cell table:style-name="ce10" office:value-type="string" calcext:value-type="string">
            <text:p>68100/682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MULHOUSE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68 - Haut-Rhin</text:p>
          </table:table-cell>
          <table:table-cell table:style-name="ce10"/>
          <table:table-cell table:style-name="ce10" office:value-type="float" office:value="108942" calcext:value-type="float">
            <text:p>108942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69"/>
          <table:table-cell table:style-name="ce12" office:value-type="float" office:value="244400404" calcext:value-type="float">
            <text:p>244400404</text:p>
          </table:table-cell>
          <table:table-cell table:style-name="ce8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Nantes Métropole</text:p>
          </table:table-cell>
          <table:table-cell table:style-name="ce12" office:value-type="string" calcext:value-type="string">
            <text:p>52 - Pays de la Loire</text:p>
          </table:table-cell>
          <table:table-cell table:style-name="ce12" office:value-type="string" calcext:value-type="string">
            <text:p>44 - Loire-Atlantique</text:p>
          </table:table-cell>
          <table:table-cell table:style-name="ce12" office:value-type="string" calcext:value-type="string">
            <text:p>METRO</text:p>
          </table:table-cell>
          <table:table-cell table:style-name="ce12" office:value-type="float" office:value="656275" calcext:value-type="float">
            <text:p>656275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93049" calcext:value-type="float">
            <text:p>93049</text:p>
          </table:table-cell>
          <table:table-cell table:style-name="ce10"/>
          <table:table-cell table:style-name="ce10" office:value-type="float" office:value="93360" calcext:value-type="float">
            <text:p>9336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NEUILLY-PLAISANCE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3 - Seine-Saint-Denis</text:p>
          </table:table-cell>
          <table:table-cell table:style-name="ce10"/>
          <table:table-cell table:style-name="ce10" office:value-type="float" office:value="20915" calcext:value-type="float">
            <text:p>20915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/>
          <table:table-cell table:style-name="ce81" office:value-type="float" office:value="245804406" calcext:value-type="float">
            <text:p>245804406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10" office:value-type="string" calcext:value-type="string">
            <text:p>NEVERS AGGLO</text:p>
          </table:table-cell>
          <table:table-cell table:style-name="ce81" office:value-type="string" calcext:value-type="string">
            <text:p>Nièvre</text:p>
          </table:table-cell>
          <table:table-cell table:style-name="ce81" office:value-type="string" calcext:value-type="string">
            <text:p>Bourgogne-Franche-Comté</text:p>
          </table:table-cell>
          <table:table-cell table:style-name="ce12" office:value-type="string" calcext:value-type="string">
            <text:p>CA</text:p>
          </table:table-cell>
          <table:table-cell table:style-name="ce80" office:value-type="float" office:value="67531" calcext:value-type="float">
            <text:p>67 531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30189" calcext:value-type="float">
            <text:p>30189</text:p>
          </table:table-cell>
          <table:table-cell table:style-name="ce10"/>
          <table:table-cell table:style-name="ce10" office:value-type="string" calcext:value-type="string">
            <text:p>30000/309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NIMES</text:p>
          </table:table-cell>
          <table:table-cell table:style-name="ce10" office:value-type="string" calcext:value-type="string">
            <text:p>76 - Occitanie</text:p>
          </table:table-cell>
          <table:table-cell table:style-name="ce10" office:value-type="string" calcext:value-type="string">
            <text:p>30 - Gard</text:p>
          </table:table-cell>
          <table:table-cell table:style-name="ce10"/>
          <table:table-cell table:style-name="ce10" office:value-type="float" office:value="149633" calcext:value-type="float">
            <text:p>149633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79191" calcext:value-type="float">
            <text:p>79191</text:p>
          </table:table-cell>
          <table:table-cell table:style-name="ce12"/>
          <table:table-cell table:style-name="ce10" office:value-type="float" office:value="79000" calcext:value-type="float">
            <text:p>790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NIORT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79 - Deux-Sèvres</text:p>
          </table:table-cell>
          <table:table-cell table:style-name="ce10"/>
          <table:table-cell table:style-name="ce12" office:value-type="float" office:value="59059" calcext:value-type="float">
            <text:p>59059</text:p>
          </table:table-cell>
          <table:table-cell table:style-name="ce12" office:value-type="string" calcext:value-type="string">
            <text:p>2 - 1 - entre 50 000 et 2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3051" calcext:value-type="float">
            <text:p>93051</text:p>
          </table:table-cell>
          <table:table-cell table:style-name="ce10"/>
          <table:table-cell table:style-name="ce10" office:value-type="float" office:value="93160" calcext:value-type="float">
            <text:p>9316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NOISY-LE-GRAND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3 - Seine-Saint-Denis</text:p>
          </table:table-cell>
          <table:table-cell table:style-name="ce10"/>
          <table:table-cell table:style-name="ce10" office:value-type="float" office:value="68126" calcext:value-type="float">
            <text:p>68126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table:number-columns-repeated="3"/>
          <table:table-cell table:style-name="ce12" office:value-type="string" calcext:value-type="string">
            <text:p>REGION</text:p>
          </table:table-cell>
          <table:table-cell table:number-columns-repeated="2" table:style-name="ce12" office:value-type="string" calcext:value-type="string">
            <text:p>OCCITANIE</text:p>
          </table:table-cell>
          <table:table-cell table:style-name="ce12" table:number-columns-repeated="2"/>
          <table:table-cell table:style-name="ce12" office:value-type="float" office:value="5885496" calcext:value-type="float">
            <text:p>5885496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75"/>
          <table:table-cell table:style-name="ce10" office:value-type="float" office:value="244500468" calcext:value-type="float">
            <text:p>244500468</text:p>
          </table:table-cell>
          <table:table-cell table:style-name="ce75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Orléans Métropole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0" office:value-type="string" calcext:value-type="string">
            <text:p>45 - Loiret</text:p>
          </table:table-cell>
          <table:table-cell table:style-name="ce10" office:value-type="string" calcext:value-type="string">
            <text:p>METRO</text:p>
          </table:table-cell>
          <table:table-cell table:style-name="ce10" office:value-type="float" office:value="287019" calcext:value-type="float">
            <text:p>287019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0" office:value-type="float" office:value="91471" calcext:value-type="float">
            <text:p>91471</text:p>
          </table:table-cell>
          <table:table-cell table:style-name="ce12"/>
          <table:table-cell table:style-name="ce10" office:value-type="float" office:value="91400" calcext:value-type="float">
            <text:p>914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ORSAY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1 - Essonne</text:p>
          </table:table-cell>
          <table:table-cell table:style-name="ce10"/>
          <table:table-cell table:style-name="ce12" office:value-type="float" office:value="15844" calcext:value-type="float">
            <text:p>15844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75056" calcext:value-type="float">
            <text:p>75056</text:p>
          </table:table-cell>
          <table:table-cell table:style-name="ce10"/>
          <table:table-cell table:style-name="ce10" office:value-type="float" office:value="75000" calcext:value-type="float">
            <text:p>750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PARIS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75 - Paris</text:p>
          </table:table-cell>
          <table:table-cell table:style-name="ce10"/>
          <table:table-cell table:style-name="ce10" office:value-type="float" office:value="2175601" calcext:value-type="float">
            <text:p>2175601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00057982" calcext:value-type="float">
            <text:p>200057982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93" office:value-type="string" calcext:value-type="string">
            <text:p>PARIS OUEST LA DEFENSE </text:p>
          </table:table-cell>
          <table:table-cell table:style-name="ce10" office:value-type="string" calcext:value-type="string">
            <text:p>11 - Île-de-France</text:p>
          </table:table-cell>
          <table:table-cell table:style-name="ce12" office:value-type="string" calcext:value-type="string">
            <text:p>92 - Hauts-de-Seine</text:p>
          </table:table-cell>
          <table:table-cell table:style-name="ce12" office:value-type="string" calcext:value-type="string">
            <text:p>EPT</text:p>
          </table:table-cell>
          <table:table-cell table:style-name="ce12" office:value-type="float" office:value="562238" calcext:value-type="float">
            <text:p>562238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64445" calcext:value-type="float">
            <text:p>64445</text:p>
          </table:table-cell>
          <table:table-cell table:style-name="ce10"/>
          <table:table-cell table:style-name="ce10" office:value-type="float" office:value="64000" calcext:value-type="float">
            <text:p>640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PAU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64 - Pyrénées-Atlantiques</text:p>
          </table:table-cell>
          <table:table-cell table:style-name="ce10"/>
          <table:table-cell table:style-name="ce10" office:value-type="float" office:value="76275" calcext:value-type="float">
            <text:p>76275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66136" calcext:value-type="float">
            <text:p>66136</text:p>
          </table:table-cell>
          <table:table-cell table:style-name="ce12"/>
          <table:table-cell table:style-name="ce10" office:value-type="string" calcext:value-type="string">
            <text:p>66000/661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PERPIGNAN</text:p>
          </table:table-cell>
          <table:table-cell table:style-name="ce10" office:value-type="string" calcext:value-type="string">
            <text:p>76 - Occitanie</text:p>
          </table:table-cell>
          <table:table-cell table:style-name="ce10" office:value-type="string" calcext:value-type="string">
            <text:p>66 - Pyrénées-Orientales</text:p>
          </table:table-cell>
          <table:table-cell table:style-name="ce10"/>
          <table:table-cell table:style-name="ce12"/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00057867" calcext:value-type="float">
            <text:p>200057867</text:p>
          </table:table-cell>
          <table:table-cell table:style-name="ce10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PLAINE COMMUNE GRAND PARIS 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3 - Seine-Saint-Denis</text:p>
          </table:table-cell>
          <table:table-cell table:style-name="ce10" office:value-type="string" calcext:value-type="string">
            <text:p>EPT</text:p>
          </table:table-cell>
          <table:table-cell table:style-name="ce10" office:value-type="float" office:value="440113" calcext:value-type="float">
            <text:p>440113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 office:value-type="float" office:value="25462" calcext:value-type="float">
            <text:p>25462</text:p>
          </table:table-cell>
          <table:table-cell table:style-name="ce12"/>
          <table:table-cell table:style-name="ce10" office:value-type="float" office:value="25300" calcext:value-type="float">
            <text:p>253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PONTARLIER (ville)</text:p>
          </table:table-cell>
          <table:table-cell table:style-name="ce10" office:value-type="string" calcext:value-type="string">
            <text:p>27 - Bourgogne-Franche-Comté</text:p>
          </table:table-cell>
          <table:table-cell table:style-name="ce10" office:value-type="string" calcext:value-type="string">
            <text:p>25 - Doubs</text:p>
          </table:table-cell>
          <table:table-cell table:style-name="ce10"/>
          <table:table-cell table:style-name="ce12" office:value-type="float" office:value="17393" calcext:value-type="float">
            <text:p>17393</text:p>
          </table:table-cell>
          <table:table-cell table:style-name="ce12" office:value-type="string" calcext:value-type="string">
            <text:p>1 - 1 - moins de 5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2062" calcext:value-type="float">
            <text:p>92062</text:p>
          </table:table-cell>
          <table:table-cell table:style-name="ce10"/>
          <table:table-cell table:style-name="ce10" office:value-type="float" office:value="92800" calcext:value-type="float">
            <text:p>928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PUTEAUX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2 - Hauts-de-Seine</text:p>
          </table:table-cell>
          <table:table-cell table:style-name="ce10"/>
          <table:table-cell table:style-name="ce10" office:value-type="float" office:value="44837" calcext:value-type="float">
            <text:p>44837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29232" calcext:value-type="float">
            <text:p>29232</text:p>
          </table:table-cell>
          <table:table-cell table:style-name="ce12"/>
          <table:table-cell table:style-name="ce10" office:value-type="float" office:value="29000" calcext:value-type="float">
            <text:p>290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QUIMPER</text:p>
          </table:table-cell>
          <table:table-cell table:style-name="ce10" office:value-type="string" calcext:value-type="string">
            <text:p>53 - Bretagne</text:p>
          </table:table-cell>
          <table:table-cell table:style-name="ce10" office:value-type="string" calcext:value-type="string">
            <text:p>29 - Finistère</text:p>
          </table:table-cell>
          <table:table-cell table:style-name="ce10"/>
          <table:table-cell table:style-name="ce12" office:value-type="float" office:value="63166" calcext:value-type="float">
            <text:p>63166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35238" calcext:value-type="float">
            <text:p>35238</text:p>
          </table:table-cell>
          <table:table-cell table:style-name="ce10"/>
          <table:table-cell table:style-name="ce10" office:value-type="string" calcext:value-type="string">
            <text:p>35000/35200/357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RENNES</text:p>
          </table:table-cell>
          <table:table-cell table:style-name="ce10" office:value-type="string" calcext:value-type="string">
            <text:p>53 - Bretagne</text:p>
          </table:table-cell>
          <table:table-cell table:style-name="ce10" office:value-type="string" calcext:value-type="string">
            <text:p>35 - Ille-et-Vilaine</text:p>
          </table:table-cell>
          <table:table-cell table:style-name="ce10"/>
          <table:table-cell table:style-name="ce10" office:value-type="float" office:value="217728" calcext:value-type="float">
            <text:p>217728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43500139" calcext:value-type="float">
            <text:p>243500139</text:p>
          </table:table-cell>
          <table:table-cell table:style-name="ce12"/>
          <table:table-cell table:style-name="ce12" office:value-type="string" calcext:value-type="string">
            <text:p>INTERCO</text:p>
          </table:table-cell>
          <table:table-cell table:style-name="ce12" office:value-type="string" calcext:value-type="string">
            <text:p>Rennes Métropole</text:p>
          </table:table-cell>
          <table:table-cell table:style-name="ce12" office:value-type="string" calcext:value-type="string">
            <text:p>53 - Bretagne</text:p>
          </table:table-cell>
          <table:table-cell table:style-name="ce12" office:value-type="string" calcext:value-type="string">
            <text:p>35 - Ille-et-Vilaine</text:p>
          </table:table-cell>
          <table:table-cell table:style-name="ce12" office:value-type="string" calcext:value-type="string">
            <text:p>METRO</text:p>
          </table:table-cell>
          <table:table-cell table:style-name="ce12" office:value-type="float" office:value="451762" calcext:value-type="float">
            <text:p>451762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42184" calcext:value-type="float">
            <text:p>42184</text:p>
          </table:table-cell>
          <table:table-cell table:style-name="ce10"/>
          <table:table-cell table:style-name="ce10" office:value-type="float" office:value="42153" calcext:value-type="float">
            <text:p>42153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RIORGES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office:value-type="string" calcext:value-type="string">
            <text:p>42 - Loire</text:p>
          </table:table-cell>
          <table:table-cell table:style-name="ce10"/>
          <table:table-cell table:style-name="ce10" office:value-type="float" office:value="10757" calcext:value-type="float">
            <text:p>10757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17299" calcext:value-type="float">
            <text:p>17299</text:p>
          </table:table-cell>
          <table:table-cell table:style-name="ce12"/>
          <table:table-cell table:style-name="ce10" office:value-type="float" office:value="17300" calcext:value-type="float">
            <text:p>173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ROCHEFORT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17 - Charente-Maritime</text:p>
          </table:table-cell>
          <table:table-cell table:style-name="ce10"/>
          <table:table-cell table:style-name="ce12" office:value-type="float" office:value="23583" calcext:value-type="float">
            <text:p>23583</text:p>
          </table:table-cell>
          <table:table-cell table:style-name="ce12" office:value-type="string" calcext:value-type="string">
            <text:p>2 - 1 - entre 50 000 et 2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3063" calcext:value-type="float">
            <text:p>93063</text:p>
          </table:table-cell>
          <table:table-cell table:style-name="ce10"/>
          <table:table-cell table:style-name="ce10" office:value-type="float" office:value="93230" calcext:value-type="float">
            <text:p>9323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ROMAINVILLE (ville)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3 - Seine-Saint-Denis</text:p>
          </table:table-cell>
          <table:table-cell table:style-name="ce10"/>
          <table:table-cell table:style-name="ce10" office:value-type="float" office:value="28536" calcext:value-type="float">
            <text:p>28536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59507" calcext:value-type="float">
            <text:p>59507</text:p>
          </table:table-cell>
          <table:table-cell table:style-name="ce12"/>
          <table:table-cell table:style-name="ce10" office:value-type="float" office:value="59790" calcext:value-type="float">
            <text:p>5979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RONCHIN</text:p>
          </table:table-cell>
          <table:table-cell table:style-name="ce10" office:value-type="string" calcext:value-type="string">
            <text:p>32 - Hauts-de-France</text:p>
          </table:table-cell>
          <table:table-cell table:style-name="ce10" office:value-type="string" calcext:value-type="string">
            <text:p>59 - Nord</text:p>
          </table:table-cell>
          <table:table-cell table:style-name="ce10"/>
          <table:table-cell table:style-name="ce12" office:value-type="float" office:value="19477" calcext:value-type="float">
            <text:p>19477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3064" calcext:value-type="float">
            <text:p>93064</text:p>
          </table:table-cell>
          <table:table-cell table:style-name="ce10"/>
          <table:table-cell table:style-name="ce10" office:value-type="float" office:value="93110" calcext:value-type="float">
            <text:p>9311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ROSNY-SOUS-BOIS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3 - Seine-Saint-Denis</text:p>
          </table:table-cell>
          <table:table-cell table:style-name="ce10"/>
          <table:table-cell table:style-name="ce10" office:value-type="float" office:value="46043" calcext:value-type="float">
            <text:p>46043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33376" calcext:value-type="float">
            <text:p>33376</text:p>
          </table:table-cell>
          <table:table-cell table:style-name="ce12"/>
          <table:table-cell table:style-name="ce10" office:value-type="float" office:value="33160" calcext:value-type="float">
            <text:p>3316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SAINT-AUBIN-DE-MEDOC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2" office:value-type="float" office:value="7415" calcext:value-type="float">
            <text:p>7415</text:p>
          </table:table-cell>
          <table:table-cell table:style-name="ce12" office:value-type="string" calcext:value-type="string">
            <text:p>4 - 2 - plus de 7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56206" calcext:value-type="float">
            <text:p>56206</text:p>
          </table:table-cell>
          <table:table-cell table:style-name="ce10"/>
          <table:table-cell table:style-name="ce10" office:value-type="float" office:value="56890" calcext:value-type="float">
            <text:p>5689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SAINT-AVE</text:p>
          </table:table-cell>
          <table:table-cell table:style-name="ce10" office:value-type="string" calcext:value-type="string">
            <text:p>53 - Bretagne</text:p>
          </table:table-cell>
          <table:table-cell table:style-name="ce10" office:value-type="string" calcext:value-type="string">
            <text:p>56 - Morbihan</text:p>
          </table:table-cell>
          <table:table-cell table:style-name="ce10"/>
          <table:table-cell table:style-name="ce10" office:value-type="float" office:value="11787" calcext:value-type="float">
            <text:p>11787</text:p>
          </table:table-cell>
          <table:table-cell table:style-name="ce10" office:value-type="string" calcext:value-type="string">
            <text:p>2 - 2 - entre 50 000 et 2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6">
          <table:table-cell table:style-name="ce76" office:value-type="float" office:value="83112" calcext:value-type="float">
            <text:p>83112</text:p>
          </table:table-cell>
          <table:table-cell table:style-name="ce12"/>
          <table:table-cell table:style-name="ce76" office:value-type="float" office:value="83270" calcext:value-type="float">
            <text:p>83270</text:p>
          </table:table-cell>
          <table:table-cell table:style-name="ce12" office:value-type="string" calcext:value-type="string">
            <text:p>COMMUNE</text:p>
          </table:table-cell>
          <table:table-cell table:style-name="ce89" office:value-type="string" calcext:value-type="string">
            <text:p>SAINT-CYR SUR MER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0" office:value-type="string" calcext:value-type="string">
            <text:p>83 - Var</text:p>
          </table:table-cell>
          <table:table-cell table:style-name="ce12"/>
          <table:table-cell table:style-name="ce12" office:value-type="float" office:value="11580" calcext:value-type="float">
            <text:p>11580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37214" calcext:value-type="float">
            <text:p>37214</text:p>
          </table:table-cell>
          <table:table-cell table:style-name="ce10"/>
          <table:table-cell table:style-name="ce10" office:value-type="float" office:value="37540" calcext:value-type="float">
            <text:p>3754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SAINT-CYR-SUR-LOIRE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0" office:value-type="string" calcext:value-type="string">
            <text:p>37 - Indre-et-Loire</text:p>
          </table:table-cell>
          <table:table-cell table:style-name="ce10"/>
          <table:table-cell table:style-name="ce10" office:value-type="float" office:value="15991" calcext:value-type="float">
            <text:p>15991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97411" calcext:value-type="float">
            <text:p>97411</text:p>
          </table:table-cell>
          <table:table-cell table:style-name="ce12"/>
          <table:table-cell table:style-name="ce10" office:value-type="float" office:value="97400" calcext:value-type="float">
            <text:p>974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SAINT-DENIS</text:p>
          </table:table-cell>
          <table:table-cell table:style-name="ce10" office:value-type="string" calcext:value-type="string">
            <text:p>04 - La Réunion</text:p>
          </table:table-cell>
          <table:table-cell table:style-name="ce10" office:value-type="string" calcext:value-type="string">
            <text:p>974 - La Réunion</text:p>
          </table:table-cell>
          <table:table-cell table:style-name="ce10"/>
          <table:table-cell table:style-name="ce12" office:value-type="float" office:value="150535" calcext:value-type="float">
            <text:p>150535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44162" calcext:value-type="float">
            <text:p>44162</text:p>
          </table:table-cell>
          <table:table-cell table:style-name="ce10"/>
          <table:table-cell table:style-name="ce10" office:value-type="float" office:value="44800" calcext:value-type="float">
            <text:p>448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SAINT-HERBLAIN</text:p>
          </table:table-cell>
          <table:table-cell table:style-name="ce10" office:value-type="string" calcext:value-type="string">
            <text:p>52 - Pays de la Loire</text:p>
          </table:table-cell>
          <table:table-cell table:style-name="ce10" office:value-type="string" calcext:value-type="string">
            <text:p>44 - Loire-Atlantique</text:p>
          </table:table-cell>
          <table:table-cell table:style-name="ce10"/>
          <table:table-cell table:style-name="ce10" office:value-type="float" office:value="46352" calcext:value-type="float">
            <text:p>46352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68297" calcext:value-type="float">
            <text:p>68297</text:p>
          </table:table-cell>
          <table:table-cell table:style-name="ce12"/>
          <table:table-cell table:style-name="ce10" office:value-type="float" office:value="68300" calcext:value-type="float">
            <text:p>683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SAINT-LOUIS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68 - Haut-Rhin</text:p>
          </table:table-cell>
          <table:table-cell table:style-name="ce10"/>
          <table:table-cell table:style-name="ce12" office:value-type="float" office:value="21646" calcext:value-type="float">
            <text:p>21646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33449" calcext:value-type="float">
            <text:p>33449</text:p>
          </table:table-cell>
          <table:table-cell table:style-name="ce10"/>
          <table:table-cell table:style-name="ce10" office:value-type="float" office:value="33160" calcext:value-type="float">
            <text:p>3316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SAINT-MEDARD-EN-JALLES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33 - Gironde</text:p>
          </table:table-cell>
          <table:table-cell table:style-name="ce10"/>
          <table:table-cell table:style-name="ce10" office:value-type="float" office:value="31536" calcext:value-type="float">
            <text:p>31536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9">
          <table:table-cell table:style-name="ce77" office:value-type="float" office:value="91570" calcext:value-type="float">
            <text:p>91570</text:p>
          </table:table-cell>
          <table:table-cell table:style-name="ce12"/>
          <table:table-cell table:style-name="ce10" office:value-type="float" office:value="91240" calcext:value-type="float">
            <text:p>9124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SAINT-MICHEL-SUR-ORGE (ville)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1 - Essonne</text:p>
          </table:table-cell>
          <table:table-cell table:style-name="ce10"/>
          <table:table-cell table:style-name="ce12" office:value-type="float" office:value="19965" calcext:value-type="float">
            <text:p>19965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44184" calcext:value-type="float">
            <text:p>44184</text:p>
          </table:table-cell>
          <table:table-cell table:style-name="ce10"/>
          <table:table-cell table:style-name="ce10" office:value-type="float" office:value="44600" calcext:value-type="float">
            <text:p>446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SAINT-NAZAIRE</text:p>
          </table:table-cell>
          <table:table-cell table:style-name="ce10" office:value-type="string" calcext:value-type="string">
            <text:p>52 - Pays de la Loire</text:p>
          </table:table-cell>
          <table:table-cell table:style-name="ce10" office:value-type="string" calcext:value-type="string">
            <text:p>44 - Loire-Atlantique</text:p>
          </table:table-cell>
          <table:table-cell table:style-name="ce10"/>
          <table:table-cell table:style-name="ce10" office:value-type="float" office:value="70619" calcext:value-type="float">
            <text:p>70619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13100" calcext:value-type="float">
            <text:p>13100</text:p>
          </table:table-cell>
          <table:table-cell table:style-name="ce12"/>
          <table:table-cell table:style-name="ce10" office:value-type="float" office:value="13210" calcext:value-type="float">
            <text:p>1321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SAINT-REMY-DE-PROVENCE</text:p>
          </table:table-cell>
          <table:table-cell table:style-name="ce10" office:value-type="string" calcext:value-type="string">
            <text:p>93 - Provence-Alpes-Côte d'Azur</text:p>
          </table:table-cell>
          <table:table-cell table:style-name="ce10" office:value-type="string" calcext:value-type="string">
            <text:p>13 - Bouches-du-Rhône</text:p>
          </table:table-cell>
          <table:table-cell table:style-name="ce10"/>
          <table:table-cell table:style-name="ce12" office:value-type="float" office:value="9829" calcext:value-type="float">
            <text:p>9829</text:p>
          </table:table-cell>
          <table:table-cell table:style-name="ce12" office:value-type="string" calcext:value-type="string">
            <text:p>1 - 1 - moins de 5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2071" calcext:value-type="float">
            <text:p>92071</text:p>
          </table:table-cell>
          <table:table-cell table:style-name="ce10"/>
          <table:table-cell table:style-name="ce10" office:value-type="float" office:value="92330" calcext:value-type="float">
            <text:p>9233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SCEAUX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2 - Hauts-de-Seine</text:p>
          </table:table-cell>
          <table:table-cell table:style-name="ce10"/>
          <table:table-cell table:style-name="ce10" office:value-type="float" office:value="19606" calcext:value-type="float">
            <text:p>19606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table:number-columns-repeated="2"/>
          <table:table-cell table:style-name="ce10" office:value-type="float" office:value="93" calcext:value-type="float">
            <text:p>93</text:p>
          </table:table-cell>
          <table:table-cell table:style-name="ce12" office:value-type="string" calcext:value-type="string">
            <text:p>DEPARTEMENT</text:p>
          </table:table-cell>
          <table:table-cell table:style-name="ce12" office:value-type="string" calcext:value-type="string">
            <text:p>SEINE SAINT DENIS</text:p>
          </table:table-cell>
          <table:table-cell table:style-name="ce10" office:value-type="string" calcext:value-type="string">
            <text:p>11 - Île-de-France</text:p>
          </table:table-cell>
          <table:table-cell table:style-name="ce12" office:value-type="string" calcext:value-type="string">
            <text:p>93 - Seine-Saint-Denis</text:p>
          </table:table-cell>
          <table:table-cell table:style-name="ce12"/>
          <table:table-cell table:style-name="ce12" office:value-type="float" office:value="1632677" calcext:value-type="float">
            <text:p>1632677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 office:value-type="float" office:value="67462" calcext:value-type="float">
            <text:p>67462</text:p>
          </table:table-cell>
          <table:table-cell table:style-name="ce10"/>
          <table:table-cell table:style-name="ce10" office:value-type="float" office:value="67600" calcext:value-type="float">
            <text:p>676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SELESTAT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67 - Bas-Rhin</text:p>
          </table:table-cell>
          <table:table-cell table:style-name="ce10"/>
          <table:table-cell table:style-name="ce10" office:value-type="float" office:value="19360" calcext:value-type="float">
            <text:p>19360</text:p>
          </table:table-cell>
          <table:table-cell table:style-name="ce10" office:value-type="string" calcext:value-type="string">
            <text:p>2 - 1 - entre 50 000 et 2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9">
          <table:table-cell table:style-name="ce78" office:value-type="float" office:value="56243" calcext:value-type="float">
            <text:p>56243</text:p>
          </table:table-cell>
          <table:table-cell table:style-name="ce12"/>
          <table:table-cell table:style-name="ce10" office:value-type="float" office:value="56860" calcext:value-type="float">
            <text:p>5686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SÉNÉ (ville)</text:p>
          </table:table-cell>
          <table:table-cell table:style-name="ce10" office:value-type="string" calcext:value-type="string">
            <text:p>53 - Bretagne</text:p>
          </table:table-cell>
          <table:table-cell table:style-name="ce10" office:value-type="string" calcext:value-type="string">
            <text:p>56 - Morbihan</text:p>
          </table:table-cell>
          <table:table-cell table:style-name="ce10"/>
          <table:table-cell table:style-name="ce12" office:value-type="float" office:value="8946" calcext:value-type="float">
            <text:p>8946</text:p>
          </table:table-cell>
          <table:table-cell table:style-name="ce12" office:value-type="string" calcext:value-type="string">
            <text:p>2 - 2 - entre 50 000 et 2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2072" calcext:value-type="float">
            <text:p>92072</text:p>
          </table:table-cell>
          <table:table-cell table:style-name="ce10"/>
          <table:table-cell table:style-name="ce10" office:value-type="float" office:value="92310" calcext:value-type="float">
            <text:p>9231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SEVRES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2 - Hauts-de-Seine</text:p>
          </table:table-cell>
          <table:table-cell table:style-name="ce10"/>
          <table:table-cell table:style-name="ce10" office:value-type="float" office:value="23251" calcext:value-type="float">
            <text:p>23251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53800825" calcext:value-type="float">
            <text:p>253800825</text:p>
          </table:table-cell>
          <table:table-cell table:style-name="ce12"/>
          <table:table-cell table:style-name="ce69" office:value-type="string" calcext:value-type="string">
            <text:p>SYNDICAT</text:p>
          </table:table-cell>
          <table:table-cell table:style-name="ce12" office:value-type="string" calcext:value-type="string">
            <text:p>SM DES MOBILITÉS DE L'AIRE URBAINE GRENOBLOISE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2" office:value-type="string" calcext:value-type="string">
            <text:p>38 - IsËre</text:p>
          </table:table-cell>
          <table:table-cell table:style-name="ce12" office:value-type="string" calcext:value-type="string">
            <text:p>SMO</text:p>
          </table:table-cell>
          <table:table-cell table:style-name="ce12" office:value-type="float" office:value="650820" calcext:value-type="float">
            <text:p>650820</text:p>
          </table:table-cell>
          <table:table-cell table:style-name="ce99"/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56300120" calcext:value-type="float">
            <text:p>256300120</text:p>
          </table:table-cell>
          <table:table-cell table:style-name="ce10"/>
          <table:table-cell table:style-name="ce75" office:value-type="string" calcext:value-type="string">
            <text:p>SYNDICAT</text:p>
          </table:table-cell>
          <table:table-cell table:style-name="ce10" office:value-type="string" calcext:value-type="string">
            <text:p>SMTC DE L'AGGLOMERATION CLERMONTOISE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office:value-type="string" calcext:value-type="string">
            <text:p>63 - Puy-de-DÙme</text:p>
          </table:table-cell>
          <table:table-cell table:style-name="ce10" office:value-type="string" calcext:value-type="string">
            <text:p>SMF</text:p>
          </table:table-cell>
          <table:table-cell table:style-name="ce10" office:value-type="float" office:value="300923" calcext:value-type="float">
            <text:p>300923</text:p>
          </table:table-cell>
          <table:table-cell table:style-name="ce100"/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42302" calcext:value-type="float">
            <text:p>42302</text:p>
          </table:table-cell>
          <table:table-cell table:style-name="ce12"/>
          <table:table-cell table:style-name="ce10" office:value-type="float" office:value="42290" calcext:value-type="float">
            <text:p>4229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SORBIERS (ville)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office:value-type="string" calcext:value-type="string">
            <text:p>42 - Loire</text:p>
          </table:table-cell>
          <table:table-cell table:style-name="ce12"/>
          <table:table-cell table:style-name="ce12" office:value-type="float" office:value="7856" calcext:value-type="float">
            <text:p>7856</text:p>
          </table:table-cell>
          <table:table-cell table:style-name="ce12" office:value-type="string" calcext:value-type="string">
            <text:p>3 - 2 - entre 200 000 et 700 000 hab. - couronn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57705103" calcext:value-type="float">
            <text:p>257705103</text:p>
          </table:table-cell>
          <table:table-cell table:style-name="ce10"/>
          <table:table-cell table:style-name="ce75" office:value-type="string" calcext:value-type="string">
            <text:p>SYNDICAT</text:p>
          </table:table-cell>
          <table:table-cell table:style-name="ce10" office:value-type="string" calcext:value-type="string">
            <text:p>SYNDICAT DE TRANSPORTS DES SECTEURS III ET IV DE MARNE LA VALLEE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77 - Seine-et-Marne</text:p>
          </table:table-cell>
          <table:table-cell table:style-name="ce10" office:value-type="string" calcext:value-type="string">
            <text:p>SMF</text:p>
          </table:table-cell>
          <table:table-cell table:style-name="ce10" office:value-type="float" office:value="142289" calcext:value-type="float">
            <text:p>142289</text:p>
          </table:table-cell>
          <table:table-cell table:style-name="ce101"/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/>
          <table:table-cell table:style-name="ce12" office:value-type="float" office:value="200085108" calcext:value-type="float">
            <text:p>200085108</text:p>
          </table:table-cell>
          <table:table-cell table:style-name="ce12"/>
          <table:table-cell table:style-name="ce69" office:value-type="string" calcext:value-type="string">
            <text:p>SYNDICAT</text:p>
          </table:table-cell>
          <table:table-cell table:style-name="ce12" office:value-type="string" calcext:value-type="string">
            <text:p>SYNDICAT DES MOBILIT√âS DE TOURAINE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2" office:value-type="string" calcext:value-type="string">
            <text:p>37 - Indre-et-Loire</text:p>
          </table:table-cell>
          <table:table-cell table:style-name="ce12" office:value-type="string" calcext:value-type="string">
            <text:p>SMF</text:p>
          </table:table-cell>
          <table:table-cell table:style-name="ce12" office:value-type="float" office:value="310527" calcext:value-type="float">
            <text:p>310527</text:p>
          </table:table-cell>
          <table:table-cell table:style-name="ce99"/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56401605" calcext:value-type="float">
            <text:p>256401605</text:p>
          </table:table-cell>
          <table:table-cell table:style-name="ce10"/>
          <table:table-cell table:style-name="ce75" office:value-type="string" calcext:value-type="string">
            <text:p>SYNDICAT</text:p>
          </table:table-cell>
          <table:table-cell table:style-name="ce94" office:value-type="string" calcext:value-type="string">
            <text:p>Syndicat des mobilités Pays-Basque Adour</text:p>
          </table:table-cell>
          <table:table-cell table:style-name="ce10" office:value-type="string" calcext:value-type="string">
            <text:p>75 - Nouvelle-Aquitaine</text:p>
          </table:table-cell>
          <table:table-cell table:style-name="ce10" office:value-type="string" calcext:value-type="string">
            <text:p>64 - PyrÈnÈes-Atlantiques</text:p>
          </table:table-cell>
          <table:table-cell table:style-name="ce10" office:value-type="string" calcext:value-type="string">
            <text:p>SMF</text:p>
          </table:table-cell>
          <table:table-cell table:style-name="ce10" office:value-type="float" office:value="330282" calcext:value-type="float">
            <text:p>330282</text:p>
          </table:table-cell>
          <table:table-cell table:style-name="ce100"/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65440" calcext:value-type="float">
            <text:p>65440</text:p>
          </table:table-cell>
          <table:table-cell table:style-name="ce12"/>
          <table:table-cell table:style-name="ce10" office:value-type="float" office:value="65000" calcext:value-type="float">
            <text:p>650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TARBES</text:p>
          </table:table-cell>
          <table:table-cell table:style-name="ce10" office:value-type="string" calcext:value-type="string">
            <text:p>76 - Occitanie</text:p>
          </table:table-cell>
          <table:table-cell table:style-name="ce10" office:value-type="string" calcext:value-type="string">
            <text:p>65 - Hautes-Pyrénées</text:p>
          </table:table-cell>
          <table:table-cell table:style-name="ce12"/>
          <table:table-cell table:style-name="ce12" office:value-type="float" office:value="42426" calcext:value-type="float">
            <text:p>42426</text:p>
          </table:table-cell>
          <table:table-cell table:style-name="ce12" office:value-type="string" calcext:value-type="string">
            <text:p>2 - 1 - entre 50 000 et 2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43100518" calcext:value-type="float">
            <text:p>243100518</text:p>
          </table:table-cell>
          <table:table-cell table:style-name="ce87"/>
          <table:table-cell table:style-name="ce10" office:value-type="string" calcext:value-type="string">
            <text:p>INTERCO</text:p>
          </table:table-cell>
          <table:table-cell table:style-name="ce10" office:value-type="string" calcext:value-type="string">
            <text:p>Toulouse Métropole</text:p>
          </table:table-cell>
          <table:table-cell table:style-name="ce10" office:value-type="string" calcext:value-type="string">
            <text:p>76 - Occitanie</text:p>
          </table:table-cell>
          <table:table-cell table:style-name="ce10" office:value-type="string" calcext:value-type="string">
            <text:p>31 - Haute-Garonne</text:p>
          </table:table-cell>
          <table:table-cell table:style-name="ce10" office:value-type="string" calcext:value-type="string">
            <text:p>METRO</text:p>
          </table:table-cell>
          <table:table-cell table:style-name="ce10" office:value-type="float" office:value="783353" calcext:value-type="float">
            <text:p>783353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2" office:value-type="float" office:value="37261" calcext:value-type="float">
            <text:p>37261</text:p>
          </table:table-cell>
          <table:table-cell table:style-name="ce12"/>
          <table:table-cell table:style-name="ce10" office:value-type="string" calcext:value-type="string">
            <text:p>37000/37100/372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TOURS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0" office:value-type="string" calcext:value-type="string">
            <text:p>37 - Indre-et-Loire</text:p>
          </table:table-cell>
          <table:table-cell table:style-name="ce12"/>
          <table:table-cell table:style-name="ce12" office:value-type="float" office:value="136463" calcext:value-type="float">
            <text:p>136463</text:p>
          </table:table-cell>
          <table:table-cell table:style-name="ce12" office:value-type="string" calcext:value-type="string">
            <text:p>3 - 1 - entre 200 000 et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10387" calcext:value-type="float">
            <text:p>10387</text:p>
          </table:table-cell>
          <table:table-cell table:style-name="ce10"/>
          <table:table-cell table:style-name="ce10" office:value-type="float" office:value="10000" calcext:value-type="float">
            <text:p>1000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TROYES</text:p>
          </table:table-cell>
          <table:table-cell table:style-name="ce10" office:value-type="string" calcext:value-type="string">
            <text:p>44 - Grand Est</text:p>
          </table:table-cell>
          <table:table-cell table:style-name="ce10" office:value-type="string" calcext:value-type="string">
            <text:p>10 - Aube</text:p>
          </table:table-cell>
          <table:table-cell table:style-name="ce10"/>
          <table:table-cell table:style-name="ce10" office:value-type="float" office:value="61996" calcext:value-type="float">
            <text:p>61996</text:p>
          </table:table-cell>
          <table:table-cell table:style-name="ce10" office:value-type="string" calcext:value-type="string">
            <text:p>3 - 1 - entre 200 000 et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table:number-columns-repeated="2"/>
          <table:table-cell table:style-name="ce10" office:value-type="float" office:value="94" calcext:value-type="float">
            <text:p>94</text:p>
          </table:table-cell>
          <table:table-cell table:style-name="ce12" office:value-type="string" calcext:value-type="string">
            <text:p>DEPARTEMENT</text:p>
          </table:table-cell>
          <table:table-cell table:style-name="ce12" office:value-type="string" calcext:value-type="string">
            <text:p>VAL DE MARNE</text:p>
          </table:table-cell>
          <table:table-cell table:style-name="ce10" office:value-type="string" calcext:value-type="string">
            <text:p>11 - Île-de-France</text:p>
          </table:table-cell>
          <table:table-cell table:style-name="ce12" office:value-type="string" calcext:value-type="string">
            <text:p>94 - Val-de-Marne</text:p>
          </table:table-cell>
          <table:table-cell table:style-name="ce12"/>
          <table:table-cell table:style-name="ce12" office:value-type="float" office:value="1396913" calcext:value-type="float">
            <text:p>1396913</text:p>
          </table:table-cell>
          <table:table-cell table:style-name="ce12" table:number-columns-repeated="4"/>
          <table:table-cell table:number-columns-repeated="1011"/>
        </table:table-row>
        <table:table-row table:style-name="ro5">
          <table:table-cell table:style-name="ce10"/>
          <table:table-cell table:style-name="ce10" office:value-type="float" office:value="200024818" calcext:value-type="float">
            <text:p>200024818</text:p>
          </table:table-cell>
          <table:table-cell table:style-name="ce10"/>
          <table:table-cell table:style-name="ce75" office:value-type="string" calcext:value-type="string">
            <text:p>SYNDICAT</text:p>
          </table:table-cell>
          <table:table-cell table:style-name="ce10" office:value-type="string" calcext:value-type="string">
            <text:p>VALENCE ROMANS DEPLACEMENTS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table:formula="of:=#REF!" office:value-type="string" office:string-value="" calcext:value-type="error">
            <text:p>#RÉF !</text:p>
          </table:table-cell>
          <table:table-cell table:style-name="ce10" office:value-type="string" calcext:value-type="string">
            <text:p>SMF</text:p>
          </table:table-cell>
          <table:table-cell table:style-name="ce10" office:value-type="float" office:value="261493" calcext:value-type="float">
            <text:p>261493</text:p>
          </table:table-cell>
          <table:table-cell table:style-name="ce100"/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56260" calcext:value-type="float">
            <text:p>56260</text:p>
          </table:table-cell>
          <table:table-cell table:style-name="ce12"/>
          <table:table-cell table:style-name="ce10" office:value-type="float" office:value="56000" calcext:value-type="float">
            <text:p>5600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VANNES</text:p>
          </table:table-cell>
          <table:table-cell table:style-name="ce10" office:value-type="string" calcext:value-type="string">
            <text:p>53 - Bretagne</text:p>
          </table:table-cell>
          <table:table-cell table:style-name="ce10" office:value-type="string" calcext:value-type="string">
            <text:p>56 - Morbihan</text:p>
          </table:table-cell>
          <table:table-cell table:style-name="ce12"/>
          <table:table-cell table:style-name="ce12" office:value-type="float" office:value="53438" calcext:value-type="float">
            <text:p>53438</text:p>
          </table:table-cell>
          <table:table-cell table:style-name="ce12" office:value-type="string" calcext:value-type="string">
            <text:p>2 - 1 - entre 50 000 et 2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77482" calcext:value-type="float">
            <text:p>77482</text:p>
          </table:table-cell>
          <table:table-cell table:style-name="ce10"/>
          <table:table-cell table:style-name="ce10" office:value-type="float" office:value="77130" calcext:value-type="float">
            <text:p>77130</text:p>
          </table:table-cell>
          <table:table-cell table:style-name="ce10" office:value-type="string" calcext:value-type="string">
            <text:p>COMMUNE</text:p>
          </table:table-cell>
          <table:table-cell table:style-name="ce10" office:value-type="string" calcext:value-type="string">
            <text:p>VARENNES-SUR-SEINE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77 - Seine-et-Marne</text:p>
          </table:table-cell>
          <table:table-cell table:style-name="ce10"/>
          <table:table-cell table:style-name="ce10" office:value-type="float" office:value="3542" calcext:value-type="float">
            <text:p>3542</text:p>
          </table:table-cell>
          <table:table-cell table:style-name="ce10" office:value-type="string" calcext:value-type="string">
            <text:p>4 - 2 - plus de 7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78640" calcext:value-type="float">
            <text:p>78640</text:p>
          </table:table-cell>
          <table:table-cell table:style-name="ce12"/>
          <table:table-cell table:style-name="ce10" office:value-type="float" office:value="78140" calcext:value-type="float">
            <text:p>78140</text:p>
          </table:table-cell>
          <table:table-cell table:style-name="ce12" office:value-type="string" calcext:value-type="string">
            <text:p>COMMUNE</text:p>
          </table:table-cell>
          <table:table-cell table:style-name="ce10" office:value-type="string" calcext:value-type="string">
            <text:p>VELIZY-VILLACOUBLAY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78 - Yvelines</text:p>
          </table:table-cell>
          <table:table-cell table:style-name="ce12"/>
          <table:table-cell table:style-name="ce12" office:value-type="float" office:value="22649" calcext:value-type="float">
            <text:p>22649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69259" calcext:value-type="float">
            <text:p>69259</text:p>
          </table:table-cell>
          <table:table-cell table:style-name="ce10"/>
          <table:table-cell table:style-name="ce10" office:value-type="float" office:value="69200" calcext:value-type="float">
            <text:p>69200</text:p>
          </table:table-cell>
          <table:table-cell table:style-name="ce10" office:value-type="string" calcext:value-type="string">
            <text:p>COMMUNE</text:p>
          </table:table-cell>
          <table:table-cell table:style-name="ce94" office:value-type="string" calcext:value-type="string">
            <text:p>VENISSIEUX</text:p>
          </table:table-cell>
          <table:table-cell table:style-name="ce10" office:value-type="string" calcext:value-type="string">
            <text:p>84 - Auvergne-Rhône-Alpes</text:p>
          </table:table-cell>
          <table:table-cell table:style-name="ce10" office:value-type="string" calcext:value-type="string">
            <text:p>69 - Rhône</text:p>
          </table:table-cell>
          <table:table-cell table:style-name="ce10"/>
          <table:table-cell table:style-name="ce10" office:value-type="float" office:value="67129" calcext:value-type="float">
            <text:p>67129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2" office:value-type="float" office:value="78646" calcext:value-type="float">
            <text:p>78646</text:p>
          </table:table-cell>
          <table:table-cell table:style-name="ce12"/>
          <table:table-cell table:style-name="ce10" office:value-type="float" office:value="78000" calcext:value-type="float">
            <text:p>78000</text:p>
          </table:table-cell>
          <table:table-cell table:style-name="ce12" office:value-type="string" calcext:value-type="string">
            <text:p>COMMUNE</text:p>
          </table:table-cell>
          <table:table-cell table:style-name="ce94" office:value-type="string" calcext:value-type="string">
            <text:p>VERSAILLES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78 - Yvelines</text:p>
          </table:table-cell>
          <table:table-cell table:style-name="ce12"/>
          <table:table-cell table:style-name="ce12" office:value-type="float" office:value="85205" calcext:value-type="float">
            <text:p>85205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49214" calcext:value-type="float">
            <text:p>49214</text:p>
          </table:table-cell>
          <table:table-cell table:style-name="ce10"/>
          <table:table-cell table:style-name="ce10" office:value-type="float" office:value="49460" calcext:value-type="float">
            <text:p>49460</text:p>
          </table:table-cell>
          <table:table-cell table:style-name="ce10" office:value-type="string" calcext:value-type="string">
            <text:p>COMMUNE</text:p>
          </table:table-cell>
          <table:table-cell table:style-name="ce94" office:value-type="string" calcext:value-type="string">
            <text:p>VILLE DE MONTREUIL-JUIGNÉ</text:p>
          </table:table-cell>
          <table:table-cell table:style-name="ce10" office:value-type="string" calcext:value-type="string">
            <text:p>52 - Pays de la Loire</text:p>
          </table:table-cell>
          <table:table-cell table:style-name="ce10" office:value-type="string" calcext:value-type="string">
            <text:p>49 - Maine-et-Loire</text:p>
          </table:table-cell>
          <table:table-cell table:style-name="ce10"/>
          <table:table-cell table:style-name="ce10" office:value-type="float" office:value="7521" calcext:value-type="float">
            <text:p>7521</text:p>
          </table:table-cell>
          <table:table-cell table:style-name="ce10" office:value-type="string" calcext:value-type="string">
            <text:p>3 - 2 - entre 200 000 et 7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92077" calcext:value-type="float">
            <text:p>92077</text:p>
          </table:table-cell>
          <table:table-cell table:style-name="ce12"/>
          <table:table-cell table:style-name="ce10" office:value-type="float" office:value="92410" calcext:value-type="float">
            <text:p>92410</text:p>
          </table:table-cell>
          <table:table-cell table:style-name="ce12" office:value-type="string" calcext:value-type="string">
            <text:p>COMMUNE</text:p>
          </table:table-cell>
          <table:table-cell table:style-name="ce94" office:value-type="string" calcext:value-type="string">
            <text:p>VILLE-D'AVRAY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2 - Hauts-de-Seine</text:p>
          </table:table-cell>
          <table:table-cell table:style-name="ce12"/>
          <table:table-cell table:style-name="ce12" office:value-type="float" office:value="11050" calcext:value-type="float">
            <text:p>11050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94080" calcext:value-type="float">
            <text:p>94080</text:p>
          </table:table-cell>
          <table:table-cell table:style-name="ce10"/>
          <table:table-cell table:style-name="ce10" office:value-type="float" office:value="94300" calcext:value-type="float">
            <text:p>94300</text:p>
          </table:table-cell>
          <table:table-cell table:style-name="ce10" office:value-type="string" calcext:value-type="string">
            <text:p>COMMUNE</text:p>
          </table:table-cell>
          <table:table-cell table:style-name="ce94" office:value-type="string" calcext:value-type="string">
            <text:p>VINCENNES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4 - Val-de-Marne</text:p>
          </table:table-cell>
          <table:table-cell table:style-name="ce10"/>
          <table:table-cell table:style-name="ce10" office:value-type="float" office:value="49635" calcext:value-type="float">
            <text:p>49635</text:p>
          </table:table-cell>
          <table:table-cell table:style-name="ce10" office:value-type="string" calcext:value-type="string">
            <text:p>4 - 1 - plus de 700 000 hab. - pôle</text:p>
          </table:table-cell>
          <table:table-cell table:style-name="ce10" table:number-columns-repeated="3"/>
          <table:table-cell table:number-columns-repeated="1011"/>
        </table:table-row>
        <table:table-row table:style-name="ro5">
          <table:table-cell table:style-name="ce10" office:value-type="float" office:value="94081" calcext:value-type="float">
            <text:p>94081</text:p>
          </table:table-cell>
          <table:table-cell table:style-name="ce12"/>
          <table:table-cell table:style-name="ce10" office:value-type="float" office:value="94400" calcext:value-type="float">
            <text:p>94400</text:p>
          </table:table-cell>
          <table:table-cell table:style-name="ce12" office:value-type="string" calcext:value-type="string">
            <text:p>COMMUNE</text:p>
          </table:table-cell>
          <table:table-cell table:style-name="ce94" office:value-type="string" calcext:value-type="string">
            <text:p>VITRY-SUR-SEINE</text:p>
          </table:table-cell>
          <table:table-cell table:style-name="ce10" office:value-type="string" calcext:value-type="string">
            <text:p>11 - Île-de-France</text:p>
          </table:table-cell>
          <table:table-cell table:style-name="ce10" office:value-type="string" calcext:value-type="string">
            <text:p>94 - Val-de-Marne</text:p>
          </table:table-cell>
          <table:table-cell table:style-name="ce12"/>
          <table:table-cell table:style-name="ce12" office:value-type="float" office:value="94649" calcext:value-type="float">
            <text:p>94649</text:p>
          </table:table-cell>
          <table:table-cell table:style-name="ce12" office:value-type="string" calcext:value-type="string">
            <text:p>4 - 1 - plus de 700 000 hab. - pôle</text:p>
          </table:table-cell>
          <table:table-cell table:style-name="ce12" table:number-columns-repeated="3"/>
          <table:table-cell table:number-columns-repeated="1011"/>
        </table:table-row>
        <table:table-row table:style-name="ro5">
          <table:table-cell table:style-name="ce10" office:value-type="float" office:value="37281" calcext:value-type="float">
            <text:p>37281</text:p>
          </table:table-cell>
          <table:table-cell table:style-name="ce10"/>
          <table:table-cell table:style-name="ce10" office:value-type="float" office:value="37210" calcext:value-type="float">
            <text:p>37210</text:p>
          </table:table-cell>
          <table:table-cell table:style-name="ce10" office:value-type="string" calcext:value-type="string">
            <text:p>COMMUNE</text:p>
          </table:table-cell>
          <table:table-cell table:style-name="ce94" office:value-type="string" calcext:value-type="string">
            <text:p>VOUVRAY</text:p>
          </table:table-cell>
          <table:table-cell table:style-name="ce10" office:value-type="string" calcext:value-type="string">
            <text:p>24 - Centre-Val de Loire</text:p>
          </table:table-cell>
          <table:table-cell table:style-name="ce10" office:value-type="string" calcext:value-type="string">
            <text:p>37 - Indre-et-Loire</text:p>
          </table:table-cell>
          <table:table-cell table:style-name="ce10"/>
          <table:table-cell table:style-name="ce10" office:value-type="float" office:value="3246" calcext:value-type="float">
            <text:p>3246</text:p>
          </table:table-cell>
          <table:table-cell table:style-name="ce10" office:value-type="string" calcext:value-type="string">
            <text:p>3 - 2 - entre 200 000 et 700 000 hab. - couronne</text:p>
          </table:table-cell>
          <table:table-cell table:style-name="ce10" table:number-columns-repeated="3"/>
          <table:table-cell table:number-columns-repeated="1011"/>
        </table:table-row>
        <table:table-row table:style-name="ro4" table:number-rows-repeated="10483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urée arret" table:style-name="ta4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column table:style-name="co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48" table:default-cell-style-name="Default"/>
        <table:table-column table:style-name="co67" table:default-cell-style-name="Default"/>
        <table:table-column table:style-name="co46" table:default-cell-style-name="Default"/>
        <table:table-column table:style-name="co17" table:default-cell-style-name="Default"/>
        <table:table-column table:style-name="co7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0" table:default-cell-style-name="Default"/>
        <table:table-column table:style-name="co72" table:default-cell-style-name="Default"/>
        <table:table-column table:style-name="co60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25" table:default-cell-style-name="Default"/>
        <table:table-column table:style-name="co5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46" table:default-cell-style-name="Default"/>
        <table:table-column table:style-name="co85" table:default-cell-style-name="Default"/>
        <table:table-column table:style-name="co40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0" table:default-cell-style-name="Default"/>
        <table:table-column table:style-name="co88" table:default-cell-style-name="Default"/>
        <table:table-row table:style-name="ro4">
          <table:table-cell table:style-name="ce152" office:value-type="string" calcext:value-type="string">
            <text:p>REGION</text:p>
          </table:table-cell>
          <table:table-cell table:style-name="ce156" office:value-type="string" calcext:value-type="string">
            <text:p>Moyenne de Durée d'arrêt moyenne par km [s]</text:p>
          </table:table-cell>
          <table:table-cell table:number-columns-repeated="62"/>
        </table:table-row>
        <table:table-row table:style-name="ro4">
          <table:table-cell table:style-name="ce153" office:value-type="string" calcext:value-type="string">
            <text:p>04 - La Réunion</text:p>
          </table:table-cell>
          <table:table-cell table:style-name="ce157"/>
          <table:table-cell table:number-columns-repeated="62"/>
        </table:table-row>
        <table:table-row table:style-name="ro4">
          <table:table-cell table:style-name="ce154" office:value-type="string" calcext:value-type="string">
            <text:p>11 - Île-de-France</text:p>
          </table:table-cell>
          <table:table-cell table:style-name="ce158" office:value-type="float" office:value="35.9133333333333" calcext:value-type="float">
            <text:p>35,9133333333333</text:p>
          </table:table-cell>
          <table:table-cell/>
          <table:table-cell>
            <draw:frame table:end-cell-address="'durée arret'.R47" table:end-x="2.504cm" table:end-y="0.352cm" draw:z-index="0" draw:name="Graphique 1" draw:style-name="gr1" draw:text-style-name="P1" svg:width="56.963cm" svg:height="20.149cm" svg:x="0.529cm" svg:y="0.071cm">
              <draw:object draw:notify-on-update-of-ranges="'durée arret'.A2:'durée arret'.A84 'durée arret'.B1:'durée arret'.B1 'durée arret'.B2:'durée arret'.B8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0"/>
        </table:table-row>
        <table:table-row table:style-name="ro4">
          <table:table-cell table:style-name="ce154" office:value-type="string" calcext:value-type="string">
            <text:p>24 - Centre-Val de Loire</text:p>
          </table:table-cell>
          <table:table-cell table:style-name="ce158" office:value-type="float" office:value="40.34" calcext:value-type="float">
            <text:p>40,34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27 - Bourgogne-Franche-Comté</text:p>
          </table:table-cell>
          <table:table-cell table:style-name="ce158" office:value-type="float" office:value="38.7875" calcext:value-type="float">
            <text:p>38,7875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28 - Normandie</text:p>
          </table:table-cell>
          <table:table-cell table:style-name="ce158" office:value-type="float" office:value="32.7075" calcext:value-type="float">
            <text:p>32,7075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32 - Hauts-de-France</text:p>
          </table:table-cell>
          <table:table-cell table:style-name="ce158" office:value-type="float" office:value="45.112" calcext:value-type="float">
            <text:p>45,112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44 - Grand Est</text:p>
          </table:table-cell>
          <table:table-cell table:style-name="ce158" office:value-type="float" office:value="33.8116666666667" calcext:value-type="float">
            <text:p>33,8116666666667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52 - Pays de la Loire</text:p>
          </table:table-cell>
          <table:table-cell table:style-name="ce158" office:value-type="float" office:value="33.8666666666667" calcext:value-type="float">
            <text:p>33,8666666666667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53 - Bretagne</text:p>
          </table:table-cell>
          <table:table-cell table:style-name="ce158" office:value-type="float" office:value="31.632" calcext:value-type="float">
            <text:p>31,632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75 - Nouvelle-Aquitaine</text:p>
          </table:table-cell>
          <table:table-cell table:style-name="ce158" office:value-type="float" office:value="38.31125" calcext:value-type="float">
            <text:p>38,31125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76 - Occitanie</text:p>
          </table:table-cell>
          <table:table-cell table:style-name="ce158" office:value-type="float" office:value="41.6877777777778" calcext:value-type="float">
            <text:p>41,6877777777778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84 - Auvergne-Rhône-Alpes</text:p>
          </table:table-cell>
          <table:table-cell table:style-name="ce158" office:value-type="float" office:value="30.18" calcext:value-type="float">
            <text:p>30,18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93 - Provence-Alpes-Côte d'Azur</text:p>
          </table:table-cell>
          <table:table-cell table:style-name="ce158" office:value-type="float" office:value="38.32" calcext:value-type="float">
            <text:p>38,32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(vide)</text:p>
          </table:table-cell>
          <table:table-cell table:style-name="ce159"/>
          <table:table-cell table:number-columns-repeated="62"/>
        </table:table-row>
        <table:table-row table:style-name="ro4">
          <table:table-cell table:style-name="ce155" office:value-type="string" calcext:value-type="string">
            <text:p>Total Résultat</text:p>
          </table:table-cell>
          <table:table-cell table:style-name="ce160" office:value-type="float" office:value="37.0522972972973" calcext:value-type="float">
            <text:p>37,0522972972973</text:p>
          </table:table-cell>
          <table:table-cell table:number-columns-repeated="62"/>
        </table:table-row>
        <table:table-row table:style-name="ro4" table:number-rows-repeated="72">
          <table:table-cell table:number-columns-repeated="64"/>
        </table:table-row>
        <table:table-row table:style-name="ro4">
          <table:table-cell table:style-name="ce102" office:value-type="string" calcext:value-type="string">
            <text:p>Valeur moyenne sur l'ensemble des territoires</text:p>
          </table:table-cell>
          <table:table-cell table:style-name="ce107" table:formula="of:=AVERAGE([.B2:.B82])" office:value-type="float" office:value="36.7478455185955" calcext:value-type="float">
            <text:p>36,7</text:p>
          </table:table-cell>
          <table:table-cell table:number-columns-repeated="62"/>
        </table:table-row>
        <table:table-row table:style-name="ro4">
          <table:table-cell table:style-name="ce103" office:value-type="string" calcext:value-type="string">
            <text:p>L'écart entre la durée la plus courte et la plus longue </text:p>
          </table:table-cell>
          <table:table-cell table:style-name="ce108" table:formula="of:=GETPIVOTDATA(&quot;Durée d'arrêt moyenne par km [s]&quot;;[.$A$1];&quot;area&quot;;&quot;Le Havre Seine Métropole&quot;)-GETPIVOTDATA(&quot;Durée d'arrêt moyenne par km [s]&quot;;[.$A$1];&quot;area&quot;;&quot;Communauté de communes de Flandre intérieure&quot;)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04" office:value-type="string" calcext:value-type="string">
            <text:p>valeur max </text:p>
          </table:table-cell>
          <table:table-cell table:formula="of:=GETPIVOTDATA(&quot;Durée d'arrêt moyenne par km [s]&quot;;[.$A$1];&quot;area&quot;;&quot;Bourges Plus&quot;)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05" office:value-type="string" calcext:value-type="string">
            <text:p>valeur min</text:p>
          </table:table-cell>
          <table:table-cell table:style-name="ce109" table:formula="of:=GETPIVOTDATA(&quot;Durée d'arrêt moyenne par km [s]&quot;;[.$A$1];&quot;area&quot;;&quot;Communauté de communes de Flandre intérieure&quot;)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06" office:value-type="string" calcext:value-type="string">
            <text:p>Explication pour les valeurs remarquables </text:p>
          </table:table-cell>
          <table:table-cell table:number-columns-repeated="63"/>
        </table:table-row>
        <table:table-row table:style-name="ro4">
          <table:table-cell table:style-name="ce104" office:value-type="string" calcext:value-type="string">
            <text:p>Répartition des collectivités par groupe (25 / 25 / 25 / 25)</text:p>
          </table:table-cell>
          <table:table-cell table:number-columns-repeated="63"/>
        </table:table-row>
      </table:table>
      <table:table table:name="durée trajet" table:style-name="ta5">
        <table:table-column table:style-name="co44" table:default-cell-style-name="Default"/>
        <table:table-column table:style-name="co89" table:default-cell-style-name="Default"/>
        <table:table-column table:style-name="co28" table:number-columns-repeated="62" table:default-cell-style-name="Default"/>
        <table:table-row table:style-name="ro4">
          <table:table-cell table:style-name="ce152" office:value-type="string" calcext:value-type="string">
            <text:p>REGION</text:p>
          </table:table-cell>
          <table:table-cell table:style-name="ce156" office:value-type="string" calcext:value-type="string">
            <text:p>Moyenne de Durée moyen du trajet [min]</text:p>
          </table:table-cell>
          <table:table-cell table:number-columns-repeated="62"/>
        </table:table-row>
        <table:table-row table:style-name="ro4">
          <table:table-cell table:style-name="ce153" office:value-type="string" calcext:value-type="string">
            <text:p>04 - La Réunion</text:p>
          </table:table-cell>
          <table:table-cell table:style-name="ce157"/>
          <table:table-cell>
            <draw:frame table:end-cell-address="'durée trajet'.W32" table:end-x="0.281cm" table:end-y="0.211cm" draw:z-index="0" draw:name="Graphique 1" draw:style-name="gr1" draw:text-style-name="P1" svg:width="43.037cm" svg:height="13.758cm" svg:x="2.011cm" svg:y="0cm">
              <draw:object draw:notify-on-update-of-ranges="'durée trajet'.A2:'durée trajet'.A84 'durée trajet'.B1:'durée trajet'.B1 'durée trajet'.B2:'durée trajet'.B8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1"/>
        </table:table-row>
        <table:table-row table:style-name="ro4">
          <table:table-cell table:style-name="ce154" office:value-type="string" calcext:value-type="string">
            <text:p>11 - Île-de-France</text:p>
          </table:table-cell>
          <table:table-cell table:style-name="ce158" office:value-type="float" office:value="14.5091666666667" calcext:value-type="float">
            <text:p>14,5091666666667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24 - Centre-Val de Loire</text:p>
          </table:table-cell>
          <table:table-cell table:style-name="ce158" office:value-type="float" office:value="14.34" calcext:value-type="float">
            <text:p>14,34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27 - Bourgogne-Franche-Comté</text:p>
          </table:table-cell>
          <table:table-cell table:style-name="ce158" office:value-type="float" office:value="14.61" calcext:value-type="float">
            <text:p>14,61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28 - Normandie</text:p>
          </table:table-cell>
          <table:table-cell table:style-name="ce158" office:value-type="float" office:value="14.8775" calcext:value-type="float">
            <text:p>14,8775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32 - Hauts-de-France</text:p>
          </table:table-cell>
          <table:table-cell table:style-name="ce158" office:value-type="float" office:value="15.778" calcext:value-type="float">
            <text:p>15,778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44 - Grand Est</text:p>
          </table:table-cell>
          <table:table-cell table:style-name="ce158" office:value-type="float" office:value="14.3" calcext:value-type="float">
            <text:p>14,3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52 - Pays de la Loire</text:p>
          </table:table-cell>
          <table:table-cell table:style-name="ce158" office:value-type="float" office:value="15.0333333333333" calcext:value-type="float">
            <text:p>15,0333333333333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53 - Bretagne</text:p>
          </table:table-cell>
          <table:table-cell table:style-name="ce158" office:value-type="float" office:value="14.726" calcext:value-type="float">
            <text:p>14,726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75 - Nouvelle-Aquitaine</text:p>
          </table:table-cell>
          <table:table-cell table:style-name="ce158" office:value-type="float" office:value="14.55375" calcext:value-type="float">
            <text:p>14,55375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76 - Occitanie</text:p>
          </table:table-cell>
          <table:table-cell table:style-name="ce158" office:value-type="float" office:value="14.9" calcext:value-type="float">
            <text:p>14,9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84 - Auvergne-Rhône-Alpes</text:p>
          </table:table-cell>
          <table:table-cell table:style-name="ce158" office:value-type="float" office:value="15.12" calcext:value-type="float">
            <text:p>15,12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93 - Provence-Alpes-Côte d'Azur</text:p>
          </table:table-cell>
          <table:table-cell table:style-name="ce158" office:value-type="float" office:value="15.688" calcext:value-type="float">
            <text:p>15,688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(vide)</text:p>
          </table:table-cell>
          <table:table-cell table:style-name="ce159"/>
          <table:table-cell table:number-columns-repeated="62"/>
        </table:table-row>
        <table:table-row table:style-name="ro4">
          <table:table-cell table:style-name="ce155" office:value-type="string" calcext:value-type="string">
            <text:p>Total Résultat</text:p>
          </table:table-cell>
          <table:table-cell table:style-name="ce160" office:value-type="float" office:value="14.8047297297297" calcext:value-type="float">
            <text:p>14,8047297297297</text:p>
          </table:table-cell>
          <table:table-cell table:number-columns-repeated="62"/>
        </table:table-row>
        <table:table-row table:style-name="ro4" table:number-rows-repeated="70">
          <table:table-cell table:number-columns-repeated="64"/>
        </table:table-row>
        <table:table-row table:style-name="ro4">
          <table:table-cell table:style-name="ce110" office:value-type="string" calcext:value-type="string">
            <text:p>Somme max </text:p>
          </table:table-cell>
          <table:table-cell table:style-name="ce108" table:formula="of:=GETPIVOTDATA(&quot;Durée moyen &#10;du trajet [min]&quot;;[.$A$1];&quot;area&quot;;&quot;Communauté de communes de Flandre intérieure&quot;)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10" office:value-type="string" calcext:value-type="string">
            <text:p>Min</text:p>
          </table:table-cell>
          <table:table-cell table:style-name="ce108" table:formula="of:=GETPIVOTDATA(&quot;Durée moyen &#10;du trajet [min]&quot;;[.$A$1];&quot;area&quot;;&quot;Amiens Métropole&quot;)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03" office:value-type="string" calcext:value-type="string">
            <text:p>L'écart entre la durée la plus courte et la plus longue </text:p>
          </table:table-cell>
          <table:table-cell table:style-name="ce108" table:formula="of:=[.B87]-[.B88]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06" office:value-type="string" calcext:value-type="string">
            <text:p>Explication pour les valeurs remarquables </text:p>
          </table:table-cell>
          <table:table-cell table:style-name="ce109"/>
          <table:table-cell table:number-columns-repeated="62"/>
        </table:table-row>
      </table:table>
      <table:table table:name="Vitesse" table:style-name="ta6">
        <table:table-column table:style-name="co44" table:default-cell-style-name="Default"/>
        <table:table-column table:style-name="co90" table:default-cell-style-name="Default"/>
        <table:table-column table:style-name="co28" table:number-columns-repeated="62" table:default-cell-style-name="Default"/>
        <table:table-row table:style-name="ro4">
          <table:table-cell table:style-name="ce152" office:value-type="string" calcext:value-type="string">
            <text:p>REGION</text:p>
          </table:table-cell>
          <table:table-cell table:style-name="ce156" office:value-type="string" calcext:value-type="string">
            <text:p>Moyenne de Vitesse moyenne [km/h]</text:p>
          </table:table-cell>
          <table:table-cell table:number-columns-repeated="62"/>
        </table:table-row>
        <table:table-row table:style-name="ro4">
          <table:table-cell table:style-name="ce153" office:value-type="string" calcext:value-type="string">
            <text:p>04 - La Réunion</text:p>
          </table:table-cell>
          <table:table-cell table:style-name="ce157"/>
          <table:table-cell table:number-columns-repeated="2"/>
          <table:table-cell>
            <draw:frame table:end-cell-address="Vitesse.W33" table:end-x="1.975cm" table:end-y="0.246cm" draw:z-index="0" draw:name="Graphique 1" draw:style-name="gr1" draw:text-style-name="P1" svg:width="42.265cm" svg:height="14.244cm" svg:x="0cm" svg:y="0cm">
              <draw:object draw:notify-on-update-of-ranges="Vitesse.A2:Vitesse.A84 Vitesse.B1:Vitesse.B1 Vitesse.B2:Vitesse.B8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9"/>
        </table:table-row>
        <table:table-row table:style-name="ro4">
          <table:table-cell table:style-name="ce154" office:value-type="string" calcext:value-type="string">
            <text:p>11 - Île-de-France</text:p>
          </table:table-cell>
          <table:table-cell table:style-name="ce158" office:value-type="float" office:value="8.805" calcext:value-type="float">
            <text:p>8,805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24 - Centre-Val de Loire</text:p>
          </table:table-cell>
          <table:table-cell table:style-name="ce158" office:value-type="float" office:value="9.01" calcext:value-type="float">
            <text:p>9,01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27 - Bourgogne-Franche-Comté</text:p>
          </table:table-cell>
          <table:table-cell table:style-name="ce158" office:value-type="float" office:value="8.6875" calcext:value-type="float">
            <text:p>8,6875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28 - Normandie</text:p>
          </table:table-cell>
          <table:table-cell table:style-name="ce158" office:value-type="float" office:value="7.9875" calcext:value-type="float">
            <text:p>7,9875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32 - Hauts-de-France</text:p>
          </table:table-cell>
          <table:table-cell table:style-name="ce158" office:value-type="float" office:value="11.272" calcext:value-type="float">
            <text:p>11,272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44 - Grand Est</text:p>
          </table:table-cell>
          <table:table-cell table:style-name="ce158" office:value-type="float" office:value="7.70166666666667" calcext:value-type="float">
            <text:p>7,70166666666667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52 - Pays de la Loire</text:p>
          </table:table-cell>
          <table:table-cell table:style-name="ce158" office:value-type="float" office:value="8.19333333333333" calcext:value-type="float">
            <text:p>8,19333333333333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53 - Bretagne</text:p>
          </table:table-cell>
          <table:table-cell table:style-name="ce158" office:value-type="float" office:value="7.852" calcext:value-type="float">
            <text:p>7,852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75 - Nouvelle-Aquitaine</text:p>
          </table:table-cell>
          <table:table-cell table:style-name="ce158" office:value-type="float" office:value="8.985" calcext:value-type="float">
            <text:p>8,985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76 - Occitanie</text:p>
          </table:table-cell>
          <table:table-cell table:style-name="ce158" office:value-type="float" office:value="10.32" calcext:value-type="float">
            <text:p>10,32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84 - Auvergne-Rhône-Alpes</text:p>
          </table:table-cell>
          <table:table-cell table:style-name="ce158" office:value-type="float" office:value="7.43166666666667" calcext:value-type="float">
            <text:p>7,43166666666667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93 - Provence-Alpes-Côte d'Azur</text:p>
          </table:table-cell>
          <table:table-cell table:style-name="ce158" office:value-type="float" office:value="9.778" calcext:value-type="float">
            <text:p>9,778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(vide)</text:p>
          </table:table-cell>
          <table:table-cell table:style-name="ce159"/>
          <table:table-cell table:number-columns-repeated="62"/>
        </table:table-row>
        <table:table-row table:style-name="ro4">
          <table:table-cell table:style-name="ce155" office:value-type="string" calcext:value-type="string">
            <text:p>Total Résultat</text:p>
          </table:table-cell>
          <table:table-cell table:style-name="ce160" office:value-type="float" office:value="8.92" calcext:value-type="float">
            <text:p>8,92</text:p>
          </table:table-cell>
          <table:table-cell table:number-columns-repeated="62"/>
        </table:table-row>
        <table:table-row table:style-name="ro4" table:number-rows-repeated="71">
          <table:table-cell table:number-columns-repeated="64"/>
        </table:table-row>
        <table:table-row table:style-name="ro4">
          <table:table-cell table:style-name="ce102" office:value-type="string" calcext:value-type="string">
            <text:p>Valeur moyenne sur l'ensemble des territoires</text:p>
          </table:table-cell>
          <table:table-cell table:style-name="ce107" table:formula="of:=AVERAGE([.B2:.B81])" office:value-type="float" office:value="8.84182051282051" calcext:value-type="float">
            <text:p>8,8</text:p>
          </table:table-cell>
          <table:table-cell table:number-columns-repeated="62"/>
        </table:table-row>
        <table:table-row table:style-name="ro4">
          <table:table-cell table:style-name="ce110" office:value-type="string" calcext:value-type="string">
            <text:p>Somme max </text:p>
          </table:table-cell>
          <table:table-cell table:style-name="ce108" table:formula="of:=GETPIVOTDATA(&quot;Vitesse moyenne&#10; [km/h]&quot;;[.$A$1];&quot;area&quot;;&quot;Communauté de communes de Flandre intérieure&quot;)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10" office:value-type="string" calcext:value-type="string">
            <text:p>Min</text:p>
          </table:table-cell>
          <table:table-cell table:style-name="ce108" table:formula="of:=GETPIVOTDATA(&quot;Vitesse moyenne&#10; [km/h]&quot;;[.$A$1];&quot;area&quot;;&quot;Grand Troyes&quot;)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03" office:value-type="string" calcext:value-type="string">
            <text:p>L'écart entre la durée la plus courte et la plus longue </text:p>
          </table:table-cell>
          <table:table-cell table:style-name="ce108" table:formula="of:=[.B89]-[.B90]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06" office:value-type="string" calcext:value-type="string">
            <text:p>Explication pour les valeurs remarquables </text:p>
          </table:table-cell>
          <table:table-cell table:style-name="ce109"/>
          <table:table-cell table:number-columns-repeated="62"/>
        </table:table-row>
      </table:table>
      <table:table table:name="distance moyenne" table:style-name="ta7">
        <table:table-column table:style-name="co44" table:default-cell-style-name="Default"/>
        <table:table-column table:style-name="co12" table:default-cell-style-name="Default"/>
        <table:table-column table:style-name="co28" table:number-columns-repeated="62" table:default-cell-style-name="Default"/>
        <table:table-row table:style-name="ro4">
          <table:table-cell table:style-name="ce152" office:value-type="string" calcext:value-type="string">
            <text:p>REGION</text:p>
          </table:table-cell>
          <table:table-cell table:style-name="ce156" office:value-type="string" calcext:value-type="string">
            <text:p>Moyenne de Distance moyenne [km]</text:p>
          </table:table-cell>
          <table:table-cell table:number-columns-repeated="62"/>
        </table:table-row>
        <table:table-row table:style-name="ro4">
          <table:table-cell table:style-name="ce153" office:value-type="string" calcext:value-type="string">
            <text:p>04 - La Réunion</text:p>
          </table:table-cell>
          <table:table-cell table:style-name="ce157"/>
          <table:table-cell/>
          <table:table-cell>
            <draw:frame table:end-cell-address="'distance moyenne'.S42" table:end-x="1.516cm" table:end-y="0.281cm" draw:z-index="0" draw:name="Graphique 1" draw:style-name="gr1" draw:text-style-name="P1" svg:width="34.915cm" svg:height="18.343cm" svg:x="0.176cm" svg:y="0cm">
              <draw:object draw:notify-on-update-of-ranges="'distance moyenne'.A2:'distance moyenne'.A84 'distance moyenne'.B1:'distance moyenne'.B1 'distance moyenne'.B2:'distance moyenne'.B8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0"/>
        </table:table-row>
        <table:table-row table:style-name="ro4">
          <table:table-cell table:style-name="ce154" office:value-type="string" calcext:value-type="string">
            <text:p>11 - Île-de-France</text:p>
          </table:table-cell>
          <table:table-cell table:style-name="ce158" office:value-type="float" office:value="97492.51" calcext:value-type="float">
            <text:p>97492,51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24 - Centre-Val de Loire</text:p>
          </table:table-cell>
          <table:table-cell table:style-name="ce158" office:value-type="float" office:value="11170.03" calcext:value-type="float">
            <text:p>11170,03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27 - Bourgogne-Franche-Comté</text:p>
          </table:table-cell>
          <table:table-cell table:style-name="ce158" office:value-type="float" office:value="7404.88" calcext:value-type="float">
            <text:p>7404,88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28 - Normandie</text:p>
          </table:table-cell>
          <table:table-cell table:style-name="ce158" office:value-type="float" office:value="4081.86" calcext:value-type="float">
            <text:p>4081,86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32 - Hauts-de-France</text:p>
          </table:table-cell>
          <table:table-cell table:style-name="ce158" office:value-type="float" office:value="6473.97" calcext:value-type="float">
            <text:p>6473,97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44 - Grand Est</text:p>
          </table:table-cell>
          <table:table-cell table:style-name="ce158" office:value-type="float" office:value="2483.03333333333" calcext:value-type="float">
            <text:p>2483,03333333333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52 - Pays de la Loire</text:p>
          </table:table-cell>
          <table:table-cell table:style-name="ce158" office:value-type="float" office:value="14328.4" calcext:value-type="float">
            <text:p>14328,4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53 - Bretagne</text:p>
          </table:table-cell>
          <table:table-cell table:style-name="ce158" office:value-type="float" office:value="6100.746" calcext:value-type="float">
            <text:p>6100,746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75 - Nouvelle-Aquitaine</text:p>
          </table:table-cell>
          <table:table-cell table:style-name="ce158" office:value-type="float" office:value="5078.455" calcext:value-type="float">
            <text:p>5078,455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76 - Occitanie</text:p>
          </table:table-cell>
          <table:table-cell table:style-name="ce158" office:value-type="float" office:value="15231.0666666667" calcext:value-type="float">
            <text:p>15231,0666666667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84 - Auvergne-Rhône-Alpes</text:p>
          </table:table-cell>
          <table:table-cell table:style-name="ce158" office:value-type="float" office:value="12081.1466666667" calcext:value-type="float">
            <text:p>12081,1466666667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93 - Provence-Alpes-Côte d'Azur</text:p>
          </table:table-cell>
          <table:table-cell table:style-name="ce158" office:value-type="float" office:value="5128.44" calcext:value-type="float">
            <text:p>5128,44</text:p>
          </table:table-cell>
          <table:table-cell table:number-columns-repeated="62"/>
        </table:table-row>
        <table:table-row table:style-name="ro4">
          <table:table-cell table:style-name="ce154" office:value-type="string" calcext:value-type="string">
            <text:p>(vide)</text:p>
          </table:table-cell>
          <table:table-cell table:style-name="ce159"/>
          <table:table-cell table:number-columns-repeated="62"/>
        </table:table-row>
        <table:table-row table:style-name="ro4">
          <table:table-cell table:style-name="ce155" office:value-type="string" calcext:value-type="string">
            <text:p>Total Résultat</text:p>
          </table:table-cell>
          <table:table-cell table:style-name="ce160" office:value-type="float" office:value="22846.4944594595" calcext:value-type="float">
            <text:p>22846,4944594595</text:p>
          </table:table-cell>
          <table:table-cell table:number-columns-repeated="62"/>
        </table:table-row>
        <table:table-row table:style-name="ro4" table:number-rows-repeated="71">
          <table:table-cell table:number-columns-repeated="64"/>
        </table:table-row>
        <table:table-row table:style-name="ro4">
          <table:table-cell table:style-name="ce102"/>
          <table:table-cell table:style-name="ce111"/>
          <table:table-cell table:number-columns-repeated="62"/>
        </table:table-row>
        <table:table-row table:style-name="ro4">
          <table:table-cell table:style-name="ce110" office:value-type="string" calcext:value-type="string">
            <text:p>Somme max </text:p>
          </table:table-cell>
          <table:table-cell table:style-name="ce108" table:formula="of:=GETPIVOTDATA(&quot;Distance moyenne [km]&quot;;[.$A$1];&quot;area&quot;;&quot;Communauté de communes de Flandre intérieure&quot;)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10" office:value-type="string" calcext:value-type="string">
            <text:p>Min</text:p>
          </table:table-cell>
          <table:table-cell table:style-name="ce108" table:formula="of:=GETPIVOTDATA(&quot;Distance moyenne [km]&quot;;[.$A$1];&quot;area&quot;;&quot;Métropole de Lyon&quot;)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03" office:value-type="string" calcext:value-type="string">
            <text:p>L'écart entre la durée la plus courte et la plus longue </text:p>
          </table:table-cell>
          <table:table-cell table:style-name="ce108" table:formula="of:=[.B89]-[.B90]" office:value-type="string" office:string-value="" calcext:value-type="error">
            <text:p>#RÉF !</text:p>
          </table:table-cell>
          <table:table-cell table:number-columns-repeated="62"/>
        </table:table-row>
        <table:table-row table:style-name="ro4">
          <table:table-cell table:style-name="ce106" office:value-type="string" calcext:value-type="string">
            <text:p>Explication pour les valeurs remarquables </text:p>
          </table:table-cell>
          <table:table-cell table:style-name="ce109"/>
          <table:table-cell table:number-columns-repeated="62"/>
        </table:table-row>
      </table:table>
      <table:table table:name="Bilan Carbone" table:style-name="ta8">
        <office:forms form:automatic-focus="false" form:apply-design-mode="false"/>
        <table:table-column table:style-name="co44" table:default-cell-style-name="ce154"/>
        <table:table-column table:style-name="co64" table:default-cell-style-name="ce158"/>
        <table:table-column table:style-name="co28" table:number-columns-repeated="62" table:default-cell-style-name="Default"/>
        <table:table-row table:style-name="ro4">
          <table:table-cell table:style-name="ce152" office:value-type="string" calcext:value-type="string">
            <text:p>REGION</text:p>
          </table:table-cell>
          <table:table-cell table:style-name="ce156" office:value-type="string" calcext:value-type="string">
            <text:p>Somme de Emissions de CO2 des usagers utilisant l'appli économisés [kg] par territoire</text:p>
          </table:table-cell>
          <table:table-cell table:number-columns-repeated="62"/>
        </table:table-row>
        <table:table-row table:style-name="ro4">
          <table:table-cell table:style-name="ce153" office:value-type="string" calcext:value-type="string">
            <text:p>04 - La Réunion</text:p>
          </table:table-cell>
          <table:table-cell table:style-name="ce157"/>
          <table:table-cell table:number-columns-repeated="62"/>
        </table:table-row>
        <table:table-row table:style-name="ro4">
          <table:table-cell office:value-type="string" calcext:value-type="string">
            <text:p>11 - Île-de-France</text:p>
          </table:table-cell>
          <table:table-cell table:number-columns-repeated="2"/>
          <table:table-cell>
            <draw:frame table:end-cell-address="'Bilan Carbone'.S37" table:end-x="1.269cm" table:end-y="0.246cm" draw:z-index="0" draw:name="Graphique 1" draw:style-name="gr1" draw:text-style-name="P1" svg:width="33.187cm" svg:height="15.493cm" svg:x="1.658cm" svg:y="0.106cm">
              <draw:object draw:notify-on-update-of-ranges="'Bilan Carbone'.A2:'Bilan Carbone'.A84 'Bilan Carbone'.B1:'Bilan Carbone'.B1 'Bilan Carbone'.B2:'Bilan Carbone'.B8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0"/>
        </table:table-row>
        <table:table-row table:style-name="ro4">
          <table:table-cell office:value-type="string" calcext:value-type="string">
            <text:p>24 - Centre-Val de Loire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27 - Bourgogne-Franche-Comté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28 - Normandie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32 - Hauts-de-France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44 - Grand Es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52 - Pays de la Loire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53 - Bretagne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75 - Nouvelle-Aquitaine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76 - Occitanie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84 - Auvergne-Rhône-Alpes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93 - Provence-Alpes-Côte d'Azur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(vide)</text:p>
          </table:table-cell>
          <table:table-cell table:style-name="ce159"/>
          <table:table-cell table:number-columns-repeated="62"/>
        </table:table-row>
        <table:table-row table:style-name="ro4">
          <table:table-cell table:style-name="ce155" office:value-type="string" calcext:value-type="string">
            <text:p>Total Résultat</text:p>
          </table:table-cell>
          <table:table-cell table:style-name="ce160"/>
          <table:table-cell table:number-columns-repeated="62"/>
        </table:table-row>
      </table:table>
      <table:named-expressions/>
      <table:database-ranges>
        <table:database-range table:name="Tableau1" table:target-range-address="Cçaroule.A1:Cçaroule.Z83" table:display-filter-buttons="true" table:orientation="column"/>
        <table:database-range table:name="Tableau2" table:target-range-address="adh.A1:adh.M212" table:display-filter-buttons="true" table:orientation="column"/>
      </table:database-ranges>
      <table:data-pilot-tables>
        <table:data-pilot-table table:name="Tableau croisé dynamique1" table:application-data="" table:target-range-address="identification.A1:identification.B15" table:buttons="identification.A1" table:show-filter-button="false">
          <table:source-cell-range table:cell-range-address="Cçaroule.A1:Cçaroule.Z83"/>
          <table:data-pilot-field table:source-field-name="are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gglopolys - communauté d'agglomération de Blois" table:display="true" table:show-details="true"/>
                <table:data-pilot-member table:name="Aix-en-Provence" table:display="true" table:show-details="true"/>
                <table:data-pilot-member table:name="Aix-Marseille Provence Métropole" table:display="true" table:show-details="true"/>
                <table:data-pilot-member table:name="Amiens Métropole" table:display="true" table:show-details="true"/>
                <table:data-pilot-member table:name="Angers" table:display="true" table:show-details="true"/>
                <table:data-pilot-member table:name="Ardennes métropole " table:display="true" table:show-details="true"/>
                <table:data-pilot-member table:name="Besançon" table:display="true" table:show-details="true"/>
                <table:data-pilot-member table:name="Béziers Méditerranée agglomération" table:display="true" table:show-details="true"/>
                <table:data-pilot-member table:name="Bordeaux" table:display="true" table:show-details="true"/>
                <table:data-pilot-member table:name="Bordeaux Métropole" table:display="true" table:show-details="true"/>
                <table:data-pilot-member table:name="Bourges Plus" table:display="true" table:show-details="true"/>
                <table:data-pilot-member table:name="Brest Métropole Océane" table:display="true" table:show-details="true"/>
                <table:data-pilot-member table:name="CA du Bassin de Bourg-en-Bresse" table:display="true" table:show-details="true"/>
                <table:data-pilot-member table:name="CA Porte de l'Isère (C.A.P.I)" table:display="true" table:show-details="true"/>
                <table:data-pilot-member table:name="Caen" table:display="true" table:show-details="true"/>
                <table:data-pilot-member table:name="Carene - communauté d'agglomération Nazairienne et de l'Estuaire" table:display="true" table:show-details="true"/>
                <table:data-pilot-member table:name="Chartres Métropole" table:display="true" table:show-details="true"/>
                <table:data-pilot-member table:name="Clermont-Ferrand" table:display="true" table:show-details="true"/>
                <table:data-pilot-member table:name="Communauté d'agglomération de Cergy-Pontoise" table:display="true" table:show-details="true"/>
                <table:data-pilot-member table:name="Communauté d'agglomération de La Rochelle" table:display="true" table:show-details="true"/>
                <table:data-pilot-member table:name="Communauté d'agglomération du Grand Avignon" table:display="true" table:show-details="true"/>
                <table:data-pilot-member table:name="Communauté d'agglomération Paris-Saclay" table:display="true" table:show-details="true"/>
                <table:data-pilot-member table:name="Communauté d'agglomération Sophia Antipolis" table:display="true" table:show-details="true"/>
                <table:data-pilot-member table:name="Communauté de communes de Flandre intérieure" table:display="true" table:show-details="true"/>
                <table:data-pilot-member table:name="Communauté Pays Basque" table:display="true" table:show-details="true"/>
                <table:data-pilot-member table:name="Communauté urbaine d'Arras" table:display="true" table:show-details="true"/>
                <table:data-pilot-member table:name="CU Le Mans Métropole" table:display="true" table:show-details="true"/>
                <table:data-pilot-member table:name="Dijon Métropole - communauté d'agglomération du Grand Dijon" table:display="true" table:show-details="true"/>
                <table:data-pilot-member table:name="Dunkerque Grand Littoral" table:display="true" table:show-details="true"/>
                <table:data-pilot-member table:name="Est Ensemble - Grand Paris" table:display="true" table:show-details="true"/>
                <table:data-pilot-member table:name="Grand Angoulême" table:display="true" table:show-details="true"/>
                <table:data-pilot-member table:name="Grand Annecy agglomération" table:display="true" table:show-details="true"/>
                <table:data-pilot-member table:name="Grand Chambéry" table:display="true" table:show-details="true"/>
                <table:data-pilot-member table:name="Grand Montauban" table:display="true" table:show-details="true"/>
                <table:data-pilot-member table:name="Grand Paris Seine Ouest" table:display="true" table:show-details="true"/>
                <table:data-pilot-member table:name="Grand Poitiers" table:display="true" table:show-details="true"/>
                <table:data-pilot-member table:name="Grand Troyes" table:display="true" table:show-details="true"/>
                <table:data-pilot-member table:name="Grenoble Alpes Métropole - La Métro" table:display="true" table:show-details="true"/>
                <table:data-pilot-member table:name="Le Grand Chalon" table:display="true" table:show-details="true"/>
                <table:data-pilot-member table:name="Le Grand Nancy" table:display="true" table:show-details="true"/>
                <table:data-pilot-member table:name="Le Grand Périgeux " table:display="true" table:show-details="true"/>
                <table:data-pilot-member table:name="Limoges Métropole" table:display="true" table:show-details="true"/>
                <table:data-pilot-member table:name="Lorient agglomération" table:display="true" table:show-details="true"/>
                <table:data-pilot-member table:name="Métropole de Lyon" table:display="true" table:show-details="true"/>
                <table:data-pilot-member table:name="Métropole du Grand Paris" table:display="true" table:show-details="true"/>
                <table:data-pilot-member table:name="Métropole européenne de Lille (MEL)" table:display="true" table:show-details="true"/>
                <table:data-pilot-member table:name="Métropole Rouen Normandie" table:display="true" table:show-details="true"/>
                <table:data-pilot-member table:name="Métropole Toulon Provence Méditerranée" table:display="true" table:show-details="true"/>
                <table:data-pilot-member table:name="Metz" table:display="true" table:show-details="true"/>
                <table:data-pilot-member table:name="Metz Métropole" table:display="true" table:show-details="true"/>
                <table:data-pilot-member table:name="Montpellier Méditerranée Métropole" table:display="true" table:show-details="true"/>
                <table:data-pilot-member table:name="Montreuil" table:display="true" table:show-details="true"/>
                <table:data-pilot-member table:name="Mulhouse" table:display="true" table:show-details="true"/>
                <table:data-pilot-member table:name="Nantes Métropole" table:display="true" table:show-details="true"/>
                <table:data-pilot-member table:name="Nîmes" table:display="true" table:show-details="true"/>
                <table:data-pilot-member table:name="Nîmes Métropole" table:display="true" table:show-details="true"/>
                <table:data-pilot-member table:name="Niort agglo - communauté d'agglomération du Niortais" table:display="true" table:show-details="true"/>
                <table:data-pilot-member table:name="Orléans Métropole" table:display="true" table:show-details="true"/>
                <table:data-pilot-member table:name="Paris" table:display="true" table:show-details="true"/>
                <table:data-pilot-member table:name="Paris Ouest La Défense" table:display="true" table:show-details="true"/>
                <table:data-pilot-member table:name="Pau" table:display="true" table:show-details="true"/>
                <table:data-pilot-member table:name="Perpignan" table:display="true" table:show-details="true"/>
                <table:data-pilot-member table:name="Perpignan Méditerranée Métropole" table:display="true" table:show-details="true"/>
                <table:data-pilot-member table:name="Plaine Commune" table:display="true" table:show-details="true"/>
                <table:data-pilot-member table:name="Région Bourgogne-Franche-Comté" table:display="true" table:show-details="true"/>
                <table:data-pilot-member table:name="Région Centre-Val de Loire" table:display="true" table:show-details="true"/>
                <table:data-pilot-member table:name="Région Île-de-France" table:display="true" table:show-details="true"/>
                <table:data-pilot-member table:name="Région Occitanie Pyrénées-Méditerranée" table:display="true" table:show-details="true"/>
                <table:data-pilot-member table:name="Rennes" table:display="true" table:show-details="true"/>
                <table:data-pilot-member table:name="Rennes Métropole" table:display="true" table:show-details="true"/>
                <table:data-pilot-member table:name="Saint-Brieuc Armor agglomération" table:display="true" table:show-details="true"/>
                <table:data-pilot-member table:name="Seine-Saint-Denis - Le département" table:display="true" table:show-details="true"/>
                <table:data-pilot-member table:name="SMTC DE L'AGGLOMERATION CLERMONTOISE" table:display="true" table:show-details="true"/>
                <table:data-pilot-member table:name="Strasbourg Eurométropole" table:display="true" table:show-details="true"/>
                <table:data-pilot-member table:name="SYNDICAT DE TRANSPORTS DES SECTEURS III ET IV DE MARNE LA VALLEE" table:display="true" table:show-details="true"/>
                <table:data-pilot-member table:name="Toulouse Métropole" table:display="true" table:show-details="true"/>
                <table:data-pilot-member table:name="Tours" table:display="true" table:show-details="true"/>
                <table:data-pilot-member table:name="Tours métropole Val de Loire" table:display="true" table:show-details="true"/>
                <table:data-pilot-member table:name="Val de Marne département" table:display="true" table:show-details="true"/>
                <table:data-pilot-member table:name="Ville de Saint-Denis de la Réunion 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4 - La Réunion" table:display="true" table:show-details="false"/>
                <table:data-pilot-member table:name="11 - Île-de-France" table:display="true" table:show-details="false"/>
                <table:data-pilot-member table:name="24 - Centre-Val de Loire" table:display="true" table:show-details="false"/>
                <table:data-pilot-member table:name="27 - Bourgogne-Franche-Comté" table:display="true" table:show-details="false"/>
                <table:data-pilot-member table:name="28 - Normandie" table:display="true" table:show-details="false"/>
                <table:data-pilot-member table:name="32 - Hauts-de-France" table:display="true" table:show-details="false"/>
                <table:data-pilot-member table:name="44 - Grand Est" table:display="true" table:show-details="false"/>
                <table:data-pilot-member table:name="52 - Pays de la Loire" table:display="true" table:show-details="false"/>
                <table:data-pilot-member table:name="53 - Bretagne" table:display="true" table:show-details="false"/>
                <table:data-pilot-member table:name="75 - Nouvelle-Aquitaine" table:display="true" table:show-details="false"/>
                <table:data-pilot-member table:name="76 - Occitanie" table:display="true" table:show-details="false"/>
                <table:data-pilot-member table:name="84 - Auvergne-Rhône-Alpes" table:display="true" table:show-details="false"/>
                <table:data-pilot-member table:name="93 - Provence-Alpes-Côte d'Azur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ooo:display-name="Nombre de REGION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4 - La Réunion" table:display="true" table:show-details="false"/>
                <table:data-pilot-member table:name="11 - Île-de-France" table:display="true" table:show-details="false"/>
                <table:data-pilot-member table:name="24 - Centre-Val de Loire" table:display="true" table:show-details="false"/>
                <table:data-pilot-member table:name="27 - Bourgogne-Franche-Comté" table:display="true" table:show-details="false"/>
                <table:data-pilot-member table:name="28 - Normandie" table:display="true" table:show-details="false"/>
                <table:data-pilot-member table:name="32 - Hauts-de-France" table:display="true" table:show-details="false"/>
                <table:data-pilot-member table:name="44 - Grand Est" table:display="true" table:show-details="false"/>
                <table:data-pilot-member table:name="44 - Loire-Atlantique" table:display="true" table:show-details="true"/>
                <table:data-pilot-member table:name="52 - Pays de la Loire" table:display="true" table:show-details="false"/>
                <table:data-pilot-member table:name="53 - Bretagne" table:display="true" table:show-details="false"/>
                <table:data-pilot-member table:name="75 - Nouvelle-Aquitaine" table:display="true" table:show-details="false"/>
                <table:data-pilot-member table:name="76 - Occitanie" table:display="true" table:show-details="false"/>
                <table:data-pilot-member table:name="84 - Auvergne-Rhône-Alpes" table:display="true" table:show-details="false"/>
                <table:data-pilot-member table:name="93 - Provence-Alpes-Côte d'Azur" table:display="true" table:show-details="false"/>
                <table:data-pilot-member table:name="Pyrénées-Orientales" table:display="true" table:show-details="true"/>
                <table:data-pilot-member table:name="Région Bourgogne-Franche-Comté" table:display="true" table:show-details="true"/>
                <table:data-pilot-member table:name="Région Centre-Val de Loire" table:display="true" table:show-details="true"/>
                <table:data-pilot-member table:name="Région Île-de-France" table:display="true" table:show-details="true"/>
                <table:data-pilot-member table:name="Région Occitanie Pyrénées-Méditerranée" table:display="true" table:show-details="true"/>
                <table:data-pilot-member table:name="#N/A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4" table:application-data="" table:target-range-address="identification.K1:identification.L7" table:buttons="identification.K1" table:show-filter-button="false">
          <table:source-cell-range table:cell-range-address="Cçaroule.A1:Cçaroule.Z83"/>
          <table:data-pilot-field table:source-field-name="are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gglopolys - communauté d'agglomération de Blois" table:display="true" table:show-details="true"/>
                <table:data-pilot-member table:name="Aix-en-Provence" table:display="true" table:show-details="true"/>
                <table:data-pilot-member table:name="Aix-Marseille Provence Métropole" table:display="true" table:show-details="true"/>
                <table:data-pilot-member table:name="Amiens Métropole" table:display="true" table:show-details="true"/>
                <table:data-pilot-member table:name="Angers" table:display="true" table:show-details="true"/>
                <table:data-pilot-member table:name="Ardennes métropole " table:display="true" table:show-details="true"/>
                <table:data-pilot-member table:name="Besançon" table:display="true" table:show-details="true"/>
                <table:data-pilot-member table:name="Béziers Méditerranée agglomération" table:display="true" table:show-details="true"/>
                <table:data-pilot-member table:name="Bordeaux" table:display="true" table:show-details="true"/>
                <table:data-pilot-member table:name="Bordeaux Métropole" table:display="true" table:show-details="true"/>
                <table:data-pilot-member table:name="Bourges Plus" table:display="true" table:show-details="true"/>
                <table:data-pilot-member table:name="Brest Métropole Océane" table:display="true" table:show-details="true"/>
                <table:data-pilot-member table:name="CA du Bassin de Bourg-en-Bresse" table:display="true" table:show-details="true"/>
                <table:data-pilot-member table:name="CA Porte de l'Isère (C.A.P.I)" table:display="true" table:show-details="true"/>
                <table:data-pilot-member table:name="Caen" table:display="true" table:show-details="true"/>
                <table:data-pilot-member table:name="Carene - communauté d'agglomération Nazairienne et de l'Estuaire" table:display="true" table:show-details="true"/>
                <table:data-pilot-member table:name="Chartres Métropole" table:display="true" table:show-details="true"/>
                <table:data-pilot-member table:name="Clermont-Ferrand" table:display="true" table:show-details="true"/>
                <table:data-pilot-member table:name="Communauté d'agglomération de Cergy-Pontoise" table:display="true" table:show-details="true"/>
                <table:data-pilot-member table:name="Communauté d'agglomération de La Rochelle" table:display="true" table:show-details="true"/>
                <table:data-pilot-member table:name="Communauté d'agglomération du Grand Avignon" table:display="true" table:show-details="true"/>
                <table:data-pilot-member table:name="Communauté d'agglomération Paris-Saclay" table:display="true" table:show-details="true"/>
                <table:data-pilot-member table:name="Communauté d'agglomération Sophia Antipolis" table:display="true" table:show-details="true"/>
                <table:data-pilot-member table:name="Communauté de communes de Flandre intérieure" table:display="true" table:show-details="true"/>
                <table:data-pilot-member table:name="Communauté Pays Basque" table:display="true" table:show-details="true"/>
                <table:data-pilot-member table:name="Communauté urbaine d'Arras" table:display="true" table:show-details="true"/>
                <table:data-pilot-member table:name="CU Le Mans Métropole" table:display="true" table:show-details="true"/>
                <table:data-pilot-member table:name="Dijon Métropole - communauté d'agglomération du Grand Dijon" table:display="true" table:show-details="true"/>
                <table:data-pilot-member table:name="Dunkerque Grand Littoral" table:display="true" table:show-details="true"/>
                <table:data-pilot-member table:name="Est Ensemble - Grand Paris" table:display="true" table:show-details="true"/>
                <table:data-pilot-member table:name="Grand Angoulême" table:display="true" table:show-details="true"/>
                <table:data-pilot-member table:name="Grand Annecy agglomération" table:display="true" table:show-details="true"/>
                <table:data-pilot-member table:name="Grand Chambéry" table:display="true" table:show-details="true"/>
                <table:data-pilot-member table:name="Grand Montauban" table:display="true" table:show-details="true"/>
                <table:data-pilot-member table:name="Grand Paris Seine Ouest" table:display="true" table:show-details="true"/>
                <table:data-pilot-member table:name="Grand Poitiers" table:display="true" table:show-details="true"/>
                <table:data-pilot-member table:name="Grand Troyes" table:display="true" table:show-details="true"/>
                <table:data-pilot-member table:name="Grenoble Alpes Métropole - La Métro" table:display="true" table:show-details="true"/>
                <table:data-pilot-member table:name="Le Grand Chalon" table:display="true" table:show-details="true"/>
                <table:data-pilot-member table:name="Le Grand Nancy" table:display="true" table:show-details="true"/>
                <table:data-pilot-member table:name="Le Grand Périgeux " table:display="true" table:show-details="true"/>
                <table:data-pilot-member table:name="Limoges Métropole" table:display="true" table:show-details="true"/>
                <table:data-pilot-member table:name="Lorient agglomération" table:display="true" table:show-details="true"/>
                <table:data-pilot-member table:name="Métropole de Lyon" table:display="true" table:show-details="true"/>
                <table:data-pilot-member table:name="Métropole du Grand Paris" table:display="true" table:show-details="true"/>
                <table:data-pilot-member table:name="Métropole européenne de Lille (MEL)" table:display="true" table:show-details="true"/>
                <table:data-pilot-member table:name="Métropole Rouen Normandie" table:display="true" table:show-details="true"/>
                <table:data-pilot-member table:name="Métropole Toulon Provence Méditerranée" table:display="true" table:show-details="true"/>
                <table:data-pilot-member table:name="Metz" table:display="true" table:show-details="true"/>
                <table:data-pilot-member table:name="Metz Métropole" table:display="true" table:show-details="true"/>
                <table:data-pilot-member table:name="Montpellier Méditerranée Métropole" table:display="true" table:show-details="true"/>
                <table:data-pilot-member table:name="Montreuil" table:display="true" table:show-details="true"/>
                <table:data-pilot-member table:name="Mulhouse" table:display="true" table:show-details="true"/>
                <table:data-pilot-member table:name="Nantes Métropole" table:display="true" table:show-details="true"/>
                <table:data-pilot-member table:name="Nîmes" table:display="true" table:show-details="true"/>
                <table:data-pilot-member table:name="Nîmes Métropole" table:display="true" table:show-details="true"/>
                <table:data-pilot-member table:name="Niort agglo - communauté d'agglomération du Niortais" table:display="true" table:show-details="true"/>
                <table:data-pilot-member table:name="Orléans Métropole" table:display="true" table:show-details="true"/>
                <table:data-pilot-member table:name="Paris" table:display="true" table:show-details="true"/>
                <table:data-pilot-member table:name="Paris Ouest La Défense" table:display="true" table:show-details="true"/>
                <table:data-pilot-member table:name="Pau" table:display="true" table:show-details="true"/>
                <table:data-pilot-member table:name="Perpignan" table:display="true" table:show-details="true"/>
                <table:data-pilot-member table:name="Perpignan Méditerranée Métropole" table:display="true" table:show-details="true"/>
                <table:data-pilot-member table:name="Plaine Commune" table:display="true" table:show-details="true"/>
                <table:data-pilot-member table:name="Région Bourgogne-Franche-Comté" table:display="true" table:show-details="true"/>
                <table:data-pilot-member table:name="Région Centre-Val de Loire" table:display="true" table:show-details="true"/>
                <table:data-pilot-member table:name="Région Île-de-France" table:display="true" table:show-details="true"/>
                <table:data-pilot-member table:name="Région Occitanie Pyrénées-Méditerranée" table:display="true" table:show-details="true"/>
                <table:data-pilot-member table:name="Rennes" table:display="true" table:show-details="true"/>
                <table:data-pilot-member table:name="Rennes Métropole" table:display="true" table:show-details="true"/>
                <table:data-pilot-member table:name="Saint-Brieuc Armor agglomération" table:display="true" table:show-details="true"/>
                <table:data-pilot-member table:name="Seine-Saint-Denis - Le département" table:display="true" table:show-details="true"/>
                <table:data-pilot-member table:name="SMTC DE L'AGGLOMERATION CLERMONTOISE" table:display="true" table:show-details="true"/>
                <table:data-pilot-member table:name="Strasbourg Eurométropole" table:display="true" table:show-details="true"/>
                <table:data-pilot-member table:name="SYNDICAT DE TRANSPORTS DES SECTEURS III ET IV DE MARNE LA VALLEE" table:display="true" table:show-details="true"/>
                <table:data-pilot-member table:name="Toulouse Métropole" table:display="true" table:show-details="true"/>
                <table:data-pilot-member table:name="Tours" table:display="true" table:show-details="true"/>
                <table:data-pilot-member table:name="Tours métropole Val de Loire" table:display="true" table:show-details="true"/>
                <table:data-pilot-member table:name="Val de Marne département" table:display="true" table:show-details="true"/>
                <table:data-pilot-member table:name="Ville de Saint-Denis de la Réunion 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4 - La Réunion" table:display="true" table:show-details="true"/>
                <table:data-pilot-member table:name="11 - Île-de-France" table:display="true" table:show-details="true"/>
                <table:data-pilot-member table:name="24 - Centre-Val de Loire" table:display="true" table:show-details="true"/>
                <table:data-pilot-member table:name="27 - Bourgogne-Franche-Comté" table:display="true" table:show-details="true"/>
                <table:data-pilot-member table:name="28 - Normandie" table:display="true" table:show-details="true"/>
                <table:data-pilot-member table:name="32 - Hauts-de-France" table:display="true" table:show-details="true"/>
                <table:data-pilot-member table:name="44 - Grand Est" table:display="true" table:show-details="true"/>
                <table:data-pilot-member table:name="52 - Pays de la Loire" table:display="true" table:show-details="true"/>
                <table:data-pilot-member table:name="53 - Bretagne" table:display="true" table:show-details="true"/>
                <table:data-pilot-member table:name="75 - Nouvelle-Aquitaine" table:display="true" table:show-details="true"/>
                <table:data-pilot-member table:name="76 - Occitanie" table:display="true" table:show-details="true"/>
                <table:data-pilot-member table:name="84 - Auvergne-Rhône-Alpes" table:display="true" table:show-details="true"/>
                <table:data-pilot-member table:name="93 - Provence-Alpes-Côte d'Azu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ntre 100 000 hab et 200 000 hab" table:display="true" table:show-details="false"/>
                <table:data-pilot-member table:name="Entre 200 000 hab et 500 000 hab" table:display="true" table:show-details="false"/>
                <table:data-pilot-member table:name="Moins de 100 000 hab" table:display="true" table:show-details="false"/>
                <table:data-pilot-member table:name="Plus de 500 000 hab" table:display="true" table:show-details="false"/>
                <table:data-pilot-member table:name="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ooo:display-name="Nombre de Class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ntre 100 000 hab et 200 000 hab" table:display="true" table:show-details="false"/>
                <table:data-pilot-member table:name="Entre 200 000 hab et 500 000 hab" table:display="true" table:show-details="false"/>
                <table:data-pilot-member table:name="Moins de 100 000 hab" table:display="true" table:show-details="false"/>
                <table:data-pilot-member table:name="Plus de 500 000 hab" table:display="true" table:show-details="false"/>
                <table:data-pilot-member table:name="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3" table:application-data="" table:target-range-address="identification.H1:identification.I4" table:buttons="identification.H1" table:show-filter-button="false">
          <table:source-cell-range table:cell-range-address="Cçaroule.A1:Cçaroule.Z83"/>
          <table:data-pilot-field table:source-field-name="are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gglopolys - communauté d'agglomération de Blois" table:display="true" table:show-details="true"/>
                <table:data-pilot-member table:name="Aix-en-Provence" table:display="true" table:show-details="true"/>
                <table:data-pilot-member table:name="Aix-Marseille Provence Métropole" table:display="true" table:show-details="true"/>
                <table:data-pilot-member table:name="Amiens Métropole" table:display="true" table:show-details="true"/>
                <table:data-pilot-member table:name="Angers" table:display="true" table:show-details="true"/>
                <table:data-pilot-member table:name="Ardennes métropole " table:display="true" table:show-details="true"/>
                <table:data-pilot-member table:name="Besançon" table:display="true" table:show-details="true"/>
                <table:data-pilot-member table:name="Béziers Méditerranée agglomération" table:display="true" table:show-details="true"/>
                <table:data-pilot-member table:name="Bordeaux" table:display="true" table:show-details="true"/>
                <table:data-pilot-member table:name="Bordeaux Métropole" table:display="true" table:show-details="true"/>
                <table:data-pilot-member table:name="Bourges Plus" table:display="true" table:show-details="true"/>
                <table:data-pilot-member table:name="Brest Métropole Océane" table:display="true" table:show-details="true"/>
                <table:data-pilot-member table:name="CA du Bassin de Bourg-en-Bresse" table:display="true" table:show-details="true"/>
                <table:data-pilot-member table:name="CA Porte de l'Isère (C.A.P.I)" table:display="true" table:show-details="true"/>
                <table:data-pilot-member table:name="Caen" table:display="true" table:show-details="true"/>
                <table:data-pilot-member table:name="Carene - communauté d'agglomération Nazairienne et de l'Estuaire" table:display="true" table:show-details="true"/>
                <table:data-pilot-member table:name="Chartres Métropole" table:display="true" table:show-details="true"/>
                <table:data-pilot-member table:name="Clermont-Ferrand" table:display="true" table:show-details="true"/>
                <table:data-pilot-member table:name="Communauté d'agglomération de Cergy-Pontoise" table:display="true" table:show-details="true"/>
                <table:data-pilot-member table:name="Communauté d'agglomération de La Rochelle" table:display="true" table:show-details="true"/>
                <table:data-pilot-member table:name="Communauté d'agglomération du Grand Avignon" table:display="true" table:show-details="true"/>
                <table:data-pilot-member table:name="Communauté d'agglomération Paris-Saclay" table:display="true" table:show-details="true"/>
                <table:data-pilot-member table:name="Communauté d'agglomération Sophia Antipolis" table:display="true" table:show-details="true"/>
                <table:data-pilot-member table:name="Communauté de communes de Flandre intérieure" table:display="true" table:show-details="true"/>
                <table:data-pilot-member table:name="Communauté Pays Basque" table:display="true" table:show-details="true"/>
                <table:data-pilot-member table:name="Communauté urbaine d'Arras" table:display="true" table:show-details="true"/>
                <table:data-pilot-member table:name="CU Le Mans Métropole" table:display="true" table:show-details="true"/>
                <table:data-pilot-member table:name="Dijon Métropole - communauté d'agglomération du Grand Dijon" table:display="true" table:show-details="true"/>
                <table:data-pilot-member table:name="Dunkerque Grand Littoral" table:display="true" table:show-details="true"/>
                <table:data-pilot-member table:name="Est Ensemble - Grand Paris" table:display="true" table:show-details="true"/>
                <table:data-pilot-member table:name="Grand Angoulême" table:display="true" table:show-details="true"/>
                <table:data-pilot-member table:name="Grand Annecy agglomération" table:display="true" table:show-details="true"/>
                <table:data-pilot-member table:name="Grand Chambéry" table:display="true" table:show-details="true"/>
                <table:data-pilot-member table:name="Grand Montauban" table:display="true" table:show-details="true"/>
                <table:data-pilot-member table:name="Grand Paris Seine Ouest" table:display="true" table:show-details="true"/>
                <table:data-pilot-member table:name="Grand Poitiers" table:display="true" table:show-details="true"/>
                <table:data-pilot-member table:name="Grand Troyes" table:display="true" table:show-details="true"/>
                <table:data-pilot-member table:name="Grenoble Alpes Métropole - La Métro" table:display="true" table:show-details="true"/>
                <table:data-pilot-member table:name="Le Grand Chalon" table:display="true" table:show-details="true"/>
                <table:data-pilot-member table:name="Le Grand Nancy" table:display="true" table:show-details="true"/>
                <table:data-pilot-member table:name="Le Grand Périgeux " table:display="true" table:show-details="true"/>
                <table:data-pilot-member table:name="Limoges Métropole" table:display="true" table:show-details="true"/>
                <table:data-pilot-member table:name="Lorient agglomération" table:display="true" table:show-details="true"/>
                <table:data-pilot-member table:name="Métropole de Lyon" table:display="true" table:show-details="true"/>
                <table:data-pilot-member table:name="Métropole du Grand Paris" table:display="true" table:show-details="true"/>
                <table:data-pilot-member table:name="Métropole européenne de Lille (MEL)" table:display="true" table:show-details="true"/>
                <table:data-pilot-member table:name="Métropole Rouen Normandie" table:display="true" table:show-details="true"/>
                <table:data-pilot-member table:name="Métropole Toulon Provence Méditerranée" table:display="true" table:show-details="true"/>
                <table:data-pilot-member table:name="Metz" table:display="true" table:show-details="true"/>
                <table:data-pilot-member table:name="Metz Métropole" table:display="true" table:show-details="true"/>
                <table:data-pilot-member table:name="Montpellier Méditerranée Métropole" table:display="true" table:show-details="true"/>
                <table:data-pilot-member table:name="Montreuil" table:display="true" table:show-details="true"/>
                <table:data-pilot-member table:name="Mulhouse" table:display="true" table:show-details="true"/>
                <table:data-pilot-member table:name="Nantes Métropole" table:display="true" table:show-details="true"/>
                <table:data-pilot-member table:name="Nîmes" table:display="true" table:show-details="true"/>
                <table:data-pilot-member table:name="Nîmes Métropole" table:display="true" table:show-details="true"/>
                <table:data-pilot-member table:name="Niort agglo - communauté d'agglomération du Niortais" table:display="true" table:show-details="true"/>
                <table:data-pilot-member table:name="Orléans Métropole" table:display="true" table:show-details="true"/>
                <table:data-pilot-member table:name="Paris" table:display="true" table:show-details="true"/>
                <table:data-pilot-member table:name="Paris Ouest La Défense" table:display="true" table:show-details="true"/>
                <table:data-pilot-member table:name="Pau" table:display="true" table:show-details="true"/>
                <table:data-pilot-member table:name="Perpignan" table:display="true" table:show-details="true"/>
                <table:data-pilot-member table:name="Perpignan Méditerranée Métropole" table:display="true" table:show-details="true"/>
                <table:data-pilot-member table:name="Plaine Commune" table:display="true" table:show-details="true"/>
                <table:data-pilot-member table:name="Région Bourgogne-Franche-Comté" table:display="true" table:show-details="true"/>
                <table:data-pilot-member table:name="Région Centre-Val de Loire" table:display="true" table:show-details="true"/>
                <table:data-pilot-member table:name="Région Île-de-France" table:display="true" table:show-details="true"/>
                <table:data-pilot-member table:name="Région Occitanie Pyrénées-Méditerranée" table:display="true" table:show-details="true"/>
                <table:data-pilot-member table:name="Rennes" table:display="true" table:show-details="true"/>
                <table:data-pilot-member table:name="Rennes Métropole" table:display="true" table:show-details="true"/>
                <table:data-pilot-member table:name="Saint-Brieuc Armor agglomération" table:display="true" table:show-details="true"/>
                <table:data-pilot-member table:name="Seine-Saint-Denis - Le département" table:display="true" table:show-details="true"/>
                <table:data-pilot-member table:name="SMTC DE L'AGGLOMERATION CLERMONTOISE" table:display="true" table:show-details="true"/>
                <table:data-pilot-member table:name="Strasbourg Eurométropole" table:display="true" table:show-details="true"/>
                <table:data-pilot-member table:name="SYNDICAT DE TRANSPORTS DES SECTEURS III ET IV DE MARNE LA VALLEE" table:display="true" table:show-details="true"/>
                <table:data-pilot-member table:name="Toulouse Métropole" table:display="true" table:show-details="true"/>
                <table:data-pilot-member table:name="Tours" table:display="true" table:show-details="true"/>
                <table:data-pilot-member table:name="Tours métropole Val de Loire" table:display="true" table:show-details="true"/>
                <table:data-pilot-member table:name="Val de Marne département" table:display="true" table:show-details="true"/>
                <table:data-pilot-member table:name="Ville de Saint-Denis de la Réunion 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A" table:display="true" table:show-details="false"/>
                <table:data-pilot-member table:name="CC" table:display="true" table:show-details="false"/>
                <table:data-pilot-member table:name="CU" table:display="true" table:show-details="false"/>
                <table:data-pilot-member table:name="DEPARTEMENT" table:display="true" table:show-details="false"/>
                <table:data-pilot-member table:name="EPT" table:display="true" table:show-details="false"/>
                <table:data-pilot-member table:name="METRO" table:display="true" table:show-details="false"/>
                <table:data-pilot-member table:name="REGION" table:display="true" table:show-details="false"/>
                <table:data-pilot-member table:name="SMF" table:display="true" table:show-details="false"/>
                <table:data-pilot-member table:name="SMO" table:display="true" table:show-details="false"/>
                <table:data-pilot-member table:name="VILLE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page" table:used-hierarchy="-1" table:function="auto" loext:ignore-selected-page="true" table:selected-page="AC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ooo:display-name="Somme de Population 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2" table:application-data="" table:target-range-address="identification.E1:identification.G14" table:buttons="identification.E1 identification.F1" table:show-filter-button="false">
          <table:source-cell-range table:cell-range-address="Cçaroule.A1:Cçaroule.Z83"/>
          <table:data-pilot-field table:source-field-name="are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gglopolys - communauté d'agglomération de Blois" table:display="true" table:show-details="true"/>
                <table:data-pilot-member table:name="Aix-en-Provence" table:display="true" table:show-details="true"/>
                <table:data-pilot-member table:name="Aix-Marseille Provence Métropole" table:display="true" table:show-details="true"/>
                <table:data-pilot-member table:name="Amiens Métropole" table:display="true" table:show-details="true"/>
                <table:data-pilot-member table:name="Angers" table:display="true" table:show-details="true"/>
                <table:data-pilot-member table:name="Ardennes métropole " table:display="true" table:show-details="true"/>
                <table:data-pilot-member table:name="Besançon" table:display="true" table:show-details="true"/>
                <table:data-pilot-member table:name="Béziers Méditerranée agglomération" table:display="true" table:show-details="true"/>
                <table:data-pilot-member table:name="Bordeaux" table:display="true" table:show-details="true"/>
                <table:data-pilot-member table:name="Bordeaux Métropole" table:display="true" table:show-details="true"/>
                <table:data-pilot-member table:name="Bourges Plus" table:display="true" table:show-details="true"/>
                <table:data-pilot-member table:name="Brest Métropole Océane" table:display="true" table:show-details="true"/>
                <table:data-pilot-member table:name="CA du Bassin de Bourg-en-Bresse" table:display="true" table:show-details="true"/>
                <table:data-pilot-member table:name="CA Porte de l'Isère (C.A.P.I)" table:display="true" table:show-details="true"/>
                <table:data-pilot-member table:name="Caen" table:display="true" table:show-details="true"/>
                <table:data-pilot-member table:name="Carene - communauté d'agglomération Nazairienne et de l'Estuaire" table:display="true" table:show-details="true"/>
                <table:data-pilot-member table:name="Chartres Métropole" table:display="true" table:show-details="true"/>
                <table:data-pilot-member table:name="Clermont-Ferrand" table:display="true" table:show-details="true"/>
                <table:data-pilot-member table:name="Communauté d'agglomération de Cergy-Pontoise" table:display="true" table:show-details="true"/>
                <table:data-pilot-member table:name="Communauté d'agglomération de La Rochelle" table:display="true" table:show-details="true"/>
                <table:data-pilot-member table:name="Communauté d'agglomération du Grand Avignon" table:display="true" table:show-details="true"/>
                <table:data-pilot-member table:name="Communauté d'agglomération Paris-Saclay" table:display="true" table:show-details="true"/>
                <table:data-pilot-member table:name="Communauté d'agglomération Sophia Antipolis" table:display="true" table:show-details="true"/>
                <table:data-pilot-member table:name="Communauté de communes de Flandre intérieure" table:display="true" table:show-details="true"/>
                <table:data-pilot-member table:name="Communauté Pays Basque" table:display="true" table:show-details="true"/>
                <table:data-pilot-member table:name="Communauté urbaine d'Arras" table:display="true" table:show-details="true"/>
                <table:data-pilot-member table:name="CU Le Mans Métropole" table:display="true" table:show-details="true"/>
                <table:data-pilot-member table:name="Dijon Métropole - communauté d'agglomération du Grand Dijon" table:display="true" table:show-details="true"/>
                <table:data-pilot-member table:name="Dunkerque Grand Littoral" table:display="true" table:show-details="true"/>
                <table:data-pilot-member table:name="Est Ensemble - Grand Paris" table:display="true" table:show-details="true"/>
                <table:data-pilot-member table:name="Grand Angoulême" table:display="true" table:show-details="true"/>
                <table:data-pilot-member table:name="Grand Annecy agglomération" table:display="true" table:show-details="true"/>
                <table:data-pilot-member table:name="Grand Chambéry" table:display="true" table:show-details="true"/>
                <table:data-pilot-member table:name="Grand Montauban" table:display="true" table:show-details="true"/>
                <table:data-pilot-member table:name="Grand Paris Seine Ouest" table:display="true" table:show-details="true"/>
                <table:data-pilot-member table:name="Grand Poitiers" table:display="true" table:show-details="true"/>
                <table:data-pilot-member table:name="Grand Troyes" table:display="true" table:show-details="true"/>
                <table:data-pilot-member table:name="Grenoble Alpes Métropole - La Métro" table:display="true" table:show-details="true"/>
                <table:data-pilot-member table:name="Le Grand Chalon" table:display="true" table:show-details="true"/>
                <table:data-pilot-member table:name="Le Grand Nancy" table:display="true" table:show-details="true"/>
                <table:data-pilot-member table:name="Le Grand Périgeux " table:display="true" table:show-details="true"/>
                <table:data-pilot-member table:name="Limoges Métropole" table:display="true" table:show-details="true"/>
                <table:data-pilot-member table:name="Lorient agglomération" table:display="true" table:show-details="true"/>
                <table:data-pilot-member table:name="Métropole de Lyon" table:display="true" table:show-details="true"/>
                <table:data-pilot-member table:name="Métropole du Grand Paris" table:display="true" table:show-details="true"/>
                <table:data-pilot-member table:name="Métropole européenne de Lille (MEL)" table:display="true" table:show-details="true"/>
                <table:data-pilot-member table:name="Métropole Rouen Normandie" table:display="true" table:show-details="true"/>
                <table:data-pilot-member table:name="Métropole Toulon Provence Méditerranée" table:display="true" table:show-details="true"/>
                <table:data-pilot-member table:name="Metz" table:display="true" table:show-details="true"/>
                <table:data-pilot-member table:name="Metz Métropole" table:display="true" table:show-details="true"/>
                <table:data-pilot-member table:name="Montpellier Méditerranée Métropole" table:display="true" table:show-details="true"/>
                <table:data-pilot-member table:name="Montreuil" table:display="true" table:show-details="true"/>
                <table:data-pilot-member table:name="Mulhouse" table:display="true" table:show-details="true"/>
                <table:data-pilot-member table:name="Nantes Métropole" table:display="true" table:show-details="true"/>
                <table:data-pilot-member table:name="Nîmes" table:display="true" table:show-details="true"/>
                <table:data-pilot-member table:name="Nîmes Métropole" table:display="true" table:show-details="true"/>
                <table:data-pilot-member table:name="Niort agglo - communauté d'agglomération du Niortais" table:display="true" table:show-details="true"/>
                <table:data-pilot-member table:name="Orléans Métropole" table:display="true" table:show-details="true"/>
                <table:data-pilot-member table:name="Paris" table:display="true" table:show-details="true"/>
                <table:data-pilot-member table:name="Paris Ouest La Défense" table:display="true" table:show-details="true"/>
                <table:data-pilot-member table:name="Pau" table:display="true" table:show-details="true"/>
                <table:data-pilot-member table:name="Perpignan" table:display="true" table:show-details="true"/>
                <table:data-pilot-member table:name="Perpignan Méditerranée Métropole" table:display="true" table:show-details="true"/>
                <table:data-pilot-member table:name="Plaine Commune" table:display="true" table:show-details="true"/>
                <table:data-pilot-member table:name="Région Bourgogne-Franche-Comté" table:display="true" table:show-details="true"/>
                <table:data-pilot-member table:name="Région Centre-Val de Loire" table:display="true" table:show-details="true"/>
                <table:data-pilot-member table:name="Région Île-de-France" table:display="true" table:show-details="true"/>
                <table:data-pilot-member table:name="Région Occitanie Pyrénées-Méditerranée" table:display="true" table:show-details="true"/>
                <table:data-pilot-member table:name="Rennes" table:display="true" table:show-details="true"/>
                <table:data-pilot-member table:name="Rennes Métropole" table:display="true" table:show-details="true"/>
                <table:data-pilot-member table:name="Saint-Brieuc Armor agglomération" table:display="true" table:show-details="true"/>
                <table:data-pilot-member table:name="Seine-Saint-Denis - Le département" table:display="true" table:show-details="true"/>
                <table:data-pilot-member table:name="SMTC DE L'AGGLOMERATION CLERMONTOISE" table:display="true" table:show-details="true"/>
                <table:data-pilot-member table:name="Strasbourg Eurométropole" table:display="true" table:show-details="true"/>
                <table:data-pilot-member table:name="SYNDICAT DE TRANSPORTS DES SECTEURS III ET IV DE MARNE LA VALLEE" table:display="true" table:show-details="true"/>
                <table:data-pilot-member table:name="Toulouse Métropole" table:display="true" table:show-details="true"/>
                <table:data-pilot-member table:name="Tours" table:display="true" table:show-details="true"/>
                <table:data-pilot-member table:name="Tours métropole Val de Loire" table:display="true" table:show-details="true"/>
                <table:data-pilot-member table:name="Val de Marne département" table:display="true" table:show-details="true"/>
                <table:data-pilot-member table:name="Ville de Saint-Denis de la Réunion 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76275" table:display="true" table:show-details="true"/>
                <table:data-pilot-member table:name="78048" table:display="true" table:show-details="true"/>
                <table:data-pilot-member table:name="102391" table:display="true" table:show-details="true"/>
                <table:data-pilot-member table:name="102679" table:display="true" table:show-details="true"/>
                <table:data-pilot-member table:name="103757" table:display="true" table:show-details="true"/>
                <table:data-pilot-member table:name="105286" table:display="true" table:show-details="true"/>
                <table:data-pilot-member table:name="105512" table:display="true" table:show-details="true"/>
                <table:data-pilot-member table:name="107395" table:display="true" table:show-details="true"/>
                <table:data-pilot-member table:name="108347" table:display="true" table:show-details="true"/>
                <table:data-pilot-member table:name="108942" table:display="true" table:show-details="true"/>
                <table:data-pilot-member table:name="109914" table:display="true" table:show-details="true"/>
                <table:data-pilot-member table:name="113869" table:display="true" table:show-details="true"/>
                <table:data-pilot-member table:name="116581" table:display="true" table:show-details="true"/>
                <table:data-pilot-member table:name="116775" table:display="true" table:show-details="true"/>
                <table:data-pilot-member table:name="121220" table:display="true" table:show-details="true"/>
                <table:data-pilot-member table:name="121469" table:display="true" table:show-details="true"/>
                <table:data-pilot-member table:name="125648" table:display="true" table:show-details="true"/>
                <table:data-pilot-member table:name="125883" table:display="true" table:show-details="true"/>
                <table:data-pilot-member table:name="132682" table:display="true" table:show-details="true"/>
                <table:data-pilot-member table:name="135290" table:display="true" table:show-details="true"/>
                <table:data-pilot-member table:name="136243" table:display="true" table:show-details="true"/>
                <table:data-pilot-member table:name="136463" table:display="true" table:show-details="true"/>
                <table:data-pilot-member table:name="141776" table:display="true" table:show-details="true"/>
                <table:data-pilot-member table:name="142289" table:display="true" table:show-details="true"/>
                <table:data-pilot-member table:name="143097" table:display="true" table:show-details="true"/>
                <table:data-pilot-member table:name="146734" table:display="true" table:show-details="true"/>
                <table:data-pilot-member table:name="149633" table:display="true" table:show-details="true"/>
                <table:data-pilot-member table:name="150535" table:display="true" table:show-details="true"/>
                <table:data-pilot-member table:name="151937" table:display="true" table:show-details="true"/>
                <table:data-pilot-member table:name="154508" table:display="true" table:show-details="true"/>
                <table:data-pilot-member table:name="171811" table:display="true" table:show-details="true"/>
                <table:data-pilot-member table:name="172329" table:display="true" table:show-details="true"/>
                <table:data-pilot-member table:name="177077" table:display="true" table:show-details="true"/>
                <table:data-pilot-member table:name="180905" table:display="true" table:show-details="true"/>
                <table:data-pilot-member table:name="192785" table:display="true" table:show-details="true"/>
                <table:data-pilot-member table:name="194068" table:display="true" table:show-details="true"/>
                <table:data-pilot-member table:name="195917" table:display="true" table:show-details="true"/>
                <table:data-pilot-member table:name="203784" table:display="true" table:show-details="true"/>
                <table:data-pilot-member table:name="204107" table:display="true" table:show-details="true"/>
                <table:data-pilot-member table:name="205811" table:display="true" table:show-details="true"/>
                <table:data-pilot-member table:name="207385" table:display="true" table:show-details="true"/>
                <table:data-pilot-member table:name="210047" table:display="true" table:show-details="true"/>
                <table:data-pilot-member table:name="210633" table:display="true" table:show-details="true"/>
                <table:data-pilot-member table:name="217728" table:display="true" table:show-details="true"/>
                <table:data-pilot-member table:name="221484" table:display="true" table:show-details="true"/>
                <table:data-pilot-member table:name="253859" table:display="true" table:show-details="true"/>
                <table:data-pilot-member table:name="257068" table:display="true" table:show-details="true"/>
                <table:data-pilot-member table:name="257431" table:display="true" table:show-details="true"/>
                <table:data-pilot-member table:name="257987" table:display="true" table:show-details="true"/>
                <table:data-pilot-member table:name="268445" table:display="true" table:show-details="true"/>
                <table:data-pilot-member table:name="268912" table:display="true" table:show-details="true"/>
                <table:data-pilot-member table:name="287019" table:display="true" table:show-details="true"/>
                <table:data-pilot-member table:name="300923" table:display="true" table:show-details="true"/>
                <table:data-pilot-member table:name="310527" table:display="true" table:show-details="true"/>
                <table:data-pilot-member table:name="314169" table:display="true" table:show-details="true"/>
                <table:data-pilot-member table:name="319603" table:display="true" table:show-details="true"/>
                <table:data-pilot-member table:name="330282" table:display="true" table:show-details="true"/>
                <table:data-pilot-member table:name="407717" table:display="true" table:show-details="true"/>
                <table:data-pilot-member table:name="438985" table:display="true" table:show-details="true"/>
                <table:data-pilot-member table:name="440113" table:display="true" table:show-details="true"/>
                <table:data-pilot-member table:name="451762" table:display="true" table:show-details="true"/>
                <table:data-pilot-member table:name="481279" table:display="true" table:show-details="true"/>
                <table:data-pilot-member table:name="492681" table:display="true" table:show-details="true"/>
                <table:data-pilot-member table:name="500510" table:display="true" table:show-details="true"/>
                <table:data-pilot-member table:name="562238" table:display="true" table:show-details="true"/>
                <table:data-pilot-member table:name="650820" table:display="true" table:show-details="true"/>
                <table:data-pilot-member table:name="656275" table:display="true" table:show-details="true"/>
                <table:data-pilot-member table:name="783353" table:display="true" table:show-details="true"/>
                <table:data-pilot-member table:name="801041" table:display="true" table:show-details="true"/>
                <table:data-pilot-member table:name="1174273" table:display="true" table:show-details="true"/>
                <table:data-pilot-member table:name="1396913" table:display="true" table:show-details="true"/>
                <table:data-pilot-member table:name="1398892" table:display="true" table:show-details="true"/>
                <table:data-pilot-member table:name="1632677" table:display="true" table:show-details="true"/>
                <table:data-pilot-member table:name="1889666" table:display="true" table:show-details="true"/>
                <table:data-pilot-member table:name="2175601" table:display="true" table:show-details="true"/>
                <table:data-pilot-member table:name="2572853" table:display="true" table:show-details="true"/>
                <table:data-pilot-member table:name="2807807" table:display="true" table:show-details="true"/>
                <table:data-pilot-member table:name="5885496" table:display="true" table:show-details="true"/>
                <table:data-pilot-member table:name="7075028" table:display="true" table:show-details="true"/>
                <table:data-pilot-member table:name="12213447" table:display="true" table:show-details="true"/>
                <table:data-pilot-member table:name="121 93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A" table:display="true" table:show-details="false"/>
                <table:data-pilot-member table:name="CC" table:display="true" table:show-details="false"/>
                <table:data-pilot-member table:name="CU" table:display="true" table:show-details="false"/>
                <table:data-pilot-member table:name="DEPARTEMENT" table:display="true" table:show-details="false"/>
                <table:data-pilot-member table:name="EPT" table:display="true" table:show-details="false"/>
                <table:data-pilot-member table:name="METRO" table:display="true" table:show-details="false"/>
                <table:data-pilot-member table:name="REGION" table:display="true" table:show-details="false"/>
                <table:data-pilot-member table:name="SMF" table:display="true" table:show-details="false"/>
                <table:data-pilot-member table:name="SMO" table:display="true" table:show-details="false"/>
                <table:data-pilot-member table:name="VILLE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ooo:display-name="Nombre de type de structur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CA" table:display="true" table:show-details="false"/>
                <table:data-pilot-member table:name="CC" table:display="true" table:show-details="false"/>
                <table:data-pilot-member table:name="CU" table:display="true" table:show-details="false"/>
                <table:data-pilot-member table:name="DEPARTEMENT" table:display="true" table:show-details="false"/>
                <table:data-pilot-member table:name="EPT" table:display="true" table:show-details="false"/>
                <table:data-pilot-member table:name="METRO" table:display="true" table:show-details="false"/>
                <table:data-pilot-member table:name="REGION" table:display="true" table:show-details="false"/>
                <table:data-pilot-member table:name="SMF" table:display="true" table:show-details="false"/>
                <table:data-pilot-member table:name="SMO" table:display="true" table:show-details="false"/>
                <table:data-pilot-member table:name="VILLE" table:display="true" table:show-details="false"/>
                <table:data-pilot-member table:name="#N/A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5" table:application-data="" table:target-range-address="'durée arret'.A1:'durée arret'.B16" table:buttons="'durée arret'.A1" table:show-filter-button="false">
          <table:source-cell-range table:cell-range-address="Cçaroule.B1:Cçaroule.Z1048576"/>
          <table:data-pilot-field table:source-field-name="ID (SIREN OU INSEE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hidden" table:used-hierarchy="-1" table:function="auto">
            <table:data-pilot-level calcext:repeat-item-labels="false">
              <table:data-pilot-members>
                <table:data-pilot-member table:name="Agglopolys - communauté d'agglomération de Blois" table:display="true" table:show-details="true"/>
                <table:data-pilot-member table:name="Aix-en-Provence" table:display="true" table:show-details="true"/>
                <table:data-pilot-member table:name="Aix-Marseille Provence Métropole" table:display="true" table:show-details="true"/>
                <table:data-pilot-member table:name="Amiens Métropole" table:display="true" table:show-details="true"/>
                <table:data-pilot-member table:name="Angers" table:display="true" table:show-details="true"/>
                <table:data-pilot-member table:name="Ardennes métropole " table:display="true" table:show-details="true"/>
                <table:data-pilot-member table:name="Besançon" table:display="true" table:show-details="true"/>
                <table:data-pilot-member table:name="Béziers Méditerranée agglomération" table:display="true" table:show-details="true"/>
                <table:data-pilot-member table:name="Bordeaux" table:display="true" table:show-details="true"/>
                <table:data-pilot-member table:name="Bordeaux Métropole" table:display="true" table:show-details="true"/>
                <table:data-pilot-member table:name="Bourges Plus" table:display="true" table:show-details="true"/>
                <table:data-pilot-member table:name="Brest Métropole Océane" table:display="true" table:show-details="true"/>
                <table:data-pilot-member table:name="CA du Bassin de Bourg-en-Bresse" table:display="true" table:show-details="true"/>
                <table:data-pilot-member table:name="CA Porte de l'Isère (C.A.P.I)" table:display="true" table:show-details="true"/>
                <table:data-pilot-member table:name="Caen" table:display="true" table:show-details="true"/>
                <table:data-pilot-member table:name="Carene - communauté d'agglomération Nazairienne et de l'Estuaire" table:display="true" table:show-details="true"/>
                <table:data-pilot-member table:name="Chartres Métropole" table:display="true" table:show-details="true"/>
                <table:data-pilot-member table:name="Clermont-Ferrand" table:display="true" table:show-details="true"/>
                <table:data-pilot-member table:name="Communauté d'agglomération de Cergy-Pontoise" table:display="true" table:show-details="true"/>
                <table:data-pilot-member table:name="Communauté d'agglomération de La Rochelle" table:display="true" table:show-details="true"/>
                <table:data-pilot-member table:name="Communauté d'agglomération du Grand Avignon" table:display="true" table:show-details="true"/>
                <table:data-pilot-member table:name="Communauté d'agglomération Paris-Saclay" table:display="true" table:show-details="true"/>
                <table:data-pilot-member table:name="Communauté d'agglomération Sophia Antipolis" table:display="true" table:show-details="true"/>
                <table:data-pilot-member table:name="Communauté de communes de Flandre intérieure" table:display="true" table:show-details="true"/>
                <table:data-pilot-member table:name="Communauté Pays Basque" table:display="true" table:show-details="true"/>
                <table:data-pilot-member table:name="Communauté urbaine d'Arras" table:display="true" table:show-details="true"/>
                <table:data-pilot-member table:name="CU Le Mans Métropole" table:display="true" table:show-details="true"/>
                <table:data-pilot-member table:name="Dijon Métropole - communauté d'agglomération du Grand Dijon" table:display="true" table:show-details="true"/>
                <table:data-pilot-member table:name="Dunkerque Grand Littoral" table:display="true" table:show-details="true"/>
                <table:data-pilot-member table:name="Est Ensemble - Grand Paris" table:display="true" table:show-details="true"/>
                <table:data-pilot-member table:name="Grand Angoulême" table:display="true" table:show-details="true"/>
                <table:data-pilot-member table:name="Grand Annecy agglomération" table:display="true" table:show-details="true"/>
                <table:data-pilot-member table:name="Grand Chambéry" table:display="true" table:show-details="true"/>
                <table:data-pilot-member table:name="Grand Montauban" table:display="true" table:show-details="true"/>
                <table:data-pilot-member table:name="Grand Paris Seine Ouest" table:display="true" table:show-details="true"/>
                <table:data-pilot-member table:name="Grand Poitiers" table:display="true" table:show-details="true"/>
                <table:data-pilot-member table:name="Grand Troyes" table:display="true" table:show-details="true"/>
                <table:data-pilot-member table:name="Grenoble Alpes Métropole - La Métro" table:display="true" table:show-details="true"/>
                <table:data-pilot-member table:name="Le Grand Chalon" table:display="true" table:show-details="true"/>
                <table:data-pilot-member table:name="Le Grand Nancy" table:display="true" table:show-details="true"/>
                <table:data-pilot-member table:name="Le Grand Périgeux " table:display="true" table:show-details="true"/>
                <table:data-pilot-member table:name="Le Havre Seine Métropole" table:display="true" table:show-details="true"/>
                <table:data-pilot-member table:name="Limoges Métropole" table:display="true" table:show-details="true"/>
                <table:data-pilot-member table:name="Lorient agglomération" table:display="true" table:show-details="true"/>
                <table:data-pilot-member table:name="Métropole de Lyon" table:display="true" table:show-details="true"/>
                <table:data-pilot-member table:name="Métropole du Grand Paris" table:display="true" table:show-details="true"/>
                <table:data-pilot-member table:name="Métropole européenne de Lille (MEL)" table:display="true" table:show-details="true"/>
                <table:data-pilot-member table:name="Métropole Rouen Normandie" table:display="true" table:show-details="true"/>
                <table:data-pilot-member table:name="Métropole Toulon Provence Méditerranée" table:display="true" table:show-details="true"/>
                <table:data-pilot-member table:name="Metz" table:display="true" table:show-details="true"/>
                <table:data-pilot-member table:name="Metz Métropole" table:display="true" table:show-details="true"/>
                <table:data-pilot-member table:name="Montpellier Méditerranée Métropole" table:display="true" table:show-details="true"/>
                <table:data-pilot-member table:name="Montreuil" table:display="true" table:show-details="true"/>
                <table:data-pilot-member table:name="Mulhouse" table:display="true" table:show-details="true"/>
                <table:data-pilot-member table:name="Nantes Métropole" table:display="true" table:show-details="true"/>
                <table:data-pilot-member table:name="Nîmes" table:display="true" table:show-details="true"/>
                <table:data-pilot-member table:name="Nîmes Métropole" table:display="true" table:show-details="true"/>
                <table:data-pilot-member table:name="Niort agglo - communauté d'agglomération du Niortais" table:display="true" table:show-details="true"/>
                <table:data-pilot-member table:name="Orléans Métropole" table:display="true" table:show-details="true"/>
                <table:data-pilot-member table:name="Paris" table:display="true" table:show-details="true"/>
                <table:data-pilot-member table:name="Paris Ouest La Défense" table:display="true" table:show-details="true"/>
                <table:data-pilot-member table:name="Pau" table:display="true" table:show-details="true"/>
                <table:data-pilot-member table:name="Perpignan" table:display="true" table:show-details="true"/>
                <table:data-pilot-member table:name="Perpignan Méditerranée Métropole" table:display="true" table:show-details="true"/>
                <table:data-pilot-member table:name="Plaine Commune" table:display="true" table:show-details="true"/>
                <table:data-pilot-member table:name="Région Bourgogne-Franche-Comté" table:display="true" table:show-details="true"/>
                <table:data-pilot-member table:name="Région Centre-Val de Loire" table:display="true" table:show-details="true"/>
                <table:data-pilot-member table:name="Région Île-de-France" table:display="true" table:show-details="true"/>
                <table:data-pilot-member table:name="Région Occitanie Pyrénées-Méditerranée" table:display="true" table:show-details="true"/>
                <table:data-pilot-member table:name="Rennes" table:display="true" table:show-details="true"/>
                <table:data-pilot-member table:name="Rennes Métropole" table:display="true" table:show-details="true"/>
                <table:data-pilot-member table:name="Saint-Brieuc Armor agglomération" table:display="true" table:show-details="true"/>
                <table:data-pilot-member table:name="Seine-Saint-Denis - Le département" table:display="true" table:show-details="true"/>
                <table:data-pilot-member table:name="SMTC DE L'AGGLOMERATION CLERMONTOISE" table:display="true" table:show-details="true"/>
                <table:data-pilot-member table:name="Strasbourg Eurométropole" table:display="true" table:show-details="true"/>
                <table:data-pilot-member table:name="SYNDICAT DE TRANSPORTS DES SECTEURS III ET IV DE MARNE LA VALLEE" table:display="true" table:show-details="true"/>
                <table:data-pilot-member table:name="Toulouse Métropole" table:display="true" table:show-details="true"/>
                <table:data-pilot-member table:name="Tours" table:display="true" table:show-details="true"/>
                <table:data-pilot-member table:name="Tours métropole Val de Loire" table:display="true" table:show-details="true"/>
                <table:data-pilot-member table:name="Val de Marne département" table:display="true" table:show-details="true"/>
                <table:data-pilot-member table:name="Ville de Saint-Denis de la Réunion " table:display="true" table:show-details="true"/>
                <table:data-pilot-member table:name="" table:display="true" table:show-details="true"/>
              </table:data-pilot-members>
            </table:data-pilot-level>
          </table:data-pilot-field>
          <table:data-pilot-field table:source-field-name="Durée moyen &#10;du trajet [min]" tableooo:display-name="Moyenne de Durée d'arrêt moyenne par km [s]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7" table:application-data="" table:target-range-address="'durée trajet'.A1:'durée trajet'.B16" table:buttons="'durée trajet'.A1" table:show-filter-button="false">
          <table:source-cell-range table:cell-range-address="Cçaroule.B1:Cçaroule.Z1048576"/>
          <table:data-pilot-field table:source-field-name="ID (SIREN OU INSEE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4,91" table:display="true" table:show-details="true"/>
                <table:data-pilot-member table:name="25,23" table:display="true" table:show-details="true"/>
                <table:data-pilot-member table:name="25,32" table:display="true" table:show-details="true"/>
                <table:data-pilot-member table:name="25,69" table:display="true" table:show-details="true"/>
                <table:data-pilot-member table:name="26,42" table:display="true" table:show-details="true"/>
                <table:data-pilot-member table:name="26,46" table:display="true" table:show-details="true"/>
                <table:data-pilot-member table:name="26,94" table:display="true" table:show-details="true"/>
                <table:data-pilot-member table:name="26,95" table:display="true" table:show-details="true"/>
                <table:data-pilot-member table:name="27,42" table:display="true" table:show-details="true"/>
                <table:data-pilot-member table:name="27,46" table:display="true" table:show-details="true"/>
                <table:data-pilot-member table:name="27,53" table:display="true" table:show-details="true"/>
                <table:data-pilot-member table:name="27,93" table:display="true" table:show-details="true"/>
                <table:data-pilot-member table:name="28,09" table:display="true" table:show-details="true"/>
                <table:data-pilot-member table:name="28,33" table:display="true" table:show-details="true"/>
                <table:data-pilot-member table:name="28,45" table:display="true" table:show-details="true"/>
                <table:data-pilot-member table:name="28,66" table:display="true" table:show-details="true"/>
                <table:data-pilot-member table:name="29,18" table:display="true" table:show-details="true"/>
                <table:data-pilot-member table:name="29,42" table:display="true" table:show-details="true"/>
                <table:data-pilot-member table:name="30,43" table:display="true" table:show-details="true"/>
                <table:data-pilot-member table:name="30,57" table:display="true" table:show-details="true"/>
                <table:data-pilot-member table:name="31,02" table:display="true" table:show-details="true"/>
                <table:data-pilot-member table:name="31,16" table:display="true" table:show-details="true"/>
                <table:data-pilot-member table:name="31,35" table:display="true" table:show-details="true"/>
                <table:data-pilot-member table:name="31,47" table:display="true" table:show-details="true"/>
                <table:data-pilot-member table:name="31,48" table:display="true" table:show-details="true"/>
                <table:data-pilot-member table:name="31,71" table:display="true" table:show-details="true"/>
                <table:data-pilot-member table:name="32,65" table:display="true" table:show-details="true"/>
                <table:data-pilot-member table:name="32,73" table:display="true" table:show-details="true"/>
                <table:data-pilot-member table:name="32,93" table:display="true" table:show-details="true"/>
                <table:data-pilot-member table:name="32,95" table:display="true" table:show-details="true"/>
                <table:data-pilot-member table:name="33,12" table:display="true" table:show-details="true"/>
                <table:data-pilot-member table:name="33,23" table:display="true" table:show-details="true"/>
                <table:data-pilot-member table:name="33,26" table:display="true" table:show-details="true"/>
                <table:data-pilot-member table:name="33,28" table:display="true" table:show-details="true"/>
                <table:data-pilot-member table:name="33,52" table:display="true" table:show-details="true"/>
                <table:data-pilot-member table:name="33,69" table:display="true" table:show-details="true"/>
                <table:data-pilot-member table:name="33,79" table:display="true" table:show-details="true"/>
                <table:data-pilot-member table:name="34,38" table:display="true" table:show-details="true"/>
                <table:data-pilot-member table:name="34,57" table:display="true" table:show-details="true"/>
                <table:data-pilot-member table:name="34,61" table:display="true" table:show-details="true"/>
                <table:data-pilot-member table:name="34,82" table:display="true" table:show-details="true"/>
                <table:data-pilot-member table:name="35,04" table:display="true" table:show-details="true"/>
                <table:data-pilot-member table:name="35,16" table:display="true" table:show-details="true"/>
                <table:data-pilot-member table:name="35,75" table:display="true" table:show-details="true"/>
                <table:data-pilot-member table:name="35,84" table:display="true" table:show-details="true"/>
                <table:data-pilot-member table:name="36,19" table:display="true" table:show-details="true"/>
                <table:data-pilot-member table:name="36,37" table:display="true" table:show-details="true"/>
                <table:data-pilot-member table:name="36,88" table:display="true" table:show-details="true"/>
                <table:data-pilot-member table:name="36,93" table:display="true" table:show-details="true"/>
                <table:data-pilot-member table:name="37,56" table:display="true" table:show-details="true"/>
                <table:data-pilot-member table:name="37,66" table:display="true" table:show-details="true"/>
                <table:data-pilot-member table:name="38,43" table:display="true" table:show-details="true"/>
                <table:data-pilot-member table:name="39,45" table:display="true" table:show-details="true"/>
                <table:data-pilot-member table:name="39,81" table:display="true" table:show-details="true"/>
                <table:data-pilot-member table:name="40,25" table:display="true" table:show-details="true"/>
                <table:data-pilot-member table:name="40,77" table:display="true" table:show-details="true"/>
                <table:data-pilot-member table:name="40,88" table:display="true" table:show-details="true"/>
                <table:data-pilot-member table:name="41,5" table:display="true" table:show-details="true"/>
                <table:data-pilot-member table:name="42,59" table:display="true" table:show-details="true"/>
                <table:data-pilot-member table:name="43,58" table:display="true" table:show-details="true"/>
                <table:data-pilot-member table:name="45,23" table:display="true" table:show-details="true"/>
                <table:data-pilot-member table:name="45,67" table:display="true" table:show-details="true"/>
                <table:data-pilot-member table:name="47,43" table:display="true" table:show-details="true"/>
                <table:data-pilot-member table:name="47,52" table:display="true" table:show-details="true"/>
                <table:data-pilot-member table:name="48,18" table:display="true" table:show-details="true"/>
                <table:data-pilot-member table:name="48,65" table:display="true" table:show-details="true"/>
                <table:data-pilot-member table:name="50,84" table:display="true" table:show-details="true"/>
                <table:data-pilot-member table:name="51,6" table:display="true" table:show-details="true"/>
                <table:data-pilot-member table:name="53,13" table:display="true" table:show-details="true"/>
                <table:data-pilot-member table:name="55,27" table:display="true" table:show-details="true"/>
                <table:data-pilot-member table:name="64,12" table:display="true" table:show-details="true"/>
                <table:data-pilot-member table:name="67" table:display="true" table:show-details="true"/>
                <table:data-pilot-member table:name="67,16" table:display="true" table:show-details="true"/>
                <table:data-pilot-member table:name="76,32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hidden" table:used-hierarchy="-1" table:function="auto">
            <table:data-pilot-level calcext:repeat-item-labels="false">
              <table:data-pilot-members>
                <table:data-pilot-member table:name="Agglopolys - communauté d'agglomération de Blois" table:display="true" table:show-details="true"/>
                <table:data-pilot-member table:name="Aix-en-Provence" table:display="true" table:show-details="true"/>
                <table:data-pilot-member table:name="Aix-Marseille Provence Métropole" table:display="true" table:show-details="true"/>
                <table:data-pilot-member table:name="Amiens Métropole" table:display="true" table:show-details="true"/>
                <table:data-pilot-member table:name="Angers" table:display="true" table:show-details="true"/>
                <table:data-pilot-member table:name="Ardennes métropole " table:display="true" table:show-details="true"/>
                <table:data-pilot-member table:name="Besançon" table:display="true" table:show-details="true"/>
                <table:data-pilot-member table:name="Béziers Méditerranée agglomération" table:display="true" table:show-details="true"/>
                <table:data-pilot-member table:name="Bordeaux" table:display="true" table:show-details="true"/>
                <table:data-pilot-member table:name="Bordeaux Métropole" table:display="true" table:show-details="true"/>
                <table:data-pilot-member table:name="Bourges Plus" table:display="true" table:show-details="true"/>
                <table:data-pilot-member table:name="Brest Métropole Océane" table:display="true" table:show-details="true"/>
                <table:data-pilot-member table:name="CA du Bassin de Bourg-en-Bresse" table:display="true" table:show-details="true"/>
                <table:data-pilot-member table:name="CA Porte de l'Isère (C.A.P.I)" table:display="true" table:show-details="true"/>
                <table:data-pilot-member table:name="Caen" table:display="true" table:show-details="true"/>
                <table:data-pilot-member table:name="Carene - communauté d'agglomération Nazairienne et de l'Estuaire" table:display="true" table:show-details="true"/>
                <table:data-pilot-member table:name="Chartres Métropole" table:display="true" table:show-details="true"/>
                <table:data-pilot-member table:name="Clermont-Ferrand" table:display="true" table:show-details="true"/>
                <table:data-pilot-member table:name="Communauté d'agglomération de Cergy-Pontoise" table:display="true" table:show-details="true"/>
                <table:data-pilot-member table:name="Communauté d'agglomération de La Rochelle" table:display="true" table:show-details="true"/>
                <table:data-pilot-member table:name="Communauté d'agglomération du Grand Avignon" table:display="true" table:show-details="true"/>
                <table:data-pilot-member table:name="Communauté d'agglomération Paris-Saclay" table:display="true" table:show-details="true"/>
                <table:data-pilot-member table:name="Communauté d'agglomération Sophia Antipolis" table:display="true" table:show-details="true"/>
                <table:data-pilot-member table:name="Communauté de communes de Flandre intérieure" table:display="true" table:show-details="true"/>
                <table:data-pilot-member table:name="Communauté Pays Basque" table:display="true" table:show-details="true"/>
                <table:data-pilot-member table:name="Communauté urbaine d'Arras" table:display="true" table:show-details="true"/>
                <table:data-pilot-member table:name="CU Le Mans Métropole" table:display="true" table:show-details="true"/>
                <table:data-pilot-member table:name="Dijon Métropole - communauté d'agglomération du Grand Dijon" table:display="true" table:show-details="true"/>
                <table:data-pilot-member table:name="Dunkerque Grand Littoral" table:display="true" table:show-details="true"/>
                <table:data-pilot-member table:name="Est Ensemble - Grand Paris" table:display="true" table:show-details="true"/>
                <table:data-pilot-member table:name="Grand Angoulême" table:display="true" table:show-details="true"/>
                <table:data-pilot-member table:name="Grand Annecy agglomération" table:display="true" table:show-details="true"/>
                <table:data-pilot-member table:name="Grand Chambéry" table:display="true" table:show-details="true"/>
                <table:data-pilot-member table:name="Grand Montauban" table:display="true" table:show-details="true"/>
                <table:data-pilot-member table:name="Grand Paris Seine Ouest" table:display="true" table:show-details="true"/>
                <table:data-pilot-member table:name="Grand Poitiers" table:display="true" table:show-details="true"/>
                <table:data-pilot-member table:name="Grand Troyes" table:display="true" table:show-details="true"/>
                <table:data-pilot-member table:name="Grenoble Alpes Métropole - La Métro" table:display="true" table:show-details="true"/>
                <table:data-pilot-member table:name="Le Grand Chalon" table:display="true" table:show-details="true"/>
                <table:data-pilot-member table:name="Le Grand Nancy" table:display="true" table:show-details="true"/>
                <table:data-pilot-member table:name="Le Grand Périgeux " table:display="true" table:show-details="true"/>
                <table:data-pilot-member table:name="Le Havre Seine Métropole" table:display="true" table:show-details="true"/>
                <table:data-pilot-member table:name="Limoges Métropole" table:display="true" table:show-details="true"/>
                <table:data-pilot-member table:name="Lorient agglomération" table:display="true" table:show-details="true"/>
                <table:data-pilot-member table:name="Métropole de Lyon" table:display="true" table:show-details="true"/>
                <table:data-pilot-member table:name="Métropole du Grand Paris" table:display="true" table:show-details="true"/>
                <table:data-pilot-member table:name="Métropole européenne de Lille (MEL)" table:display="true" table:show-details="true"/>
                <table:data-pilot-member table:name="Métropole Rouen Normandie" table:display="true" table:show-details="true"/>
                <table:data-pilot-member table:name="Métropole Toulon Provence Méditerranée" table:display="true" table:show-details="true"/>
                <table:data-pilot-member table:name="Metz" table:display="true" table:show-details="true"/>
                <table:data-pilot-member table:name="Metz Métropole" table:display="true" table:show-details="true"/>
                <table:data-pilot-member table:name="Montpellier Méditerranée Métropole" table:display="true" table:show-details="true"/>
                <table:data-pilot-member table:name="Montreuil" table:display="true" table:show-details="true"/>
                <table:data-pilot-member table:name="Mulhouse" table:display="true" table:show-details="true"/>
                <table:data-pilot-member table:name="Nantes Métropole" table:display="true" table:show-details="true"/>
                <table:data-pilot-member table:name="Nîmes" table:display="true" table:show-details="true"/>
                <table:data-pilot-member table:name="Nîmes Métropole" table:display="true" table:show-details="true"/>
                <table:data-pilot-member table:name="Niort agglo - communauté d'agglomération du Niortais" table:display="true" table:show-details="true"/>
                <table:data-pilot-member table:name="Orléans Métropole" table:display="true" table:show-details="true"/>
                <table:data-pilot-member table:name="Paris" table:display="true" table:show-details="true"/>
                <table:data-pilot-member table:name="Paris Ouest La Défense" table:display="true" table:show-details="true"/>
                <table:data-pilot-member table:name="Pau" table:display="true" table:show-details="true"/>
                <table:data-pilot-member table:name="Perpignan" table:display="true" table:show-details="true"/>
                <table:data-pilot-member table:name="Perpignan Méditerranée Métropole" table:display="true" table:show-details="true"/>
                <table:data-pilot-member table:name="Plaine Commune" table:display="true" table:show-details="true"/>
                <table:data-pilot-member table:name="Région Bourgogne-Franche-Comté" table:display="true" table:show-details="true"/>
                <table:data-pilot-member table:name="Région Centre-Val de Loire" table:display="true" table:show-details="true"/>
                <table:data-pilot-member table:name="Région Île-de-France" table:display="true" table:show-details="true"/>
                <table:data-pilot-member table:name="Région Occitanie Pyrénées-Méditerranée" table:display="true" table:show-details="true"/>
                <table:data-pilot-member table:name="Rennes" table:display="true" table:show-details="true"/>
                <table:data-pilot-member table:name="Rennes Métropole" table:display="true" table:show-details="true"/>
                <table:data-pilot-member table:name="Saint-Brieuc Armor agglomération" table:display="true" table:show-details="true"/>
                <table:data-pilot-member table:name="Seine-Saint-Denis - Le département" table:display="true" table:show-details="true"/>
                <table:data-pilot-member table:name="SMTC DE L'AGGLOMERATION CLERMONTOISE" table:display="true" table:show-details="true"/>
                <table:data-pilot-member table:name="Strasbourg Eurométropole" table:display="true" table:show-details="true"/>
                <table:data-pilot-member table:name="SYNDICAT DE TRANSPORTS DES SECTEURS III ET IV DE MARNE LA VALLEE" table:display="true" table:show-details="true"/>
                <table:data-pilot-member table:name="Toulouse Métropole" table:display="true" table:show-details="true"/>
                <table:data-pilot-member table:name="Tours" table:display="true" table:show-details="true"/>
                <table:data-pilot-member table:name="Tours métropole Val de Loire" table:display="true" table:show-details="true"/>
                <table:data-pilot-member table:name="Val de Marne département" table:display="true" table:show-details="true"/>
                <table:data-pilot-member table:name="Ville de Saint-Denis de la Réunion " table:display="true" table:show-details="true"/>
                <table:data-pilot-member table:name="" table:display="true" table:show-details="true"/>
              </table:data-pilot-members>
            </table:data-pilot-level>
          </table:data-pilot-field>
          <table:data-pilot-field table:source-field-name="Vitesse moyenne&#10; [km/h]" tableooo:display-name="Moyenne de Durée moyen &#10;du trajet [min]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8" table:application-data="" table:target-range-address="Vitesse.A1:Vitesse.B16" table:buttons="Vitesse.A1" table:show-filter-button="false">
          <table:source-cell-range table:cell-range-address="Cçaroule.B1:Cçaroule.Z1048576"/>
          <table:data-pilot-field table:source-field-name="ID (SIREN OU INSEE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hidden" table:used-hierarchy="-1" table:function="auto">
            <table:data-pilot-level calcext:repeat-item-labels="false">
              <table:data-pilot-members>
                <table:data-pilot-member table:name="Agglopolys - communauté d'agglomération de Blois" table:display="true" table:show-details="true"/>
                <table:data-pilot-member table:name="Aix-en-Provence" table:display="true" table:show-details="true"/>
                <table:data-pilot-member table:name="Aix-Marseille Provence Métropole" table:display="true" table:show-details="true"/>
                <table:data-pilot-member table:name="Amiens Métropole" table:display="true" table:show-details="true"/>
                <table:data-pilot-member table:name="Angers" table:display="true" table:show-details="true"/>
                <table:data-pilot-member table:name="Ardennes métropole " table:display="true" table:show-details="true"/>
                <table:data-pilot-member table:name="Besançon" table:display="true" table:show-details="true"/>
                <table:data-pilot-member table:name="Béziers Méditerranée agglomération" table:display="true" table:show-details="true"/>
                <table:data-pilot-member table:name="Bordeaux" table:display="true" table:show-details="true"/>
                <table:data-pilot-member table:name="Bordeaux Métropole" table:display="true" table:show-details="true"/>
                <table:data-pilot-member table:name="Bourges Plus" table:display="true" table:show-details="true"/>
                <table:data-pilot-member table:name="Brest Métropole Océane" table:display="true" table:show-details="true"/>
                <table:data-pilot-member table:name="CA du Bassin de Bourg-en-Bresse" table:display="true" table:show-details="true"/>
                <table:data-pilot-member table:name="CA Porte de l'Isère (C.A.P.I)" table:display="true" table:show-details="true"/>
                <table:data-pilot-member table:name="Caen" table:display="true" table:show-details="true"/>
                <table:data-pilot-member table:name="Carene - communauté d'agglomération Nazairienne et de l'Estuaire" table:display="true" table:show-details="true"/>
                <table:data-pilot-member table:name="Chartres Métropole" table:display="true" table:show-details="true"/>
                <table:data-pilot-member table:name="Clermont-Ferrand" table:display="true" table:show-details="true"/>
                <table:data-pilot-member table:name="Communauté d'agglomération de Cergy-Pontoise" table:display="true" table:show-details="true"/>
                <table:data-pilot-member table:name="Communauté d'agglomération de La Rochelle" table:display="true" table:show-details="true"/>
                <table:data-pilot-member table:name="Communauté d'agglomération du Grand Avignon" table:display="true" table:show-details="true"/>
                <table:data-pilot-member table:name="Communauté d'agglomération Paris-Saclay" table:display="true" table:show-details="true"/>
                <table:data-pilot-member table:name="Communauté d'agglomération Sophia Antipolis" table:display="true" table:show-details="true"/>
                <table:data-pilot-member table:name="Communauté de communes de Flandre intérieure" table:display="true" table:show-details="true"/>
                <table:data-pilot-member table:name="Communauté Pays Basque" table:display="true" table:show-details="true"/>
                <table:data-pilot-member table:name="Communauté urbaine d'Arras" table:display="true" table:show-details="true"/>
                <table:data-pilot-member table:name="CU Le Mans Métropole" table:display="true" table:show-details="true"/>
                <table:data-pilot-member table:name="Dijon Métropole - communauté d'agglomération du Grand Dijon" table:display="true" table:show-details="true"/>
                <table:data-pilot-member table:name="Dunkerque Grand Littoral" table:display="true" table:show-details="true"/>
                <table:data-pilot-member table:name="Est Ensemble - Grand Paris" table:display="true" table:show-details="true"/>
                <table:data-pilot-member table:name="Grand Angoulême" table:display="true" table:show-details="true"/>
                <table:data-pilot-member table:name="Grand Annecy agglomération" table:display="true" table:show-details="true"/>
                <table:data-pilot-member table:name="Grand Chambéry" table:display="true" table:show-details="true"/>
                <table:data-pilot-member table:name="Grand Montauban" table:display="true" table:show-details="true"/>
                <table:data-pilot-member table:name="Grand Paris Seine Ouest" table:display="true" table:show-details="true"/>
                <table:data-pilot-member table:name="Grand Poitiers" table:display="true" table:show-details="true"/>
                <table:data-pilot-member table:name="Grand Troyes" table:display="true" table:show-details="true"/>
                <table:data-pilot-member table:name="Grenoble Alpes Métropole - La Métro" table:display="true" table:show-details="true"/>
                <table:data-pilot-member table:name="Le Grand Chalon" table:display="true" table:show-details="true"/>
                <table:data-pilot-member table:name="Le Grand Nancy" table:display="true" table:show-details="true"/>
                <table:data-pilot-member table:name="Le Grand Périgeux " table:display="true" table:show-details="true"/>
                <table:data-pilot-member table:name="Le Havre Seine Métropole" table:display="true" table:show-details="true"/>
                <table:data-pilot-member table:name="Limoges Métropole" table:display="true" table:show-details="true"/>
                <table:data-pilot-member table:name="Lorient agglomération" table:display="true" table:show-details="true"/>
                <table:data-pilot-member table:name="Métropole de Lyon" table:display="true" table:show-details="true"/>
                <table:data-pilot-member table:name="Métropole du Grand Paris" table:display="true" table:show-details="true"/>
                <table:data-pilot-member table:name="Métropole européenne de Lille (MEL)" table:display="true" table:show-details="true"/>
                <table:data-pilot-member table:name="Métropole Rouen Normandie" table:display="true" table:show-details="true"/>
                <table:data-pilot-member table:name="Métropole Toulon Provence Méditerranée" table:display="true" table:show-details="true"/>
                <table:data-pilot-member table:name="Metz" table:display="true" table:show-details="true"/>
                <table:data-pilot-member table:name="Metz Métropole" table:display="true" table:show-details="true"/>
                <table:data-pilot-member table:name="Montpellier Méditerranée Métropole" table:display="true" table:show-details="true"/>
                <table:data-pilot-member table:name="Montreuil" table:display="true" table:show-details="true"/>
                <table:data-pilot-member table:name="Mulhouse" table:display="true" table:show-details="true"/>
                <table:data-pilot-member table:name="Nantes Métropole" table:display="true" table:show-details="true"/>
                <table:data-pilot-member table:name="Nîmes" table:display="true" table:show-details="true"/>
                <table:data-pilot-member table:name="Nîmes Métropole" table:display="true" table:show-details="true"/>
                <table:data-pilot-member table:name="Niort agglo - communauté d'agglomération du Niortais" table:display="true" table:show-details="true"/>
                <table:data-pilot-member table:name="Orléans Métropole" table:display="true" table:show-details="true"/>
                <table:data-pilot-member table:name="Paris" table:display="true" table:show-details="true"/>
                <table:data-pilot-member table:name="Paris Ouest La Défense" table:display="true" table:show-details="true"/>
                <table:data-pilot-member table:name="Pau" table:display="true" table:show-details="true"/>
                <table:data-pilot-member table:name="Perpignan" table:display="true" table:show-details="true"/>
                <table:data-pilot-member table:name="Perpignan Méditerranée Métropole" table:display="true" table:show-details="true"/>
                <table:data-pilot-member table:name="Plaine Commune" table:display="true" table:show-details="true"/>
                <table:data-pilot-member table:name="Région Bourgogne-Franche-Comté" table:display="true" table:show-details="true"/>
                <table:data-pilot-member table:name="Région Centre-Val de Loire" table:display="true" table:show-details="true"/>
                <table:data-pilot-member table:name="Région Île-de-France" table:display="true" table:show-details="true"/>
                <table:data-pilot-member table:name="Région Occitanie Pyrénées-Méditerranée" table:display="true" table:show-details="true"/>
                <table:data-pilot-member table:name="Rennes" table:display="true" table:show-details="true"/>
                <table:data-pilot-member table:name="Rennes Métropole" table:display="true" table:show-details="true"/>
                <table:data-pilot-member table:name="Saint-Brieuc Armor agglomération" table:display="true" table:show-details="true"/>
                <table:data-pilot-member table:name="Seine-Saint-Denis - Le département" table:display="true" table:show-details="true"/>
                <table:data-pilot-member table:name="SMTC DE L'AGGLOMERATION CLERMONTOISE" table:display="true" table:show-details="true"/>
                <table:data-pilot-member table:name="Strasbourg Eurométropole" table:display="true" table:show-details="true"/>
                <table:data-pilot-member table:name="SYNDICAT DE TRANSPORTS DES SECTEURS III ET IV DE MARNE LA VALLEE" table:display="true" table:show-details="true"/>
                <table:data-pilot-member table:name="Toulouse Métropole" table:display="true" table:show-details="true"/>
                <table:data-pilot-member table:name="Tours" table:display="true" table:show-details="true"/>
                <table:data-pilot-member table:name="Tours métropole Val de Loire" table:display="true" table:show-details="true"/>
                <table:data-pilot-member table:name="Val de Marne département" table:display="true" table:show-details="true"/>
                <table:data-pilot-member table:name="Ville de Saint-Denis de la Réunion " table:display="true" table:show-details="true"/>
                <table:data-pilot-member table:name="" table:display="true" table:show-details="true"/>
              </table:data-pilot-members>
            </table:data-pilot-level>
          </table:data-pilot-field>
          <table:data-pilot-field table:source-field-name="Distance moyenne&#10; en semaine [km]" tableooo:display-name="Moyenne de Vitesse moyenne&#10; [km/h]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9" table:application-data="" table:target-range-address="'distance moyenne'.A1:'distance moyenne'.B16" table:buttons="'distance moyenne'.A1" table:show-filter-button="false">
          <table:source-cell-range table:cell-range-address="Cçaroule.B1:Cçaroule.Z1048576"/>
          <table:data-pilot-field table:source-field-name="ID (SIREN OU INSEE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hidden" table:used-hierarchy="-1" table:function="auto">
            <table:data-pilot-level calcext:repeat-item-labels="false">
              <table:data-pilot-members>
                <table:data-pilot-member table:name="Agglopolys - communauté d'agglomération de Blois" table:display="true" table:show-details="true"/>
                <table:data-pilot-member table:name="Aix-en-Provence" table:display="true" table:show-details="true"/>
                <table:data-pilot-member table:name="Aix-Marseille Provence Métropole" table:display="true" table:show-details="true"/>
                <table:data-pilot-member table:name="Amiens Métropole" table:display="true" table:show-details="true"/>
                <table:data-pilot-member table:name="Angers" table:display="true" table:show-details="true"/>
                <table:data-pilot-member table:name="Ardennes métropole " table:display="true" table:show-details="true"/>
                <table:data-pilot-member table:name="Besançon" table:display="true" table:show-details="true"/>
                <table:data-pilot-member table:name="Béziers Méditerranée agglomération" table:display="true" table:show-details="true"/>
                <table:data-pilot-member table:name="Bordeaux" table:display="true" table:show-details="true"/>
                <table:data-pilot-member table:name="Bordeaux Métropole" table:display="true" table:show-details="true"/>
                <table:data-pilot-member table:name="Bourges Plus" table:display="true" table:show-details="true"/>
                <table:data-pilot-member table:name="Brest Métropole Océane" table:display="true" table:show-details="true"/>
                <table:data-pilot-member table:name="CA du Bassin de Bourg-en-Bresse" table:display="true" table:show-details="true"/>
                <table:data-pilot-member table:name="CA Porte de l'Isère (C.A.P.I)" table:display="true" table:show-details="true"/>
                <table:data-pilot-member table:name="Caen" table:display="true" table:show-details="true"/>
                <table:data-pilot-member table:name="Carene - communauté d'agglomération Nazairienne et de l'Estuaire" table:display="true" table:show-details="true"/>
                <table:data-pilot-member table:name="Chartres Métropole" table:display="true" table:show-details="true"/>
                <table:data-pilot-member table:name="Clermont-Ferrand" table:display="true" table:show-details="true"/>
                <table:data-pilot-member table:name="Communauté d'agglomération de Cergy-Pontoise" table:display="true" table:show-details="true"/>
                <table:data-pilot-member table:name="Communauté d'agglomération de La Rochelle" table:display="true" table:show-details="true"/>
                <table:data-pilot-member table:name="Communauté d'agglomération du Grand Avignon" table:display="true" table:show-details="true"/>
                <table:data-pilot-member table:name="Communauté d'agglomération Paris-Saclay" table:display="true" table:show-details="true"/>
                <table:data-pilot-member table:name="Communauté d'agglomération Sophia Antipolis" table:display="true" table:show-details="true"/>
                <table:data-pilot-member table:name="Communauté de communes de Flandre intérieure" table:display="true" table:show-details="true"/>
                <table:data-pilot-member table:name="Communauté Pays Basque" table:display="true" table:show-details="true"/>
                <table:data-pilot-member table:name="Communauté urbaine d'Arras" table:display="true" table:show-details="true"/>
                <table:data-pilot-member table:name="CU Le Mans Métropole" table:display="true" table:show-details="true"/>
                <table:data-pilot-member table:name="Dijon Métropole - communauté d'agglomération du Grand Dijon" table:display="true" table:show-details="true"/>
                <table:data-pilot-member table:name="Dunkerque Grand Littoral" table:display="true" table:show-details="true"/>
                <table:data-pilot-member table:name="Est Ensemble - Grand Paris" table:display="true" table:show-details="true"/>
                <table:data-pilot-member table:name="Grand Angoulême" table:display="true" table:show-details="true"/>
                <table:data-pilot-member table:name="Grand Annecy agglomération" table:display="true" table:show-details="true"/>
                <table:data-pilot-member table:name="Grand Chambéry" table:display="true" table:show-details="true"/>
                <table:data-pilot-member table:name="Grand Montauban" table:display="true" table:show-details="true"/>
                <table:data-pilot-member table:name="Grand Paris Seine Ouest" table:display="true" table:show-details="true"/>
                <table:data-pilot-member table:name="Grand Poitiers" table:display="true" table:show-details="true"/>
                <table:data-pilot-member table:name="Grand Troyes" table:display="true" table:show-details="true"/>
                <table:data-pilot-member table:name="Grenoble Alpes Métropole - La Métro" table:display="true" table:show-details="true"/>
                <table:data-pilot-member table:name="Le Grand Chalon" table:display="true" table:show-details="true"/>
                <table:data-pilot-member table:name="Le Grand Nancy" table:display="true" table:show-details="true"/>
                <table:data-pilot-member table:name="Le Grand Périgeux " table:display="true" table:show-details="true"/>
                <table:data-pilot-member table:name="Le Havre Seine Métropole" table:display="true" table:show-details="true"/>
                <table:data-pilot-member table:name="Limoges Métropole" table:display="true" table:show-details="true"/>
                <table:data-pilot-member table:name="Lorient agglomération" table:display="true" table:show-details="true"/>
                <table:data-pilot-member table:name="Métropole de Lyon" table:display="true" table:show-details="true"/>
                <table:data-pilot-member table:name="Métropole du Grand Paris" table:display="true" table:show-details="true"/>
                <table:data-pilot-member table:name="Métropole européenne de Lille (MEL)" table:display="true" table:show-details="true"/>
                <table:data-pilot-member table:name="Métropole Rouen Normandie" table:display="true" table:show-details="true"/>
                <table:data-pilot-member table:name="Métropole Toulon Provence Méditerranée" table:display="true" table:show-details="true"/>
                <table:data-pilot-member table:name="Metz" table:display="true" table:show-details="true"/>
                <table:data-pilot-member table:name="Metz Métropole" table:display="true" table:show-details="true"/>
                <table:data-pilot-member table:name="Montpellier Méditerranée Métropole" table:display="true" table:show-details="true"/>
                <table:data-pilot-member table:name="Montreuil" table:display="true" table:show-details="true"/>
                <table:data-pilot-member table:name="Mulhouse" table:display="true" table:show-details="true"/>
                <table:data-pilot-member table:name="Nantes Métropole" table:display="true" table:show-details="true"/>
                <table:data-pilot-member table:name="Nîmes" table:display="true" table:show-details="true"/>
                <table:data-pilot-member table:name="Nîmes Métropole" table:display="true" table:show-details="true"/>
                <table:data-pilot-member table:name="Niort agglo - communauté d'agglomération du Niortais" table:display="true" table:show-details="true"/>
                <table:data-pilot-member table:name="Orléans Métropole" table:display="true" table:show-details="true"/>
                <table:data-pilot-member table:name="Paris" table:display="true" table:show-details="true"/>
                <table:data-pilot-member table:name="Paris Ouest La Défense" table:display="true" table:show-details="true"/>
                <table:data-pilot-member table:name="Pau" table:display="true" table:show-details="true"/>
                <table:data-pilot-member table:name="Perpignan" table:display="true" table:show-details="true"/>
                <table:data-pilot-member table:name="Perpignan Méditerranée Métropole" table:display="true" table:show-details="true"/>
                <table:data-pilot-member table:name="Plaine Commune" table:display="true" table:show-details="true"/>
                <table:data-pilot-member table:name="Région Bourgogne-Franche-Comté" table:display="true" table:show-details="true"/>
                <table:data-pilot-member table:name="Région Centre-Val de Loire" table:display="true" table:show-details="true"/>
                <table:data-pilot-member table:name="Région Île-de-France" table:display="true" table:show-details="true"/>
                <table:data-pilot-member table:name="Région Occitanie Pyrénées-Méditerranée" table:display="true" table:show-details="true"/>
                <table:data-pilot-member table:name="Rennes" table:display="true" table:show-details="true"/>
                <table:data-pilot-member table:name="Rennes Métropole" table:display="true" table:show-details="true"/>
                <table:data-pilot-member table:name="Saint-Brieuc Armor agglomération" table:display="true" table:show-details="true"/>
                <table:data-pilot-member table:name="Seine-Saint-Denis - Le département" table:display="true" table:show-details="true"/>
                <table:data-pilot-member table:name="SMTC DE L'AGGLOMERATION CLERMONTOISE" table:display="true" table:show-details="true"/>
                <table:data-pilot-member table:name="Strasbourg Eurométropole" table:display="true" table:show-details="true"/>
                <table:data-pilot-member table:name="SYNDICAT DE TRANSPORTS DES SECTEURS III ET IV DE MARNE LA VALLEE" table:display="true" table:show-details="true"/>
                <table:data-pilot-member table:name="Toulouse Métropole" table:display="true" table:show-details="true"/>
                <table:data-pilot-member table:name="Tours" table:display="true" table:show-details="true"/>
                <table:data-pilot-member table:name="Tours métropole Val de Loire" table:display="true" table:show-details="true"/>
                <table:data-pilot-member table:name="Val de Marne département" table:display="true" table:show-details="true"/>
                <table:data-pilot-member table:name="Ville de Saint-Denis de la Réunion " table:display="true" table:show-details="true"/>
                <table:data-pilot-member table:name="" table:display="true" table:show-details="true"/>
              </table:data-pilot-members>
            </table:data-pilot-level>
          </table:data-pilot-field>
          <table:data-pilot-field table:source-field-name="Emissions de &#10;CO2 économisés [kg]" tableooo:display-name="Moyenne de Distance moyenne [km]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10" table:application-data="" table:target-range-address="'Bilan Carbone'.A1:'Bilan Carbone'.B16" table:buttons="'Bilan Carbone'.A1" table:show-filter-button="false">
          <table:source-cell-range table:cell-range-address="Cçaroule.B1:Cçaroule.Z1048576"/>
          <table:data-pilot-field table:source-field-name="ID (SIREN OU INSEE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84,58" table:display="true" table:show-details="true"/>
                <table:data-pilot-member table:name="601,51" table:display="true" table:show-details="true"/>
                <table:data-pilot-member table:name="733,48" table:display="true" table:show-details="true"/>
                <table:data-pilot-member table:name="1017,2" table:display="true" table:show-details="true"/>
                <table:data-pilot-member table:name="1122,59" table:display="true" table:show-details="true"/>
                <table:data-pilot-member table:name="1182,61" table:display="true" table:show-details="true"/>
                <table:data-pilot-member table:name="1212,33" table:display="true" table:show-details="true"/>
                <table:data-pilot-member table:name="1223,65" table:display="true" table:show-details="true"/>
                <table:data-pilot-member table:name="1253,59" table:display="true" table:show-details="true"/>
                <table:data-pilot-member table:name="1391,67" table:display="true" table:show-details="true"/>
                <table:data-pilot-member table:name="1559,81" table:display="true" table:show-details="true"/>
                <table:data-pilot-member table:name="1602,5" table:display="true" table:show-details="true"/>
                <table:data-pilot-member table:name="1648,98" table:display="true" table:show-details="true"/>
                <table:data-pilot-member table:name="1769,77" table:display="true" table:show-details="true"/>
                <table:data-pilot-member table:name="1888,22" table:display="true" table:show-details="true"/>
                <table:data-pilot-member table:name="1947,74" table:display="true" table:show-details="true"/>
                <table:data-pilot-member table:name="1985,28" table:display="true" table:show-details="true"/>
                <table:data-pilot-member table:name="2026,16" table:display="true" table:show-details="true"/>
                <table:data-pilot-member table:name="2219,08" table:display="true" table:show-details="true"/>
                <table:data-pilot-member table:name="2238,88" table:display="true" table:show-details="true"/>
                <table:data-pilot-member table:name="2368,93" table:display="true" table:show-details="true"/>
                <table:data-pilot-member table:name="2372,59" table:display="true" table:show-details="true"/>
                <table:data-pilot-member table:name="2524,05" table:display="true" table:show-details="true"/>
                <table:data-pilot-member table:name="2608,82" table:display="true" table:show-details="true"/>
                <table:data-pilot-member table:name="2828,43" table:display="true" table:show-details="true"/>
                <table:data-pilot-member table:name="2932,77" table:display="true" table:show-details="true"/>
                <table:data-pilot-member table:name="2945,51" table:display="true" table:show-details="true"/>
                <table:data-pilot-member table:name="2950,34" table:display="true" table:show-details="true"/>
                <table:data-pilot-member table:name="3164,31" table:display="true" table:show-details="true"/>
                <table:data-pilot-member table:name="3179,34" table:display="true" table:show-details="true"/>
                <table:data-pilot-member table:name="3245,55" table:display="true" table:show-details="true"/>
                <table:data-pilot-member table:name="3437,68" table:display="true" table:show-details="true"/>
                <table:data-pilot-member table:name="3515,51" table:display="true" table:show-details="true"/>
                <table:data-pilot-member table:name="3659,79" table:display="true" table:show-details="true"/>
                <table:data-pilot-member table:name="3837,53" table:display="true" table:show-details="true"/>
                <table:data-pilot-member table:name="4437,68" table:display="true" table:show-details="true"/>
                <table:data-pilot-member table:name="4484,1" table:display="true" table:show-details="true"/>
                <table:data-pilot-member table:name="4568,87" table:display="true" table:show-details="true"/>
                <table:data-pilot-member table:name="4664,47" table:display="true" table:show-details="true"/>
                <table:data-pilot-member table:name="4727,18" table:display="true" table:show-details="true"/>
                <table:data-pilot-member table:name="5034,5" table:display="true" table:show-details="true"/>
                <table:data-pilot-member table:name="5181,08" table:display="true" table:show-details="true"/>
                <table:data-pilot-member table:name="6200,05" table:display="true" table:show-details="true"/>
                <table:data-pilot-member table:name="6216,98" table:display="true" table:show-details="true"/>
                <table:data-pilot-member table:name="7466,95" table:display="true" table:show-details="true"/>
                <table:data-pilot-member table:name="7641,14" table:display="true" table:show-details="true"/>
                <table:data-pilot-member table:name="8110,17" table:display="true" table:show-details="true"/>
                <table:data-pilot-member table:name="8636,26" table:display="true" table:show-details="true"/>
                <table:data-pilot-member table:name="8737,58" table:display="true" table:show-details="true"/>
                <table:data-pilot-member table:name="9951,33" table:display="true" table:show-details="true"/>
                <table:data-pilot-member table:name="10552,35" table:display="true" table:show-details="true"/>
                <table:data-pilot-member table:name="10756,47" table:display="true" table:show-details="true"/>
                <table:data-pilot-member table:name="13179,78" table:display="true" table:show-details="true"/>
                <table:data-pilot-member table:name="13859,23" table:display="true" table:show-details="true"/>
                <table:data-pilot-member table:name="15307,1" table:display="true" table:show-details="true"/>
                <table:data-pilot-member table:name="17402,97" table:display="true" table:show-details="true"/>
                <table:data-pilot-member table:name="20395,43" table:display="true" table:show-details="true"/>
                <table:data-pilot-member table:name="21834,5" table:display="true" table:show-details="true"/>
                <table:data-pilot-member table:name="21839,29" table:display="true" table:show-details="true"/>
                <table:data-pilot-member table:name="22690,73" table:display="true" table:show-details="true"/>
                <table:data-pilot-member table:name="23375" table:display="true" table:show-details="true"/>
                <table:data-pilot-member table:name="23721,42" table:display="true" table:show-details="true"/>
                <table:data-pilot-member table:name="35426,65" table:display="true" table:show-details="true"/>
                <table:data-pilot-member table:name="37337,08" table:display="true" table:show-details="true"/>
                <table:data-pilot-member table:name="40000,16" table:display="true" table:show-details="true"/>
                <table:data-pilot-member table:name="44741,47" table:display="true" table:show-details="true"/>
                <table:data-pilot-member table:name="44994,4" table:display="true" table:show-details="true"/>
                <table:data-pilot-member table:name="53080,12" table:display="true" table:show-details="true"/>
                <table:data-pilot-member table:name="63348,48" table:display="true" table:show-details="true"/>
                <table:data-pilot-member table:name="72880,64" table:display="true" table:show-details="true"/>
                <table:data-pilot-member table:name="83884,83" table:display="true" table:show-details="true"/>
                <table:data-pilot-member table:name="217455,24" table:display="true" table:show-details="true"/>
                <table:data-pilot-member table:name="281027,9" table:display="true" table:show-details="true"/>
                <table:data-pilot-member table:name="331010,23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hidden" table:used-hierarchy="-1" table:function="auto">
            <table:data-pilot-level calcext:repeat-item-labels="false">
              <table:data-pilot-members>
                <table:data-pilot-member table:name="Agglopolys - communauté d'agglomération de Blois" table:display="true" table:show-details="true"/>
                <table:data-pilot-member table:name="Aix-en-Provence" table:display="true" table:show-details="true"/>
                <table:data-pilot-member table:name="Aix-Marseille Provence Métropole" table:display="true" table:show-details="true"/>
                <table:data-pilot-member table:name="Amiens Métropole" table:display="true" table:show-details="true"/>
                <table:data-pilot-member table:name="Angers" table:display="true" table:show-details="true"/>
                <table:data-pilot-member table:name="Ardennes métropole " table:display="true" table:show-details="true"/>
                <table:data-pilot-member table:name="Besançon" table:display="true" table:show-details="true"/>
                <table:data-pilot-member table:name="Béziers Méditerranée agglomération" table:display="true" table:show-details="true"/>
                <table:data-pilot-member table:name="Bordeaux" table:display="true" table:show-details="true"/>
                <table:data-pilot-member table:name="Bordeaux Métropole" table:display="true" table:show-details="true"/>
                <table:data-pilot-member table:name="Bourges Plus" table:display="true" table:show-details="true"/>
                <table:data-pilot-member table:name="Brest Métropole Océane" table:display="true" table:show-details="true"/>
                <table:data-pilot-member table:name="CA du Bassin de Bourg-en-Bresse" table:display="true" table:show-details="true"/>
                <table:data-pilot-member table:name="CA Porte de l'Isère (C.A.P.I)" table:display="true" table:show-details="true"/>
                <table:data-pilot-member table:name="Caen" table:display="true" table:show-details="true"/>
                <table:data-pilot-member table:name="Carene - communauté d'agglomération Nazairienne et de l'Estuaire" table:display="true" table:show-details="true"/>
                <table:data-pilot-member table:name="Chartres Métropole" table:display="true" table:show-details="true"/>
                <table:data-pilot-member table:name="Clermont-Ferrand" table:display="true" table:show-details="true"/>
                <table:data-pilot-member table:name="Communauté d'agglomération de Cergy-Pontoise" table:display="true" table:show-details="true"/>
                <table:data-pilot-member table:name="Communauté d'agglomération de La Rochelle" table:display="true" table:show-details="true"/>
                <table:data-pilot-member table:name="Communauté d'agglomération du Grand Avignon" table:display="true" table:show-details="true"/>
                <table:data-pilot-member table:name="Communauté d'agglomération Paris-Saclay" table:display="true" table:show-details="true"/>
                <table:data-pilot-member table:name="Communauté d'agglomération Sophia Antipolis" table:display="true" table:show-details="true"/>
                <table:data-pilot-member table:name="Communauté de communes de Flandre intérieure" table:display="true" table:show-details="true"/>
                <table:data-pilot-member table:name="Communauté Pays Basque" table:display="true" table:show-details="true"/>
                <table:data-pilot-member table:name="Communauté urbaine d'Arras" table:display="true" table:show-details="true"/>
                <table:data-pilot-member table:name="CU Le Mans Métropole" table:display="true" table:show-details="true"/>
                <table:data-pilot-member table:name="Dijon Métropole - communauté d'agglomération du Grand Dijon" table:display="true" table:show-details="true"/>
                <table:data-pilot-member table:name="Dunkerque Grand Littoral" table:display="true" table:show-details="true"/>
                <table:data-pilot-member table:name="Est Ensemble - Grand Paris" table:display="true" table:show-details="true"/>
                <table:data-pilot-member table:name="Grand Angoulême" table:display="true" table:show-details="true"/>
                <table:data-pilot-member table:name="Grand Annecy agglomération" table:display="true" table:show-details="true"/>
                <table:data-pilot-member table:name="Grand Chambéry" table:display="true" table:show-details="true"/>
                <table:data-pilot-member table:name="Grand Montauban" table:display="true" table:show-details="true"/>
                <table:data-pilot-member table:name="Grand Paris Seine Ouest" table:display="true" table:show-details="true"/>
                <table:data-pilot-member table:name="Grand Poitiers" table:display="true" table:show-details="true"/>
                <table:data-pilot-member table:name="Grand Troyes" table:display="true" table:show-details="true"/>
                <table:data-pilot-member table:name="Grenoble Alpes Métropole - La Métro" table:display="true" table:show-details="true"/>
                <table:data-pilot-member table:name="Le Grand Chalon" table:display="true" table:show-details="true"/>
                <table:data-pilot-member table:name="Le Grand Nancy" table:display="true" table:show-details="true"/>
                <table:data-pilot-member table:name="Le Grand Périgeux " table:display="true" table:show-details="true"/>
                <table:data-pilot-member table:name="Le Havre Seine Métropole" table:display="true" table:show-details="true"/>
                <table:data-pilot-member table:name="Limoges Métropole" table:display="true" table:show-details="true"/>
                <table:data-pilot-member table:name="Lorient agglomération" table:display="true" table:show-details="true"/>
                <table:data-pilot-member table:name="Métropole de Lyon" table:display="true" table:show-details="true"/>
                <table:data-pilot-member table:name="Métropole du Grand Paris" table:display="true" table:show-details="true"/>
                <table:data-pilot-member table:name="Métropole européenne de Lille (MEL)" table:display="true" table:show-details="true"/>
                <table:data-pilot-member table:name="Métropole Rouen Normandie" table:display="true" table:show-details="true"/>
                <table:data-pilot-member table:name="Métropole Toulon Provence Méditerranée" table:display="true" table:show-details="true"/>
                <table:data-pilot-member table:name="Metz" table:display="true" table:show-details="true"/>
                <table:data-pilot-member table:name="Metz Métropole" table:display="true" table:show-details="true"/>
                <table:data-pilot-member table:name="Montpellier Méditerranée Métropole" table:display="true" table:show-details="true"/>
                <table:data-pilot-member table:name="Montreuil" table:display="true" table:show-details="true"/>
                <table:data-pilot-member table:name="Mulhouse" table:display="true" table:show-details="true"/>
                <table:data-pilot-member table:name="Nantes Métropole" table:display="true" table:show-details="true"/>
                <table:data-pilot-member table:name="Nîmes" table:display="true" table:show-details="true"/>
                <table:data-pilot-member table:name="Nîmes Métropole" table:display="true" table:show-details="true"/>
                <table:data-pilot-member table:name="Niort agglo - communauté d'agglomération du Niortais" table:display="true" table:show-details="true"/>
                <table:data-pilot-member table:name="Orléans Métropole" table:display="true" table:show-details="true"/>
                <table:data-pilot-member table:name="Paris" table:display="true" table:show-details="true"/>
                <table:data-pilot-member table:name="Paris Ouest La Défense" table:display="true" table:show-details="true"/>
                <table:data-pilot-member table:name="Pau" table:display="true" table:show-details="true"/>
                <table:data-pilot-member table:name="Perpignan" table:display="true" table:show-details="true"/>
                <table:data-pilot-member table:name="Perpignan Méditerranée Métropole" table:display="true" table:show-details="true"/>
                <table:data-pilot-member table:name="Plaine Commune" table:display="true" table:show-details="true"/>
                <table:data-pilot-member table:name="Région Bourgogne-Franche-Comté" table:display="true" table:show-details="true"/>
                <table:data-pilot-member table:name="Région Centre-Val de Loire" table:display="true" table:show-details="true"/>
                <table:data-pilot-member table:name="Région Île-de-France" table:display="true" table:show-details="true"/>
                <table:data-pilot-member table:name="Région Occitanie Pyrénées-Méditerranée" table:display="true" table:show-details="true"/>
                <table:data-pilot-member table:name="Rennes" table:display="true" table:show-details="true"/>
                <table:data-pilot-member table:name="Rennes Métropole" table:display="true" table:show-details="true"/>
                <table:data-pilot-member table:name="Saint-Brieuc Armor agglomération" table:display="true" table:show-details="true"/>
                <table:data-pilot-member table:name="Seine-Saint-Denis - Le département" table:display="true" table:show-details="true"/>
                <table:data-pilot-member table:name="SMTC DE L'AGGLOMERATION CLERMONTOISE" table:display="true" table:show-details="true"/>
                <table:data-pilot-member table:name="Strasbourg Eurométropole" table:display="true" table:show-details="true"/>
                <table:data-pilot-member table:name="SYNDICAT DE TRANSPORTS DES SECTEURS III ET IV DE MARNE LA VALLEE" table:display="true" table:show-details="true"/>
                <table:data-pilot-member table:name="Toulouse Métropole" table:display="true" table:show-details="true"/>
                <table:data-pilot-member table:name="Tours" table:display="true" table:show-details="true"/>
                <table:data-pilot-member table:name="Tours métropole Val de Loire" table:display="true" table:show-details="true"/>
                <table:data-pilot-member table:name="Val de Marne département" table:display="true" table:show-details="true"/>
                <table:data-pilot-member table:name="Ville de Saint-Denis de la Réunion " table:display="true" table:show-details="true"/>
                <table:data-pilot-member table:name="" table:display="true" table:show-details="true"/>
              </table:data-pilot-members>
            </table:data-pilot-level>
          </table:data-pilot-field>
          <table:data-pilot-field table:source-field-name="Taux de confiance " tableooo:display-name="Somme de Emissions de &#10;CO2 des usagers utilisant l'appli économisés [kg] par territoire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-Apple-System" svg:font-family="-Apple-System"/>
    <style:font-face style:name="Arial" svg:font-family="Arial"/>
    <style:font-face style:name="Calibri1" svg:font-family="Calibri"/>
    <style:font-face style:name="Google Sans" svg:font-family="'Google Sans'"/>
    <style:font-face style:name="Open Sans" svg:font-family="'Open Sans'"/>
    <style:font-face style:name="Arial1" svg:font-family="Arial" style:font-family-generic="swiss"/>
    <style:font-face style:name="Calibri" svg:font-family="Calibri" style:font-family-generic="swiss"/>
    <style:font-face style:name="Montserrat" svg:font-family="Montserrat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decimal-places="1" number:min-integer-digits="1"/>
    </number:number-style>
    <number:number-style style:name="N149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yperlink_20_1" style:display-name="Hyperlink 1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4:35:01.760119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dentification" style:display-name="PageStyle_identif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rée_20_trajet" style:display-name="PageStyle_durée tra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tesse" style:display-name="PageStyle_Vites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an_20_Carbone" style:display-name="PageStyle_Bilan Carb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rée_20_arret" style:display-name="PageStyle_durée arr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ance_20_moyenne" style:display-name="PageStyle_distance moyen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h" style:display-name="PageStyle_ad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çaroule" style:display-name="PageStyle_Cçarou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0:11:41</meta:creation-date>
    <dc:date>2021-09-20T15:42:09.345048417</dc:date>
    <meta:generator>LibreOffice/7.1.5.2$Linux_X86_64 LibreOffice_project/10$Build-2</meta:generator>
    <meta:editing-duration>PT1H10M10S</meta:editing-duration>
    <meta:editing-cycles>3</meta:editing-cycles>
    <meta:document-statistic meta:table-count="8" meta:cell-count="3652" meta:object-count="8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fo:language="en" fo:country="US" style:font-family-asian="Calibri" style:font-size-asian="18pt" style:font-family-complex="Calibri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6pt" style:font-family-asian="Calibri" style:font-size-asian="16pt" style:font-family-complex="Calibri" style:font-size-complex="16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 style:data-style-name="N0">
      <style:chart-properties loext:label-fill-color="#ffffff" loext:label-fill="solid"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 fo:wrap-option="wrap"/>
      <style:text-properties fo:color="#404040" style:text-position="0% 100%" fo:font-family="Calibri" fo:font-size="12pt" fo:font-weight="bold" style:font-family-asian="Calibri" style:font-size-asian="12pt" style:font-weight-asian="bold" style:font-family-complex="Calibri" style:font-size-complex="12pt" style:font-weight-complex="bold"/>
    </style:style>
    <style:style style:name="ch8" style:family="chart">
      <style:chart-properties chart:solid-type="cuboid" chart:label-position="center"/>
      <style:graphic-properties draw:stroke="solid" svg:stroke-width="0.053cm" svg:stroke-color="#ffffff" draw:fill-color="#4f81bd"/>
    </style:style>
    <style:style style:name="ch9" style:family="chart">
      <style:chart-properties chart:solid-type="cuboid" chart:label-position="center"/>
      <style:graphic-properties draw:stroke="solid" svg:stroke-width="0.053cm" svg:stroke-color="#ffffff" draw:fill-color="#c0504d"/>
    </style:style>
    <style:style style:name="ch10" style:family="chart">
      <style:chart-properties chart:solid-type="cuboid" chart:label-position="center"/>
      <style:graphic-properties draw:stroke="solid" svg:stroke-width="0.053cm" svg:stroke-color="#ffffff" draw:fill-color="#9bbb59"/>
    </style:style>
    <style:style style:name="ch11" style:family="chart">
      <style:chart-properties chart:solid-type="cuboid" chart:label-position="center"/>
      <style:graphic-properties draw:stroke="solid" svg:stroke-width="0.053cm" svg:stroke-color="#ffffff" draw:fill-color="#8064a2"/>
    </style:style>
    <style:style style:name="ch12" style:family="chart">
      <style:chart-properties chart:solid-type="cuboid" chart:label-position="center"/>
      <style:graphic-properties draw:stroke="solid" svg:stroke-width="0.053cm" svg:stroke-color="#ffffff" draw:fill-color="#4bacc6"/>
    </style:style>
    <style:style style:name="ch13" style:family="chart">
      <style:chart-properties chart:solid-type="cuboid" chart:label-position="center"/>
      <style:graphic-properties draw:stroke="solid" svg:stroke-width="0.053cm" svg:stroke-color="#ffffff" draw:fill-color="#f79646"/>
    </style:style>
    <style:style style:name="ch14" style:family="chart">
      <style:chart-properties chart:solid-type="cuboid" chart:label-position="center"/>
      <style:graphic-properties draw:stroke="solid" svg:stroke-width="0.053cm" svg:stroke-color="#ffffff" draw:fill-color="#2c4d75"/>
    </style:style>
    <style:style style:name="ch15" style:family="chart">
      <style:chart-properties chart:solid-type="cuboid" chart:label-position="center"/>
      <style:graphic-properties draw:stroke="solid" svg:stroke-width="0.053cm" svg:stroke-color="#ffffff" draw:fill-color="#772c2a"/>
    </style:style>
    <style:style style:name="ch16" style:family="chart">
      <style:chart-properties chart:solid-type="cuboid" chart:label-position="center"/>
      <style:graphic-properties draw:stroke="solid" svg:stroke-width="0.053cm" svg:stroke-color="#ffffff" draw:fill-color="#5f7530"/>
    </style:style>
    <style:style style:name="ch17" style:family="chart">
      <style:chart-properties chart:solid-type="cuboid" chart:label-position="center"/>
      <style:graphic-properties draw:stroke="solid" svg:stroke-width="0.053cm" svg:stroke-color="#ffffff" draw:fill-color="#4d3b62"/>
    </style:style>
    <style:style style:name="ch18" style:family="chart">
      <style:chart-properties chart:solid-type="cuboid" chart:label-position="center"/>
      <style:graphic-properties draw:stroke="solid" svg:stroke-width="0.053cm" svg:stroke-color="#ffffff" draw:fill-color="#276a7c"/>
    </style:style>
    <style:style style:name="ch19" style:family="chart">
      <style:chart-properties chart:solid-type="cuboid" chart:label-position="center"/>
      <style:graphic-properties draw:stroke="solid" svg:stroke-width="0.053cm" svg:stroke-color="#ffffff" draw:fill-color="#b65708"/>
    </style:style>
    <style:style style:name="ch20" style:family="chart">
      <style:chart-properties chart:solid-type="cuboid" chart:label-position="center"/>
      <style:graphic-properties draw:stroke="solid" svg:stroke-width="0.053cm" svg:stroke-color="#ffffff" draw:fill-color="#729aca"/>
    </style:style>
    <style:style style:name="ch21" style:family="chart">
      <style:chart-properties chart:solid-type="cuboid" chart:label-position="center"/>
      <style:graphic-properties draw:fill-color="#d8aaa9"/>
    </style:style>
    <style:style style:name="ch22" style:family="chart">
      <style:graphic-properties draw:fill="solid" draw:fill-color="#ffffff"/>
    </style:style>
    <style:style style:name="ch23" style:family="chart">
      <style:graphic-properties draw:fill="none" draw:fill-color="#d9d9d9"/>
    </style:style>
    <style:style style:name="ch24" style:family="chart">
      <style:graphic-properties draw:fill-color="#d9d9d9"/>
    </style:style>
  </office:automatic-styles>
  <office:body>
    <office:chart>
      <chart:chart svg:width="26.62cm" svg:height="13.95cm" xlink:href=".." xlink:type="simple" chart:class="chart:ring" chart:style-name="ch1">
        <chart:title svg:x="6.978cm" svg:y="0.415cm" chart:style-name="ch2">
          <text:p>Répartition des collectivités par région</text:p>
        </chart:title>
        <chart:legend chart:legend-position="end" svg:x="10.027cm" svg:y="3.666cm" style:legend-expansion="high" chart:style-name="ch3"/>
        <chart:plot-area chart:style-name="ch4" table:cell-range-address="identification.A1:identification.B15" chart:data-source-has-labels="both" svg:x="0.532cm" svg:y="1.817cm" svg:width="8.963cm" svg:height="11.854cm">
          <chart:coordinate-region svg:x="0.532cm" svg:y="3.263cm" svg:width="8.963cm" svg:height="8.963cm"/>
          <chart:axis chart:dimension="x" chart:name="primary-x" chart:style-name="ch5" chartooo:axis-type="text">
            <chart:categories table:cell-range-address="identification.A2:identification.A15"/>
          </chart:axis>
          <chart:axis chart:dimension="y" chart:name="primary-y" chart:style-name="ch6"/>
          <chart:series chart:style-name="ch7" chart:values-cell-range-address="identification.B2:identification.B15" chart:label-cell-address="identification.B1:identification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label chart:style-name="ch2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REGION</text:p>
                <draw:g>
                  <svg:desc>identification.B1:identificat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 - La Réunion</text:p>
                <draw:g>
                  <svg:desc>identification.A2:identification.A15</svg:desc>
                </draw:g>
              </table:table-cell>
              <table:table-cell office:value-type="float" office:value="1">
                <text:p>1</text:p>
                <draw:g>
                  <svg:desc>identification.B2:identification.B15</svg:desc>
                </draw:g>
              </table:table-cell>
            </table:table-row>
            <table:table-row>
              <table:table-cell office:value-type="string">
                <text:p>11 - Île-de-Franc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 - Centre-Val de Loi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 - Bourgogne-Franche-Comté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 - Normandi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 - Hauts-de-Franc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 - Grand Es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 - Pays de la Loir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 - Bretagn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 - Nouvelle-Aquitain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 - Occitani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 - Auvergne-Rhône-Alpe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 - Provence-Alpes-Côte d'Azu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fo:language="en" fo:country="US" style:font-family-asian="Calibri" style:font-size-asian="18pt" style:font-family-complex="Calibri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20pt" style:font-family-asian="Calibri" style:font-size-asian="20pt" style:font-family-complex="Calibri" style:font-size-complex="2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 style:data-style-name="N0">
      <style:chart-properties loext:label-fill-color="#ffffff" loext:label-fill="solid"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 fo:wrap-option="wrap"/>
      <style:text-properties fo:color="#404040" style:text-position="0% 100%" fo:font-family="Calibri" fo:font-size="16pt" fo:font-weight="bold" style:font-family-asian="Calibri" style:font-size-asian="16pt" style:font-weight-asian="bold" style:font-family-complex="Calibri" style:font-size-complex="16pt" style:font-weight-complex="bold"/>
    </style:style>
    <style:style style:name="ch8" style:family="chart">
      <style:chart-properties chart:solid-type="cuboid"/>
      <style:graphic-properties draw:stroke="solid" svg:stroke-width="0.053cm" svg:stroke-color="#ffffff" draw:fill-color="#4f81bd"/>
    </style:style>
    <style:style style:name="ch9" style:family="chart">
      <style:chart-properties chart:solid-type="cuboid"/>
      <style:graphic-properties draw:stroke="solid" svg:stroke-width="0.053cm" svg:stroke-color="#ffffff" draw:fill-color="#c0504d"/>
    </style:style>
    <style:style style:name="ch10" style:family="chart">
      <style:chart-properties chart:solid-type="cuboid"/>
      <style:graphic-properties draw:stroke="solid" svg:stroke-width="0.053cm" svg:stroke-color="#ffffff" draw:fill-color="#9bbb59"/>
    </style:style>
    <style:style style:name="ch11" style:family="chart">
      <style:chart-properties chart:solid-type="cuboid"/>
      <style:graphic-properties draw:stroke="solid" svg:stroke-width="0.053cm" svg:stroke-color="#ffffff" draw:fill-color="#8064a2"/>
    </style:style>
    <style:style style:name="ch12" style:family="chart">
      <style:chart-properties chart:solid-type="cuboid"/>
      <style:graphic-properties draw:stroke="solid" svg:stroke-width="0.053cm" svg:stroke-color="#ffffff" draw:fill-color="#4bacc6"/>
    </style:style>
    <style:style style:name="ch13" style:family="chart">
      <style:chart-properties chart:solid-type="cuboid"/>
      <style:graphic-properties draw:stroke="solid" svg:stroke-width="0.053cm" svg:stroke-color="#ffffff" draw:fill-color="#f79646"/>
    </style:style>
    <style:style style:name="ch14" style:family="chart">
      <style:chart-properties chart:solid-type="cuboid"/>
      <style:graphic-properties draw:stroke="solid" svg:stroke-width="0.053cm" svg:stroke-color="#ffffff" draw:fill-color="#2c4d75"/>
    </style:style>
    <style:style style:name="ch15" style:family="chart">
      <style:chart-properties chart:solid-type="cuboid"/>
      <style:graphic-properties draw:stroke="solid" svg:stroke-width="0.053cm" svg:stroke-color="#ffffff" draw:fill-color="#772c2a"/>
    </style:style>
    <style:style style:name="ch16" style:family="chart">
      <style:chart-properties chart:solid-type="cuboid"/>
      <style:graphic-properties draw:stroke="solid" svg:stroke-width="0.053cm" svg:stroke-color="#ffffff" draw:fill-color="#5f7530"/>
    </style:style>
    <style:style style:name="ch17" style:family="chart">
      <style:chart-properties chart:solid-type="cuboid"/>
      <style:graphic-properties draw:stroke="solid" svg:stroke-width="0.053cm" svg:stroke-color="#ffffff" draw:fill-color="#4d3b62"/>
    </style:style>
    <style:style style:name="ch18" style:family="chart">
      <style:chart-properties chart:solid-type="cuboid"/>
      <style:graphic-properties draw:stroke="solid" svg:stroke-width="0.053cm" svg:stroke-color="#ffffff" draw:fill-color="#276a7c"/>
    </style:style>
    <style:style style:name="ch19" style:family="chart">
      <style:chart-properties chart:solid-type="cuboid"/>
      <style:graphic-properties draw:fill-color="#f8b590"/>
    </style:style>
    <style:style style:name="ch20" style:family="chart">
      <style:graphic-properties draw:fill="solid" draw:fill-color="#ffffff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4.49cm" svg:height="14.056cm" xlink:href=".." xlink:type="simple" chart:class="chart:ring" chart:style-name="ch1">
        <chart:title svg:x="4.18cm" svg:y="0.416cm" chart:style-name="ch2">
          <text:p>Répartition des collectivités par type de structure
</text:p>
        </chart:title>
        <chart:legend chart:legend-position="end" svg:x="14.094cm" svg:y="4.071cm" style:legend-expansion="high" chart:style-name="ch3"/>
        <chart:plot-area chart:style-name="ch4" table:cell-range-address="identification.E1:identification.F13" chart:data-source-has-labels="both" svg:x="0.489cm" svg:y="2.562cm" svg:width="13.116cm" svg:height="11.213cm">
          <chart:coordinate-region svg:x="1.44cm" svg:y="2.562cm" svg:width="11.213cm" svg:height="11.213cm"/>
          <chart:axis chart:dimension="x" chart:name="primary-x" chart:style-name="ch5" chartooo:axis-type="text">
            <chart:categories table:cell-range-address="identification.E2:identification.E13"/>
          </chart:axis>
          <chart:axis chart:dimension="y" chart:name="primary-y" chart:style-name="ch6"/>
          <chart:series chart:style-name="ch7" chart:values-cell-range-address="identification.F2:identification.F13" chart:label-cell-address="identification.F1:identification.F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label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 (SIREN OU INSEE)</text:p>
                <draw:g>
                  <svg:desc>identification.F1:identific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</text:p>
                <draw:g>
                  <svg:desc>identification.E2:identification.E13</svg:desc>
                </draw:g>
              </table:table-cell>
              <table:table-cell office:value-type="float" office:value="NaN">
                <text:p>NaN</text:p>
                <draw:g>
                  <svg:desc>identification.F2:identification.F13</svg:desc>
                </draw:g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PARTEMEN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TR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F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L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/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family-asian="Calibri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0.5pt" style:font-family-asian="Calibri" style:font-size-asian="10.5pt" style:font-family-complex="Calibri" style:font-size-complex="10.5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fill-color="#f79646" loext:label-fill="solid"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ffffff" style:text-position="0% 100%" fo:font-family="Calibri" fo:font-size="14pt" fo:font-weight="bold" style:font-family-asian="Calibri" style:font-size-asian="14pt" style:font-weight-asian="bold" style:font-family-complex="Calibri" style:font-size-complex="14pt" style:font-weight-complex="bold"/>
    </style:style>
    <style:style style:name="ch9" style:family="chart">
      <style:graphic-properties draw:fill="solid" draw:fill-color="#f79646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34cm" svg:height="13.496cm" xlink:href=".." xlink:type="simple" chart:class="chart:bar" chart:style-name="ch1">
        <chart:title svg:x="5.44cm" svg:y="0.404cm" chart:style-name="ch2">
          <text:p>Répartition des collectivités par classe de population</text:p>
        </chart:title>
        <chart:legend chart:legend-position="end" svg:x="20.772cm" svg:y="6.462cm" style:legend-expansion="high" chart:style-name="ch3"/>
        <chart:plot-area chart:style-name="ch4" table:cell-range-address="identification.K1:identification.L7" chart:data-source-has-labels="both" svg:x="0.486cm" svg:y="1.552cm" svg:width="19.8cm" svg:height="11.675cm">
          <chart:coordinate-region svg:x="1.01cm" svg:y="1.552cm" svg:width="19.276cm" svg:height="10.12cm"/>
          <chart:axis chart:dimension="x" chart:name="primary-x" chart:style-name="ch5" chartooo:axis-type="auto">
            <chartooo:date-scale/>
            <chart:categories table:cell-range-address="identification.K2:identification.K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dentification.L2:identification.L7" chart:label-cell-address="identification.L1:identification.L1" chart:class="chart:bar">
            <chart:data-point chart:repeated="6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Classe</text:p>
                <draw:g>
                  <svg:desc>identification.L1:identificatio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e 100 000 hab et 200 000 hab</text:p>
                <draw:g>
                  <svg:desc>identification.K2:identification.K7</svg:desc>
                </draw:g>
              </table:table-cell>
              <table:table-cell office:value-type="float" office:value="36">
                <text:p>36</text:p>
                <draw:g>
                  <svg:desc>identification.L2:identification.L7</svg:desc>
                </draw:g>
              </table:table-cell>
            </table:table-row>
            <table:table-row>
              <table:table-cell office:value-type="string">
                <text:p>Entre 200 000 hab et 500 000 hab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oins de 100 000 ha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 de 500 000 hab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Calibri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56.964cm" svg:height="20.383cm" xlink:href=".." xlink:type="simple" chart:class="chart:bar" chart:style-name="ch1">
        <chart:title svg:x="27.758cm" svg:y="0.542cm" chart:style-name="ch2">
          <text:p>Total</text:p>
        </chart:title>
        <chart:legend chart:legend-position="end" svg:x="48.74cm" svg:y="9.905cm" style:legend-expansion="high" chart:style-name="ch3"/>
        <chart:plot-area chart:style-name="ch4" table:cell-range-address="'durée arret'.A1:'durée arret'.B84" chart:data-source-has-labels="both" svg:x="1.139cm" svg:y="1.828cm" svg:width="46.462cm" svg:height="18.148cm">
          <chart:coordinate-region svg:x="2.889cm" svg:y="1.828cm" svg:width="44.712cm" svg:height="14.009cm"/>
          <chart:axis chart:dimension="x" chart:name="primary-x" chart:style-name="ch5" chartooo:axis-type="auto">
            <chartooo:date-scale/>
            <chart:categories table:cell-range-address="'durée arret'.A2:'durée arret'.A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urée arret'.B2:'durée arret'.B84" chart:label-cell-address="'durée arret'.B1:'durée arret'.B1" chart:class="chart:bar">
            <chart:data-point chart:repeated="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e Durée d'arrêt moyenne par km [s]</text:p>
                <draw:g>
                  <svg:desc>'durée arret'.B1:'durée arre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 - La Réunion</text:p>
                <draw:g>
                  <svg:desc>'durée arret'.A2:'durée arret'.A84</svg:desc>
                </draw:g>
              </table:table-cell>
              <table:table-cell office:value-type="float" office:value="NaN">
                <text:p>NaN</text:p>
                <draw:g>
                  <svg:desc>'durée arret'.B2:'durée arret'.B84</svg:desc>
                </draw:g>
              </table:table-cell>
            </table:table-row>
            <table:table-row>
              <table:table-cell office:value-type="string">
                <text:p>11 - Île-de-France</text:p>
              </table:table-cell>
              <table:table-cell office:value-type="float" office:value="35.9133333333333">
                <text:p>35.9133333333333</text:p>
              </table:table-cell>
            </table:table-row>
            <table:table-row>
              <table:table-cell office:value-type="string">
                <text:p>24 - Centre-Val de Loire</text:p>
              </table:table-cell>
              <table:table-cell office:value-type="float" office:value="40.34">
                <text:p>40.34</text:p>
              </table:table-cell>
            </table:table-row>
            <table:table-row>
              <table:table-cell office:value-type="string">
                <text:p>27 - Bourgogne-Franche-Comté</text:p>
              </table:table-cell>
              <table:table-cell office:value-type="float" office:value="38.7875">
                <text:p>38.7875</text:p>
              </table:table-cell>
            </table:table-row>
            <table:table-row>
              <table:table-cell office:value-type="string">
                <text:p>28 - Normandie</text:p>
              </table:table-cell>
              <table:table-cell office:value-type="float" office:value="32.7075">
                <text:p>32.7075</text:p>
              </table:table-cell>
            </table:table-row>
            <table:table-row>
              <table:table-cell office:value-type="string">
                <text:p>32 - Hauts-de-France</text:p>
              </table:table-cell>
              <table:table-cell office:value-type="float" office:value="45.112">
                <text:p>45.112</text:p>
              </table:table-cell>
            </table:table-row>
            <table:table-row>
              <table:table-cell office:value-type="string">
                <text:p>44 - Grand Est</text:p>
              </table:table-cell>
              <table:table-cell office:value-type="float" office:value="33.8116666666667">
                <text:p>33.8116666666667</text:p>
              </table:table-cell>
            </table:table-row>
            <table:table-row>
              <table:table-cell office:value-type="string">
                <text:p>52 - Pays de la Loire</text:p>
              </table:table-cell>
              <table:table-cell office:value-type="float" office:value="33.8666666666667">
                <text:p>33.8666666666667</text:p>
              </table:table-cell>
            </table:table-row>
            <table:table-row>
              <table:table-cell office:value-type="string">
                <text:p>53 - Bretagne</text:p>
              </table:table-cell>
              <table:table-cell office:value-type="float" office:value="31.632">
                <text:p>31.632</text:p>
              </table:table-cell>
            </table:table-row>
            <table:table-row>
              <table:table-cell office:value-type="string">
                <text:p>75 - Nouvelle-Aquitaine</text:p>
              </table:table-cell>
              <table:table-cell office:value-type="float" office:value="38.31125">
                <text:p>38.31125</text:p>
              </table:table-cell>
            </table:table-row>
            <table:table-row>
              <table:table-cell office:value-type="string">
                <text:p>76 - Occitanie</text:p>
              </table:table-cell>
              <table:table-cell office:value-type="float" office:value="41.6877777777778">
                <text:p>41.6877777777778</text:p>
              </table:table-cell>
            </table:table-row>
            <table:table-row>
              <table:table-cell office:value-type="string">
                <text:p>84 - Auvergne-Rhône-Alpes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93 - Provence-Alpes-Côte d'Azur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37.0522972972973">
                <text:p>37.0522972972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Calibri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43.038cm" svg:height="13.918cm" xlink:href=".." xlink:type="simple" chart:class="chart:bar" chart:style-name="ch1">
        <chart:title svg:x="20.795cm" svg:y="0.413cm" chart:style-name="ch2">
          <text:p>Total</text:p>
        </chart:title>
        <chart:legend chart:legend-position="end" svg:x="35.687cm" svg:y="6.673cm" style:legend-expansion="high" chart:style-name="ch3"/>
        <chart:plot-area chart:style-name="ch4" table:cell-range-address="'durée trajet'.A1:'durée trajet'.B84" chart:data-source-has-labels="both" svg:x="0.86cm" svg:y="1.57cm" svg:width="33.967cm" svg:height="12.07cm">
          <chart:coordinate-region svg:x="2.652cm" svg:y="1.57cm" svg:width="32.175cm" svg:height="7.931cm"/>
          <chart:axis chart:dimension="x" chart:name="primary-x" chart:style-name="ch5" chartooo:axis-type="auto">
            <chartooo:date-scale/>
            <chart:categories table:cell-range-address="'durée trajet'.A2:'durée trajet'.A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urée trajet'.B2:'durée trajet'.B84" chart:label-cell-address="'durée trajet'.B1:'durée trajet'.B1" chart:class="chart:bar">
            <chart:data-point chart:repeated="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e Durée moyen du trajet [min]</text:p>
                <draw:g>
                  <svg:desc>'durée trajet'.B1:'durée traje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 - La Réunion</text:p>
                <draw:g>
                  <svg:desc>'durée trajet'.A2:'durée trajet'.A84</svg:desc>
                </draw:g>
              </table:table-cell>
              <table:table-cell office:value-type="float" office:value="NaN">
                <text:p>NaN</text:p>
                <draw:g>
                  <svg:desc>'durée trajet'.B2:'durée trajet'.B84</svg:desc>
                </draw:g>
              </table:table-cell>
            </table:table-row>
            <table:table-row>
              <table:table-cell office:value-type="string">
                <text:p>11 - Île-de-France</text:p>
              </table:table-cell>
              <table:table-cell office:value-type="float" office:value="14.5091666666667">
                <text:p>14.5091666666667</text:p>
              </table:table-cell>
            </table:table-row>
            <table:table-row>
              <table:table-cell office:value-type="string">
                <text:p>24 - Centre-Val de Loire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27 - Bourgogne-Franche-Comté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28 - Normandie</text:p>
              </table:table-cell>
              <table:table-cell office:value-type="float" office:value="14.8775">
                <text:p>14.8775</text:p>
              </table:table-cell>
            </table:table-row>
            <table:table-row>
              <table:table-cell office:value-type="string">
                <text:p>32 - Hauts-de-France</text:p>
              </table:table-cell>
              <table:table-cell office:value-type="float" office:value="15.778">
                <text:p>15.778</text:p>
              </table:table-cell>
            </table:table-row>
            <table:table-row>
              <table:table-cell office:value-type="string">
                <text:p>44 - Grand Est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52 - Pays de la Loire</text:p>
              </table:table-cell>
              <table:table-cell office:value-type="float" office:value="15.0333333333333">
                <text:p>15.0333333333333</text:p>
              </table:table-cell>
            </table:table-row>
            <table:table-row>
              <table:table-cell office:value-type="string">
                <text:p>53 - Bretagne</text:p>
              </table:table-cell>
              <table:table-cell office:value-type="float" office:value="14.726">
                <text:p>14.726</text:p>
              </table:table-cell>
            </table:table-row>
            <table:table-row>
              <table:table-cell office:value-type="string">
                <text:p>75 - Nouvelle-Aquitaine</text:p>
              </table:table-cell>
              <table:table-cell office:value-type="float" office:value="14.55375">
                <text:p>14.55375</text:p>
              </table:table-cell>
            </table:table-row>
            <table:table-row>
              <table:table-cell office:value-type="string">
                <text:p>76 - Occitanie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84 - Auvergne-Rhône-Alpes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93 - Provence-Alpes-Côte d'Azur</text:p>
              </table:table-cell>
              <table:table-cell office:value-type="float" office:value="15.688">
                <text:p>15.688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14.8047297297297">
                <text:p>14.8047297297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Calibri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42.266cm" svg:height="14.41cm" xlink:href=".." xlink:type="simple" chart:class="chart:bar" chart:style-name="ch1">
        <chart:title svg:x="20.409cm" svg:y="0.423cm" chart:style-name="ch2">
          <text:p>Total</text:p>
        </chart:title>
        <chart:legend chart:legend-position="end" svg:x="35.629cm" svg:y="6.919cm" style:legend-expansion="high" chart:style-name="ch3"/>
        <chart:plot-area chart:style-name="ch4" table:cell-range-address="Vitesse.A1:Vitesse.B84" chart:data-source-has-labels="both" svg:x="0.845cm" svg:y="1.59cm" svg:width="33.939cm" svg:height="12.532cm">
          <chart:coordinate-region svg:x="2.622cm" svg:y="1.59cm" svg:width="32.162cm" svg:height="8.393cm"/>
          <chart:axis chart:dimension="x" chart:name="primary-x" chart:style-name="ch5" chartooo:axis-type="auto">
            <chartooo:date-scale/>
            <chart:categories table:cell-range-address="Vitesse.A2:Vitesse.A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Vitesse.B2:Vitesse.B84" chart:label-cell-address="Vitesse.B1:Vitesse.B1" chart:class="chart:bar">
            <chart:data-point chart:repeated="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e Vitesse moyenne [km/h]</text:p>
                <draw:g>
                  <svg:desc>Vitesse.B1:Vitess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 - La Réunion</text:p>
                <draw:g>
                  <svg:desc>Vitesse.A2:Vitesse.A84</svg:desc>
                </draw:g>
              </table:table-cell>
              <table:table-cell office:value-type="float" office:value="NaN">
                <text:p>NaN</text:p>
                <draw:g>
                  <svg:desc>Vitesse.B2:Vitesse.B84</svg:desc>
                </draw:g>
              </table:table-cell>
            </table:table-row>
            <table:table-row>
              <table:table-cell office:value-type="string">
                <text:p>11 - Île-de-France</text:p>
              </table:table-cell>
              <table:table-cell office:value-type="float" office:value="8.805">
                <text:p>8.805</text:p>
              </table:table-cell>
            </table:table-row>
            <table:table-row>
              <table:table-cell office:value-type="string">
                <text:p>24 - Centre-Val de Loire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27 - Bourgogne-Franche-Comté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8 - Normandie</text:p>
              </table:table-cell>
              <table:table-cell office:value-type="float" office:value="7.9875">
                <text:p>7.9875</text:p>
              </table:table-cell>
            </table:table-row>
            <table:table-row>
              <table:table-cell office:value-type="string">
                <text:p>32 - Hauts-de-France</text:p>
              </table:table-cell>
              <table:table-cell office:value-type="float" office:value="11.272">
                <text:p>11.272</text:p>
              </table:table-cell>
            </table:table-row>
            <table:table-row>
              <table:table-cell office:value-type="string">
                <text:p>44 - Grand Est</text:p>
              </table:table-cell>
              <table:table-cell office:value-type="float" office:value="7.70166666666667">
                <text:p>7.70166666666667</text:p>
              </table:table-cell>
            </table:table-row>
            <table:table-row>
              <table:table-cell office:value-type="string">
                <text:p>52 - Pays de la Loire</text:p>
              </table:table-cell>
              <table:table-cell office:value-type="float" office:value="8.19333333333333">
                <text:p>8.19333333333333</text:p>
              </table:table-cell>
            </table:table-row>
            <table:table-row>
              <table:table-cell office:value-type="string">
                <text:p>53 - Bretagne</text:p>
              </table:table-cell>
              <table:table-cell office:value-type="float" office:value="7.852">
                <text:p>7.852</text:p>
              </table:table-cell>
            </table:table-row>
            <table:table-row>
              <table:table-cell office:value-type="string">
                <text:p>75 - Nouvelle-Aquitaine</text:p>
              </table:table-cell>
              <table:table-cell office:value-type="float" office:value="8.985">
                <text:p>8.985</text:p>
              </table:table-cell>
            </table:table-row>
            <table:table-row>
              <table:table-cell office:value-type="string">
                <text:p>76 - Occitanie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84 - Auvergne-Rhône-Alpes</text:p>
              </table:table-cell>
              <table:table-cell office:value-type="float" office:value="7.43166666666667">
                <text:p>7.43166666666667</text:p>
              </table:table-cell>
            </table:table-row>
            <table:table-row>
              <table:table-cell office:value-type="string">
                <text:p>93 - Provence-Alpes-Côte d'Azur</text:p>
              </table:table-cell>
              <table:table-cell office:value-type="float" office:value="9.778">
                <text:p>9.778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Calibri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4.916cm" svg:height="18.556cm" xlink:href=".." xlink:type="simple" chart:class="chart:bar" chart:style-name="ch1">
        <chart:title svg:x="16.734cm" svg:y="0.506cm" chart:style-name="ch2">
          <text:p>Total</text:p>
        </chart:title>
        <chart:legend chart:legend-position="end" svg:x="28.332cm" svg:y="8.992cm" style:legend-expansion="high" chart:style-name="ch3"/>
        <chart:plot-area chart:style-name="ch4" table:cell-range-address="'distance moyenne'.A1:'distance moyenne'.B84" chart:data-source-has-labels="both" svg:x="0.698cm" svg:y="1.756cm" svg:width="26.936cm" svg:height="16.429cm">
          <chart:coordinate-region svg:x="2.711cm" svg:y="1.756cm" svg:width="24.923cm" svg:height="12.289cm"/>
          <chart:axis chart:dimension="x" chart:name="primary-x" chart:style-name="ch5" chartooo:axis-type="auto">
            <chartooo:date-scale/>
            <chart:categories table:cell-range-address="'distance moyenne'.A2:'distance moyenne'.A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stance moyenne'.B2:'distance moyenne'.B84" chart:label-cell-address="'distance moyenne'.B1:'distance moyenne'.B1" chart:class="chart:bar">
            <chart:data-point chart:repeated="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e Distance moyenne [km]</text:p>
                <draw:g>
                  <svg:desc>'distance moyenne'.B1:'distance moyenn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 - La Réunion</text:p>
                <draw:g>
                  <svg:desc>'distance moyenne'.A2:'distance moyenne'.A84</svg:desc>
                </draw:g>
              </table:table-cell>
              <table:table-cell office:value-type="float" office:value="NaN">
                <text:p>NaN</text:p>
                <draw:g>
                  <svg:desc>'distance moyenne'.B2:'distance moyenne'.B84</svg:desc>
                </draw:g>
              </table:table-cell>
            </table:table-row>
            <table:table-row>
              <table:table-cell office:value-type="string">
                <text:p>11 - Île-de-France</text:p>
              </table:table-cell>
              <table:table-cell office:value-type="float" office:value="97492.51">
                <text:p>97492.51</text:p>
              </table:table-cell>
            </table:table-row>
            <table:table-row>
              <table:table-cell office:value-type="string">
                <text:p>24 - Centre-Val de Loire</text:p>
              </table:table-cell>
              <table:table-cell office:value-type="float" office:value="11170.03">
                <text:p>11170.03</text:p>
              </table:table-cell>
            </table:table-row>
            <table:table-row>
              <table:table-cell office:value-type="string">
                <text:p>27 - Bourgogne-Franche-Comté</text:p>
              </table:table-cell>
              <table:table-cell office:value-type="float" office:value="7404.88">
                <text:p>7404.88</text:p>
              </table:table-cell>
            </table:table-row>
            <table:table-row>
              <table:table-cell office:value-type="string">
                <text:p>28 - Normandie</text:p>
              </table:table-cell>
              <table:table-cell office:value-type="float" office:value="4081.86">
                <text:p>4081.86</text:p>
              </table:table-cell>
            </table:table-row>
            <table:table-row>
              <table:table-cell office:value-type="string">
                <text:p>32 - Hauts-de-France</text:p>
              </table:table-cell>
              <table:table-cell office:value-type="float" office:value="6473.97">
                <text:p>6473.97</text:p>
              </table:table-cell>
            </table:table-row>
            <table:table-row>
              <table:table-cell office:value-type="string">
                <text:p>44 - Grand Est</text:p>
              </table:table-cell>
              <table:table-cell office:value-type="float" office:value="2483.03333333333">
                <text:p>2483.03333333333</text:p>
              </table:table-cell>
            </table:table-row>
            <table:table-row>
              <table:table-cell office:value-type="string">
                <text:p>52 - Pays de la Loire</text:p>
              </table:table-cell>
              <table:table-cell office:value-type="float" office:value="14328.4">
                <text:p>14328.4</text:p>
              </table:table-cell>
            </table:table-row>
            <table:table-row>
              <table:table-cell office:value-type="string">
                <text:p>53 - Bretagne</text:p>
              </table:table-cell>
              <table:table-cell office:value-type="float" office:value="6100.746">
                <text:p>6100.746</text:p>
              </table:table-cell>
            </table:table-row>
            <table:table-row>
              <table:table-cell office:value-type="string">
                <text:p>75 - Nouvelle-Aquitaine</text:p>
              </table:table-cell>
              <table:table-cell office:value-type="float" office:value="5078.455">
                <text:p>5078.455</text:p>
              </table:table-cell>
            </table:table-row>
            <table:table-row>
              <table:table-cell office:value-type="string">
                <text:p>76 - Occitanie</text:p>
              </table:table-cell>
              <table:table-cell office:value-type="float" office:value="15231.0666666667">
                <text:p>15231.0666666667</text:p>
              </table:table-cell>
            </table:table-row>
            <table:table-row>
              <table:table-cell office:value-type="string">
                <text:p>84 - Auvergne-Rhône-Alpes</text:p>
              </table:table-cell>
              <table:table-cell office:value-type="float" office:value="12081.1466666667">
                <text:p>12081.1466666667</text:p>
              </table:table-cell>
            </table:table-row>
            <table:table-row>
              <table:table-cell office:value-type="string">
                <text:p>93 - Provence-Alpes-Côte d'Azur</text:p>
              </table:table-cell>
              <table:table-cell office:value-type="float" office:value="5128.44">
                <text:p>5128.44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22846.4944594595">
                <text:p>22846.4944594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Calibri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3.188cm" svg:height="15.674cm" xlink:href=".." xlink:type="simple" chart:class="chart:bar" chart:style-name="ch1">
        <chart:title svg:x="15.87cm" svg:y="0.448cm" chart:style-name="ch2">
          <text:p>Total</text:p>
        </chart:title>
        <chart:legend chart:legend-position="end" svg:x="22.635cm" svg:y="7.366cm" style:legend-expansion="high" chart:style-name="ch3"/>
        <chart:plot-area chart:style-name="ch4" table:cell-range-address="'Bilan Carbone'.A1:'Bilan Carbone'.B84" chart:data-source-has-labels="both" svg:x="0.663cm" svg:y="1.64cm" svg:width="21.309cm" svg:height="13.721cm">
          <chart:coordinate-region svg:x="3.498cm" svg:y="1.64cm" svg:width="18.474cm" svg:height="9.582cm"/>
          <chart:axis chart:dimension="x" chart:name="primary-x" chart:style-name="ch5" chartooo:axis-type="auto">
            <chartooo:date-scale/>
            <chart:categories table:cell-range-address="'Bilan Carbone'.A2:'Bilan Carbone'.A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ilan Carbone'.B2:'Bilan Carbone'.B84" chart:label-cell-address="'Bilan Carbone'.B1:'Bilan Carbone'.B1" chart:class="chart:bar">
            <chart:data-point chart:repeated="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de Emissions de CO2 des usagers utilisant l'appli économisés [kg] par territoire</text:p>
                <draw:g>
                  <svg:desc>'Bilan Carbone'.B1:'Bilan Carbon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 - La Réunion</text:p>
                <draw:g>
                  <svg:desc>'Bilan Carbone'.A2:'Bilan Carbone'.A84</svg:desc>
                </draw:g>
              </table:table-cell>
              <table:table-cell office:value-type="float" office:value="NaN">
                <text:p>NaN</text:p>
                <draw:g>
                  <svg:desc>'Bilan Carbone'.B2:'Bilan Carbone'.B84</svg:desc>
                </draw:g>
              </table:table-cell>
            </table:table-row>
            <table:table-row>
              <table:table-cell office:value-type="string">
                <text:p>11 - Île-de-Franc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 - Centre-Val de Loi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 - Bourgogne-Franche-Comté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 - Normandi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 - Hauts-de-Franc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 - Grand Es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 - Pays de la Loi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 - Bretag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 - Nouvelle-Aquitai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 - Occitani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 - Auvergne-Rhône-Alp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 - Provence-Alpes-Côte d'Az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Résulta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